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7.179cm"/>
    </style:style>
    <style:style style:name="co2" style:family="table-column">
      <style:table-column-properties fo:break-before="auto" style:column-width="14.829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3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.386cm" fo:break-before="auto" style:use-optimal-row-height="true"/>
    </style:style>
    <style:style style:name="ro5" style:family="table-row">
      <style:table-row-properties style:row-height="1.004cm" fo:break-before="auto" style:use-optimal-row-height="fals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0.956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0.942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236cm" fo:break-before="auto" style:use-optimal-row-height="tru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2" style:family="table-cell" style:parent-style-name="Default">
      <style:table-cell-properties fo:wrap-option="wrap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wrap-option="wrap" style:rotation-align="top"/>
      <style:text-properties fo:font-size="11pt" style:font-size-asian="11pt" style:font-size-complex="11pt"/>
    </style:style>
    <style:style style:name="ce4" style:family="table-cell" style:parent-style-name="Default">
      <style:text-properties fo:font-size="11pt" fo:language="es" fo:country="PE" style:font-size-asian="11pt" style:font-size-complex="11pt"/>
    </style:style>
    <style:style style:name="ce5" style:family="table-cell" style:parent-style-name="Default">
      <style:table-cell-properties fo:wrap-option="wrap" style:rotation-align="top"/>
      <style:text-properties fo:font-size="11pt" fo:language="es" fo:country="PE" style:font-size-asian="11pt" style:font-size-complex="11pt"/>
    </style:style>
    <style:style style:name="ce6" style:family="table-cell" style:parent-style-name="Default">
      <style:text-properties fo:font-size="11pt" style:font-size-asian="11pt" style:font-size-complex="11pt"/>
    </style:style>
    <style:style style:name="ce7" style:family="table-cell" style:parent-style-name="Default" style:data-style-name="N100">
      <style:table-cell-properties fo:wrap-option="wrap" style:rotation-align="top"/>
      <style:text-properties fo:font-size="11pt" style:font-size-asian="11pt" style:font-size-complex="11pt"/>
    </style:style>
    <style:style style:name="ce8" style:family="table-cell" style:parent-style-name="Default" style:data-style-name="N100">
      <style:text-properties fo:font-size="11pt" style:font-size-asian="11pt" style:font-size-complex="11pt"/>
    </style:style>
    <style:style style:name="ce9" style:family="table-cell" style:parent-style-name="Default">
      <style:table-cell-properties fo:wrap-option="wrap" style:rotation-align="top" style:vertical-align="top"/>
      <style:text-properties fo:font-size="11pt" style:font-size-asian="11pt" style:font-size-complex="11pt"/>
    </style:style>
    <style:style style:name="ce24" style:family="table-cell" style:parent-style-name="Default">
      <style:table-cell-properties fo:wrap-option="wrap" style:rotation-align="top"/>
      <style:text-properties fo:font-size="11pt" style:font-size-asian="10pt" style:font-size-complex="10pt"/>
    </style:style>
    <style:style style:name="ce26" style:family="table-cell" style:parent-style-name="Default">
      <style:table-cell-properties fo:wrap-option="wrap" style:rotation-align="top"/>
    </style:style>
    <style:style style:name="ce10" style:family="table-cell" style:parent-style-name="Default">
      <style:table-cell-properties fo:wrap-option="wrap"/>
      <style:text-properties fo:font-size="11pt" fo:font-style="normal" style:font-size-asian="11pt" style:font-style-asian="normal" style:font-size-complex="11pt" style:font-style-complex="normal"/>
    </style:style>
    <style:style style:name="ce11" style:family="table-cell" style:parent-style-name="Default">
      <style:text-properties fo:font-size="11pt" fo:language="qul" fo:country="BO" style:font-size-asian="11pt" style:font-size-complex="11pt"/>
    </style:style>
    <style:style style:name="ce12" style:family="table-cell" style:parent-style-name="Default">
      <style:table-cell-properties fo:wrap-option="wrap" style:rotation-align="top"/>
      <style:text-properties fo:font-size="11pt" fo:language="qul" fo:country="BO" style:font-size-asian="11pt" style:font-size-complex="11pt"/>
    </style:style>
    <style:style style:name="ce1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14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31" style:family="table-cell" style:parent-style-name="Default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PE" style:language-asian="zh" style:country-asian="CN" style:language-complex="hi" style:country-complex="IN" style:font-name-asian="Noto Sans CJK SC" style:font-name-complex="Lohit Devanagari" style:font-weight-asian="normal" style:font-weight-complex="normal" style:font-style-asian="normal" style:font-style-complex="normal" style:text-emphasize="none" style:font-relief="none" style:text-overline-style="none" style:text-overline-color="font-color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uando don Augusto B. Leguía fue presidente de la república, hubo la ley Vial.</text:p>
          </table:table-cell>
          <table:table-cell office:value-type="string" calcext:value-type="string">
            <text:p>Presidente de la republica don Augusto B. Leguía kaykaptinmi, karqan Ley Vial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quí en Huaraz empezó en agosto de 1921.</text:p>
          </table:table-cell>
          <table:table-cell office:value-type="string" calcext:value-type="string">
            <text:p>Kay Waraschaw qallaykurqan agosto de 1921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o entonces tenía ventiún años.</text:p>
          </table:table-cell>
          <table:table-cell office:value-type="string" calcext:value-type="string">
            <text:p>Tsaypin nuqapis kaykarqaa ishkay chunka watayuqn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orden fue para que trabajaran los que tenían dieciocho años hasta los sesenta años.</text:p>
          </table:table-cell>
          <table:table-cell office:value-type="string" calcext:value-type="string">
            <text:p>Orden karqan uryayaanampaq chunka puwaq watapita asta huqta chunka watay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trabajaron estrictamente seis días, e.d., una semana entera en cada seis meses.</text:p>
          </table:table-cell>
          <table:table-cell office:value-type="string" calcext:value-type="string">
            <text:p>I estrictamente uryayaanaq huqta hunaq, semana enteru, kada huqta killa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trabajaron doce días al año.</text:p>
          </table:table-cell>
          <table:table-cell office:value-type="string" calcext:value-type="string">
            <text:p>I watachawna uryayaq chunka ishkay hun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lamaban a ese trabajo a los de las estancias (y no se presentaban), fueron considerados como omisos.</text:p>
          </table:table-cell>
          <table:table-cell office:value-type="string" calcext:value-type="string">
            <text:p>Tsay uryaman estansyankunata qayaykaayaptin, mana aywaqqa konsideradu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Con bastante rigor las autoridades de estancia entregaban la lista.</text:p>
          </table:table-cell>
          <table:table-cell office:value-type="string" calcext:value-type="string">
            <text:p>Allaapa rigornash listata entregariyaq tuna kargu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l día siguiente llegaba un oficio del subprefecto.</text:p>
          </table:table-cell>
          <table:table-cell office:value-type="string" calcext:value-type="string">
            <text:p>Waraaninqa subprefektupitanam ofisyu chaaram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levaban preso a tal persona, lo hacían trabajar desde el cuartel sin darle de comer, y lo hacían trabajar no solamente seis días sino dos semanas.</text:p>
          </table:table-cell>
          <table:table-cell office:value-type="string" calcext:value-type="string">
            <text:p>Tsayta presu chaaratsiyaptinqa kwartelllapitana uryatsiyaq mallaq mallaqta, i mana huqta hunaq llapistsu, sino uryatsiyaq ishkay sema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después no le daban nada, ni su comprobante.</text:p>
          </table:table-cell>
          <table:table-cell office:value-type="string" calcext:value-type="string">
            <text:p>I despwes ni quyaqtsu ni ima komprobant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cada rato los policías encontraban (a tales personas).</text:p>
          </table:table-cell>
          <table:table-cell office:value-type="string" calcext:value-type="string">
            <text:p>Tsayqa kada ratu tsariyaq polisiya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ese entonces los policías se abusaban mucho de la gente.</text:p>
          </table:table-cell>
          <table:table-cell office:value-type="string" calcext:value-type="string">
            <text:p>Allaapa tsaypin polisiyakuna nunakunata sakya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4">
          <table:table-cell office:value-type="string" calcext:value-type="string">
            <text:p>A la gente obediente cuando trabajaron una semana entera cada seis meses les dieron su comprobante, tres reales, un sandwich, un puñado de coca, tres cigarrillos, un vaso de chicha y una copa de alcohol.</text:p>
          </table:table-cell>
          <table:table-cell office:value-type="string" calcext:value-type="string">
            <text:p>Tsay obedyenti nunakunataqa huqta killapaq semana enteru uryariyaptin quyaq: komprobantin, kima reyalnin, huk sanwichin, huk aptay kukan, kima sigarillun, huk chaqa aswan i huk kopa washku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o recibían todos los que trabajaron una semana entera.</text:p>
          </table:table-cell>
          <table:table-cell office:value-type="string" calcext:value-type="string">
            <text:p>Tsaytash chaskiyaq llapan semana enteru ur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Cada día trabajaban ciento veinte hombres en cada cuadrillo.</text:p>
          </table:table-cell>
          <table:table-cell office:value-type="string" calcext:value-type="string">
            <text:p>Kada hunaq uryayaq kada kwadrillachaw pachak ishkay chunka nunayanm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Había un número increíble de hombres.</text:p>
          </table:table-cell>
          <table:table-cell office:value-type="string" calcext:value-type="string">
            <text:p>Wamayaypaq atskam nuna kayk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Vinieron desde Pira a Huaraz a trabajar.</text:p>
          </table:table-cell>
          <table:table-cell office:value-type="string" calcext:value-type="string">
            <text:p>Shayaamurqan desde Pirapita patsaymi Warasman ur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Nosotros trabajábamos desde Huaraz hasta Mullaca.</text:p>
          </table:table-cell>
          <table:table-cell office:value-type="string" calcext:value-type="string">
            <text:p>Nuqakuna uryayarqaa Waraspita Mullakakam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 allí para el norte trabajaba gente del Callejón de Huaylas.</text:p>
          </table:table-cell>
          <table:table-cell office:value-type="string" calcext:value-type="string">
            <text:p>Tsaypita uraypaqa qichwa nunakunam uryayar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comenzamos, había muy buenas herramientas, lampa, pico, barreta, todos nuevos.</text:p>
          </table:table-cell>
          <table:table-cell office:value-type="string" calcext:value-type="string">
            <text:p>Qallayaamuuna witsayqa karqan kusa allim eramyentakuna, lampapis, pikupis, baretapis, mush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n el principio avanzamos bien.</text:p>
          </table:table-cell>
          <table:table-cell office:value-type="string" calcext:value-type="string">
            <text:p>Tsaymi qallanan witsayqa alli abansayaamu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Pero después todas las herramientas se volvieron romas, y entonces la obra ya no avanzaba.</text:p>
          </table:table-cell>
          <table:table-cell office:value-type="string" calcext:value-type="string">
            <text:p>I despwesnam limpu llapan eramyentakuna qumpayaakurirqan, i tsaynam mana abansakarqa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ra muy difícil viajar a cualquier sitio.</text:p>
          </table:table-cell>
          <table:table-cell office:value-type="string" calcext:value-type="string">
            <text:p>Allaapa sasam kaykurqan mayta purirninpi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ra imposible dejar ese comprobante que nos dieron.</text:p>
          </table:table-cell>
          <table:table-cell office:value-type="string" calcext:value-type="string">
            <text:p>Manam dehanatsu karkan tsay qumashqantsik komprobant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5">
          <table:table-cell office:value-type="string" calcext:value-type="string">
            <text:p>Y si la policía encontraba a uno de nosotros sin eso, alegres lo llevaban a trabajar.</text:p>
          </table:table-cell>
          <table:table-cell office:value-type="string" calcext:value-type="string">
            <text:p>I mana tsayyuqtatsun polisiyakuna tarikayaamaq, kushishqanam hiqaratsiq uryam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ún si tal persona dijera, "He cumplido ya mi trabajo," no le hacían caso.</text:p>
          </table:table-cell>
          <table:table-cell office:value-type="string" calcext:value-type="string">
            <text:p>Ni "uryashqanam kaa," nishqapis, manam wiyakuyaq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o, por ser pobre, trabajaba como reemplazo después de cumplir lo que me tocaba a mí.</text:p>
          </table:table-cell>
          <table:table-cell office:value-type="string" calcext:value-type="string">
            <text:p>Nuqa waktsa kayniiwan rantim uryapukuq kaa, kikiipata tinkuratsi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os que me mandaron, en la mañana me dieron almuerzo haciéndome un fiambre.</text:p>
          </table:table-cell>
          <table:table-cell office:value-type="string" calcext:value-type="string">
            <text:p>Tsaymi kachayaamaqnii, quyapa almorsatsiyaamaq mirkapaa rura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en la tarde me dieron la cena.</text:p>
          </table:table-cell>
          <table:table-cell office:value-type="string" calcext:value-type="string">
            <text:p>I tardipa senatsi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yo trabajaba contento.</text:p>
          </table:table-cell>
          <table:table-cell office:value-type="string" calcext:value-type="string">
            <text:p>Tsaymi kushishqa uryakuq 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título de ese comprobante fue 'Conscripción Vial'.</text:p>
          </table:table-cell>
          <table:table-cell office:value-type="string" calcext:value-type="string">
            <text:p>Tsay komprobantipa hutinmi karqan 'Conscripción Vial'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que tenía uno era muy respetado en todas partes.</text:p>
          </table:table-cell>
          <table:table-cell office:value-type="string" calcext:value-type="string">
            <text:p>Tsayyuq kaqqa imachawpis allaapa respetadum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 Huaraz cuando hacíamos demandas, primero revisaron ese comprobante.</text:p>
          </table:table-cell>
          <table:table-cell office:value-type="string" calcext:value-type="string">
            <text:p>Waraschaw demandakushqapis puntata watukakuyaq tsay komprobantitar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Cuando uno lo tenía, inmediatamente le atendían en cualquier asunto.</text:p>
          </table:table-cell>
          <table:table-cell office:value-type="string" calcext:value-type="string">
            <text:p>Tsayyuq kayaptinqa, hina oram imaykachawpis atyendik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Si uno no lo tenía, no le hacían caso.</text:p>
          </table:table-cell>
          <table:table-cell office:value-type="string" calcext:value-type="string">
            <text:p>Mana tsayyuqtaqa manam kasu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Ningún policía pasaba sin pedirlo.</text:p>
          </table:table-cell>
          <table:table-cell office:value-type="string" calcext:value-type="string">
            <text:p>Manam huk polisiya pasariqtsu mana tsayta watukarishpa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Todo ese trabajo hicieron hombres de la zona rural no más.</text:p>
          </table:table-cell>
          <table:table-cell office:value-type="string" calcext:value-type="string">
            <text:p>Tsay llapan trabahuta rurayarqa tuna nunakunall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Gente de la ciudad pagaba en dinero, seis soles.</text:p>
          </table:table-cell>
          <table:table-cell office:value-type="string" calcext:value-type="string">
            <text:p>I kalli nunakuna pagayaq qillaychawmi huqta sol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l pagar eso, ya no se preocupaban.</text:p>
          </table:table-cell>
          <table:table-cell office:value-type="string" calcext:value-type="string">
            <text:p>Tsayta pagaykur manana mas yarpakacha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nosotros estábamos trabajando como esclavos, esos policías no querían dejarnos salir ni para orinar.</text:p>
          </table:table-cell>
          <table:table-cell office:value-type="string" calcext:value-type="string">
            <text:p>Myentras nuqakunaqa esklabunawraq uryaq kayaa, manam tsay polisiyakuna ni sikyera ishpaq yarqurinata munay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margos, hacían trabajar con látigo.</text:p>
          </table:table-cell>
          <table:table-cell office:value-type="string" calcext:value-type="string">
            <text:p>Waapus, chikutinkunawanmi uryatsikun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No consintieron a que pasaran tranquilos los viajeros, sino que los hacían trabajar.</text:p>
          </table:table-cell>
          <table:table-cell office:value-type="string" calcext:value-type="string">
            <text:p>Manam pasaq nunakunata konsyentiyaqtsu hinalla pasariyaananta, sino uryatsiyaqr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algunas personas para no trabajar les pagaban su suborno.</text:p>
          </table:table-cell>
          <table:table-cell office:value-type="string" calcext:value-type="string">
            <text:p>I wakin nunakunaqa mana uryananraykur qillayninkuna pagay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os policías se acostumbraron a pedir ese soborno.</text:p>
          </table:table-cell>
          <table:table-cell office:value-type="string" calcext:value-type="string">
            <text:p>Tsayta mañaykurnaqa allaapan kaykuyarqan tsay polisiya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trabajaban como flojos, azotaron duro a la gente con látigo.</text:p>
          </table:table-cell>
          <table:table-cell office:value-type="string" calcext:value-type="string">
            <text:p>Qilanaykar uryayaptinqa, mana mantsashpam chikutiwan nunakunata latigukachar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Aunque trabajaron así, la obra no avanzaba, porque las herramientas se habían vuelto romas.</text:p>
          </table:table-cell>
          <table:table-cell office:value-type="string" calcext:value-type="string">
            <text:p>Tsaynawlla uryaykaatsiyaptinmi, abansakarqanatsu, limpu eramyenta ruquyaakuript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toda la gente terminó su trabajo obligatorio.</text:p>
          </table:table-cell>
          <table:table-cell office:value-type="string" calcext:value-type="string">
            <text:p>I llapan nunakuna limpu tinkuratsiyarqa obligasyonninkuna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n la segunda etapa cada hombre comenzó con sus propias herramientas.</text:p>
          </table:table-cell>
          <table:table-cell office:value-type="string" calcext:value-type="string">
            <text:p>Tsaynam yapay kaqchawqa qallaykurqan kaqa runa kikimpa eramyentanw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en tierras duras se gastaban y ya no era posible avanzar.</text:p>
          </table:table-cell>
          <table:table-cell office:value-type="string" calcext:value-type="string">
            <text:p>I chukru patsakunachawqa limpu perdikuriq, ni abansakarqa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la gente nuevamente cumplió su tarea para el año, y la obra no había avanzado.</text:p>
          </table:table-cell>
          <table:table-cell office:value-type="string" calcext:value-type="string">
            <text:p>I nunakunaqa yapayna limpu tinkuratsiyaq watapaqna i uryaqa miraqn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jefe de la obra fue Víctor Rebollar.</text:p>
          </table:table-cell>
          <table:table-cell office:value-type="string" calcext:value-type="string">
            <text:p>Tsay uryarsiq hefe kanaq Victor Rebolla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ra una persona muy temible.</text:p>
          </table:table-cell>
          <table:table-cell office:value-type="string" calcext:value-type="string">
            <text:p>Paymi allaapa mantsaypaq k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Su firma y la del consejo fue lo que valía en el comprobante.</text:p>
          </table:table-cell>
          <table:table-cell office:value-type="string" calcext:value-type="string">
            <text:p>Paypa firmanran baliq komprobantichaw i konsehup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Y él decía: "Mientras yo estoy encargado de este trabajo, nadie va a pasar por aquí sin su comprobante.</text:p>
          </table:table-cell>
          <table:table-cell office:value-type="string" calcext:value-type="string">
            <text:p>I paymi kaynaw riq: "Manam ni pi uryaykaatsiptii kaypa pasanatsu mana komprobantin kapti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spués de trabajar pasará.</text:p>
          </table:table-cell>
          <table:table-cell office:value-type="string" calcext:value-type="string">
            <text:p>Uryarirran pasa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Ni siquiera Dios va a pasar sin enseñarme su comprobante, ni cura ni nadie.</text:p>
          </table:table-cell>
          <table:table-cell office:value-type="string" calcext:value-type="string">
            <text:p>Manam Diospis pasanqatsu mana komprobantinta rikaaratsimarnayqa, ni kurapis ni pipi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o soy el que tiene máximo poder aquí."</text:p>
          </table:table-cell>
          <table:table-cell office:value-type="string" calcext:value-type="string">
            <text:p>Nuqam kaa kaychaw llapanpita mas pwediq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toda la gente terminó su tarea, él dijo, "Que comiencen de trabajar de nuevo, esta vez adelantado."</text:p>
          </table:table-cell>
          <table:table-cell office:value-type="string" calcext:value-type="string">
            <text:p>Llapan nunakuna tareyanta tinkuratsiptin, ninaq, "Yapayna qallayaatsun uryar, kananqa adelantad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si los hizo trabajar dos o tres años.</text:p>
          </table:table-cell>
          <table:table-cell table:style-name="ce6" office:value-type="string" calcext:value-type="string">
            <text:p>Nishpa uryaykatsinaq ishkay kima wata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 etapas subsiguientes ya no había nada de gratificación, ni los tres reales ni coca ni nada en absoluto.</text:p>
          </table:table-cell>
          <table:table-cell office:value-type="string" calcext:value-type="string">
            <text:p>tsaypinqa kanaqnatsu ni ima gratifikasyon, ni kima reyal ni kuka ni im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trabajo fue más forzado todavía.</text:p>
          </table:table-cell>
          <table:table-cell office:value-type="string" calcext:value-type="string">
            <text:p>Trabahuqa kaykuq mas horsadur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La carretera que venía de Huaraz recién estaba en Shirapocu, bajando, bajando. Por mientras la que venía del Callejón ya volteaba a Uchuyaco.</text:p>
          </table:table-cell>
          <table:table-cell office:value-type="string" calcext:value-type="string">
            <text:p>Naqana Waraspita shamuq Shirapuquchawna kaykaptin, uraa uraa, qichwapita shamuq tumaramunaqna Uchuyaku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por fin después de mucho tiempo se encontraron en Mullaca.</text:p>
          </table:table-cell>
          <table:table-cell office:value-type="string" calcext:value-type="string">
            <text:p>I porfin unayta topaykatsiyaanaq Mullaka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e día cuando se reunieron dicen que hubo gran fiesta allí.</text:p>
          </table:table-cell>
          <table:table-cell office:value-type="string" calcext:value-type="string">
            <text:p>Tsay topashqan hunaq sellamash fyesta kaykunaq tsaychaw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a carretera pasó al lado de donde la casa hacienda hoy.</text:p>
          </table:table-cell>
          <table:table-cell office:value-type="string" calcext:value-type="string">
            <text:p>Tsay naani pasanaq kanan asyenda wayi kaykaq ladupash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Más tarde lo enderezaron más abajo.</text:p>
          </table:table-cell>
          <table:table-cell office:value-type="string" calcext:value-type="string">
            <text:p>Qipataran mas uraapaqa derichi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Cuando las dos partes de la carretera se juntaron allí, la gente decia, "Quizás ahora ya no iremos a ningún otro sitio para seguir trabajando."</text:p>
          </table:table-cell>
          <table:table-cell office:value-type="string" calcext:value-type="string">
            <text:p>Tsaychaw topariptin, niyarqa nunakuna, "Kananqa manachi maytapis aywashunts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decían esto, hubo orden para ir a trabajar en la carretera Huaraz-Casma.</text:p>
          </table:table-cell>
          <table:table-cell office:value-type="string" calcext:value-type="string">
            <text:p>Nikaayaptinmi, yapayna orden karamurqan uryaq aywayaanapaq Waras – Kasma naaniman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fuimos a trabajar donde el Puente Calicanto para arriba hasta Canshancán.</text:p>
          </table:table-cell>
          <table:table-cell office:value-type="string" calcext:value-type="string">
            <text:p>Tsaymi aywayarqaa Kalikantupita witsaypam asta Kanshan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Si ocurrió una fiesta en la semana que les tocó trabajar a una estancia, no hubo ni un hombre en la fiesta.</text:p>
          </table:table-cell>
          <table:table-cell office:value-type="string" calcext:value-type="string">
            <text:p>Tsaymi estansyakuna uryashqan semanachawqa fyesta kaptinpis, manam ni pi nuna kedaq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plicaron tanto rigor que la gente tenía miedo de ausentarse del trabajo.</text:p>
          </table:table-cell>
          <table:table-cell office:value-type="string" calcext:value-type="string">
            <text:p>Allaapa rigor kaptin, sellamam mantsayku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 las fiestas había solamente mujeres y ancianos.</text:p>
          </table:table-cell>
          <table:table-cell office:value-type="string" calcext:value-type="string">
            <text:p>Fyestakunachaw kayaq warmikunalla i awkis nunakunall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Solamente en la noche todos los hombres estaban.</text:p>
          </table:table-cell>
          <table:table-cell office:value-type="string" calcext:value-type="string">
            <text:p>Ampillapam llapan nunakunaqa k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a que no había ninguna clase de gratificación, la gente trabajaba renegando.</text:p>
          </table:table-cell>
          <table:table-cell office:value-type="string" calcext:value-type="string">
            <text:p>Manana ni ima gratifikasyon kaptin, nunakuna allaapa renegashpanam uryay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estaba así, derrocaron ese gobierno y la junta militar entró en poder.</text:p>
          </table:table-cell>
          <table:table-cell office:value-type="string" calcext:value-type="string">
            <text:p>Tsaynaw kaykaptinllanam tsay gobyernuta derokariyarqan i hunta militarna podernam yaykuri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 el presidente de la junta militar fue Sánchez Cerro.</text:p>
          </table:table-cell>
          <table:table-cell office:value-type="string" calcext:value-type="string">
            <text:p>I presidente de la hunta militar karqan Sánchez Cerro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Él prohibió en el futuro todo servicio gratuito.</text:p>
          </table:table-cell>
          <table:table-cell office:value-type="string" calcext:value-type="string">
            <text:p>Paynam proibiramurqan manana pipis debaldi uryanan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 partir de eso, trabajaban pagados, y solamente los que querían.</text:p>
          </table:table-cell>
          <table:table-cell office:value-type="string" calcext:value-type="string">
            <text:p>Tsaypita uryayarqan pagadunam munaq kaqkun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1925 fueron conectadas la carretera Huaraz-Callejón de Huaylas.</text:p>
          </table:table-cell>
          <table:table-cell office:value-type="string" calcext:value-type="string">
            <text:p>En 1925 konektakaarirqan caretera Waras i el Kallehon de Waylas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se año trajeron un carro desarmado.</text:p>
          </table:table-cell>
          <table:table-cell office:value-type="string" calcext:value-type="string">
            <text:p>Tsay watam chaatsiyaamurqan tuqlishqata huk awtu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Pues, el señor prefecto lo hizo traer cargando.</text:p>
          </table:table-cell>
          <table:table-cell office:value-type="string" calcext:value-type="string">
            <text:p>Maa, apatsimunaq señor prefektu wantuyp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Después de armarlo en Huaraz, comenzó a funcionar.</text:p>
          </table:table-cell>
          <table:table-cell office:value-type="string" calcext:value-type="string">
            <text:p>Tsayta Waraschaw armariyaptin, purir qallaykamu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Hombres y mujeres lo miraban muy alegres.</text:p>
          </table:table-cell>
          <table:table-cell office:value-type="string" calcext:value-type="string">
            <text:p>Tsayta rikaykur warmipis ullqupis sellama kushishqa rikaarakuy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Los niños iban a pastar frente a Mullaca.</text:p>
          </table:table-cell>
          <table:table-cell office:value-type="string" calcext:value-type="string">
            <text:p>Wamrakunanaqa mitsikuqpis aywayaq Mullaka frentinllatan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Se alegraron mucho a ver el carro andar despacio no más para apreciar.</text:p>
          </table:table-cell>
          <table:table-cell office:value-type="string" calcext:value-type="string">
            <text:p>Sellama kushiyaq rikaykurqa despasyollam puriq rikaakuyaana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Después de mucho tiempo, yo trabajaba reventando piedras aquí en la Hacienda Chontayoc.</text:p>
          </table:table-cell>
          <table:table-cell office:value-type="string" calcext:value-type="string">
            <text:p>Tsay unayna pasakaakushqanchawnam kay Chonta asyendachaw uryapukuq kaa rumikunata tirur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l arrendatario en ese entonces fue un hombre muy bueno, don Domingo Zimic, paisando de don Juan Leo.</text:p>
          </table:table-cell>
          <table:table-cell office:value-type="string" calcext:value-type="string">
            <text:p>Tsay arendataryu allaapa alli nuna karqan, don Domingo Zimic, don Juan Leo marka mayi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llí trabajaba y me pagaban en víveres o en dinero.</text:p>
          </table:table-cell>
          <table:table-cell office:value-type="string" calcext:value-type="string">
            <text:p>Tsaychawmi uryaq kaa, mikuychawpis o qillaychawpis pag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Mientras estaba allí, una vez llegó un oficio al teniente gobernador desde el subprefecto para que fuéramos presos tres de nosotros.</text:p>
          </table:table-cell>
          <table:table-cell office:value-type="string" calcext:value-type="string">
            <text:p>Tsaychaw kaykaptiimi, huk bes ofisyu tenyente gobernadorman chaaramurqan subprefektupita presu aywayaanaapaq kimaqp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tonces el teniente gobernador nos llevó presos.</text:p>
          </table:table-cell>
          <table:table-cell office:value-type="string" calcext:value-type="string">
            <text:p>Tsaynam tenyente gobernador presu hiqaratsiyaama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n la subprefectura encontramos a don Esteban Zimic.</text:p>
          </table:table-cell>
          <table:table-cell office:value-type="string" calcext:value-type="string">
            <text:p>Subprefektuchawnam taririq kayaa don Esteban Zimic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El nos dijo, "Señores, yo les he hecho llamar.</text:p>
          </table:table-cell>
          <table:table-cell office:value-type="string" calcext:value-type="string">
            <text:p>Tsaynam niyaamaq, "Taytaykuna, nuqallaami qayatsiyarq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Ahora vamos a Canshancán.</text:p>
          </table:table-cell>
          <table:table-cell office:value-type="string" calcext:value-type="string">
            <text:p>Kanan aywashun Kanshanqant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Ustedes van a ser tiradores.</text:p>
          </table:table-cell>
          <table:table-cell office:value-type="string" calcext:value-type="string">
            <text:p>Qamkuna tirador kayank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Yo soy un contratista.</text:p>
          </table:table-cell>
          <table:table-cell office:value-type="string" calcext:value-type="string">
            <text:p>Nuqam kontratista 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Les pagaré bien."</text:p>
          </table:table-cell>
          <table:table-cell office:value-type="string" calcext:value-type="string">
            <text:p>Pagayashqayki kusam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tonces, asustados, dijimos, "Nosotros no sabemos ser tiradores y ni sabemos cargar.</text:p>
          </table:table-cell>
          <table:table-cell office:value-type="string" calcext:value-type="string">
            <text:p>Tsaynam mantsakashqa niyaq kayaa, "Manam nuqakunaqa yachayaatsu tirador kayta i manam ni kargaytapis yachayaats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3">
          <table:table-cell office:value-type="string" calcext:value-type="string">
            <text:p>Mejor busque a otros."</text:p>
          </table:table-cell>
          <table:table-cell office:value-type="string" calcext:value-type="string">
            <text:p>Mehor hukkunata ashikuriykuy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ntonces don Esteban nos dijo, "Si no saben, señores, ustedes podrán estar sentados a mi lado mascando coca y durmiendo.</text:p>
          </table:table-cell>
          <table:table-cell office:value-type="string" calcext:value-type="string">
            <text:p>Tsaynam don Estebanqa kaynaw niyaamaq, "Mana yacharninqa, taytay, laduuchawmi taakuykaayaamunki chaqchakurlla i punukurll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Don Esteban va a estar perforando y sudando.</text:p>
          </table:table-cell>
          <table:table-cell office:value-type="string" calcext:value-type="string">
            <text:p>Don Estebanmi sudaypa sudar uchkukuykaamun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quí hay barrenos, aquí martillo.</text:p>
          </table:table-cell>
          <table:table-cell office:value-type="string" calcext:value-type="string">
            <text:p>Kaq kaymi barenukuna, kaymi martill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unes en la mañana empiecen a trabajar.</text:p>
          </table:table-cell>
          <table:table-cell office:value-type="string" calcext:value-type="string">
            <text:p>Lunis quyalla uryar qallayay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ya no me enojen más."</text:p>
          </table:table-cell>
          <table:table-cell office:value-type="string" calcext:value-type="string">
            <text:p>I amana ni imata piñatsiyaamaytsu."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llevando sus herramientas, volvimos aquí (a Chontayoc).</text:p>
          </table:table-cell>
          <table:table-cell office:value-type="string" calcext:value-type="string">
            <text:p>Tsayna eramyentankuna apakurkur kutikayaamuq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l lunes, dos comenzamos a perforar, y a uno de sus compañeros lo pusieron como barrenero.</text:p>
          </table:table-cell>
          <table:table-cell office:value-type="string" calcext:value-type="string">
            <text:p>Lunisna qallaykuyaq ishkaq uchkur i huk kaq yanaqinkunata churariyaq bareneru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Entonces una vez que nos acostumbramos, la obra avanzó bien.</text:p>
          </table:table-cell>
          <table:table-cell office:value-type="string" calcext:value-type="string">
            <text:p>Tsaymi yachakaariykur, kusa abansaykurq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me daba pena que no había ido a trabajar allí hacia tiempo.</text:p>
          </table:table-cell>
          <table:table-cell office:value-type="string" calcext:value-type="string">
            <text:p>I pesakuq kaa mana unayna aywakushqaat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Gané bastante.</text:p>
          </table:table-cell>
          <table:table-cell office:value-type="string" calcext:value-type="string">
            <text:p>kusam gana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a que pagaban por pulgada, cada semana recibí bastante dinero.</text:p>
          </table:table-cell>
          <table:table-cell office:value-type="string" calcext:value-type="string">
            <text:p>Pulgadapa pagayaamaptin, kada semana chaskiq kaa atska qillaytam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Así fue la construcción de la carretera.</text:p>
          </table:table-cell>
          <table:table-cell office:value-type="string" calcext:value-type="string">
            <text:p>Tsaynawmi karqan karetera ruray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La estoy recordando todo.</text:p>
          </table:table-cell>
          <table:table-cell office:value-type="string" calcext:value-type="string">
            <text:p>Llapantam yarparayk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Don Esteban Zimic fue hombre muy sobrado y temible.</text:p>
          </table:table-cell>
          <table:table-cell office:value-type="string" calcext:value-type="string">
            <text:p>Don Esteban Zimic allaapa sobradu i mantsaypaqmi karqan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Y le llamaban 'pishtaco'.</text:p>
          </table:table-cell>
          <table:table-cell office:value-type="string" calcext:value-type="string">
            <text:p>I 'pishtaku' niyarqanmi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1">
          <table:table-cell office:value-type="string" calcext:value-type="string">
            <text:p>Por eso le teníamos miedo.</text:p>
          </table:table-cell>
          <table:table-cell office:value-type="string" calcext:value-type="string">
            <text:p>Tsaymi mantsayarqaa.</text:p>
          </table:table-cell>
          <table:table-cell table:style-name="ce31" office:value-type="string" calcext:value-type="string">
            <text:p>CRH, Cap.1</text:p>
          </table:table-cell>
          <table:table-cell/>
        </table:table-row>
        <table:table-row table:style-name="ro2">
          <table:table-cell office:value-type="string" calcext:value-type="string">
            <text:p>El día trece de diciembre de 1941 temprano en la mañana, cuando el sol todavía estaba pintando los nevados, oímos un ruido, como el ruido de muchos aviones.</text:p>
          </table:table-cell>
          <table:table-cell table:style-name="ce10" office:value-type="string" calcext:value-type="string">
            <text:p>Trese disyembre de 1941 hunaqmi quya-quyalla rahukunata tsayraq inti pintaraykaamuptinmi, qapariqta wiyayarqaa imayka atska abyon waqaqta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Y en Huaraz mientras no sentían nada, la gente rica seguía durmiendo.</text:p>
          </table:table-cell>
          <table:table-cell table:style-name="ce10" office:value-type="string" calcext:value-type="string">
            <text:p>I Waraschawqa mana ni imata maakushpa, riku nunakunaqa hawka punupakuyka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se mes había bastante lluvia.</text:p>
          </table:table-cell>
          <table:table-cell table:style-name="ce10" office:value-type="string" calcext:value-type="string">
            <text:p>I tsay killa allaapam tamyakuna kayk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o tenía entonces diez años.</text:p>
          </table:table-cell>
          <table:table-cell table:style-name="ce10" office:value-type="string" calcext:value-type="string">
            <text:p>Nuqa karqaa tsaypin chunka watayuq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yo estaba en mi casa (en Chontayoc), oímos las mujeres gritando.</text:p>
          </table:table-cell>
          <table:table-cell table:style-name="ce10" office:value-type="string" calcext:value-type="string">
            <text:p>Wayiichaw kaykaptiimi, wiyarqaa warmikuna qapariq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Entonces yo corrí a la escuela y el maestro, asustado, me dijo, "¿Qué será el ruído? A ver, corre a ese cerro."</text:p>
          </table:table-cell>
          <table:table-cell table:style-name="ce10" office:value-type="string" calcext:value-type="string">
            <text:p>Tsaynam nuqaqa ayqirqaa eskwelamanna i tsayman maestrupis mantsakashqa nimarqan, "Imachi waqan? Maa, koriy taqay hirkata.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e cerro estaba mucha gente.</text:p>
          </table:table-cell>
          <table:table-cell table:style-name="ce10" office:value-type="string" calcext:value-type="string">
            <text:p>Tsay hirkachawnam kayaanaq atskaq nuna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aban mirando.</text:p>
          </table:table-cell>
          <table:table-cell table:style-name="ce10" office:value-type="string" calcext:value-type="string">
            <text:p>Rikayka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yo también miraba abajo.</text:p>
          </table:table-cell>
          <table:table-cell table:style-name="ce10" office:value-type="string" calcext:value-type="string">
            <text:p>I nuqapis qawarpu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 pie de Secsecpampa, bastante agua turbia estaba dando la vuelta.</text:p>
          </table:table-cell>
          <table:table-cell table:style-name="ce10" office:value-type="string" calcext:value-type="string">
            <text:p>Siqsiqpampa chakintana tumaramunaq atska putka yak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la gente miraba, tumbó árboles y se los llevó.</text:p>
          </table:table-cell>
          <table:table-cell table:style-name="ce10" office:value-type="string" calcext:value-type="string">
            <text:p>Rikaaraykaayaptin qirukunatapis siqirkuryan apakam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spués, llegó a la casa de los Solís, recién terminada.</text:p>
          </table:table-cell>
          <table:table-cell table:style-name="ce10" office:value-type="string" calcext:value-type="string">
            <text:p>I despwesnam chaarirqan Solispa wayinman, mushuq usharishqalla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entras mirábamos, recogió esa casa como si fuera una choza, y la llevó entera.</text:p>
          </table:table-cell>
          <table:table-cell table:style-name="ce10" office:value-type="string" calcext:value-type="string">
            <text:p>Tsaytam rikaaraykaayaptii tsukllatanawlla pallarkun, apakurqan enterullanp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 llegar casi a Mullaca, la casa se hizo pedazos.</text:p>
          </table:table-cell>
          <table:table-cell table:style-name="ce10" office:value-type="string" calcext:value-type="string">
            <text:p>Naqana Mullakaman chaykatsirnam, wayi mashtakaakuri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por Mullaca había huaru.</text:p>
          </table:table-cell>
          <table:table-cell table:style-name="ce10" office:value-type="string" calcext:value-type="string">
            <text:p>I Mullakapam waru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también se lo llevó mientras mirábamos.</text:p>
          </table:table-cell>
          <table:table-cell table:style-name="ce10" office:value-type="string" calcext:value-type="string">
            <text:p>Tsaytapis rikaaraykaptiimi, hiqaratsi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asó aquí a Chonta como a las ocho.</text:p>
          </table:table-cell>
          <table:table-cell table:style-name="ce10" office:value-type="string" calcext:value-type="string">
            <text:p>Kay Chontataqa komo las ochonawmi pas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i papá también había ido con los jornaleros a aporcar maíz encima del Río Santa.</text:p>
          </table:table-cell>
          <table:table-cell table:style-name="ce10" office:value-type="string" calcext:value-type="string">
            <text:p>Papaaniipis hornalkunawanmi aywarqan hara uryaq mayu hanan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o, con tremendo ruido el río dio la vuelta.</text:p>
          </table:table-cell>
          <table:table-cell table:style-name="ce10" office:value-type="string" calcext:value-type="string">
            <text:p>Nikaptinmi qaparir qayarir mayu waqtaku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él con sus trabajadores vinieron por la subida.</text:p>
          </table:table-cell>
          <table:table-cell table:style-name="ce10" office:value-type="string" calcext:value-type="string">
            <text:p>Tsaymi paypis nunankunawan aywakayaamunaq witsay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día, sábado, no había estudio.</text:p>
          </table:table-cell>
          <table:table-cell table:style-name="ce10" office:value-type="string" calcext:value-type="string">
            <text:p>Tsay diya, sabadu, manam estudyupis karq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Nuestro profesor también se fue a Huaraz, asustado, diciendo, "Mi casa también habrá sido destruida.</text:p>
          </table:table-cell>
          <table:table-cell table:style-name="ce10" office:value-type="string" calcext:value-type="string">
            <text:p>Maestruukunapis aywakurqan Warastam mantsakashqa, "Wayiipis ushakashqach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1">
          <table:table-cell office:value-type="string" calcext:value-type="string">
            <text:p>¿Cómo voy a encontrar a mi hermana?" </text:p>
          </table:table-cell>
          <table:table-cell table:style-name="ce10" office:value-type="string" calcext:value-type="string">
            <text:p>Imatam paniitapis tarishaq?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Todos los hombres con sus mujeres e hijos estaban reuniéndose en gran número en la capilla, diciendo, "Vamos a rezar."</text:p>
          </table:table-cell>
          <table:table-cell table:style-name="ce10" office:value-type="string" calcext:value-type="string">
            <text:p>Llapan nunakuna warminwan tsurinwan sellama ayllukaykaayaamurqan kapillam, "resakushun," nish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días había mucho rezo, todos venían.</text:p>
          </table:table-cell>
          <table:table-cell table:style-name="ce10" office:value-type="string" calcext:value-type="string">
            <text:p>Tsay diyakunaqa allaapam resakuy kaykurqan, imanakaqpis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 eso de las doce, la gente dijo, "Ya ha bajado.</text:p>
          </table:table-cell>
          <table:table-cell table:style-name="ce10" office:value-type="string" calcext:value-type="string">
            <text:p>Tsay las dosinawmi, nunakuna niyarqan, "Ya baharishqa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amos a ir.</text:p>
          </table:table-cell>
          <table:table-cell table:style-name="ce10" office:value-type="string" calcext:value-type="string">
            <text:p>Aku aywashu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amos a buscar cadáveres.</text:p>
          </table:table-cell>
          <table:table-cell table:style-name="ce10" office:value-type="string" calcext:value-type="string">
            <text:p>Ashimushun aya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Quizás se están botando allí abajo."</text:p>
          </table:table-cell>
          <table:table-cell table:style-name="ce10" office:value-type="string" calcext:value-type="string">
            <text:p>Kisaa hitarpaykaayan tsay uraychaw."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diciendo, nos fuimos.</text:p>
          </table:table-cell>
          <table:table-cell table:style-name="ce10" office:value-type="string" calcext:value-type="string">
            <text:p>Nirninmi aywaya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yo también fui y no encontramos ningún cadáver.</text:p>
          </table:table-cell>
          <table:table-cell table:style-name="ce10" office:value-type="string" calcext:value-type="string">
            <text:p>Tsaymi nuqapis aywarqaa i manam ayataqa tariyarqa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Había maderas no más, en desorden, y había muy bonitos palos.</text:p>
          </table:table-cell>
          <table:table-cell table:style-name="ce10" office:value-type="string" calcext:value-type="string">
            <text:p>Qirukunallam llutaypa karqan i shumaq shumaq shukshukunam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yo encontré una bonita flor hecha de madera.</text:p>
          </table:table-cell>
          <table:table-cell table:style-name="ce10" office:value-type="string" calcext:value-type="string">
            <text:p>Tsaychawmi nuqa tarikurqaa huk shumaq waytata qirupita rurashq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a llevé a mi casa.</text:p>
          </table:table-cell>
          <table:table-cell table:style-name="ce10" office:value-type="string" calcext:value-type="string">
            <text:p>Tsaytam wayiiman apakurqa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á guardada hasta hoy.</text:p>
          </table:table-cell>
          <table:table-cell table:style-name="ce10" office:value-type="string" calcext:value-type="string">
            <text:p>Kanankamam wardarayk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aluvión ha llevado a gente de Chonta, dos personas no más.</text:p>
          </table:table-cell>
          <table:table-cell table:style-name="ce10" office:value-type="string" calcext:value-type="string">
            <text:p>Tsay alubyon Chonta nunakunataqa, ishkayllatam, ap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aparecieron.</text:p>
          </table:table-cell>
          <table:table-cell table:style-name="ce10" office:value-type="string" calcext:value-type="string">
            <text:p>Manam yuriyashq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Una fue Brígida, ya vieja.</text:p>
          </table:table-cell>
          <table:table-cell table:style-name="ce10" office:value-type="string" calcext:value-type="string">
            <text:p>Hukmi karqan Brigida, chakwan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Había sido empleada.</text:p>
          </table:table-cell>
          <table:table-cell table:style-name="ce10" office:value-type="string" calcext:value-type="string">
            <text:p>Empleada kall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l otro fue nuestro tío Feliciano Reyes, estudiante.</text:p>
          </table:table-cell>
          <table:table-cell table:style-name="ce10" office:value-type="string" calcext:value-type="string">
            <text:p>I huknam tiyuukuna Feliciano Reyes, estudiante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lo han encontrado en ninguna parte.</text:p>
          </table:table-cell>
          <table:table-cell table:style-name="ce10" office:value-type="string" calcext:value-type="string">
            <text:p>Tsayta manam tariyashqatsu ni may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a laguna de Coshacocha estuvo al pie del nevado Cojup.</text:p>
          </table:table-cell>
          <table:table-cell table:style-name="ce10" office:value-type="string" calcext:value-type="string">
            <text:p>Qoshaqucha qucham kanaq Qohuprahu chakin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bastante agua se había recogido de los nevados.</text:p>
          </table:table-cell>
          <table:table-cell table:style-name="ce10" office:value-type="string" calcext:value-type="string">
            <text:p>Tsayman allaapa yaku ayllukaykunaq rahukunapi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emprano, a las seis de la mañana, el agua salió con bastante ruido.</text:p>
          </table:table-cell>
          <table:table-cell table:style-name="ce10" office:value-type="string" calcext:value-type="string">
            <text:p>Quyapa, a las seis de la mañana, yakuqa yarqakaramunaq allaapa qaparish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a agua limpia se volvió puro negro espantoso.</text:p>
          </table:table-cell>
          <table:table-cell table:style-name="ce10" office:value-type="string" calcext:value-type="string">
            <text:p>Tsay limpyu yaku tikrakurinaq pura yana mantsakayp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en Huaraz estaban tranquilos porque era muy temprano.</text:p>
          </table:table-cell>
          <table:table-cell table:style-name="ce10" office:value-type="string" calcext:value-type="string">
            <text:p>I Waraschawqa trankilu kakuykaayaanaq quya-quy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gunos que se habían levantado estaban en sus quehaceres.</text:p>
          </table:table-cell>
          <table:table-cell table:style-name="ce10" office:value-type="string" calcext:value-type="string">
            <text:p>Wakin shariq kaqpis uryankunachaw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a laguna que seguía viniendo, llegó a la otra laguna a su pie, llegó a la llamada Jircacocha.</text:p>
          </table:table-cell>
          <table:table-cell table:style-name="ce10" office:value-type="string" calcext:value-type="string">
            <text:p>Hina shamuq quchaqa charpamunaq hawan quchamanna, tsay Hirkaqucha niyashqanmanna chaakurp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bastante agua comenzó a rebalsar.</text:p>
          </table:table-cell>
          <table:table-cell table:style-name="ce10" office:value-type="string" calcext:value-type="string">
            <text:p>Tsayna atska yakuqa rebalsar qallaykam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6">
          <table:table-cell office:value-type="string" calcext:value-type="string">
            <text:p>En eso se rompió la represa de esa laguna y mientras corría el agua, la rajó completamente.</text:p>
          </table:table-cell>
          <table:table-cell table:style-name="ce10" office:value-type="string" calcext:value-type="string">
            <text:p>Nikashqanta rachiramunaq tsay quchapa kuchun, i yaku korimurna, qashqaramunaq limp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6">
          <table:table-cell office:value-type="string" calcext:value-type="string">
            <text:p>Entonces el agua de las dos lagunas estaba bajando, llevando una cantidad terrible de piedras, peñas y árboles, barriendo todo lo que encontraba en su camino.</text:p>
          </table:table-cell>
          <table:table-cell table:style-name="ce10" office:value-type="string" calcext:value-type="string">
            <text:p>Tsayna ishkan quchapa yakun aywakayaamunaq, wamayaypaq atskana rumikunata, qaqakunata, montikunata apamur, llapan tarimushqantaqa pitsayp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oda esa agua al venir chocó con un cerro.</text:p>
          </table:table-cell>
          <table:table-cell table:style-name="ce10" office:value-type="string" calcext:value-type="string">
            <text:p>Tsay llapan yaku shamur chokaykunaq huk hirkaw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bajó toda su velocidad.</text:p>
          </table:table-cell>
          <table:table-cell table:style-name="ce10" office:value-type="string" calcext:value-type="string">
            <text:p>Tsaynawna llapan belosidaanin bah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comenzó a extenderse por ese Rio Quilcay; barriendo todo.</text:p>
          </table:table-cell>
          <table:table-cell table:style-name="ce10" office:value-type="string" calcext:value-type="string">
            <text:p>Tsayna qallaykamun ramakaypana tsay Killkay mayupa, llapant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o todavía conocía ese sitio llamado Huanca: era una alameda bonita.</text:p>
          </table:table-cell>
          <table:table-cell table:style-name="ce10" office:value-type="string" calcext:value-type="string">
            <text:p>Nuqa riqirqaaran tsay Wankata niyashqanta; shumaq lameda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vendían los que venían del Callejón.</text:p>
          </table:table-cell>
          <table:table-cell table:style-name="ce10" office:value-type="string" calcext:value-type="string">
            <text:p>Tsaychawmi qatuyaq qichwapita shamuq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or dentro de esos sitios había terrenos sembrados completamente en flores.</text:p>
          </table:table-cell>
          <table:table-cell table:style-name="ce10" office:value-type="string" calcext:value-type="string">
            <text:p>Tsay rurinkunachaw karqan chakrakunapis puru waytalla muru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Había pequeñas casas y la gente adinerada esteba construyendo más, casas buenas.</text:p>
          </table:table-cell>
          <table:table-cell table:style-name="ce10" office:value-type="string" calcext:value-type="string">
            <text:p>Taksha wayikuna karqan i mastanam ruraraykaayarqan, alli wayikunata, riku nunakun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Viniendo toda esa agua, ese Río Quilcay destruyó completamente sus lados, los árboles, las casas, barriéndolo todo.</text:p>
          </table:table-cell>
          <table:table-cell table:style-name="ce10" office:value-type="string" calcext:value-type="string">
            <text:p>Tsay atska yaku shamur, limpu usharamunaq tsay Killkay mayu ladunkunata, montitapis, wayikunatapis pitsaypa pits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evantando humo, tapó todo como una nube negra.</text:p>
          </table:table-cell>
          <table:table-cell table:style-name="ce10" office:value-type="string" calcext:value-type="string">
            <text:p>Quntatakurllana limpu yana pukutanaw tsap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Cuando el agua bramaba y las peñas se chocaban, ya no podían oir nada.</text:p>
          </table:table-cell>
          <table:table-cell table:style-name="ce10" office:value-type="string" calcext:value-type="string">
            <text:p>Yaku qapariptin i qaqakuna qumpanakuptin, manana ni imata wiyayaan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Cuando el agua subió bastante, la gente salía de las casas pasmados, corriendo, estrechándose las manos unos a otros, tirando a sus hijos de la mano.</text:p>
          </table:table-cell>
          <table:table-cell table:style-name="ce10" office:value-type="string" calcext:value-type="string">
            <text:p>Limpu yaku huntakarkamuptin, wayikunapita nunakunaqa yarqapakayaamun, limpu mantsakashqa, ayqikur, tsarinakur hanchanakur, tsurillankunata hanchakur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os niños y los viejos que no podían correr, en desesperación se arrodillaron rezando, suplicando al Señor Dios.</text:p>
          </table:table-cell>
          <table:table-cell table:style-name="ce10" office:value-type="string" calcext:value-type="string">
            <text:p>Wamrakuna awkiskuna manana ayqita pwediq kaqqa hinallanllachawna qunqurikuykuyaanaq, resakur, Tayta Dyos maña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De las casas inundadas se escaparon sus moradores sin madre, sin padre, sin hijos; siempre de cada familia faltaron dos o tres.</text:p>
          </table:table-cell>
          <table:table-cell table:style-name="ce10" office:value-type="string" calcext:value-type="string">
            <text:p>Yaku huntashqa wayikunapita safayaq yachaqkuna mamannaq, taytannaq, tsurinnaq; syempri kada familyapita faltanaq ishkaq o kim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tremendos árboles maduros que caían, formaron represas y bloquearon el agua.</text:p>
          </table:table-cell>
          <table:table-cell table:style-name="ce10" office:value-type="string" calcext:value-type="string">
            <text:p>Tsaytsikasaq puqushqa montikuna siqikarqa tsakakaykuryan yakuta latiyku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cuando se deshizo, más agua terminó la destrucción.</text:p>
          </table:table-cell>
          <table:table-cell table:style-name="ce10" office:value-type="string" calcext:value-type="string">
            <text:p>I tsay tuqlikaptinna, mas yakukunaqa ushaykurqan huchupak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Cuando se enredaron esas piedras con los árboles, el agua se represó completamente, y cuando esas lagunas se deshicieron, el agua salió con una fuerza tremenda.</text:p>
          </table:table-cell>
          <table:table-cell table:style-name="ce10" office:value-type="string" calcext:value-type="string">
            <text:p>Tsay rumiwan montikunawan pichukarna limpu yakuqa quchakaakurkunaq, tsay quchakuna tuqlikarqa, yaku yarqakaramun mas waapuna mantsakayp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temorizados con eso, la gente de Huaraz se fue amontonándose a la subida de Ratequenua.</text:p>
          </table:table-cell>
          <table:table-cell table:style-name="ce10" office:value-type="string" calcext:value-type="string">
            <text:p>Tsay mantsakashqana, Waraspita nunakunaqa aywakuyaanaq pelataraq Rataqinwa witsay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Y mientras miraba la gente de los cerros más altos, el agua inundó completamente el Colegio de La Liberiad, la iglesia de San Francisco y el salón de actos.</text:p>
          </table:table-cell>
          <table:table-cell table:style-name="ce10" office:value-type="string" calcext:value-type="string">
            <text:p>I mas alto hirkakunapita rikaaraykaayaptin, limpu yaku huntarinaq Kolayhyu Libertaaman, iglesya San Fransiskuman i salon de aktos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4">
          <table:table-cell office:value-type="string" calcext:value-type="string">
            <text:p>Mientras la gente, vuelta completamente loca con miedo, estaba mirando desde las alturas, se destruyó ese nuevo puente, la Escuela de Artes y Oficios y las casas de los más ricos.</text:p>
          </table:table-cell>
          <table:table-cell table:style-name="ce10" office:value-type="string" calcext:value-type="string">
            <text:p>Nunakunaqa limpu lokuyashqana mantsakaywan, tsay rarakunapita rikaaraykaayaptin, ushakaarin tsay mushuq tsaka, Eskwela de Artes Ofisyos i mas rikukunapa wayi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La gente, gritando y llorando, fue buscándose unos a otros a ese hotel de turistas, recién terminado, para refugiarse allí.</text:p>
          </table:table-cell>
          <table:table-cell table:style-name="ce10" office:value-type="string" calcext:value-type="string">
            <text:p>I nunakunaqa qaparir qayarir ashinakur aywakuyaanaq tsay otel de turistas, tsayraq usharishqaman, rataku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De repente el agua llenó ese hotel también.</text:p>
          </table:table-cell>
          <table:table-cell table:style-name="ce10" office:value-type="string" calcext:value-type="string">
            <text:p>Nikaayaptin tsaymanpis yakuqa huntari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algunos hombres subieron encima del techo de ese hotel.</text:p>
          </table:table-cell>
          <table:table-cell table:style-name="ce10" office:value-type="string" calcext:value-type="string">
            <text:p>Tsayna wakin nunakunaqa lluqakurkuyaanaq tsay wayi hanan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De repente subió más el agua y de una vez aún ese edificio fino se levantó entero.</text:p>
          </table:table-cell>
          <table:table-cell table:style-name="ce10" office:value-type="string" calcext:value-type="string">
            <text:p>Nikar mas yaku huntar, huklla tsay alli wayitapis pallarkamunaq enterullanpi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spués, vació a todos los hombres juntos al agua.</text:p>
          </table:table-cell>
          <table:table-cell table:style-name="ce10" office:value-type="string" calcext:value-type="string">
            <text:p>I despwes, tikwaramunaq llapan nunantin yaku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lgunos hombres se encerraron en sus casas con toda su familia, a rezar al Señor Dios, y perecieron completamente.</text:p>
          </table:table-cell>
          <table:table-cell table:style-name="ce10" office:value-type="string" calcext:value-type="string">
            <text:p>Wakin nunana wayinkunallachaw wichqapukarkayaamunaq llapan familyankunawan Tayta Dyosman resakurllana i ushakaariyaanaq limp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Otras personas volvieron a sus casas por su dinero.</text:p>
          </table:table-cell>
          <table:table-cell table:style-name="ce10" office:value-type="string" calcext:value-type="string">
            <text:p>Wakin nunakunana wayinkunaman kutiyarqunaq qillayninkuna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tos ya no aparecieron más.</text:p>
          </table:table-cell>
          <table:table-cell table:style-name="ce10" office:value-type="string" calcext:value-type="string">
            <text:p>Tsaykuna manana mas yuriyaanaqna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Todo se cayó al gran rio, arrastrando a muchas personas.</text:p>
          </table:table-cell>
          <table:table-cell table:style-name="ce10" office:value-type="string" calcext:value-type="string">
            <text:p>Hatun mayumanna hiqakurpunaq atska nunan qarach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os que corrían ya no se escaparon.</text:p>
          </table:table-cell>
          <table:table-cell table:style-name="ce10" office:value-type="string" calcext:value-type="string">
            <text:p>Ayqiraykaqkunapis safayaanaqna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l agua recogió todo.</text:p>
          </table:table-cell>
          <table:table-cell table:style-name="ce10" office:value-type="string" calcext:value-type="string">
            <text:p>Llapanta yaku ayllurk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Después de esas dos horas más o menos, ya no se veía nada sino las piedras no más.</text:p>
          </table:table-cell>
          <table:table-cell table:style-name="ce10" office:value-type="string" calcext:value-type="string">
            <text:p>Tsay ishkay oratanawqa mananam ni imata rikaayaanaqnatsu sino limpu rumikunallatanam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1">
          <table:table-cell office:value-type="string" calcext:value-type="string">
            <text:p>El sol se despejó, y estaba pegada pura arena con esas piedras blancas.</text:p>
          </table:table-cell>
          <table:table-cell table:style-name="ce10" office:value-type="string" calcext:value-type="string">
            <text:p>Intiqa achachaaramurqun limpu arenawan, tsay luyaq rumikunawan tsarinakuyk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7">
          <table:table-cell office:value-type="string" calcext:value-type="string">
            <text:p>Después que el río botó los cadáveres en sus orillas, los sobrevivientes se movían gritando y llamando - sin brazo, sin pierna, sin cabeza, los cadáveres completamente triturados, sus vientres reventados, el feto de mujeres encintas asomando.</text:p>
          </table:table-cell>
          <table:table-cell table:style-name="ce10" office:value-type="string" calcext:value-type="string">
            <text:p>I ayakunaqa mayu ladunkunachaw limpu hitatakur – kawaykaq kaqkunaqa kuyupakayaamun, qaparir qayakur – rikrannaq, chankannaq, piqannaq ayakuna limpu tsamqashqa, pachankunapis pashtashqa, qishyaq warmikunapa wamrapis ulluykaamu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No había ni un cadáver entero.</text:p>
          </table:table-cell>
          <table:table-cell table:style-name="ce10" office:value-type="string" calcext:value-type="string">
            <text:p>Ni huk aya enteruqa kan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os días había nada más que lloro.</text:p>
          </table:table-cell>
          <table:table-cell table:style-name="ce10" office:value-type="string" calcext:value-type="string">
            <text:p>Sellama tsay diyakuna waqakuy k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Los que se habían refugiado encima de Pedregal volvieron a donde el aluvión había pasado.</text:p>
          </table:table-cell>
          <table:table-cell table:style-name="ce10" office:value-type="string" calcext:value-type="string">
            <text:p>Pedregal witsaychaw rataraqkuna kutipakuyaanaq tsay alubyon pasashqan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Encontrando cada uno de esos cadáveres, lloraban mucho, y yendo al hospital, los encontraban amontonados como leña.</text:p>
          </table:table-cell>
          <table:table-cell table:style-name="ce10" office:value-type="string" calcext:value-type="string">
            <text:p>Tsay kada ayata tarir waqakuyaqlla i ospitalman aywar tariyaq yamtatanaw pelashq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buscaban a sus esposos, esposas, hijos.</text:p>
          </table:table-cell>
          <table:table-cell table:style-name="ce10" office:value-type="string" calcext:value-type="string">
            <text:p>Tsayshi ashiyaq quwankunata, warminkunata, tsurin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Volteando y moviendo esos cadáveres, no encontraban.</text:p>
          </table:table-cell>
          <table:table-cell table:style-name="ce10" office:value-type="string" calcext:value-type="string">
            <text:p>Tsay ayakunata awchir-awchir ni tariyaq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Mientras gritaban con terror en Huaraz, algunos indios estaban saqueando.</text:p>
          </table:table-cell>
          <table:table-cell table:style-name="ce10" office:value-type="string" calcext:value-type="string">
            <text:p>Tsay mantsakashqa Waraschaw qayashqanyaqshi, wakin indyukunaqa suwakur kayaa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4">
          <table:table-cell office:value-type="string" calcext:value-type="string">
            <text:p>Entonces, por abajo de Patay, por abajo de Quinoacocha, aunque la gente estaba gritando para que los salvaran, dicen que los saqueadores no rescataron a éstos, sino que recogieron cualquier cosa de valor, pero no a cadáveres ni a los gritando que se les salvara.</text:p>
          </table:table-cell>
          <table:table-cell table:style-name="ce10" office:value-type="string" calcext:value-type="string">
            <text:p>Tsayshi Patay uraychaw, Kinwaqucha uraychaw, nunakuna qaparikaayaptin, manash tsaytaqa sutariyaqtsu, sinoqa imapis kaqta si allibwenu, ayllupakuykuyaanaq menos ayata ni qaparikaqkunat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llí murieron miles y miles.</text:p>
          </table:table-cell>
          <table:table-cell table:style-name="ce10" office:value-type="string" calcext:value-type="string">
            <text:p>Tsaychaw wanuyaanaq waranqa waran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Más abajo que Marcac los cadáveres quedaron tirados.</text:p>
          </table:table-cell>
          <table:table-cell table:style-name="ce10" office:value-type="string" calcext:value-type="string">
            <text:p>Markaq uraychaw aya hina hitarakun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Recogiendo éstos, los llevaron al hospital, tapándolos con césped.</text:p>
          </table:table-cell>
          <table:table-cell table:style-name="ce10" office:value-type="string" calcext:value-type="string">
            <text:p>Tsay aylluykur apayaanaq ospitalman qurakunawan tsaparkurll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e aluvión, pasaron meses encontrando cadáveres.</text:p>
          </table:table-cell>
          <table:table-cell table:style-name="ce10" office:value-type="string" calcext:value-type="string">
            <text:p>Tsay alubyonchaw killatsakuyaanaq ayata tarikuykar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Por muchas partes la carretera también había desaparecido.</text:p>
          </table:table-cell>
          <table:table-cell table:style-name="ce10" office:value-type="string" calcext:value-type="string">
            <text:p>Partes partesqa manam kareterapis karqantsu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los pobladores del Callejón caminaron aquí por Chonta.</text:p>
          </table:table-cell>
          <table:table-cell table:style-name="ce10" office:value-type="string" calcext:value-type="string">
            <text:p>Tsaymi qichwa nunakunapis puriyarqan kay Chontep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l tiempo de ese aluvión, había misiones.</text:p>
          </table:table-cell>
          <table:table-cell table:style-name="ce10" office:value-type="string" calcext:value-type="string">
            <text:p>Tsay alubyon kariptin, misyones karq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 eso, personas de edad, hasta viejos, se casaron, deshechos con miedo.</text:p>
          </table:table-cell>
          <table:table-cell table:style-name="ce10" office:value-type="string" calcext:value-type="string">
            <text:p>Tsaychawmi limpu puqushqa awkiskunapis kasakuyarqan mantsakar ushashqa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Así fue la gran desgracia en Huaraz.</text:p>
          </table:table-cell>
          <table:table-cell table:style-name="ce10" office:value-type="string" calcext:value-type="string">
            <text:p>Tsaynawmi karqa hatun desgrasya Waras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Un viejo me contó que habían amontoneado esos cadáveres en el hospital.</text:p>
          </table:table-cell>
          <table:table-cell table:style-name="ce10" office:value-type="string" calcext:value-type="string">
            <text:p>Huk awkismi willamarqan tsay ayakunatash montonaykuyaanaq ospitalma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Y de noche, nadie los vigiló en la pampa.</text:p>
          </table:table-cell>
          <table:table-cell table:style-name="ce10" office:value-type="string" calcext:value-type="string">
            <text:p>I ampipa ni pi taapaqtsu pampachaw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ntonces los perros comieron los cadáveres todas las noches.</text:p>
          </table:table-cell>
          <table:table-cell table:style-name="ce10" office:value-type="string" calcext:value-type="string">
            <text:p>Tsayshi ayakunata allqukuna waraq-waraq mikukuyaq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3">
          <table:table-cell office:value-type="string" calcext:value-type="string">
            <text:p>Ese viejo tampoco fue a botar los perros por miedo.</text:p>
          </table:table-cell>
          <table:table-cell table:style-name="ce10" office:value-type="string" calcext:value-type="string">
            <text:p>Tsay awkis aywaqpistsu allqukuna qarquq wamayarnin.</text:p>
          </table:table-cell>
          <table:table-cell office:value-type="string" calcext:value-type="string">
            <text:p>CRH, Cap.2</text:p>
          </table:table-cell>
          <table:table-cell/>
        </table:table-row>
        <table:table-row table:style-name="ro2">
          <table:table-cell office:value-type="string" calcext:value-type="string">
            <text:p>Antiguamente Chontayoc y Chicney formaron una sola estancia de Chontayoc, desde el Río Pactsa hasta Collana.</text:p>
          </table:table-cell>
          <table:table-cell table:style-name="ce1" office:value-type="string" calcext:value-type="string">
            <text:p>Nawpataqa Chontayoq i Chikney kayaanaq huk estansyalla Chontayoqlla desde Paqtsaqpita asta Qullana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 el sitio donde actualmente está la iglesia habían hecho una pequeña capilla al lado del cementerio.</text:p>
          </table:table-cell>
          <table:table-cell table:style-name="ce1" office:value-type="string" calcext:value-type="string">
            <text:p>Tsaymi kanan iglesya kashqanchaw rurayaanaq takshalla kapillata pantyon ladun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a no más existió muchos años.</text:p>
          </table:table-cell>
          <table:table-cell table:style-name="ce1" office:value-type="string" calcext:value-type="string">
            <text:p>Tsayllam unay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sonas de edad cuentan que esá capilla, aunque pequeña, era bonita.</text:p>
          </table:table-cell>
          <table:table-cell table:style-name="ce1" office:value-type="string" calcext:value-type="string">
            <text:p>Willakuyan tsay mayor nunakuna shumaqshi takshall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 bien pintada.</text:p>
          </table:table-cell>
          <table:table-cell table:style-name="ce1" office:value-type="string" calcext:value-type="string">
            <text:p>Kanaq kusa pint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 el retablo y en les paredes también fue pintada con dibujos de santos.</text:p>
          </table:table-cell>
          <table:table-cell table:style-name="ce1" office:value-type="string" calcext:value-type="string">
            <text:p>Llapan retablupis pirqakunachawpis dibuhashqa kanaq santukunash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la población creció más, la iglesia quedó muy chica ya.</text:p>
          </table:table-cell>
          <table:table-cell table:style-name="ce1"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ecidieron en reunión deshacerla para hacer otra más grande.</text:p>
          </table:table-cell>
          <table:table-cell table:style-name="ce1" office:value-type="string" calcext:value-type="string">
            <text:p>Tsaynam pensayaanaq llapan huntachaw tuqliriykur, mas hatunta ruraya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ntes de demolirla, hicieron un censo para determinar el número de habitantes.</text:p>
          </table:table-cell>
          <table:table-cell table:style-name="ce1" office:value-type="string" calcext:value-type="string">
            <text:p>Puntata tuqliyaananpaq yupanakuyaanaq "ayka nunash kantsik," ni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base de ese censo demolieron la capilla.</text:p>
          </table:table-cell>
          <table:table-cell table:style-name="ce1" office:value-type="string" calcext:value-type="string">
            <text:p>Segun yupariykur, tuqliriyaanaq kapill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guardaron las imágenes en la escuela no más.</text:p>
          </table:table-cell>
          <table:table-cell table:style-name="ce1" office:value-type="string" calcext:value-type="string">
            <text:p>I llapan santuta gwardayaanaq eskwelall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comenzaron a traer piedras grandes desde la zanja.</text:p>
          </table:table-cell>
          <table:table-cell table:style-name="ce1" office:value-type="string" calcext:value-type="string">
            <text:p>Despwes qallaykayaamunaq hatun sanhapita rumikunata ashtam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moraron un mes así en traer piedras.</text:p>
          </table:table-cell>
          <table:table-cell table:style-name="ce1" office:value-type="string" calcext:value-type="string">
            <text:p>Killa tsaariyaanaq tsaynaw rumita ashtakaykamur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da día traían gran cantidad de piedras.</text:p>
          </table:table-cell>
          <table:table-cell table:style-name="ce1" office:value-type="string" calcext:value-type="string">
            <text:p>Alli shuynish kada hunaq rumi shamuy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sados, solteros, viudos cada día traían piedras.</text:p>
          </table:table-cell>
          <table:table-cell table:style-name="ce1" office:value-type="string" calcext:value-type="string">
            <text:p>Kasadupis, solterupis, byudukunapis kada hunaq ashtayaamuq rum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uvieron bastantes piedras, comenzaron a cavar la zanja para los cimientos.</text:p>
          </table:table-cell>
          <table:table-cell table:style-name="ce1" office:value-type="string" calcext:value-type="string">
            <text:p>Rumita tinkuratsir qallaykuyaanaq sanhata uqtir simyentu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hicieron más grande hacia el lado del cementerio.</text:p>
          </table:table-cell>
          <table:table-cell table:style-name="ce1" office:value-type="string" calcext:value-type="string">
            <text:p>Pantyon laduman mas yap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icen que de allí sacaron muchos cadáveres.</text:p>
          </table:table-cell>
          <table:table-cell table:style-name="ce1" office:value-type="string" calcext:value-type="string">
            <text:p>Tsaypitash atska ayakunata hurquykayaam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icen que algunos sacaron con cuidado las calaveras y las llevaron "a cuidar la casa."</text:p>
          </table:table-cell>
          <table:table-cell table:style-name="ce1" office:value-type="string" calcext:value-type="string">
            <text:p>Tsaytanash wakin nunaqa shumaqlla ayapa piqanta hurqurir apakuyaq "wayita taapamunanpaq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Otros las llevaron para cuidar sus huertas.</text:p>
          </table:table-cell>
          <table:table-cell table:style-name="ce1" office:value-type="string" calcext:value-type="string">
            <text:p>Wakinna apakuyaq wertankunata taap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montonaron esas calaveras y extremidades mientras preparaban los cimientos.</text:p>
          </table:table-cell>
          <table:table-cell table:style-name="ce1" office:value-type="string" calcext:value-type="string">
            <text:p>Tsay kalaberakunata i maqshunkunatanash pelaykuyaq simyentuta pirq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había bastantes huesos allí.</text:p>
          </table:table-cell>
          <table:table-cell table:style-name="ce1" office:value-type="string" calcext:value-type="string">
            <text:p>Allaapash atska tullukuna kaykunaq tsay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 terminaron los cimientos.</text:p>
          </table:table-cell>
          <table:table-cell table:style-name="ce1" office:value-type="string" calcext:value-type="string">
            <text:p>Porfin simyentuta ush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mpezaron a jalar adobes.</text:p>
          </table:table-cell>
          <table:table-cell table:style-name="ce1" office:value-type="string" calcext:value-type="string">
            <text:p>Qallaykunaq tikata sut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da casado jaló cien adobes.</text:p>
          </table:table-cell>
          <table:table-cell table:style-name="ce1" office:value-type="string" calcext:value-type="string">
            <text:p>Kada kasadu sutanaq pachak tik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os solteros y viudos jalaron cincuenta adobes cada uno.</text:p>
          </table:table-cell>
          <table:table-cell table:style-name="ce1" office:value-type="string" calcext:value-type="string">
            <text:p>Solterukuna i byudukuna sutayaanaq pitsqa chunka tikata kada uno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cuando jalaron todos los adobes, todas las pampas estaban llenas de adobes.</text:p>
          </table:table-cell>
          <table:table-cell table:style-name="ce1" office:value-type="string" calcext:value-type="string">
            <text:p>Tsayshi llapan tikata sutariyaptin, enteru pampakunachaw sellama mashtaray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os albañiles para esa construcción fueron don Tomás Pantoja y Manuel Velásquez.</text:p>
          </table:table-cell>
          <table:table-cell table:style-name="ce1" office:value-type="string" calcext:value-type="string">
            <text:p>Tsayshi tsay pirqaychaw albañil kanaq don Tomás Pantoja i Manuel Velásquez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icen que los dos agarraron las paredes lado a lado.</text:p>
          </table:table-cell>
          <table:table-cell table:style-name="ce1" office:value-type="string" calcext:value-type="string">
            <text:p>Ishkanshi ladu ladu tsariyaanaq pir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entonces los dos fueron albañiles.</text:p>
          </table:table-cell>
          <table:table-cell table:style-name="ce1" office:value-type="string" calcext:value-type="string">
            <text:p>Tsaypin tyempu ishkanllash kayaanaq albañil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 la pared comenzó a levantarse cada día más y más.</text:p>
          </table:table-cell>
          <table:table-cell table:style-name="ce1" office:value-type="string" calcext:value-type="string">
            <text:p>Porfin pirqa winar qallaykamunaq kada hunaq mas i ma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tiempo la gente fue muy unida.</text:p>
          </table:table-cell>
          <table:table-cell table:style-name="ce1" office:value-type="string" calcext:value-type="string">
            <text:p>Tsaypin tyempuqa allaapa unidush nunakuna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bajaban alegremente cada día.</text:p>
          </table:table-cell>
          <table:table-cell table:style-name="ce1" office:value-type="string" calcext:value-type="string">
            <text:p>Kushishqa kada hunaq uryakiiku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esas paredes han puesto gran cantidad de riendas y chaqllas para darle más resistencia.</text:p>
          </table:table-cell>
          <table:table-cell table:style-name="ce1" office:value-type="string" calcext:value-type="string">
            <text:p>Tsay pirqaman alli shuynitash churayashqa ryendakunata tsaqllakunata pirqata tsar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fin terminaron completamente la pared.</text:p>
          </table:table-cell>
          <table:table-cell table:style-name="ce1" office:value-type="string" calcext:value-type="string">
            <text:p>Porfin pirqata ushariyaanaq lim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cima de ella taparon con tejas viejas para que la lluvia no malograra la pared.</text:p>
          </table:table-cell>
          <table:table-cell table:style-name="ce1" office:value-type="string" calcext:value-type="string">
            <text:p>Tsayllachawna makwa tehawan tsapaykuyaanaq mana tamya pirqata malogr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próximo año todos los hombres juntos jalaron tejas, trayendo tierra de la hacienda del seminario.</text:p>
          </table:table-cell>
          <table:table-cell table:style-name="ce1" office:value-type="string" calcext:value-type="string">
            <text:p>Shamuq watana llapan nuna huntulla sutayaanaq tehatana, allpata seminaryu asyendapita apaykam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llenaron en un tremendo pozo que habían hecho.</text:p>
          </table:table-cell>
          <table:table-cell table:style-name="ce1" office:value-type="string" calcext:value-type="string">
            <text:p>Hatun posuta uchkiikur win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la mezclaron.</text:p>
          </table:table-cell>
          <table:table-cell table:style-name="ce1" office:value-type="string" calcext:value-type="string">
            <text:p>Tsaychawshi pichu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Había bastantes trabajadores que jalaron las tejas y las moldearon, mientras otros recogieron estiércol y todavía otros lo mojaron y lo deshicieron con las manos.</text:p>
          </table:table-cell>
          <table:table-cell table:style-name="ce1" office:value-type="string" calcext:value-type="string">
            <text:p>Teha sutaq maestrukunaqa atskaq kayaanaq, teha taqllaq, wakin nunakuna esterkukunata ayllur, wakin esterkuta usmaykatsir makinkunapa kup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entro de un rato hicieron las tejas.</text:p>
          </table:table-cell>
          <table:table-cell table:style-name="ce1" office:value-type="string" calcext:value-type="string">
            <text:p>Tsaynawshi tehata ratu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antiguos chontinos las jalaron trabajando todos en conjunto.</text:p>
          </table:table-cell>
          <table:table-cell table:style-name="ce1" office:value-type="string" calcext:value-type="string">
            <text:p>Awkis chontanukuna sutaykuyaanaq llapankuna ysanapana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Jalaron cinco mil.</text:p>
          </table:table-cell>
          <table:table-cell table:style-name="ce1" office:value-type="string" calcext:value-type="string">
            <text:p>Sutaykuyaanaq pitsqa waran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a que no había sitio para guardar tantas tejas, las guardaron en casas desocupadas.</text:p>
          </table:table-cell>
          <table:table-cell table:style-name="ce1" office:value-type="string" calcext:value-type="string">
            <text:p>Tsay llapan tehakunata manana ni mayman gwardayta pwedir, gwardayaanaq hayaq wayinkun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las tejas crudas se secaron y las guardaron, comenzaron a alistar troncos para quemar (las tejas).</text:p>
          </table:table-cell>
          <table:table-cell table:style-name="ce1" office:value-type="string" calcext:value-type="string">
            <text:p>Llapan chawa tehata tsakiriptin, gwardaykur, alistar qallayaanaq kullukunata kuw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Recogieron troncos de todas partes.</text:p>
          </table:table-cell>
          <table:table-cell table:style-name="ce1" office:value-type="string" calcext:value-type="string">
            <text:p>Hinantinpita aylluykayaamunaq tronkukun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Recogieron gran número de troncos de molle.</text:p>
          </table:table-cell>
          <table:table-cell table:style-name="ce1" office:value-type="string" calcext:value-type="string">
            <text:p>Kullashpita alli shuyni ayllukay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uvieron bastante madera lista, la prepararon para quemar.</text:p>
          </table:table-cell>
          <table:table-cell table:style-name="ce1"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que toda la gente era muy unida, quemaron todas (las tejas) de una vez.</text:p>
          </table:table-cell>
          <table:table-cell table:style-name="ce1" office:value-type="string" calcext:value-type="string">
            <text:p>Llapan unidu karnin, limpu kuw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se enfriaron, llevaron todas las tejas a la plaza.</text:p>
          </table:table-cell>
          <table:table-cell table:style-name="ce1" office:value-type="string" calcext:value-type="string">
            <text:p>Elariptinna ashtayarqan llapan tehata plas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las amontonaron con cuidado.</text:p>
          </table:table-cell>
          <table:table-cell table:style-name="ce1" office:value-type="string" calcext:value-type="string">
            <text:p>Tsaychawmi shumaq pelayku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  <table:table-cell table:style-name="ce1" office:value-type="string" calcext:value-type="string">
            <text:p>Tsaypinnash kargay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as autoridades mayores no querían terminar la iglesia.</text:p>
          </table:table-cell>
          <table:table-cell table:style-name="ce1" office:value-type="string" calcext:value-type="string">
            <text:p>Tsay mayor kargakuna mana iglesya ushayta munayaan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había diez hombres más como cabecillas.</text:p>
          </table:table-cell>
          <table:table-cell table:style-name="ce1" office:value-type="string" calcext:value-type="string">
            <text:p>I mas chunkaqshi nunakuna kayaanaq kabesillak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los no podían hacer nada sin autorización de las autoridades.</text:p>
          </table:table-cell>
          <table:table-cell table:style-name="ce1" office:value-type="string" calcext:value-type="string">
            <text:p>Peru paykunapis ima rurayta pwediyarqatsu mana mayor kargukuna parlakuyapt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dijeron algo al agente municipal, él contestó, "Yo no soy deudor de nadie para hacerles trabajar gratis."</text:p>
          </table:table-cell>
          <table:table-cell table:style-name="ce1" office:value-type="string" calcext:value-type="string">
            <text:p>Ahenti munisipalta niyaptin, niq, "Manam ni pipa haqan kaatsu, nuqa mana ganashpa uryatsikuna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mismo dijeron al teniente gobernador: "Ordenen a la gente.</text:p>
          </table:table-cell>
          <table:table-cell table:style-name="ce1"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iempo nos gana."</text:p>
          </table:table-cell>
          <table:table-cell table:style-name="ce1" office:value-type="string" calcext:value-type="string">
            <text:p>Limpunam tyempu bensimantsik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mismo dijo don Tomás.</text:p>
          </table:table-cell>
          <table:table-cell table:style-name="ce1" office:value-type="string" calcext:value-type="string">
            <text:p>Lomismu ninaq don Tomas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eyó esa acta que habían hecho.</text:p>
          </table:table-cell>
          <table:table-cell table:style-name="ce1" office:value-type="string" calcext:value-type="string">
            <text:p>Leyirinaq tsay akta rurayashq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Muy bien hecha fue esa acta.</text:p>
          </table:table-cell>
          <table:table-cell table:style-name="ce1" office:value-type="string" calcext:value-type="string">
            <text:p>Kusa allish tsay 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había escrito don Julián Torres.</text:p>
          </table:table-cell>
          <table:table-cell table:style-name="ce1" office:value-type="string" calcext:value-type="string">
            <text:p>Rurashqa kanaq don Julián Torr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aquel entonces él fue alcalde pedáneo.</text:p>
          </table:table-cell>
          <table:table-cell table:style-name="ce1" office:value-type="string" calcext:value-type="string">
            <text:p>Tsaypin tyempu alkalde pedaneo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levando esa acta don Tomás Pantoja fue a Huaraz.</text:p>
          </table:table-cell>
          <table:table-cell table:style-name="ce1" office:value-type="string" calcext:value-type="string">
            <text:p>Tsay akta apakurkur, aywanaq Warasta don Tomas Pantoj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llegó a la subprefectura con su acta.</text:p>
          </table:table-cell>
          <table:table-cell table:style-name="ce1" office:value-type="string" calcext:value-type="string">
            <text:p>Tsaynam chaarinaq subprefekturaman aktanw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Le dijo el subprefecto, "Ahora, hombre, te voy a dar tu orden para que hagas trabajar a toda la gente floja, flagelándoles con soga."</text:p>
          </table:table-cell>
          <table:table-cell table:style-name="ce1" office:value-type="string" calcext:value-type="string">
            <text:p>Tsaynam ninaq subprefektu, "Kananmi, shay, qushqayki ordenniki llapan qila nunakunata waskaykiwan latigushpa uryatsinayki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 ordenó a su secretario.</text:p>
          </table:table-cell>
          <table:table-cell table:style-name="ce1" office:value-type="string" calcext:value-type="string">
            <text:p>Nishpa mandarinaq sekretaryu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dijo a don Tomás, "Ven, hombre.</text:p>
          </table:table-cell>
          <table:table-cell table:style-name="ce1" office:value-type="string" calcext:value-type="string">
            <text:p>Payna don Tomasta ninaq, "Shamuy, sh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¿Sabes leer?" Así diciendo pidió su libreta.</text:p>
          </table:table-cell>
          <table:table-cell table:style-name="ce1" office:value-type="string" calcext:value-type="string">
            <text:p>Leyita yachankiku?" Nishpa mañarinaq libret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lí leyó: "No sabe leer," pues al sacar su boleto don Tomás, no le habían preguntado "¿Sabes leer o no?"</text:p>
          </table:table-cell>
          <table:table-cell table:style-name="ce1" office:value-type="string" calcext:value-type="string">
            <text:p>Tsaychawnam leyirinaq: "Mana leyita yachantsu," nishpa, porke boletuta hurquptin, tapunaqtsu, "Leyita yachankiku o manaku?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secretario le preparó el orden asi: "No hagan caso a este fiscal.</text:p>
          </table:table-cell>
          <table:table-cell table:style-name="ce1" office:value-type="string" calcext:value-type="string">
            <text:p>Sekretaryuqa ordennin rurarapunaq kaynaw: Ama kasuyaytsu kay fiska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alguien quiere, que él lo haga trabajar, pero por un sueldo.</text:p>
          </table:table-cell>
          <table:table-cell table:style-name="ce1" office:value-type="string" calcext:value-type="string">
            <text:p>Munarqa, kikin ruratsitsun pagaku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adie necesita trabajar ahora sin recibir sueldo."</text:p>
          </table:table-cell>
          <table:table-cell table:style-name="ce1" office:value-type="string" calcext:value-type="string">
            <text:p>Manam ni pi mana ganashpa uryanantsu kanan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cribiéndolo así, lo entregó a don Tomás diciéndole, "Vete, hombre.</text:p>
          </table:table-cell>
          <table:table-cell table:style-name="ce1" office:value-type="string" calcext:value-type="string">
            <text:p>Tsaynaw eskribikur, entregarinaq don Tomasta, "Eeway, sh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az trabajar a esos hombres flojos con látigo."</text:p>
          </table:table-cell>
          <table:table-cell table:style-name="ce1" office:value-type="string" calcext:value-type="string">
            <text:p>Uryatsinki latigushpa tsay qila nunakunata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 llevó al subprefecto para su firma.</text:p>
          </table:table-cell>
          <table:table-cell table:style-name="ce1" office:value-type="string" calcext:value-type="string">
            <text:p>Tsaytanash apanaq subprefektuman firm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o tomó y lo firmó rápido, sin leerlo.</text:p>
          </table:table-cell>
          <table:table-cell table:style-name="ce1" office:value-type="string" calcext:value-type="string">
            <text:p>Payqa mana leyirishpa tsarirkur, apuradu firma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espués, cuando se lo entregó, don Tomás lo leyó al salir por la puerta. Lo devolvió al escritorio del secretario.</text:p>
          </table:table-cell>
          <table:table-cell table:style-name="ce1"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se fue triste.</text:p>
          </table:table-cell>
          <table:table-cell table:style-name="ce1" office:value-type="string" calcext:value-type="string">
            <text:p>I despwes llakishqa ew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volver a Chonta, fue otra vez al teniente gobernador y le dijo, "A ver, anda ahora al agente municipal.</text:p>
          </table:table-cell>
          <table:table-cell table:style-name="ce1" office:value-type="string" calcext:value-type="string">
            <text:p>Chontaman kutikamurninna yapay aywarqunaq tenyenti gobernadorman, "Maa, kanan aywaykuy ahenti munisipal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Quizás ahora estará de humor para empezar cualquier obra.</text:p>
          </table:table-cell>
          <table:table-cell table:style-name="ce1" office:value-type="string" calcext:value-type="string">
            <text:p>Kisaa kananqa 'qallashun' ninqa imat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dos autoridades mayores conversen.</text:p>
          </table:table-cell>
          <table:table-cell table:style-name="ce1" office:value-type="string" calcext:value-type="string">
            <text:p>Ishkayki mayor kargukuna parlaya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iempo nos gana.</text:p>
          </table:table-cell>
          <table:table-cell table:style-name="ce1" office:value-type="string" calcext:value-type="string">
            <text:p>Tyempun ganamantsi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a a comenzar a llover.</text:p>
          </table:table-cell>
          <table:table-cell table:style-name="ce1" office:value-type="string" calcext:value-type="string">
            <text:p>Qallaykamunqa tamyan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o no será bueno para trabajar."</text:p>
          </table:table-cell>
          <table:table-cell table:style-name="ce1" office:value-type="string" calcext:value-type="string">
            <text:p>Tsayqa uryanapaq allinatsu kanq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teniente gobernador fue tempranito, todavía oscuro.</text:p>
          </table:table-cell>
          <table:table-cell table:style-name="ce1" office:value-type="string" calcext:value-type="string">
            <text:p>Tsaynam tenyenti gobernadorqa aywarqunaq ampiampilla quy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 llegar encontró (al agente municipal) detrás de su casa. Estaba caminando, orinando.</text:p>
          </table:table-cell>
          <table:table-cell table:style-name="ce1" office:value-type="string" calcext:value-type="string">
            <text:p>Tsaynash chaarir taririn wayin waqtanchaw ispar puri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gobernador dijo, "Don Felipe, vamos a terminar la iglesia de una vez.</text:p>
          </table:table-cell>
          <table:table-cell table:style-name="ce1" office:value-type="string" calcext:value-type="string">
            <text:p>Tsayna nin gobernadorqa, "Don Felipe, hukllari inlisyata ushaykatsish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no falta nada."</text:p>
          </table:table-cell>
          <table:table-cell table:style-name="ce1" office:value-type="string" calcext:value-type="string">
            <text:p>Manataq ni ima faltanna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on Felipe dijo, "No me fastidies aquí.</text:p>
          </table:table-cell>
          <table:table-cell table:style-name="ce1" office:value-type="string" calcext:value-type="string">
            <text:p>Tsaynaw don Felipeqa nin, "Ama kaychaw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te debo nada a ti ni a Tomás Pantoja.</text:p>
          </table:table-cell>
          <table:table-cell table:style-name="ce1" office:value-type="string" calcext:value-type="string">
            <text:p>Manam haqaykitsu kaa, ni qampa ni Tomas Pantoj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él te fastidia tanto, llévale este excremento.</text:p>
          </table:table-cell>
          <table:table-cell table:style-name="ce1" office:value-type="string" calcext:value-type="string">
            <text:p>Allaapa fastidyashuptiykiqa, kay ismaynin apapi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me fastidies.</text:p>
          </table:table-cell>
          <table:table-cell table:style-name="ce1" office:value-type="string" calcext:value-type="string">
            <text:p>Ama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al de aquí.</text:p>
          </table:table-cell>
          <table:table-cell table:style-name="ce1" office:value-type="string" calcext:value-type="string">
            <text:p>Kaypita yarq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ustedes quieren, hagan trabajar a la gente.</text:p>
          </table:table-cell>
          <table:table-cell table:style-name="ce1" office:value-type="string" calcext:value-type="string">
            <text:p>Munarqa, ruratsikuy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no debo nada a nadie."</text:p>
          </table:table-cell>
          <table:table-cell table:style-name="ce1" office:value-type="string" calcext:value-type="string">
            <text:p>Manam nuqa ni pipa haqantsu ka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teniente vino enojado (a Tomás Pantoja).</text:p>
          </table:table-cell>
          <table:table-cell table:style-name="ce1" office:value-type="string" calcext:value-type="string">
            <text:p>Tsaynam tenyentiqa waapu chaari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"Me dices 'Anda a ese hombre' para que yo esté enojado.</text:p>
          </table:table-cell>
          <table:table-cell table:style-name="ce1" office:value-type="string" calcext:value-type="string">
            <text:p>"'Qam ayway' nimanki 'tsay nunaman!' nuqa koleraku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Él no quiere.</text:p>
          </table:table-cell>
          <table:table-cell table:style-name="ce1" office:value-type="string" calcext:value-type="string">
            <text:p>Manam mu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 nosotros queremos terminar la iglesia, esperaremos hasta que le dé la gana.</text:p>
          </table:table-cell>
          <table:table-cell table:style-name="ce1" office:value-type="string" calcext:value-type="string">
            <text:p>Munarninqa shuyashun paypa ganasnin kashqanyaqsh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on Tomás decidió ir a la comisaría.</text:p>
          </table:table-cell>
          <table:table-cell table:style-name="ce1" office:value-type="string" calcext:value-type="string">
            <text:p>Tsaynash don Tomasqa pensarirqunaq pwestuman ayw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jefe en el puesto fue un cabo no más.</text:p>
          </table:table-cell>
          <table:table-cell table:style-name="ce1" office:value-type="string" calcext:value-type="string">
            <text:p>Tsayshi pwestuchaw kanaq hefe kabu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él hizo su súplica, llevándole un regalo de muchos huevos.</text:p>
          </table:table-cell>
          <table:table-cell table:style-name="ce1" office:value-type="string" calcext:value-type="string">
            <text:p>Paytana rogarqunaq atskata rurun apa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cabo los recibió alegremente.</text:p>
          </table:table-cell>
          <table:table-cell table:style-name="ce1" office:value-type="string" calcext:value-type="string">
            <text:p>Tsayna kaboqa kushishqa chaskiri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8">
          <table:table-cell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  <table:table-cell table:style-name="ce1" office:value-type="string" calcext:value-type="string">
            <text:p>I despwes llapan imanaw kashqanta willariptin, i aktata rikaaratsiptin, ordennin aparatsimunaq tenyenti gobernadorman: "Apamii ahenti munisipalta i llapan kabesillakunata kay despachuuman kay aktachaw firmayashqanta entyenditsin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on Tomás entregó el orden al gobernador.</text:p>
          </table:table-cell>
          <table:table-cell table:style-name="ce1" office:value-type="string" calcext:value-type="string">
            <text:p>Tsayna don Tomasqa entregarirqunaq ordenta gobernador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todos los cabecillas dijeron, "Nosotros estamos listos para trabajar en la capilla."</text:p>
          </table:table-cell>
          <table:table-cell table:style-name="ce1" office:value-type="string" calcext:value-type="string">
            <text:p>Tsayna llapan kabesillakuna niyaanaq, "Nuqakunaqa listum kayaa kapillachaw uryayaana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e dijeron eso, él se fue (al agente municipal).</text:p>
          </table:table-cell>
          <table:table-cell table:style-name="ce1" office:value-type="string" calcext:value-type="string">
            <text:p>Tsaynaw niyaptinna aywa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“Don Felipe, así dice el orden, para que vayas preso.</text:p>
          </table:table-cell>
          <table:table-cell table:style-name="ce1" office:value-type="string" calcext:value-type="string">
            <text:p>“Kaynawmi orden, don Felipe, presu aywanayki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Hazlos empezar la iglesia rápido.”</text:p>
          </table:table-cell>
          <table:table-cell table:style-name="ce1" office:value-type="string" calcext:value-type="string">
            <text:p>Apuradu inlisyata qallatsiy.”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elipe otra vez casi pegó al teniente.</text:p>
          </table:table-cell>
          <table:table-cell table:style-name="ce1" office:value-type="string" calcext:value-type="string">
            <text:p>Tsayna Felipeqa yapay kasi maqarqunaq tenyenti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"No me fastidies.</text:p>
          </table:table-cell>
          <table:table-cell table:style-name="ce1" office:value-type="string" calcext:value-type="string">
            <text:p>"Ama fastidya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Lleva mierda al que escribió el orden.</text:p>
          </table:table-cell>
          <table:table-cell table:style-name="ce1" office:value-type="string" calcext:value-type="string">
            <text:p>Ismayta apay orden qumuq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9">
          <table:table-cell office:value-type="string" calcext:value-type="string">
            <text:p>Yo no debo nada a nadie."</text:p>
          </table:table-cell>
          <table:table-cell table:style-name="ce1" office:value-type="string" calcext:value-type="string">
            <text:p>Manam ni pita haqantsu ka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a que estaba molesto, el teniente volvió y se fue al puesto a darles razón: "Ese hombre no quiere.</text:p>
          </table:table-cell>
          <table:table-cell table:style-name="ce1" office:value-type="string" calcext:value-type="string">
            <text:p>Tsaynaw waapu kaptinna, tenyentiqa kutiramur, aywarqunaq pwestumanna kwenta quq: "Manam tsay nunaqa mu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y así me ha dicho."</text:p>
          </table:table-cell>
          <table:table-cell table:style-name="ce1" office:value-type="string" calcext:value-type="string">
            <text:p>Kaynaw kaynawmi nimarq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, el cabo tomó su feite y pegó duro al teniente.</text:p>
          </table:table-cell>
          <table:table-cell table:style-name="ce1" office:value-type="string" calcext:value-type="string">
            <text:p>Tsaynaw, kaboqa fetinta tsarirkur allibwenu maqakiikurqunaq tenyenti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"¿Así te ha dicho? ¿No eres hombre? ¿Por qué así no has traído a ese hombre? Anda y traelo así a golpes," dijo.</text:p>
          </table:table-cell>
          <table:table-cell table:style-name="ce1" office:value-type="string" calcext:value-type="string">
            <text:p>"Konke kaynaw nishurqunki? Manaku ullqu kanki? Manaku tsaynaw apamunkiman tsay nunata? Ayway, tsaynaw apamunki a golpes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/>
            <text:p>Después de pegarlo bien le dijo, "Si no lo traes aquí mañana, te voy a echar en la cárcel. Sal de aquí, flojo."</text:p>
          </table:table-cell>
          <table:table-cell table:style-name="ce1" office:value-type="string" calcext:value-type="string">
            <text:p>Limpu wilukacharkur, nirqunaq, "Sitsun mana waray kayman chaatsimunki, qamtam karselman apatsishqayki. Kaypita, floho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teniente vino bien castigado. Y al día siguiente temprano en la mañana fue con diez agentes para llevarlo.</text:p>
          </table:table-cell>
          <table:table-cell table:style-name="ce1" office:value-type="string" calcext:value-type="string">
            <text:p>Tsayna tenyentiqa kusa kastigashqa shamuykur, waranin quyaqa madrugadu aywarqunaq chunka ahentiwan apam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día todos lo agarraron, aunque estaba muy enojado, y lo llevaron a la comisaría.</text:p>
          </table:table-cell>
          <table:table-cell table:style-name="ce1" office:value-type="string" calcext:value-type="string">
            <text:p>Tsay diyaqa waapu kaykaqta llapan tsarirkur hiqaratsiyaanaq pwes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ntregaron a ese hombre malcriado, el cabo dijo, "¿Cómo te llamas?"</text:p>
          </table:table-cell>
          <table:table-cell table:style-name="ce1" office:value-type="string" calcext:value-type="string">
            <text:p>Tsay malkreadu nunataqa chaaratsiyaptin, kaboqa nirqunaq, "Imataq hutiki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contestó, "Felipe Zarzosa."</text:p>
          </table:table-cell>
          <table:table-cell table:style-name="ce1" office:value-type="string" calcext:value-type="string">
            <text:p>Tsayna nin, "Felipe Zarzos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Tomando el acta, el cabo dijo, "¿Quién ha firmado aquí? Felipe contestó, "Yo lo he firmado por ser agente municipal."</text:p>
          </table:table-cell>
          <table:table-cell table:style-name="ce1" office:value-type="string" calcext:value-type="string">
            <text:p>Akta tsarirkurna, kabo nirqunaq, "Pitaq kaychawqa firmashqa?" Felipina nin, "Nuqam ahenti munisipal karni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cabo dijo, "¿Por qué no los haces trabajar en la iglesia si eres una autoridad y un cabecilla? Todavía así has dicho, qué tal lisura."</text:p>
          </table:table-cell>
          <table:table-cell table:style-name="ce1" office:value-type="string" calcext:value-type="string">
            <text:p>Tsayna kaboqa nirqunaq, "Imanirtaq mayor karu i kabesilla kaykar inlisyata uratsinkitsu? Todabia kaynaw nirqunki, lisur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, el cabo pegó a Felipe con puñetazos, puntapiés y con el feite.</text:p>
          </table:table-cell>
          <table:table-cell table:style-name="ce1" office:value-type="string" calcext:value-type="string">
            <text:p>Nishpa, kaboqa maqakiikurqunaq Felipetaqa hetar kutar, fetiwan shiq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teniente le acusó uno por uno las cosas que había dicho, "Come mierda y llévala."</text:p>
          </table:table-cell>
          <table:table-cell table:style-name="ce1" office:value-type="string" calcext:value-type="string">
            <text:p>I tenyentiqa llapan nishqanta limpu shimpipaykurqunaq, "Ismayta mikiy i apay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que el cabo le pegó más todavía.</text:p>
          </table:table-cell>
          <table:table-cell table:style-name="ce1" office:value-type="string" calcext:value-type="string">
            <text:p>Nishqanta, masraq kaboqa maqakuykurq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"Ahora tú mismo comerás mierda aquí en el cuartel.</text:p>
          </table:table-cell>
          <table:table-cell table:style-name="ce1" office:value-type="string" calcext:value-type="string">
            <text:p>"Kananmi kikiki mikunki kay kwartelchaw ism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que así has dicho, serás bien castigado.</text:p>
          </table:table-cell>
          <table:table-cell table:style-name="ce1" office:value-type="string" calcext:value-type="string">
            <text:p>Konke tsaynaw nirqunki, allibwenu maq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I después de comer mierda, ahora mismo vas a la cárcel."</text:p>
          </table:table-cell>
          <table:table-cell table:style-name="ce1" office:value-type="string" calcext:value-type="string">
            <text:p>I ismayta mikurir kanantaami aywanki karselma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, comenzó a hacer el oficio para encerrarlo en el calabozo.</text:p>
          </table:table-cell>
          <table:table-cell table:style-name="ce1" office:value-type="string" calcext:value-type="string">
            <text:p>Nishpa, ofisyuta rurar qallaykunaq kalabosuman llawir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se encontró en este extremo, el agente municipal rogó con lágrimas, "Don Tomás, sácame, por favor.</text:p>
          </table:table-cell>
          <table:table-cell table:style-name="ce1" office:value-type="string" calcext:value-type="string">
            <text:p>Tsaynaw tikrarirnash, ahenti munisipalqa waqallapa rogarkurqunaq, "Don Tomás, hurqaykam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comenzaremos la capilla."</text:p>
          </table:table-cell>
          <table:table-cell table:style-name="ce1" office:value-type="string" calcext:value-type="string">
            <text:p>Waraytaami qallashun kapill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elipe suplicó al cabo, "Señor, no me mande a la cárcel.</text:p>
          </table:table-cell>
          <table:table-cell table:style-name="ce1" office:value-type="string" calcext:value-type="string">
            <text:p>Tsaynash rogarqunaq Felipeqa kabutaqa, "Señor, ama karselmanqa pasatsima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lo haré empezar la iglesia hasta terminarla.</text:p>
          </table:table-cell>
          <table:table-cell table:style-name="ce1" office:value-type="string" calcext:value-type="string">
            <text:p>Waraytaami inlisyata qallatsishaq asta ushashqany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no voy a ser así</text:p>
          </table:table-cell>
          <table:table-cell table:style-name="ce1" office:value-type="string" calcext:value-type="string">
            <text:p>Mananam mas tsaynaw kallaqshaq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ñana mismo voy a hacerlos comenzar.</text:p>
          </table:table-cell>
          <table:table-cell table:style-name="ce1" office:value-type="string" calcext:value-type="string">
            <text:p>Waraytaami qallatsill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o sea malo."</text:p>
          </table:table-cell>
          <table:table-cell table:style-name="ce1" office:value-type="string" calcext:value-type="string">
            <text:p>Ama aktsay kaykuy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  <table:table-cell table:style-name="ce1" office:value-type="string" calcext:value-type="string">
            <text:p>Tsaynaw niptin, kaboqa allibwenu notifikaykur aseptanaq: "Sitsun mana waraytaa qallatsinki, waraytaa, tenyenti, kutimun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e aquí irán policías para traerlo enseguida, bien amarrado, porque esta persona aprenderá así a ser hombre.</text:p>
          </table:table-cell>
          <table:table-cell table:style-name="ce1" office:value-type="string" calcext:value-type="string">
            <text:p>Kaypitam aywanqa gwardyakuna limpu leyashqa karselman derechu apayaanampaq, porke kay nunaqa tsaynawparan yachakunqa ullqu kay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monestándole repetidas veces lo sacó del calabozo.</text:p>
          </table:table-cell>
          <table:table-cell table:style-name="ce1" office:value-type="string" calcext:value-type="string">
            <text:p>Tsaynaw chunka-chunka kunaykur qarqaramunaq kalabos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volvió aquí bien furioso, después de experimentar todo el castigo de Huaraz, un hombre completamente nuevo.</text:p>
          </table:table-cell>
          <table:table-cell table:style-name="ce1" office:value-type="string" calcext:value-type="string">
            <text:p>Tsaynash kutikamunaq allibwenu kolerashqa, Waraspita kusa maakukurikur pasaypa mushuq nun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llegar, enseguida se puso a notificar a la gente, "El trabajo comienza mañana."</text:p>
          </table:table-cell>
          <table:table-cell table:style-name="ce1" office:value-type="string" calcext:value-type="string">
            <text:p>Chaykamur ora limpu nunakunata notifikarinaq, "Uryam waray qallan,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día siguiente mismo los hizo empezar labrando troncos y moliendo yeso, muy enérgico.</text:p>
          </table:table-cell>
          <table:table-cell table:style-name="ce1" office:value-type="string" calcext:value-type="string">
            <text:p>Waraanintaashi qallaykatsinaq qirukunata labratsir, yesuta aqatsir, sellama waa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sucia</text:p>
          </table:table-cell>
          <table:table-cell table:style-name="ce1" office:value-type="string" calcext:value-type="string">
            <text:p>Mana uryaqtaqa embargar, wayinman qilakunapam yaykuykur, wallpatapis o hakatapis tsarir, tsayta uryaq nunakunapaq aruts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e hizo muy vivo por el castigo que le habían dado.</text:p>
          </table:table-cell>
          <table:table-cell table:style-name="ce1" office:value-type="string" calcext:value-type="string">
            <text:p>Allibwenu bibuyashqa kastigaratsiyaptinr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fin, de una manera u otra, terminaron la capilla.</text:p>
          </table:table-cell>
          <table:table-cell table:style-name="ce1" office:value-type="string" calcext:value-type="string">
            <text:p>Porfin imanawpis kapillata ushari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don Felipe arrastró barro hasta con su poncho.</text:p>
          </table:table-cell>
          <table:table-cell table:style-name="ce1" office:value-type="string" calcext:value-type="string">
            <text:p>Asta ponchumpash mituta qarachanaq tsay don Felipe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terminaron el techo, toda la gente contribuyó a una colecta para hacer el zócalo.</text:p>
          </table:table-cell>
          <table:table-cell table:style-name="ce1" office:value-type="string" calcext:value-type="string">
            <text:p>Tsayta techar ushariykur, llapan nuna hitapunakuyaanaq pirqata solakya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gunos lo hicieron muy alegres.</text:p>
          </table:table-cell>
          <table:table-cell table:style-name="ce1" office:value-type="string" calcext:value-type="string">
            <text:p>Wakin kushishqa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algunos lo hicieron sin dejar el barro madurar.</text:p>
          </table:table-cell>
          <table:table-cell table:style-name="ce1" office:value-type="string" calcext:value-type="string">
            <text:p>I wakinqa mana mitutapis puquts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zócalo salió feo.</text:p>
          </table:table-cell>
          <table:table-cell table:style-name="ce1" office:value-type="string" calcext:value-type="string">
            <text:p>Feyum tsay solaki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dó así mucho tiempo.</text:p>
          </table:table-cell>
          <table:table-cell table:style-name="ce1" office:value-type="string" calcext:value-type="string">
            <text:p>Tsaynawllam unay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lo hicieron con yeso.</text:p>
          </table:table-cell>
          <table:table-cell table:style-name="ce1" office:value-type="string" calcext:value-type="string">
            <text:p>Tsaypitaran yesuwan llush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lo hicieron muy muy feo.</text:p>
          </table:table-cell>
          <table:table-cell table:style-name="ce1" office:value-type="string" calcext:value-type="string">
            <text:p>Lluta llutalla rur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mil novecientos cuarentiuno, las autoridades fueron muy buenos [sic].</text:p>
          </table:table-cell>
          <table:table-cell table:style-name="ce1" office:value-type="string" calcext:value-type="string">
            <text:p>Mil novecientos cuarentiuno kayarqan alli awtoridaak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los reunieron a toda la gente en asamblea y les dijeron, "De una vez vamos a hacer el retablo para que nuestra capilla sea más bonita."</text:p>
          </table:table-cell>
          <table:table-cell table:style-name="ce1" office:value-type="string" calcext:value-type="string">
            <text:p>Paykunanam llapan nunakunata aylliikur huntachaw niyarqan, "Huklla retabluta ruratsishun, kapillantsik mas shumaq kanan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contrataron a un buen albañil, Ramón Jachilla, un hombre de Marcac.</text:p>
          </table:table-cell>
          <table:table-cell table:style-name="ce1" office:value-type="string" calcext:value-type="string">
            <text:p>Tsaynam kontratayaanaq huk alli albañil Ramón Jachilla, Markaq nu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ra yerno en Chonta.</text:p>
          </table:table-cell>
          <table:table-cell table:style-name="ce1" office:value-type="string" calcext:value-type="string">
            <text:p>Chontachaw masha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Él sacó el presupuesto para ladrillo.</text:p>
          </table:table-cell>
          <table:table-cell table:style-name="ce1" office:value-type="string" calcext:value-type="string">
            <text:p>Tsaynam tasanaq aykapa ladrillupaq kashq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esto, volvió (a Marcac) diciendo, "Avisenme cuando el trabajo preliminario está listo."</text:p>
          </table:table-cell>
          <table:table-cell table:style-name="ce1" office:value-type="string" calcext:value-type="string">
            <text:p>Tsayta niriykurlla kutikunaq, "Willakayaamunki tinkuratsir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Jalaron ladrillos, mil quinientos de ellos.</text:p>
          </table:table-cell>
          <table:table-cell table:style-name="ce1" office:value-type="string" calcext:value-type="string">
            <text:p>Ladrilluta sutariyaanaq waranqa pitsqa pach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ste número estaba completo, fueron a quemarlos.</text:p>
          </table:table-cell>
          <table:table-cell table:style-name="ce1" office:value-type="string" calcext:value-type="string">
            <text:p>Tinkuratsir kewarikur ayw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, otra vez avisaron al albañil.</text:p>
          </table:table-cell>
          <table:table-cell table:style-name="ce1" office:value-type="string" calcext:value-type="string">
            <text:p>Yapay willakaa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vino y empezó el zócalo en el atrio y en el altar mayor.</text:p>
          </table:table-cell>
          <table:table-cell table:style-name="ce1" office:value-type="string" calcext:value-type="string">
            <text:p>Tsaynam shamur qallarqan sokaluta waqtachaw i altar mayor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moró mucho tiempo en eso.</text:p>
          </table:table-cell>
          <table:table-cell table:style-name="ce1" office:value-type="string" calcext:value-type="string">
            <text:p>Puntata rurarqan waqtata. Alli unaymi tsaychaw nak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erminó eso, y apenas había empezado la bóveda cuando una enfermedad lo agarró.</text:p>
          </table:table-cell>
          <table:table-cell table:style-name="ce1" office:value-type="string" calcext:value-type="string">
            <text:p>Tsayta ushaykunaq apenas bobedantin, qishya tsarirk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no mejoró.</text:p>
          </table:table-cell>
          <table:table-cell table:style-name="ce1" office:value-type="string" calcext:value-type="string">
            <text:p>Tsayllanam manana kachakaanaq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urió con esa enfermedad sin terminar el contrato.</text:p>
          </table:table-cell>
          <table:table-cell table:style-name="ce1" office:value-type="string" calcext:value-type="string">
            <text:p>Tsay hipakuykarllana wanukuykurqan manaraq kontratuta usha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por mucho tiempo buscaron a otro.</text:p>
          </table:table-cell>
          <table:table-cell table:style-name="ce1" office:value-type="string" calcext:value-type="string">
            <text:p>Tsaypitam unaytaraq ashiyaanaq mas hukt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ncontraron a uno llamado Guillermo Aguilar, un albañil de Acu Vichay.</text:p>
          </table:table-cell>
          <table:table-cell table:style-name="ce1" office:value-type="string" calcext:value-type="string">
            <text:p>l taririyarqan Guillermo Aguilar nishqanta, Aqu Witsay albañi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mpezaron el retablo de adentro.</text:p>
          </table:table-cell>
          <table:table-cell table:style-name="ce1" office:value-type="string" calcext:value-type="string">
            <text:p>Tsaynam qallarqan ruri retabluta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todavía no había retablo ni bóveda encima, había misa en las fiestas.</text:p>
          </table:table-cell>
          <table:table-cell table:style-name="ce1" office:value-type="string" calcext:value-type="string">
            <text:p>Manaraq retablu, hanan bobeda kaptinmi, misa kanaq fyestakuna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  <table:table-cell table:style-name="ce1" office:value-type="string" calcext:value-type="string">
            <text:p>Tsaymi huk bes padre Dolores Victoriano Pineda misata ruraykaptin huk tsakishqa mitu hiqamur rataykamunaq kikin pukllukshuchaw allibwenu fwert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  <table:table-cell table:style-name="ce1" office:value-type="string" calcext:value-type="string">
            <text:p>Tsaynam señor Pineda ninaq, "Kananqa manam mas kaychaw misata ruraatsu asta bobedata rurayashqaykiyaq, kaylaya piqaachaw mitu ratakamarq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las autoridades son tales que no sé cómo he de hablarles.</text:p>
          </table:table-cell>
          <table:table-cell table:style-name="ce1" office:value-type="string" calcext:value-type="string">
            <text:p>Qam awtoridaakunaqa imanaw parlapanaachi kakuyan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oyen cuando se les dice es necesario tener bóveda encima del altar.</text:p>
          </table:table-cell>
          <table:table-cell table:style-name="ce1" office:value-type="string" calcext:value-type="string">
            <text:p>Mana wiyayankitsu, allaapa nesesaryum bobeda altar hananchaw ni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o voy a volver más a celebrar misa en este pueblo."</text:p>
          </table:table-cell>
          <table:table-cell table:style-name="ce1" office:value-type="string" calcext:value-type="string">
            <text:p>Manam mas kutimushaqtsu kay markaman misa rur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diciendo se fue enojado.</text:p>
          </table:table-cell>
          <table:table-cell table:style-name="ce1" office:value-type="string" calcext:value-type="string">
            <text:p>Nishpa ewkunaq piñ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que esta gente decidió hacer la bóveda encima del altar mayor.</text:p>
          </table:table-cell>
          <table:table-cell table:style-name="ce1" office:value-type="string" calcext:value-type="string">
            <text:p>Tsaynawparan kay nunakuna pensayarqan altar mayor hanan bobed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Lo mismo contribuyeron chaclla, cincuenta por persona, recogiendo carrizo, contsi o japru.</text:p>
          </table:table-cell>
          <table:table-cell table:style-name="ce1" office:value-type="string" calcext:value-type="string">
            <text:p>Lomismu hitapunakuyarqan tsaqllata pitsqa chunka pura, shuqushta, quntsita o hapruta limpu ayllur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la misma manera recogieron soguilla.</text:p>
          </table:table-cell>
          <table:table-cell table:style-name="ce1" office:value-type="string" calcext:value-type="string">
            <text:p>Hina aylluyarqan chilliw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todos los materiales estaban listos, empezaron a tejer.</text:p>
          </table:table-cell>
          <table:table-cell table:style-name="ce1" office:value-type="string" calcext:value-type="string">
            <text:p>Llapan prontakaariptin qallaykuyarqan aw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ese trabajo el albañil fue don Tomás Pantoja.</text:p>
          </table:table-cell>
          <table:table-cell table:style-name="ce1" office:value-type="string" calcext:value-type="string">
            <text:p>Tsaychaw maestru kanaq don Tomas Pantoj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yeso lo compraron por era, rocas grandes.</text:p>
          </table:table-cell>
          <table:table-cell table:style-name="ce1" office:value-type="string" calcext:value-type="string">
            <text:p>I yesuta rantiyaanaq eraypa hatusaq qa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s rompieron y las quemaron en la pampa de la plaza.</text:p>
          </table:table-cell>
          <table:table-cell table:style-name="ce1" office:value-type="string" calcext:value-type="string">
            <text:p>Tsayta pakirikur kuwayaanaq plasa pampach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todos los viejos y los viudos lo molieron.</text:p>
          </table:table-cell>
          <table:table-cell table:style-name="ce1" office:value-type="string" calcext:value-type="string">
            <text:p>I despwes llapan awkiskuna i byudukuna aq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o hicieron hasta la mitad de la bóveda.</text:p>
          </table:table-cell>
          <table:table-cell table:style-name="ce1" office:value-type="string" calcext:value-type="string">
            <text:p>Tsaywanmi mitaayaq bobedata rur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sí no más quedó mucho tiempo.</text:p>
          </table:table-cell>
          <table:table-cell table:style-name="ce1" office:value-type="string" calcext:value-type="string">
            <text:p>I tsaynawllam karqan alli un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on Guillermo Aguilar empezó el retablo.</text:p>
          </table:table-cell>
          <table:table-cell table:style-name="ce1" office:value-type="string" calcext:value-type="string">
            <text:p>Don Guillermo Aguilar qallaykurqan retabl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s los republicanos le dieron de comer en la mañana, a las doce y en la tarde.</text:p>
          </table:table-cell>
          <table:table-cell table:style-name="ce1" office:value-type="string" calcext:value-type="string">
            <text:p>Payta llapan republika nunam qarayarqan quyapa, las dosi i tardi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ambién demoró mucho tiempo en hacer ese retablo.</text:p>
          </table:table-cell>
          <table:table-cell table:style-name="ce1" office:value-type="string" calcext:value-type="string">
            <text:p>Paypis alli unaymi demorarqan tsay retabluta rur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fin lo terminó.</text:p>
          </table:table-cell>
          <table:table-cell table:style-name="ce1" office:value-type="string" calcext:value-type="string">
            <text:p>Porfin ushayk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on Tomás Pantoja lo ayudó también cada día.</text:p>
          </table:table-cell>
          <table:table-cell table:style-name="ce1" office:value-type="string" calcext:value-type="string">
            <text:p>I don Tomas Pantojam paytapis yanaparqan kada h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terminó más rápido.</text:p>
          </table:table-cell>
          <table:table-cell table:style-name="ce1" office:value-type="string" calcext:value-type="string">
            <text:p>Tsaynawpam mas prontu usha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Dos padrinos pagaron a ese albañil, don Daniel Córdova cincuenticinco soles, y Eustequio Córdova cuarenticinco soles.</text:p>
          </table:table-cell>
          <table:table-cell table:style-name="ce1" office:value-type="string" calcext:value-type="string">
            <text:p>Tsay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solamente cien soles hizo ese retablo don Guillermo Aguilar en aquel entonces.</text:p>
          </table:table-cell>
          <table:table-cell table:style-name="ce1" office:value-type="string" calcext:value-type="string">
            <text:p>Huk pachakllapaqmi tsaypin tyempu ruranaq tsay retabluta don Guillermo Aguil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eso se terminó, faltó todavía el piso.</text:p>
          </table:table-cell>
          <table:table-cell table:style-name="ce1" office:value-type="string" calcext:value-type="string">
            <text:p>Tsay rurakaariptinpis, faltarqan patsan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adie ni pensó en eso.</text:p>
          </table:table-cell>
          <table:table-cell table:style-name="ce1" office:value-type="string" calcext:value-type="string">
            <text:p>Tsaypaqqa manam ni pi yarparq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a gente salía del rezo y de misa, estaban muy sucios con tierra.</text:p>
          </table:table-cell>
          <table:table-cell table:style-name="ce1"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fue por mucho tiempo.</text:p>
          </table:table-cell>
          <table:table-cell table:style-name="ce1" office:value-type="string" calcext:value-type="string">
            <text:p>Tsaynawllam karqan alli un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  <table:table-cell table:style-name="ce1" office:value-type="string" calcext:value-type="string">
            <text:p>Don Shanti Pantoja ishkay chunka watayuq i kasaduna kaykarnam winay mayinkunata parlaparqan, "Huk komiteeta formashun kapillantsikta mas mehoranapaq puntata kay patsanta, allaapa rakchataakun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uando se reunieron bastantes jóvenes, se fundó el Comité Pro Templo San Santiago de Chontayoc.</text:p>
          </table:table-cell>
          <table:table-cell table:style-name="ce1" office:value-type="string" calcext:value-type="string">
            <text:p>Tsaymi atskaq-atskaq hobenkuna ayllukaariptin, hundakarqan komitee pro templo San Santiago de Chontayo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ése don Shanti Pantoja fue presidente, el vicepresidente fue don Jorge Caushi, y los secretarios fueron don Carmelo Pantoja y Marcelino Reyes.</text:p>
          </table:table-cell>
          <table:table-cell table:style-name="ce1" office:value-type="string" calcext:value-type="string">
            <text:p>Tsaychaw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si todos los hombres de Chonta firmaron para ser socios.</text:p>
          </table:table-cell>
          <table:table-cell table:style-name="ce1" office:value-type="string" calcext:value-type="string">
            <text:p>Kasi llapan Chonta nunam firmayarqan sosyu ka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 esa reunión decidieron que los socios pagarían cinco reales cada mes para el fondo.</text:p>
          </table:table-cell>
          <table:table-cell table:style-name="ce1" office:value-type="string" calcext:value-type="string">
            <text:p>Tsay huntachawnam parlayarqan sosyukuna kada killa pitsqa realta pagayaananpaq hondu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algunos no pagaron ni medio.</text:p>
          </table:table-cell>
          <table:table-cell table:style-name="ce1" office:value-type="string" calcext:value-type="string">
            <text:p>I wakinkunaqa manam ni medyuta paga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n socios solamente en nombre.</text:p>
          </table:table-cell>
          <table:table-cell table:style-name="ce1" office:value-type="string" calcext:value-type="string">
            <text:p>Hutikushqalla kaku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res años se recogió el dinero.</text:p>
          </table:table-cell>
          <table:table-cell table:style-name="ce1" office:value-type="string" calcext:value-type="string">
            <text:p>Kima watam ayllukarqan qill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a plata pavimentamos el piso de la iglesia.</text:p>
          </table:table-cell>
          <table:table-cell table:style-name="ce1" office:value-type="string" calcext:value-type="string">
            <text:p>Tsaywanmi iglesyapa patsanta pabiment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ntes que se hiciera eso, habia mucha tierra.</text:p>
          </table:table-cell>
          <table:table-cell table:style-name="ce1" office:value-type="string" calcext:value-type="string">
            <text:p>Manaraq tsay rurakaptin allaapa allpan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que iban a rezar y a oir misa salían muy sucios con tierra.</text:p>
          </table:table-cell>
          <table:table-cell table:style-name="ce1" office:value-type="string" calcext:value-type="string">
            <text:p>Resakuqkuna i misa wiyaqkunapis limpu allpa puru yarqayaam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o eso nos hizo pensar en hacer el piso con cemento.</text:p>
          </table:table-cell>
          <table:table-cell table:style-name="ce1" office:value-type="string" calcext:value-type="string">
            <text:p>Tsay llapanmi pensatsiyaamarqan sementuwan ruratsiyaa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o no más hicimos con ese comité.</text:p>
          </table:table-cell>
          <table:table-cell table:style-name="ce1" office:value-type="string" calcext:value-type="string">
            <text:p>Tsayllatam ruratsiyarqaa tsay sosyu karni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  <table:table-cell table:style-name="ce1" office:value-type="string" calcext:value-type="string">
            <text:p>I despwes ichik mas ayllukaariptin, padre Leopoldupita rantiyarqaa ornamentu berdita i huk albata, i sobrawan chusku sillet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no más algunas personas flojas desanimaron a todos los socios.</text:p>
          </table:table-cell>
          <table:table-cell table:style-name="ce1" office:value-type="string" calcext:value-type="string">
            <text:p>Tsayllachawnam qila nunakuna llapan sosyuta qilanaarats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bandonaron todo el proyecto.</text:p>
          </table:table-cell>
          <table:table-cell table:style-name="ce1" office:value-type="string" calcext:value-type="string">
            <text:p>Limpu llapan dehar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se terminó eso, el techo de la iglesia se había vuelto muy viejo.</text:p>
          </table:table-cell>
          <table:table-cell table:style-name="ce1" office:value-type="string" calcext:value-type="string">
            <text:p>Tsay rurakaariptin, iglesyapa techunnam limpu awkisyaaku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nadie ni habló de eso.</text:p>
          </table:table-cell>
          <table:table-cell table:style-name="ce1" office:value-type="string" calcext:value-type="string">
            <text:p>Tsayta manam ni pi parlaku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don Shanti entró como agente municipal, pensó en eso primero.</text:p>
          </table:table-cell>
          <table:table-cell table:style-name="ce1" office:value-type="string" calcext:value-type="string">
            <text:p>Don Shanti ahenti munisipal yaykurirnam, tsayta primeru pens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cuando toda la gente estaba reunida en una asamblea, les dijo, "Vamos a hacer esto primero.</text:p>
          </table:table-cell>
          <table:table-cell table:style-name="ce1" office:value-type="string" calcext:value-type="string">
            <text:p>I llapan nunakunata limpu huntaman ayllurir nirqan, "Kayta rurashun punt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a la gente lo aceptó.</text:p>
          </table:table-cell>
          <table:table-cell table:style-name="ce1" office:value-type="string" calcext:value-type="string">
            <text:p>Llapan nuna asept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l fin del mes de mayo empezó las tejas.</text:p>
          </table:table-cell>
          <table:table-cell table:style-name="ce1" office:value-type="string" calcext:value-type="string">
            <text:p>I mayu killa ushariptin qallarqan teh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rabajando continuemente, rápido completamos el número necesario.</text:p>
          </table:table-cell>
          <table:table-cell table:style-name="ce1" office:value-type="string" calcext:value-type="string">
            <text:p>Segidu rurarmi ratu tinkurats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quemaron antes del 28 de julio.</text:p>
          </table:table-cell>
          <table:table-cell table:style-name="ce1" office:value-type="string" calcext:value-type="string">
            <text:p>Manaraq 28 de hulyu kaptinmi kaya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señor obispo nos dio madera de la hacienda del seminario.</text:p>
          </table:table-cell>
          <table:table-cell table:style-name="ce1" office:value-type="string" calcext:value-type="string">
            <text:p>I qirukunatanam quyamarqan señor obispu seminaryu asyenda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on Herminio Cochachin compró el carrizo, cuarenta cargas, de Pariacoto.</text:p>
          </table:table-cell>
          <table:table-cell table:style-name="ce1" office:value-type="string" calcext:value-type="string">
            <text:p>I shuqushtanam rantimurqan don Herminio Cochachin, chusku chunka kargata Paryakot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perando a que lo mandara traer, nos hicimos muy tarde.</text:p>
          </table:table-cell>
          <table:table-cell table:style-name="ce1" office:value-type="string" calcext:value-type="string">
            <text:p>Tsayta apatsimunanta shuyarakurmi limpu tardiku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el 18 de noviembre yo mismo fui todavía para traerlo.</text:p>
          </table:table-cell>
          <table:table-cell table:style-name="ce1" office:value-type="string" calcext:value-type="string">
            <text:p>I 18 de nobyembri kikii aywakurran ap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los camiones cobraron demasiado, fui en un camión viejo, amarrando sus ruedas con soguilla.</text:p>
          </table:table-cell>
          <table:table-cell table:style-name="ce1" office:value-type="string" calcext:value-type="string">
            <text:p>Kamyonkuna allaapa atskata kobrakuyaptin, aywarqaa huk awkislla kamyonwan, rwedankunatapis chilliiwallawan leyar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Fuimos a las doce y llegamos allí abajo a Pariacoto a las cinco de la tarde.</text:p>
          </table:table-cell>
          <table:table-cell table:style-name="ce1" office:value-type="string" calcext:value-type="string">
            <text:p>Aywakuyarqaa las dosinam i Paryakotuman charpuyarqaa las sinku de la tard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i cenamos, y después comenzamos a cargar.</text:p>
          </table:table-cell>
          <table:table-cell table:style-name="ce1" office:value-type="string" calcext:value-type="string">
            <text:p>Tsaychaw senakurkur, kargar qallaykaya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a que el carrizo estaba tirado al lado de la carretera, estaba tapado con polvo.</text:p>
          </table:table-cell>
          <table:table-cell table:style-name="ce1" office:value-type="string" calcext:value-type="string">
            <text:p>Karetera kuchunllachaw kaptin, limpu allpapis nitishqa k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todos modos, de una manera u otra cargamos las cuarenta cargas.</text:p>
          </table:table-cell>
          <table:table-cell table:style-name="ce1" office:value-type="string" calcext:value-type="string">
            <text:p>Hinam imanawpis kargayaamurqaa chusku chunka karg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nueve salimos de Pariacoto.</text:p>
          </table:table-cell>
          <table:table-cell table:style-name="ce1" office:value-type="string" calcext:value-type="string">
            <text:p>Las nwebinam yarqarayaamurqaa Paryakotu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inimos manejando toda la noche.</text:p>
          </table:table-cell>
          <table:table-cell table:style-name="ce1" office:value-type="string" calcext:value-type="string">
            <text:p>Waraatsiq shamuyku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Punta Callan el chofer dijo, "Tengo sueño," y se puso a dormir.</text:p>
          </table:table-cell>
          <table:table-cell table:style-name="ce1" office:value-type="string" calcext:value-type="string">
            <text:p>Qallan Puntachawnam chofer "pununaami" nir, punuramur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ando esa vuelta vimos qué lindo es Huarez todo iluminado.</text:p>
          </table:table-cell>
          <table:table-cell table:style-name="ce1" office:value-type="string" calcext:value-type="string">
            <text:p>Tsayta waqtaramur rikaarayaamurqaa Warasta shumaq aktsikuykaq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maneció cuando vinimos a Cocha.</text:p>
          </table:table-cell>
          <table:table-cell table:style-name="ce1" office:value-type="string" calcext:value-type="string">
            <text:p>Patsa waraarirqan Qochaqta sharaykaayaamupti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legamos a Huaraz bien temprano.</text:p>
          </table:table-cell>
          <table:table-cell table:style-name="ce1" office:value-type="string" calcext:value-type="string">
            <text:p>Warasman chaarayaamurqaa pasaypa quya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pasamos directamente a Shirapoco.</text:p>
          </table:table-cell>
          <table:table-cell table:style-name="ce1" office:value-type="string" calcext:value-type="string">
            <text:p>I derechu pasariyarqaa Shirapuq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lí se estacionó el camión.</text:p>
          </table:table-cell>
          <table:table-cell table:style-name="ce1" office:value-type="string" calcext:value-type="string">
            <text:p>Tsaychaw kamyon tayku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ara que la gente se diera cuenta (arriba en Chontayoc), tocó el claxon.</text:p>
          </table:table-cell>
          <table:table-cell table:style-name="ce1" office:value-type="string" calcext:value-type="string">
            <text:p>Nunakuna maakuyaanampaq, awtuta waqats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 Chonta lo oyeron y contestaron tocando la campana.</text:p>
          </table:table-cell>
          <table:table-cell table:style-name="ce1" office:value-type="string" calcext:value-type="string">
            <text:p>Tsaytanam Chontachaw maakuriyarqan kampanata tokar qayana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a gente bajó.</text:p>
          </table:table-cell>
          <table:table-cell table:style-name="ce1" office:value-type="string" calcext:value-type="string">
            <text:p>Nunakuna hiqaraya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amarrando el carrizo, lo pasaron sobre el rio.</text:p>
          </table:table-cell>
          <table:table-cell table:style-name="ce1" office:value-type="string" calcext:value-type="string">
            <text:p>Tsaymi shuqushta shullqaypa pasatsiyarqaa mayu hanan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de llevarlo, empezamos desarmando (el techo de) la iglesia.</text:p>
          </table:table-cell>
          <table:table-cell table:style-name="ce1" office:value-type="string" calcext:value-type="string">
            <text:p>Tsayta ashtariykurmi qallaykuyarqaa kapillata tuql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legamos al domingo, y si no hubiéramos trabajado el domingo, la lluvia hubiera malogrado completamente las paredes y la bóveda.</text:p>
          </table:table-cell>
          <table:table-cell table:style-name="ce1" office:value-type="string" calcext:value-type="string">
            <text:p>Tsaymi chaakuriyarqaa dominguman, i mana domingu uryarqa allaapa tamya limpu pirqata i bobedata piqtu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yo fui al padre párroco a pedir permiso para trabajar el domingo.</text:p>
          </table:table-cell>
          <table:table-cell table:style-name="ce1" office:value-type="string" calcext:value-type="string">
            <text:p>Tsaynam aywarqaa padre parukuman domingupa uryayaanaapaq permisu mañ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o expliqué todo, él consintió.</text:p>
          </table:table-cell>
          <table:table-cell table:style-name="ce1" office:value-type="string" calcext:value-type="string">
            <text:p>Tsaymi pay limpu kaayiratsiptii, "Bwenu" nim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trabajamos ese día santo.</text:p>
          </table:table-cell>
          <table:table-cell table:style-name="ce1" office:value-type="string" calcext:value-type="string">
            <text:p>Tsaynawpam tsay santu hunaq ury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i no hubiera habido la lluvia, no hubiéramos trabajado el domingo.</text:p>
          </table:table-cell>
          <table:table-cell table:style-name="ce1" office:value-type="string" calcext:value-type="string">
            <text:p>Mana tamya kaptinqa, manachi domingu uryayaamantsu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con el permiso del padre Arnaldo trabajamos tranquilamente.</text:p>
          </table:table-cell>
          <table:table-cell table:style-name="ce1" office:value-type="string" calcext:value-type="string">
            <text:p>Peru padre Arnoldupa permisunwanmi trankilu ury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unes en la tarde terminamos todo ese trabajo.</text:p>
          </table:table-cell>
          <table:table-cell table:style-name="ce1" office:value-type="string" calcext:value-type="string">
            <text:p>Lunis tardinam ushariyarqaa tsay llapan trabah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a tarde había una gran fiesta, con banda de músicos, caja, flauta y rayán.</text:p>
          </table:table-cell>
          <table:table-cell table:style-name="ce1" office:value-type="string" calcext:value-type="string">
            <text:p>Tsay tardi kusam fyesta kaykurqan, banda musiku, kaha, flawta i ray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artes guardamos cuidadosamente todo lo que había sobrado y el carrizo también.</text:p>
          </table:table-cell>
          <table:table-cell table:style-name="ce1" office:value-type="string" calcext:value-type="string">
            <text:p>Martischawnam gwardapakuyarqaa llapan sobrakunata i shuqusht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daron casi veinte cargas de carrizo.</text:p>
          </table:table-cell>
          <table:table-cell table:style-name="ce1" office:value-type="string" calcext:value-type="string">
            <text:p>Kedaykurqan kasi ishkay chunka kargam shuqush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a que eran largos, un poco no más alcanzó.</text:p>
          </table:table-cell>
          <table:table-cell table:style-name="ce1" office:value-type="string" calcext:value-type="string">
            <text:p>Hatusaq karmi wallkalla ts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 aquel tiempo la gente era muy dócil.</text:p>
          </table:table-cell>
          <table:table-cell table:style-name="ce1" office:value-type="string" calcext:value-type="string">
            <text:p>Tsaypin tyempu allaapa shumaqmi nunakuna k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da día cincuenta o sesenta personas trabajaron.</text:p>
          </table:table-cell>
          <table:table-cell table:style-name="ce1" office:value-type="string" calcext:value-type="string">
            <text:p>Kada hunaq pitsqa o huqta chunkam nunakuna ury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habían reparado ese techo de la iglesia, todavía faltó la bóveda.</text:p>
          </table:table-cell>
          <table:table-cell table:style-name="ce1" office:value-type="string" calcext:value-type="string">
            <text:p>Tsay inlisyapa techunta altsariyaptinpis, faltarqan bobeda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e año ya no pudimos hacer más.</text:p>
          </table:table-cell>
          <table:table-cell table:style-name="ce1" office:value-type="string" calcext:value-type="string">
            <text:p>I tsay wata manam pwediyarqaanatsu mas rura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 fin de ese año, todas las autoridades nos cambiamos.</text:p>
          </table:table-cell>
          <table:table-cell table:style-name="ce1" office:value-type="string" calcext:value-type="string">
            <text:p>Tsay wata tinkuramuptin, llapaa karguukuna limpu kambyaku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e año las nuevas autoridades no hicieron trabajar a la gente.</text:p>
          </table:table-cell>
          <table:table-cell table:style-name="ce1" office:value-type="string" calcext:value-type="string">
            <text:p>I tsay wata mushuq kargukuna manam ni imata ruratsiyarq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próximo año otra vez me nombraron teniente gobernador.</text:p>
          </table:table-cell>
          <table:table-cell table:style-name="ce1" office:value-type="string" calcext:value-type="string">
            <text:p>Mas huk shamuq watachawnam yapay nombrayaamarqan tenyenti gobernador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agente municipal fue un hombre muy irresponsable.</text:p>
          </table:table-cell>
          <table:table-cell table:style-name="ce1" office:value-type="string" calcext:value-type="string">
            <text:p>Peru ahenti munisipalnam karqan allaapa mana kasuku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l quería que todo fuera para su propio beneficio no más.</text:p>
          </table:table-cell>
          <table:table-cell table:style-name="ce1" office:value-type="string" calcext:value-type="string">
            <text:p>Kikinllapaq imapis kananta m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e año yo congregué a toda la gente y les dije en asamblea, "Este año vamos a hacer de una vez la bóveda de nuestra iglesia."</text:p>
          </table:table-cell>
          <table:table-cell table:style-name="ce1" office:value-type="string" calcext:value-type="string">
            <text:p>Tsay watanam nuqana llapan nunakunata aylluriykur nirqaa huntachawna, "Kay watachawqa inlisyantsikpa bobedanta huklla ruraykatsish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Toda la gente estaba de acuerdo.</text:p>
          </table:table-cell>
          <table:table-cell table:style-name="ce1" office:value-type="string" calcext:value-type="string">
            <text:p>Llapan nuna "Allim kanqa," n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entonces todos los casados contribuimos treinta soles cada uno, para contratar un albañil y para pagar los otros gastos con ese dinero.</text:p>
          </table:table-cell>
          <table:table-cell table:style-name="ce1" office:value-type="string" calcext:value-type="string">
            <text:p>I tsaynam llapan kasaduta hitapuyarqaa kima chunka soltayan, tsaywan albañilta i mas faltakunata ranti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mandé unos agentes a un albañil conocido para que nos hiciera el presupuesto.</text:p>
          </table:table-cell>
          <table:table-cell table:style-name="ce1" office:value-type="string" calcext:value-type="string">
            <text:p>Tsaynam mandarqaa ahentikunata huk riqishqa albañilman, maa aykapaqshi ruramunqa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es agentes fueron.</text:p>
          </table:table-cell>
          <table:table-cell table:style-name="ce1" office:value-type="string" calcext:value-type="string">
            <text:p>Tsaynam aywayarqan kim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jeron a Emilio Vargas.</text:p>
          </table:table-cell>
          <table:table-cell table:style-name="ce1" office:value-type="string" calcext:value-type="string">
            <text:p>Chaaratsiyaamurqan Emilio Vargas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e tarde cuando tocamos la campana, gran número de personas se reunió.</text:p>
          </table:table-cell>
          <table:table-cell table:style-name="ce1" office:value-type="string" calcext:value-type="string">
            <text:p>Tsay tardipa kampanata tokaratsiyaptii, alli atska nunakuna ayllukarayan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le dije, "¿Por cuánto podría usted hacer nuestra bóveda por contrato?"</text:p>
          </table:table-cell>
          <table:table-cell table:style-name="ce1" office:value-type="string" calcext:value-type="string">
            <text:p>Tsaynam niyarqaa, "Bekapaqtaq kontratupa kay bobedaakunata ruraykamunkiman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on Emilio hizo su estudio.</text:p>
          </table:table-cell>
          <table:table-cell table:style-name="ce1" office:value-type="string" calcext:value-type="string">
            <text:p>Don Emilio niyaptinnam, tas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4">
          <table:table-cell office:value-type="string" calcext:value-type="string">
            <text:p>Dijo, "Haré esto muy bonito por tres mil quinientos soles, si ustedes me ayudan cada día.</text:p>
          </table:table-cell>
          <table:table-cell table:style-name="ce1" office:value-type="string" calcext:value-type="string">
            <text:p>Kayta alli shumaq ruramushaq, kada hunaq yanapayaamaptiq kima waranqa pitsqa pachakllapaqmi.</text:p>
            <text:p/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0">
          <table:table-cell office:value-type="string" calcext:value-type="string">
            <text:p>Eso es barato."</text:p>
          </table:table-cell>
          <table:table-cell table:style-name="ce1" office:value-type="string" calcext:value-type="string">
            <text:p>Tsay baratu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toda la gente quedó asustada.</text:p>
          </table:table-cell>
          <table:table-cell table:style-name="ce1" office:value-type="string" calcext:value-type="string">
            <text:p>Tsaynam llapan nuna limpu mantsakaa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"Nosotros ¿de dónde le vamos a pagar tanto? ¿Y con qué vamos a comprar yeso todavía? O si no, si quiere cobrar tanto, que él no más pague el yeso también."</text:p>
          </table:table-cell>
          <table:table-cell table:style-name="ce1" office:value-type="string" calcext:value-type="string">
            <text:p>"Nuqantsik maypitam tsaytsikata pagashun payta? I yesutaqa imawantaq rantishun? O mana tsayqa payllana tsaytsikata kobrakurqa, churatsun yesutapis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e rogamos, "Rebaja ese precio pues. No podemos pagar tanto. Es mucho."</text:p>
          </table:table-cell>
          <table:table-cell table:style-name="ce1" office:value-type="string" calcext:value-type="string">
            <text:p>Tsaynam rogayarqaa allaapam, "Tsay rebahariykuyri. Manam tsaytsikata pagayta pwediyaatsu. Allaapam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cuando le suplicamos, bajó a tres mil.</text:p>
          </table:table-cell>
          <table:table-cell table:style-name="ce1" office:value-type="string" calcext:value-type="string">
            <text:p>Tsaynam rogayaptii bahamurqan kima waranq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Ni eso tampoco fue favorable a nosotros.</text:p>
          </table:table-cell>
          <table:table-cell table:style-name="ce1" office:value-type="string" calcext:value-type="string">
            <text:p>Ni tsaypis balorayarqa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ra mucho.</text:p>
          </table:table-cell>
          <table:table-cell table:style-name="ce1" office:value-type="string" calcext:value-type="string">
            <text:p>Allaapam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le dijimos, "De otro modo quizás sería mejor si lo dejáramos.</text:p>
          </table:table-cell>
          <table:table-cell table:style-name="ce1" office:value-type="string" calcext:value-type="string">
            <text:p>Tsaynam niyarqaa, "Mana tsayqa deharishunch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 mucho."</text:p>
          </table:table-cell>
          <table:table-cell table:style-name="ce1" office:value-type="string" calcext:value-type="string">
            <text:p>Allaap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nos dijo, "Si no, voy a trabajar por día no más."</text:p>
          </table:table-cell>
          <table:table-cell table:style-name="ce1" office:value-type="string" calcext:value-type="string">
            <text:p>Tsaynam niyaamarqa, "Mana tsayqa diyayllapa hina uryamush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hicimos el contrato.</text:p>
          </table:table-cell>
          <table:table-cell table:style-name="ce1" office:value-type="string" calcext:value-type="string">
            <text:p>Tsaynaw kontratuta rurar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Inmediatamente le pagamos adelanto de doscientos soles.</text:p>
          </table:table-cell>
          <table:table-cell table:style-name="ce1" office:value-type="string" calcext:value-type="string">
            <text:p>Inmedyatamente adelantariyarqaa ishkay pachak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fijamos el día para empezar a trabajar, con un mes de retraso.</text:p>
          </table:table-cell>
          <table:table-cell table:style-name="ce1" office:value-type="string" calcext:value-type="string">
            <text:p>I despwes señalariyarqaa huk killata trabahar qallaykam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ada domingo cuando fuimos a la reunión en la subprefectura, el subprefecto decia, "Si quieren llevar a cabo cualquier obra en su pueblo, presenten un oficio al prefecio.</text:p>
          </table:table-cell>
          <table:table-cell table:style-name="ce1" office:value-type="string" calcext:value-type="string">
            <text:p>Kada domingu huntaman subprefekturata aywayaptiinam, pay nirqan, "Imata markaykikunachaw ruratsita munarqa, prefekturaman presentayay huk ofisy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lo pasará a Cooperación Popular."</text:p>
          </table:table-cell>
          <table:table-cell table:style-name="ce1" office:value-type="string" calcext:value-type="string">
            <text:p>Paymi pasatsinqa Cooperación Popularma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  <table:table-cell table:style-name="ce1" office:value-type="string" calcext:value-type="string">
            <text:p>Tsaynaw niptin, nuqaqa kushishqa ofisyuta rurarir presentarirqaa prefekturaman: "Kapillapaqmi nesesitayaa pitsqa tonelada yesu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Cuando entregué el oficio, el hombre que trabajaba en la mesa de partes me dijo, "Vuelve dentro de una semana.</text:p>
          </table:table-cell>
          <table:table-cell table:style-name="ce1" office:value-type="string" calcext:value-type="string">
            <text:p>Tsaynaw ofisyuta entregariptii, mesa de partichaw uryaq nuna niman, "Kutimunki kanann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ncontrarás al prefecto mismo."</text:p>
          </table:table-cell>
          <table:table-cell table:style-name="ce1" office:value-type="string" calcext:value-type="string">
            <text:p>Tsayran tarinki kikin prefektu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esperar largo rato, por fin llegó ese dia.</text:p>
          </table:table-cell>
          <table:table-cell table:style-name="ce1" office:value-type="string" calcext:value-type="string">
            <text:p>Tsay hunaq shuyaraykaptii, porfin cha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fui a la prefectura y allí estaba él, habiendo llegado ya.</text:p>
          </table:table-cell>
          <table:table-cell table:style-name="ce1" office:value-type="string" calcext:value-type="string">
            <text:p>Tsaynam aywarqa prefekturaman i tsaychaw chaarishqana kay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esperé pacientemente mi turno.</text:p>
          </table:table-cell>
          <table:table-cell table:style-name="ce1" office:value-type="string" calcext:value-type="string">
            <text:p>I shuyaraa turnuutar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uando llegó mi turno, entré al despacho del prefecto.</text:p>
          </table:table-cell>
          <table:table-cell table:style-name="ce1" office:value-type="string" calcext:value-type="string">
            <text:p>Turnuu chaaramuptinnam yaykurirqaa prefek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le dije, "He presentado un oficio.</text:p>
          </table:table-cell>
          <table:table-cell table:style-name="ce1" office:value-type="string" calcext:value-type="string">
            <text:p>Tsaynam nii, "Ofisyutam presentall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¿No podría usted darnos yeso para hacer la bóveda de la iglesia?</text:p>
          </table:table-cell>
          <table:table-cell table:style-name="ce1" office:value-type="string" calcext:value-type="string">
            <text:p>Manaku yesulla quyama(...)nan inlisyata bobedallaayaanapaqmi?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Queremos cien quintales.</text:p>
          </table:table-cell>
          <table:table-cell table:style-name="ce1" office:value-type="string" calcext:value-type="string">
            <text:p>Munallaayaq huk pachak kintaltam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el prefecto dijo, "Bueno.</text:p>
          </table:table-cell>
          <table:table-cell table:style-name="ce1" office:value-type="string" calcext:value-type="string">
            <text:p>Tsaynam prefetoqa nin "Bwen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Se lo voy a dar.</text:p>
          </table:table-cell>
          <table:table-cell table:style-name="ce1" office:value-type="string" calcext:value-type="string">
            <text:p>Hina quyashqayki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hora mismo voy a pasar el oficio a Huallanca.</text:p>
          </table:table-cell>
          <table:table-cell table:style-name="ce1" office:value-type="string" calcext:value-type="string">
            <text:p>Kanantaami pasatsii ofisyuta Wallanka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llí está la oficina de Cooperación Popular.</text:p>
          </table:table-cell>
          <table:table-cell table:style-name="ce1" office:value-type="string" calcext:value-type="string">
            <text:p>Tsaychawmi ofisina Cooperación Popula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Vuelve acá después de una semana."</text:p>
          </table:table-cell>
          <table:table-cell table:style-name="ce1" office:value-type="string" calcext:value-type="string">
            <text:p>Kutimuy semana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una semana volví.</text:p>
          </table:table-cell>
          <table:table-cell table:style-name="ce1" office:value-type="string" calcext:value-type="string">
            <text:p>Huk semana kumpliriptinnam kut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me dijo, "No te preocupes.</text:p>
          </table:table-cell>
          <table:table-cell table:style-name="ce1" office:value-type="string" calcext:value-type="string">
            <text:p>Tsaynam niman, "Ama imapis qukushuy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es voy a dar yeso.</text:p>
          </table:table-cell>
          <table:table-cell table:style-name="ce1" office:value-type="string" calcext:value-type="string">
            <text:p>Yesuta quyashqayki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el ingeniero llegará en una semana todavía.</text:p>
          </table:table-cell>
          <table:table-cell table:style-name="ce1" office:value-type="string" calcext:value-type="string">
            <text:p>Peru inhenyeruran chaamunqa kanannaw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podré avisarte con más certeza.</text:p>
          </table:table-cell>
          <table:table-cell table:style-name="ce1" office:value-type="string" calcext:value-type="string">
            <text:p>Tsaymi imatapis fihuta willashqayk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Vuelve después de nueve días."</text:p>
          </table:table-cell>
          <table:table-cell table:style-name="ce1" office:value-type="string" calcext:value-type="string">
            <text:p>Kutimunki isqun hunaq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día que habíamos fijado en el contrato con el albañil se acercaba y el prefecto seguía diciéndome lo mismo cada vez.</text:p>
          </table:table-cell>
          <table:table-cell table:style-name="ce1" office:value-type="string" calcext:value-type="string">
            <text:p>Albañilwan kontratu rurayanqaaqa masna serkaramurqan i tsaynawlla kada bes nim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Siete veces andaba a su despacho en vano.</text:p>
          </table:table-cell>
          <table:table-cell table:style-name="ce1" office:value-type="string" calcext:value-type="string">
            <text:p>Purirqaa qanchis hunaqnam osyo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e último día que había fijado, cuando fui me dijo, "Vuelve mañana a las doce y media."</text:p>
          </table:table-cell>
          <table:table-cell table:style-name="ce1" office:value-type="string" calcext:value-type="string">
            <text:p>Tsay ultimu señalashqan hunaq aywaptiinam nimarqan, "Waray kutimunki dosi i medy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volví acá triste.</text:p>
          </table:table-cell>
          <table:table-cell table:style-name="ce1" office:value-type="string" calcext:value-type="string">
            <text:p>Tsaynam llakishqa kutik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doce y media ya no atienden a nadie.</text:p>
          </table:table-cell>
          <table:table-cell table:style-name="ce1" office:value-type="string" calcext:value-type="string">
            <text:p>Dosi medyaqa manam ni pita atyendinna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 las doce no más cierran la puerta.</text:p>
          </table:table-cell>
          <table:table-cell table:style-name="ce1" office:value-type="string" calcext:value-type="string">
            <text:p>Las dosillam punkuta limpu wichqariy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nsaba que seguramente por no querer dármelo lo dijo así.</text:p>
          </table:table-cell>
          <table:table-cell table:style-name="ce1" office:value-type="string" calcext:value-type="string">
            <text:p>Seguramente mana munarllanam tsaynaw nin,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quí (en Chonta) la gente estaba armando andamios y no había yeso, ni un quintal para empezar.</text:p>
          </table:table-cell>
          <table:table-cell table:style-name="ce1" office:value-type="string" calcext:value-type="string">
            <text:p>Kaychawqa nunakuna ruraraykaayarqan andamyatanam i yesuqa kantsu, ni huk kintal qallaykunam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por fin el albañil llegó.</text:p>
          </table:table-cell>
          <table:table-cell table:style-name="ce1" office:value-type="string" calcext:value-type="string">
            <text:p>I porfin albañil chaaramu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o había yeso.</text:p>
          </table:table-cell>
          <table:table-cell table:style-name="ce1" office:value-type="string" calcext:value-type="string">
            <text:p>Yesu k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 él dijo, "Apúrate.</text:p>
          </table:table-cell>
          <table:table-cell table:style-name="ce1" office:value-type="string" calcext:value-type="string">
            <text:p>I payqa nin, "Apura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igan yeso.</text:p>
          </table:table-cell>
          <table:table-cell table:style-name="ce1" office:value-type="string" calcext:value-type="string">
            <text:p>Yesuta apaya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ste mes no más tengo tiempo.</text:p>
          </table:table-cell>
          <table:table-cell table:style-name="ce1" office:value-type="string" calcext:value-type="string">
            <text:p>Kay killallam tyempuu k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l próximo mes tengo contrato en otra parte.</text:p>
          </table:table-cell>
          <table:table-cell table:style-name="ce1" office:value-type="string" calcext:value-type="string">
            <text:p>Mas huk killaqa huk laduchawmi kontratu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águenme solamente cuarenta soles al día.</text:p>
          </table:table-cell>
          <table:table-cell table:style-name="ce1" office:value-type="string" calcext:value-type="string">
            <text:p>Hina pagayaamay chusku chunka solllata kada hu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or eso no más trabajaré por ser este nuestro terruño."</text:p>
          </table:table-cell>
          <table:table-cell table:style-name="ce1" office:value-type="string" calcext:value-type="string">
            <text:p>Hina tsayllapaq uryamushaq kay markantsik kanqanrayku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mpezó a armar los mantaes para que se cruzaran después con carrizo.</text:p>
          </table:table-cell>
          <table:table-cell table:style-name="ce1" office:value-type="string" calcext:value-type="string">
            <text:p>Qallaykamurqan armar mantekunawan, despwes shuqushwan tsaqllaka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La iglesia tenía un pequeño fondo, lo que sobró de contribuciones para misa, docientos soles.</text:p>
          </table:table-cell>
          <table:table-cell table:style-name="ce1" office:value-type="string" calcext:value-type="string">
            <text:p>Inlisyapam misa sobrakuna ayllukashqa karqan, ishkay pacha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on ese dinero compramos veinte quintales de yeso de Secsecpampa.</text:p>
          </table:table-cell>
          <table:table-cell table:style-name="ce1" office:value-type="string" calcext:value-type="string">
            <text:p>Tsaywannam Siqsiqpampapita rantirayaamurqaa ishkay chunka kinta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después andando cada mañana y cada tarde yo recogía plata de la gente para comprar más.</text:p>
          </table:table-cell>
          <table:table-cell table:style-name="ce1" office:value-type="string" calcext:value-type="string">
            <text:p>I despwes kada quya i kada tardi purirqaa nunakunapita ayllur qillayta, masta ranti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sos veinte quintales que habíamos comprado, pues ese maldito yesero nos engañó.</text:p>
          </table:table-cell>
          <table:table-cell table:style-name="ce1" office:value-type="string" calcext:value-type="string">
            <text:p>Tsay ishkay chunka kintal rantiyashqaatam, maa tsay malafwe yeseru engañayaam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lo pesamos, había solamente dieciséis quintales.</text:p>
          </table:table-cell>
          <table:table-cell table:style-name="ce1" office:value-type="string" calcext:value-type="string">
            <text:p>Pesarikur tupuriyaptii, kanaq chunka huqta kintal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o mandé dos agentes a Secsecpampa para traer preso al yesero, muy enojado.</text:p>
          </table:table-cell>
          <table:table-cell table:style-name="ce1" office:value-type="string" calcext:value-type="string">
            <text:p>Tsaynam nuqaqa ishkay ahentikunatana kacharirquu Siqsiqpampata yeseruta presu apayaamunampaq, limpu koler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uando quisieron traerlo preso, (él y su esposa) estaban molestos y dijeron, "Nosotros se lo hemos vendido completo."</text:p>
          </table:table-cell>
          <table:table-cell table:style-name="ce1" office:value-type="string" calcext:value-type="string">
            <text:p>Tsaynam presu apamuyta munayaptin waapu kayarqunaq, "Nuqana kompletutam rantikuyashqaq," nir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los agentes, muy enojados dijeron, "Si no nos obedeces, te llevamos hasta a garrotazos."</text:p>
          </table:table-cell>
          <table:table-cell table:style-name="ce1" office:value-type="string" calcext:value-type="string">
            <text:p>Tsaynam ahentikuna malasna waapu niyarqunaq, "Sitsun mana obedisiyaamanki, asta wilurkuryanmi apay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se humilló y dijo, "De todos modos lo completaré mañana."</text:p>
          </table:table-cell>
          <table:table-cell table:style-name="ce1" office:value-type="string" calcext:value-type="string">
            <text:p>Tsaynam umillakurinaq i ninaq, "Hina kompletallaamushaqmi waray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al día siguiente yo fui.</text:p>
          </table:table-cell>
          <table:table-cell table:style-name="ce1" office:value-type="string" calcext:value-type="string">
            <text:p>Tsaynam waraaninqa nuqana ayw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1">
          <table:table-cell office:value-type="string" calcext:value-type="string">
            <text:p>Cuando llegué allí, la esposa del yesero estaba furiosa. "¿Quién eres tú para decirnos que falta cuando tú no más lo has pesado?</text:p>
          </table:table-cell>
          <table:table-cell table:style-name="ce1" office:value-type="string" calcext:value-type="string">
            <text:p>Tsay chaariptiinam, yeserupa warminqa waapu kaykaanaq, "Qamqa pitaq kanki kikiykilla yesuta tupurir, 'Faltanmi' niyaamaanaykipaq?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Nadie ha venido haciendo eso nunca.</text:p>
          </table:table-cell>
          <table:table-cell table:style-name="ce1" office:value-type="string" calcext:value-type="string">
            <text:p>Manam ni pi tsaynawqa ruramushqatsu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ojado yo he dicho, "Señora, yo no vengo a ti para pedir yeso en forma de caridad.</text:p>
          </table:table-cell>
          <table:table-cell table:style-name="ce1" office:value-type="string" calcext:value-type="string">
            <text:p>Tsaynam nuqaqa waapuna nirquu, "Señora, nuqa manam qanman shamuu yesu mañaku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pago por tu yeso el precio que ustedes piden.</text:p>
          </table:table-cell>
          <table:table-cell table:style-name="ce1" office:value-type="string" calcext:value-type="string">
            <text:p>Nuqaqa presyunniykita pagaa yesuykipi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stedes tienen que dárnoslo completo."</text:p>
          </table:table-cell>
          <table:table-cell table:style-name="ce1" office:value-type="string" calcext:value-type="string">
            <text:p>Qamkuna kompletutam quyaamaanayki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la mujer estaba más amarga.</text:p>
          </table:table-cell>
          <table:table-cell table:style-name="ce1" office:value-type="string" calcext:value-type="string">
            <text:p>I warmiqa mas waap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yo dije, "Nadie usa tu yeso todavia.</text:p>
          </table:table-cell>
          <table:table-cell table:style-name="ce1" office:value-type="string" calcext:value-type="string">
            <text:p>Tsaynam nirqaa, "Manam yesuykita pipis usanr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vuélvelo acá.</text:p>
          </table:table-cell>
          <table:table-cell table:style-name="ce1" office:value-type="string" calcext:value-type="string">
            <text:p>Kutitsik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de hoy en adelante ustedes ya no van a trabajar con yeso.</text:p>
          </table:table-cell>
          <table:table-cell table:style-name="ce1" office:value-type="string" calcext:value-type="string">
            <text:p>Kananpita witsaypa mananam yesuwan uryayanki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oy mismo voy al subprefecto.</text:p>
          </table:table-cell>
          <table:table-cell table:style-name="ce1" office:value-type="string" calcext:value-type="string">
            <text:p>Kanantaami aywaa subprefektum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¿Cómo se llama tu esposo?"</text:p>
          </table:table-cell>
          <table:table-cell table:style-name="ce1" office:value-type="string" calcext:value-type="string">
            <text:p>Imataq quwaykipa hutin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uando dije eso, por fin esa mujer se humilló.</text:p>
          </table:table-cell>
          <table:table-cell table:style-name="ce1" office:value-type="string" calcext:value-type="string">
            <text:p>Niptiiran, tsay warmi porfin umill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tomé papel y lapicero y lo apunté.</text:p>
          </table:table-cell>
          <table:table-cell table:style-name="ce1" office:value-type="string" calcext:value-type="string">
            <text:p>Nuqaqa papelta i lapiseruta tsarirkur, apuntar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suplicó, “Después de todo manda a tu gente.</text:p>
          </table:table-cell>
          <table:table-cell table:style-name="ce1" office:value-type="string" calcext:value-type="string">
            <text:p>Tsaynam rogakuyarqaa, "Hina nunallaykikunata mandaykamuy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quí lo pesaré."</text:p>
          </table:table-cell>
          <table:table-cell table:style-name="ce1" office:value-type="string" calcext:value-type="string">
            <text:p>Kaychaw tupuykamush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i se arregló ese asunto.</text:p>
          </table:table-cell>
          <table:table-cell table:style-name="ce1" office:value-type="string" calcext:value-type="string">
            <text:p>Tsaynaw areglakaarirqan tsay asunt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de entonces cuando trajo cada carga de yeso, lo pesamos con una lata grande.</text:p>
          </table:table-cell>
          <table:table-cell table:style-name="ce1" office:value-type="string" calcext:value-type="string">
            <text:p>I tsaypita patsayqa kada yesuta chaatsimuptin tupuyarqaa hatun latawanm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ara ese trabajo compramos ciento veinticinco quintales.</text:p>
          </table:table-cell>
          <table:table-cell table:style-name="ce1" office:value-type="string" calcext:value-type="string">
            <text:p>Tsay trabahupaq rantiyarqaa pachak ishkay chunka pitsqatam kintalt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sacando la bóveda que había estado allí desde hacia tiempo, hicimos la mezcla.</text:p>
          </table:table-cell>
          <table:table-cell table:style-name="ce1" office:value-type="string" calcext:value-type="string">
            <text:p>I unay bobeda kashqanta hurqurirmi ahupatsi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ada día muchos hombres trabajaron.</text:p>
          </table:table-cell>
          <table:table-cell table:style-name="ce1" office:value-type="string" calcext:value-type="string">
            <text:p>Kada hunaq alli shuyni nunakuna uryay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trabajo avanzó bien.</text:p>
          </table:table-cell>
          <table:table-cell table:style-name="ce1" office:value-type="string" calcext:value-type="string">
            <text:p>Trabahuqa alli abansayk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se trabajo no duró ni dos semanas.</text:p>
          </table:table-cell>
          <table:table-cell table:style-name="ce1" office:value-type="string" calcext:value-type="string">
            <text:p>Total ishkay semanapistsu manam durarqan tsay trabah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or las dos semanas el albañil recibió apenas quinientos soles no más.</text:p>
          </table:table-cell>
          <table:table-cell table:style-name="ce1" office:value-type="string" calcext:value-type="string">
            <text:p>Ishkan semanapita albañil chaskirirqan apenas pitsqa pachak solllat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él estaba muy triste y dijo, "Yo mismo tengo la culpa en este contrato, por hacer mal el presupuesto.</text:p>
          </table:table-cell>
          <table:table-cell table:style-name="ce1" office:value-type="string" calcext:value-type="string">
            <text:p>Tsaymi sellama llakirqan, "Kikiimi kay kontratuchaw faltashqa, manaalli tasana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eso no importa.</text:p>
          </table:table-cell>
          <table:table-cell table:style-name="ce1" office:value-type="string" calcext:value-type="string">
            <text:p>Peru manam tsay imanan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patrón me dará salud.</text:p>
          </table:table-cell>
          <table:table-cell table:style-name="ce1" office:value-type="string" calcext:value-type="string">
            <text:p>Patronmi salornii quman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He hecho con mucha voluntad este trabajo."</text:p>
          </table:table-cell>
          <table:table-cell table:style-name="ce1" office:value-type="string" calcext:value-type="string">
            <text:p>Alli boluntaaniiwanmi kay trabahuta rurashqa ka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Si él hubiera hecho el contrato por solamente dos mil soles, no sé qué habríamos hecho.</text:p>
          </table:table-cell>
          <table:table-cell table:style-name="ce1" office:value-type="string" calcext:value-type="string">
            <text:p>Sikyera ishkay waranqallachawpis kontratuta ruraykurqa, imanawraq kayaaman k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Casi faltó yeso y su precio fue mil doscientos soles.</text:p>
          </table:table-cell>
          <table:table-cell table:style-name="ce1" office:value-type="string" calcext:value-type="string">
            <text:p>Yesuqa kasi pishin i presyunqa huk waranqa ishkay pachak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felizmente por las dos semanas el albañil recibió solamente quinientos soles.</text:p>
          </table:table-cell>
          <table:table-cell table:style-name="ce1" office:value-type="string" calcext:value-type="string">
            <text:p>Peru felismente albañil ishkay semanapita chaskirin pitsqa pachaklla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Así hicimos ese trabajo.</text:p>
          </table:table-cell>
          <table:table-cell table:style-name="ce1" office:value-type="string" calcext:value-type="string">
            <text:p>Tsaynawpam tsay trabahuta ruraya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Mientras yo estuve de teniente gobernador lo causé hacer.</text:p>
          </table:table-cell>
          <table:table-cell table:style-name="ce1" office:value-type="string" calcext:value-type="string">
            <text:p>Nuqa tenyenti gobernador karmi ruratsi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hacer eso, claro que la capilla quedó más bonita.</text:p>
          </table:table-cell>
          <table:table-cell table:style-name="ce1" office:value-type="string" calcext:value-type="string">
            <text:p>Tsay rurakaariptinpis klaru mas shumaqnam kapilla kedari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Pero todavía todo no está listo.</text:p>
          </table:table-cell>
          <table:table-cell table:style-name="ce1" office:value-type="string" calcext:value-type="string">
            <text:p>Peru manam llapan listuraqts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de ese tiempo ya nadie habló de la iglesia entre todas las autoridades.</text:p>
          </table:table-cell>
          <table:table-cell table:style-name="ce1" office:value-type="string" calcext:value-type="string">
            <text:p>Tsaypita patsay manam ni pi inlisyapaq parlarqanaqtsu llapan autoridaa kaqkunapis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Tranquilos estaban, sin preocuparse.</text:p>
          </table:table-cell>
          <table:table-cell table:style-name="ce1" office:value-type="string" calcext:value-type="string">
            <text:p>Trankilu, mana yarpakachashpa kaku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Después de hacer todo eso, todavía faltaba para que la iglesia fuera más bonita.</text:p>
          </table:table-cell>
          <table:table-cell table:style-name="ce1" office:value-type="string" calcext:value-type="string">
            <text:p>Tsay llapan rurakaariptinpis faltarqaran mas shumaq inlisya kanan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en noviembre de 1967 hemos fundado una Asociación Pro Ornato con veinte personas.</text:p>
          </table:table-cell>
          <table:table-cell table:style-name="ce1" office:value-type="string" calcext:value-type="string">
            <text:p>Tsaynam nobyembri de 1967 hundayarquu huk Asociación Pro Ornatuta ishkay chunka nunakunaw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fundarla, todos hemos conversado, "¿Qué haremos primero?"</text:p>
          </table:table-cell>
          <table:table-cell table:style-name="ce1" office:value-type="string" calcext:value-type="string">
            <text:p>Tsay hundarikurnam parlayarquu llapaakunana, "Puntata imatam ruratsishun?" nishp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con una sola voz todos dijeron, "De una vez vamos a pintar el altar mayor, cueste lo que cueste."</text:p>
          </table:table-cell>
          <table:table-cell table:style-name="ce1" office:value-type="string" calcext:value-type="string">
            <text:p>Tsaynam llapan huk shimilla niyarqan, "Huklla aykapaq karpis pintaykatsishun altar mayorta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de esa conversación, pasaron casi diez meses todavía.</text:p>
          </table:table-cell>
          <table:table-cell table:style-name="ce1" office:value-type="string" calcext:value-type="string">
            <text:p>Tsayta parlariyashqaapita pasarqun kasi chunka killar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l pintor Juan Jaque Guerrero nos cobró cuatro mil treinta soles.</text:p>
          </table:table-cell>
          <table:table-cell table:style-name="ce1"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para él contribuimos doscientos soles cada uno.</text:p>
          </table:table-cell>
          <table:table-cell table:style-name="ce1" office:value-type="string" calcext:value-type="string">
            <text:p>Tsaynam hitapunakuyarqaa ishkay pachak solyan kada uno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l primer instante todos los socios habían dicho, “Pagaremos de cualquier manera."</text:p>
          </table:table-cell>
          <table:table-cell table:style-name="ce1" office:value-type="string" calcext:value-type="string">
            <text:p>Llapan sosyukunapis puntallataqa, "Imanawpis pagashunmi," niyarqanmi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Pero poco a poco se volvieron muy flojos.</text:p>
          </table:table-cell>
          <table:table-cell table:style-name="ce1" office:value-type="string" calcext:value-type="string">
            <text:p>Nikar nikarmi limpu qilanaakuriy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 un golpe seis personas abandonaron el proyecto y quedamos solamente catorce.</text:p>
          </table:table-cell>
          <table:table-cell table:style-name="ce1" office:value-type="string" calcext:value-type="string">
            <text:p>Huklla huqta persona dehariyarqan, i kedariyarqaa chunka chuskullan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unque algunos terminamos de pagar, faltó todavía mucho.</text:p>
          </table:table-cell>
          <table:table-cell table:style-name="ce1" office:value-type="string" calcext:value-type="string">
            <text:p>Wakinniikuna pagar ushariyaptiipis yamayllaran falta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Una vez fui a Centenario a cantar misa.</text:p>
          </table:table-cell>
          <table:table-cell table:style-name="ce1" office:value-type="string" calcext:value-type="string">
            <text:p>Huk besnam aywarqaa Sentenaryuta misaman kant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después de tomar desayuno, estaba saliendo para venir acá.</text:p>
          </table:table-cell>
          <table:table-cell table:style-name="ce1" office:value-type="string" calcext:value-type="string">
            <text:p>Tsaynam desayunana upurir, yarqaykaamurq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l cuarto del padre Arnaldo estaba abierto.</text:p>
          </table:table-cell>
          <table:table-cell table:style-name="ce1" office:value-type="string" calcext:value-type="string">
            <text:p>Padre Arnaldupa kwartun kicharaykaan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Entonces al verme me dijo, "Y Shanti ¿cómo estás?"</text:p>
          </table:table-cell>
          <table:table-cell table:style-name="ce1" office:value-type="string" calcext:value-type="string">
            <text:p>Tsaynam rikaaramarnii niman, "I Shanti, imanawllataq?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1">
          <table:table-cell office:value-type="string" calcext:value-type="string">
            <text:p>Yo entré en su cuarto.</text:p>
          </table:table-cell>
          <table:table-cell table:style-name="ce1" office:value-type="string" calcext:value-type="string">
            <text:p>Tsaynam nuqaqa kwartunman yaykurirqu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Después le dije, "Padre, yo estoy andando muy triste.</text:p>
          </table:table-cell>
          <table:table-cell table:style-name="ce1" office:value-type="string" calcext:value-type="string">
            <text:p>Despwesnam nii, "Padre, nuqallaqa limpu llakishqam purikuyka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Los socios no quieren pagar.</text:p>
          </table:table-cell>
          <table:table-cell table:style-name="ce1" office:value-type="string" calcext:value-type="string">
            <text:p>Sosyukunanam mana munayantsu pagayaamuy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hemos arreglado para que (el pintor) comience pronto."</text:p>
          </table:table-cell>
          <table:table-cell table:style-name="ce1" office:value-type="string" calcext:value-type="string">
            <text:p>I señalashqa kayaa prontu qallanam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Entonces el padre, de por sí me regaló mil soles.</text:p>
          </table:table-cell>
          <table:table-cell table:style-name="ce1" office:value-type="string" calcext:value-type="string">
            <text:p>Tsaynam padre kikinllapita qararamarqan huk waranqa so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e dinero hicimos comenzar a pintar el ocho de octubre de 1968.</text:p>
          </table:table-cell>
          <table:table-cell table:style-name="ce1" office:value-type="string" calcext:value-type="string">
            <text:p>Tsaywanmi qallaykatsiyarqaa pintar puwaq hunaq oktubri de 1968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terminó de pintar en cuatro semanas.</text:p>
          </table:table-cell>
          <table:table-cell table:style-name="ce1" office:value-type="string" calcext:value-type="string">
            <text:p>Tsaynawpam chusku semanata pintar usharamurqan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hora está pintado bonito.</text:p>
          </table:table-cell>
          <table:table-cell table:style-name="ce1" office:value-type="string" calcext:value-type="string">
            <text:p>Kananqa shumaq pintashqam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la asociación de Damas Nuestra Señora de las Mercedes ha comprado una lámpara Petromax para la capilla.</text:p>
          </table:table-cell>
          <table:table-cell table:style-name="ce1" office:value-type="string" calcext:value-type="string">
            <text:p>I Asociación de Damas de Nuestra Señora de las Mercedes, paykunanam rantiyaamushqa kapillapaq huk lampara Petromax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además han hecho cambiar el altar mayor todo cemento.</text:p>
          </table:table-cell>
          <table:table-cell table:style-name="ce1" office:value-type="string" calcext:value-type="string">
            <text:p>I despwesnam kambyatsiyashqa altar mayor todo sementu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después lo han hecho pintar bonito.</text:p>
          </table:table-cell>
          <table:table-cell table:style-name="ce1" office:value-type="string" calcext:value-type="string">
            <text:p>I despwes pintatsiyashqa shum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l ver todo eso, el padre párroco Arnaldo Jansen me dijo, "Saca el presupuesto.</text:p>
          </table:table-cell>
          <table:table-cell table:style-name="ce1" office:value-type="string" calcext:value-type="string">
            <text:p>Tsay llapanta rikarninnam, padre paroku Arnaldo Jansen nimarqan, "Hurqamuy presupwest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o pagaré el yeso.</text:p>
          </table:table-cell>
          <table:table-cell table:style-name="ce1" office:value-type="string" calcext:value-type="string">
            <text:p>Nuqam rantimushaq yes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Vamos a blanquear detrás de la capilla."</text:p>
          </table:table-cell>
          <table:table-cell table:style-name="ce1" office:value-type="string" calcext:value-type="string">
            <text:p>Limpu kapilla waqtanta blankyaykushun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Entonces yo avisé a las autoridades, "Así dice nuestro párroco, que vamos a hacer rápido un zócalo para blanquear alrededor."</text:p>
          </table:table-cell>
          <table:table-cell table:style-name="ce1" office:value-type="string" calcext:value-type="string">
            <text:p>Tsaynam autoridaakunata nuqana kaayitsirquu. "Kaynawmi parokuntsik nin apuradu solakishun limpu firuruq blankyanapaq."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Y cuando empezamos a hacer el zócalo, fui a avisarle así y el padre Arnaldo me dio un cheque por tres mil setecientos cincuenta soles.</text:p>
          </table:table-cell>
          <table:table-cell table:style-name="ce1" office:value-type="string" calcext:value-type="string">
            <text:p>Solakyar qallaykuyaptiinam, tsaynaw willakuriptii, padre Arnaldo qumarqan huk chekita kima waranqa qanchis pachak pitsqa chunka baloryuq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Con eso hemos comprado 130 quintales de yeso.</text:p>
          </table:table-cell>
          <table:table-cell table:style-name="ce1" office:value-type="string" calcext:value-type="string">
            <text:p>Tsaywanmi rantiyarquu 130 kintalos yesu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con el dinero que sobró, hemos pagado a un albañil.</text:p>
          </table:table-cell>
          <table:table-cell table:style-name="ce1" office:value-type="string" calcext:value-type="string">
            <text:p>I wakin sobra qillaywannam pagayarquu huk albañilt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Y hemos comprado madera para poner una cruz grande detrás de la iglesia.</text:p>
          </table:table-cell>
          <table:table-cell table:style-name="ce1" office:value-type="string" calcext:value-type="string">
            <text:p>I qiruta rantiyarquu inlisya qipanman huk hatun krusta churayaanaapaq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2">
          <table:table-cell office:value-type="string" calcext:value-type="string">
            <text:p>Además el padre párroco ha regalado a la iglesia una mámpara para poner encima de la puerta de la iglesia.</text:p>
          </table:table-cell>
          <table:table-cell table:style-name="ce1"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Así será más bonita la capilla de Chonta.</text:p>
          </table:table-cell>
          <table:table-cell table:style-name="ce1" office:value-type="string" calcext:value-type="string">
            <text:p>Tsaynawpam kananqa mas shumaqna Chonta kapilla.</text:p>
          </table:table-cell>
          <table:table-cell office:value-type="string" calcext:value-type="string">
            <text:p>CRH, Cap.3</text:p>
          </table:table-cell>
          <table:table-cell/>
        </table:table-row>
        <table:table-row table:style-name="ro3">
          <table:table-cell office:value-type="string" calcext:value-type="string">
            <text:p>Fue el 31 de mayo de 1970.</text:p>
          </table:table-cell>
          <table:table-cell table:style-name="ce1" office:value-type="string" calcext:value-type="string">
            <text:p>Karqan 31 de mayo, 1970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mañana estuve en Centenario.</text:p>
          </table:table-cell>
          <table:table-cell table:style-name="ce1" office:value-type="string" calcext:value-type="string">
            <text:p>Tsay quya karqaa Sentenaryuchaw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rediqué en la mañana de la misa de las seis.</text:p>
          </table:table-cell>
          <table:table-cell table:style-name="ce1" office:value-type="string" calcext:value-type="string">
            <text:p>Quya seis misachawmi predik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cuando tuve tiempo fui a la calle.</text:p>
          </table:table-cell>
          <table:table-cell table:style-name="ce1" office:value-type="string" calcext:value-type="string">
            <text:p>Tsaypitanam tyempuu kariptin aywarqaa kalli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ré en la misa principal en la catedral.</text:p>
          </table:table-cell>
          <table:table-cell table:style-name="ce1" office:value-type="string" calcext:value-type="string">
            <text:p>I mayor misaman yaykurirqaa katedral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misa fue pontifical.</text:p>
          </table:table-cell>
          <table:table-cell table:style-name="ce1" office:value-type="string" calcext:value-type="string">
            <text:p>Tsaynawmi misa karqa pontifikal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elebraron la misa los dos obispos con varios sacerdotes ancianos.</text:p>
          </table:table-cell>
          <table:table-cell table:style-name="ce1" office:value-type="string" calcext:value-type="string">
            <text:p>Selebrayarqan misata ishkan obispukuna mas atskaq awkin saserdotikuna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istieron todas las autoridades.</text:p>
          </table:table-cell>
          <table:table-cell table:style-name="ce1" office:value-type="string" calcext:value-type="string">
            <text:p>Tsaytam asistiyarqan llapan awtoridaa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uvo el señor prefecto.</text:p>
          </table:table-cell>
          <table:table-cell table:style-name="ce1" office:value-type="string" calcext:value-type="string">
            <text:p>Tsaychawmi karqan señor prefekt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tenía a su cargo la procesión de las ofrendas con un comandante.</text:p>
          </table:table-cell>
          <table:table-cell table:style-name="ce1" office:value-type="string" calcext:value-type="string">
            <text:p>Paymi prosesyon de ofrendata apayarqan huk komandant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de misa fue la procesión con el Santísimo Sacramento.</text:p>
          </table:table-cell>
          <table:table-cell table:style-name="ce1" office:value-type="string" calcext:value-type="string">
            <text:p>Misa ushaynam, karqan prosesyon Santisimu Sakramentu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so terminó, fui al convento en Centenario.</text:p>
          </table:table-cell>
          <table:table-cell table:style-name="ce1" office:value-type="string" calcext:value-type="string">
            <text:p>Tsay ushariptinnam aywakurqaa konbentu Sentenaryu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aban el padre Anscario y el padre Guillermo.</text:p>
          </table:table-cell>
          <table:table-cell table:style-name="ce1" office:value-type="string" calcext:value-type="string">
            <text:p>Tsaychawnam kayarqaa padre Anscario, padre Guillermo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spués de almorzar, con el padre Guillermo escuché en el radio el partido en Méjico.</text:p>
          </table:table-cell>
          <table:table-cell table:style-name="ce1" office:value-type="string" calcext:value-type="string">
            <text:p>Despwes almorsarikurnam, padro Guillermuwan wiyarayarqaa radyuchaw Mehikuchaw pukllaq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no se oyó bien.</text:p>
          </table:table-cell>
          <table:table-cell table:style-name="ce1" office:value-type="string" calcext:value-type="string">
            <text:p>Tsaynam manaallitsu wiya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después de tratar de sintonizarlo largo rato no se oía bien, me dijo, “Mejor te voy a llevar de una vez a Mullaca.”</text:p>
          </table:table-cell>
          <table:table-cell table:style-name="ce1" office:value-type="string" calcext:value-type="string">
            <text:p>Unay sintonisar afanarikurnam manaalli wiyakuptin nimarqan, “Mehor huklla apaykushqayki Mullakama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e dije, “Bueno,” y nos fuimos.</text:p>
          </table:table-cell>
          <table:table-cell table:style-name="ce1" office:value-type="string" calcext:value-type="string">
            <text:p>Niptin, “Bwenu,” nir, aywa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veníamos, encontramos a don Julián Bruno.</text:p>
          </table:table-cell>
          <table:table-cell table:style-name="ce1" office:value-type="string" calcext:value-type="string">
            <text:p>Tsay sharaykaamurnam taripayaamurqaa don Julián Brunu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dije al padre, “Vamos a llevar a ese hombre.”</text:p>
          </table:table-cell>
          <table:table-cell table:style-name="ce1" office:value-type="string" calcext:value-type="string">
            <text:p>Tsaynam padrita nirqaa, “Apakushun taqay nuna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padre dijo contento, “Bueno.”</text:p>
          </table:table-cell>
          <table:table-cell table:style-name="ce1" office:value-type="string" calcext:value-type="string">
            <text:p>Tsaynam padreqa kushishqa, “Bwenu,” n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seguimos sin sospechar nada.</text:p>
          </table:table-cell>
          <table:table-cell table:style-name="ce1" office:value-type="string" calcext:value-type="string">
            <text:p>Tsaymi aywakayaamurqaa mana imatapis pensa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a Mullaca.</text:p>
          </table:table-cell>
          <table:table-cell table:style-name="ce1" office:value-type="string" calcext:value-type="string">
            <text:p>Tsaymi chaariyarqaa Mullak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 allí fuimos los dos, yo con don Julián, y el padre Guillermo volvió en su carro.</text:p>
          </table:table-cell>
          <table:table-cell table:style-name="ce1" office:value-type="string" calcext:value-type="string">
            <text:p>Tsaypitanam aywakuyarqaa don Julianwan ishkaa i padre Guillermunam kutikurqan awtun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yo fui con don Julián Bruno por Pactsa.</text:p>
          </table:table-cell>
          <table:table-cell table:style-name="ce1" office:value-type="string" calcext:value-type="string">
            <text:p>Tsaynam nuqa aywakayaamurqaa don Julián Brunuwan Paqts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 llegar arriba a Pactsa encontramos a mi señora Juana que después de pastar estaba saliendo con nuestras vacas.</text:p>
          </table:table-cell>
          <table:table-cell table:style-name="ce1" office:value-type="string" calcext:value-type="string">
            <text:p>Paqtsaman charkamurnam tarirayaamurqaa señoraa Juanawanpis mitsikushqanpita yarqaraykaatsimunaqna wak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Vinimos derecho.</text:p>
          </table:table-cell>
          <table:table-cell table:style-name="ce1" office:value-type="string" calcext:value-type="string">
            <text:p>Tsaymi derechu aywa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iempre es nuestra costumbre venir despacio, pastando los animales por el camino, pero en esa ocasión vinimos directamente.</text:p>
          </table:table-cell>
          <table:table-cell table:style-name="ce1" office:value-type="string" calcext:value-type="string">
            <text:p>Imaypis mitsir-mitsir naanita shayaamuq kayaa, peru tsaypinqa derech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legamos a Huallcupampa dije a mi señora, “Anda tú adelante a la casa.</text:p>
          </table:table-cell>
          <table:table-cell table:style-name="ce1" office:value-type="string" calcext:value-type="string">
            <text:p>Wallqupampaman chaariykurnam nirqaa señoraata, “Qam wayita punta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o voy a amarrar las vacas.”</text:p>
          </table:table-cell>
          <table:table-cell table:style-name="ce1" office:value-type="string" calcext:value-type="string">
            <text:p>Aywaa nuqa watapakaramush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mi señora dijo, “Yo voy a seguir.</text:p>
          </table:table-cell>
          <table:table-cell table:style-name="ce1" office:value-type="string" calcext:value-type="string">
            <text:p>Tsaynam señoraa nirqan, “Nuqam qati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nda tú adelante.”</text:p>
          </table:table-cell>
          <table:table-cell table:style-name="ce1" office:value-type="string" calcext:value-type="string">
            <text:p>Qam puntakuraykuy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diciendo ella siguió atrás.</text:p>
          </table:table-cell>
          <table:table-cell table:style-name="ce1" office:value-type="string" calcext:value-type="string">
            <text:p>Nishpa qati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pasamos adelante, yo y don Julián juntos.</text:p>
          </table:table-cell>
          <table:table-cell table:style-name="ce1" office:value-type="string" calcext:value-type="string">
            <text:p>Tsaynam pasakayaamurqaa don Julianwan hunt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i yo hubiera ido a amarrar la yunta, donde los habría amarrado una roca cayó y está allí donde siempre amarramos los toros.</text:p>
          </table:table-cell>
          <table:table-cell table:style-name="ce1" office:value-type="string" calcext:value-type="string">
            <text:p>Sitsun nuqa aywaaman karqan yunta wataq, watarishqachawchi kanman karqa, huk qaqa toru watarananchaw ishkimushqa kayk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, pues mi señora arreaba despacio los animales, pastando cada rato.</text:p>
          </table:table-cell>
          <table:table-cell table:style-name="ce1" office:value-type="string" calcext:value-type="string">
            <text:p>Tsaynam, maa señoraaqa despasyu qatikunaq mitsir mits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o apenas llegué a mi casa y alcé el candado para abrir cuando la tierra comenzó a moverse.</text:p>
          </table:table-cell>
          <table:table-cell table:style-name="ce1" office:value-type="string" calcext:value-type="string">
            <text:p>Nuqanam apenas wayiiman chaarirquu i kandaduta pallarirkurquu kicharinapaq, tsay ora qallaykurqan patsa kuy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cuando el sacudimiento se hizo peor, yo salí por miedo de que la puerta se cerrara.</text:p>
          </table:table-cell>
          <table:table-cell table:style-name="ce1" office:value-type="string" calcext:value-type="string">
            <text:p>Tsaynam nuqaqa apuradu yarqakaramurqaa allaapa kuyuriptin, “Sawanpis wichqakurkunqachi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penas había salido cuando el movimiento fue peor todavía.</text:p>
          </table:table-cell>
          <table:table-cell table:style-name="ce1" office:value-type="string" calcext:value-type="string">
            <text:p>Apenas yarqurirquu mas peor kuyuyk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en el patio de mi papá nos reunimos con mi mamá, mi hermana y mis sobrinos.</text:p>
          </table:table-cell>
          <table:table-cell table:style-name="ce1" office:value-type="string" calcext:value-type="string">
            <text:p>Tsayllamannam mamaanii, panii i sobrinuukuna limpu ayllukaariyarquu papaaniipa patyunlla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la tierra se movia más fuerte.</text:p>
          </table:table-cell>
          <table:table-cell table:style-name="ce1" office:value-type="string" calcext:value-type="string">
            <text:p>Tsaychawnam mas ferti kuyuy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rimero las tejas de mi casa empezaron a caerse.</text:p>
          </table:table-cell>
          <table:table-cell table:style-name="ce1" office:value-type="string" calcext:value-type="string">
            <text:p>Puntata wayiipa tehan hiqar qallay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Fue terrible esa tarde.</text:p>
          </table:table-cell>
          <table:table-cell table:style-name="ce1" office:value-type="string" calcext:value-type="string">
            <text:p>Sellama tsay tardi kay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s las casas terminaron con derrumbarse.</text:p>
          </table:table-cell>
          <table:table-cell table:style-name="ce1" office:value-type="string" calcext:value-type="string">
            <text:p>Limpu llapan wayikuna huchur ush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anto se movía, el movimiento me parecía más o menos un cuarto de hora.</text:p>
          </table:table-cell>
          <table:table-cell table:style-name="ce1" office:value-type="string" calcext:value-type="string">
            <text:p>Tsaylaya kuyurnin parisipumarqan imayka kwartu de ora kuyuqnaw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cho tiempo duró ese sismo.</text:p>
          </table:table-cell>
          <table:table-cell table:style-name="ce1" office:value-type="string" calcext:value-type="string">
            <text:p>Allaapam duraykurqan tsay kuyu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fin el sismo terminó.</text:p>
          </table:table-cell>
          <table:table-cell table:style-name="ce1" office:value-type="string" calcext:value-type="string">
            <text:p>Porfin patsa kuyur par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s nuestras casas quedaron en ruinas, qué triste.</text:p>
          </table:table-cell>
          <table:table-cell table:style-name="ce1" office:value-type="string" calcext:value-type="string">
            <text:p>Limpu llapan wayiikunaqa ushakaarishqa llakikuy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cuanto se tranquilizó, yo corrí a ver cómo estaba Juanita.</text:p>
          </table:table-cell>
          <table:table-cell table:style-name="ce1" office:value-type="string" calcext:value-type="string">
            <text:p>Parariptin oram ayqirqaa rikaachaakuq, “imanawraq Juanitallaqa,”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mientras iba, allí en el camino encontré a don Alejandro Quispe y a su esposa.</text:p>
          </table:table-cell>
          <table:table-cell table:style-name="ce1" office:value-type="string" calcext:value-type="string">
            <text:p>Tsaymi tsay aywar naanichaw taririrqaa don Alejandru Quispita warminta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 case la habla aplastado.</text:p>
          </table:table-cell>
          <table:table-cell table:style-name="ce1" office:value-type="string" calcext:value-type="string">
            <text:p>Wayi nitirishqa k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y rápidamente saqué los adobes y con gran dificultad la libré.</text:p>
          </table:table-cell>
          <table:table-cell table:style-name="ce1" office:value-type="string" calcext:value-type="string">
            <text:p>Tsaynam nuqaqa sellama apuradu tikakunata hurqur, allibwenu sasata paskayk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Cuando pasé de allí, volví atrás pensando que seguramente en esa recta las casas habrán aplastado a otros.</text:p>
          </table:table-cell>
          <table:table-cell table:style-name="ce1" office:value-type="string" calcext:value-type="string">
            <text:p>Pasarikur oram qipaman kutikamurqaa, “Seguru tsay kinraychaw mastachi nunata wayi nitishq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esa recta todas las casas estaban en ruinas.</text:p>
          </table:table-cell>
          <table:table-cell table:style-name="ce1" office:value-type="string" calcext:value-type="string">
            <text:p>Tsaymi tsay kinraychaw limpu wayikuna ushakaarishqa k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La iglesia y la escuela también quedaron destruidas completamente y más allá en la recta lo mismo todas las casas estaban derrumbadas.</text:p>
          </table:table-cell>
          <table:table-cell table:style-name="ce1" office:value-type="string" calcext:value-type="string">
            <text:p>Inlisyapis eskwelapis limpu ushakaarinaq, i mas washa kinraychawqa limpu lomismu wayikuna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De allí, corriendo de canto a canto volví y divisé a mi señora encima de Huamán Caca, pues ella también se había salvado en una quebrada honda.</text:p>
          </table:table-cell>
          <table:table-cell table:style-name="ce1" office:value-type="string" calcext:value-type="string">
            <text:p>Tsaypita huk kuchupita huk kuchunkama ayqikacharikurran kutirikur rikaachaakurqaa señorasta Waman Qaqa hananchaw, maa paypis salbakuykunaq feyu kebrada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ijo que por todos lados habían caído galgas.</text:p>
          </table:table-cell>
          <table:table-cell table:style-name="ce1" office:value-type="string" calcext:value-type="string">
            <text:p>Quchpakuna wakpa kaypash pasayk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ero felizmente no le había alcanzado ni una piedra pequeña.</text:p>
          </table:table-cell>
          <table:table-cell table:style-name="ce1" office:value-type="string" calcext:value-type="string">
            <text:p>Mana felismente rataykunaqtsu ni ichik rumill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 mismo tiempo mi hermana Benita corrió a buscar a mis sobrinos.</text:p>
          </table:table-cell>
          <table:table-cell table:style-name="ce1" office:value-type="string" calcext:value-type="string">
            <text:p>Tsay oranam panii Benitaqa ayqikunaq sobrinuukuna ashi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la también encontró que una casa derrumbada había aplastado a una mujer anciana.</text:p>
          </table:table-cell>
          <table:table-cell table:style-name="ce1" office:value-type="string" calcext:value-type="string">
            <text:p>Tsaynam paypis taririnaq huk wayi huchur, maa nitirishqa kanaq huk tsatsa warm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lla también lo mismo quitó todos los adobes que estaban aplastando a la señora, y la jaló afuera con su brazo fracturado.</text:p>
          </table:table-cell>
          <table:table-cell table:style-name="ce1" office:value-type="string" calcext:value-type="string">
            <text:p>Paypis lomismu tsay señorata llapan tika nitishqata hurqurikur sutaramunaq rikrallan pakishq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llorando me contaron que nuestra capilla había sido destruida y que no había escuela tampoco.</text:p>
          </table:table-cell>
          <table:table-cell table:style-name="ce1" office:value-type="string" calcext:value-type="string">
            <text:p>Tsaynam waqarninna willarayaamarqan kapillantsik ushakaarishqam, eskwelapis manam k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Cuando así me dijeron, yo me entristecí mucho porque nuestra capilla había sido muy bonita.</text:p>
          </table:table-cell>
          <table:table-cell table:style-name="ce1" office:value-type="string" calcext:value-type="string">
            <text:p>Tsaynaw niykayaamaptinmi allaapa nuqa llakikurqaa, porke kapillaakuna karqan allaapa shumaq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vía no hacía un año que fue inaugurada.</text:p>
          </table:table-cell>
          <table:table-cell table:style-name="ce1" office:value-type="string" calcext:value-type="string">
            <text:p>Manam watatsarqaraqtsu inawgurakush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 pintada muy bonito.</text:p>
          </table:table-cell>
          <table:table-cell table:style-name="ce1" office:value-type="string" calcext:value-type="string">
            <text:p>Kusa shumaq pinta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gunas mujeres me llamaron y dijeron, “Ven para dirigirnos en oración.”</text:p>
          </table:table-cell>
          <table:table-cell table:style-name="ce1" office:value-type="string" calcext:value-type="string">
            <text:p>Wakin warmikunanam, “Aywallaamuy riqatsillaayaamaanaykipaq, nishpa qayayaam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fui a la plaza.</text:p>
          </table:table-cell>
          <table:table-cell table:style-name="ce1" office:value-type="string" calcext:value-type="string">
            <text:p>Tsaynam aywarqaa plas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uchas personas se habían reunido.</text:p>
          </table:table-cell>
          <table:table-cell table:style-name="ce1" office:value-type="string" calcext:value-type="string">
            <text:p>Atskaq ayllukar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ientras rezábamos una mujer dijo, “Es solamente Chonta que ha sido destruido.</text:p>
          </table:table-cell>
          <table:table-cell table:style-name="ce1" office:value-type="string" calcext:value-type="string">
            <text:p>Tsaychawnam resakuraykaayaptiina, wakin warmiqa nin, “Chontallam ushaka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s que rezan aquí tienen la culpa, porque sus oraciones son malas.</text:p>
          </table:table-cell>
          <table:table-cell table:style-name="ce1" office:value-type="string" calcext:value-type="string">
            <text:p>Kaychaw resakuqkunam kulpayuq kayan, paykuna manaalli resayashqan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iempre hemos rezado en cuaresma.</text:p>
          </table:table-cell>
          <table:table-cell table:style-name="ce1" office:value-type="string" calcext:value-type="string">
            <text:p>Imayllaqa qarwaypa resakuyashqallaqa ka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olamente los protestantes rezan así, pues así son ellos.</text:p>
          </table:table-cell>
          <table:table-cell table:style-name="ce1" office:value-type="string" calcext:value-type="string">
            <text:p>Tsaynawqa resayan protestantikunallam, pwes paykuna tsaymi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Toda la vida siguen detrás de su Santiago Pantoja.</text:p>
          </table:table-cell>
          <table:table-cell table:style-name="ce1" office:value-type="string" calcext:value-type="string">
            <text:p>Imay orapis Santiago Pantojan qatikushqa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 es el malhechor.</text:p>
          </table:table-cell>
          <table:table-cell table:style-name="ce1" office:value-type="string" calcext:value-type="string">
            <text:p>Paymi manaalli rur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s a causa de él que Chonta queda en ruinas.</text:p>
          </table:table-cell>
          <table:table-cell table:style-name="ce1" office:value-type="string" calcext:value-type="string">
            <text:p>Payraykurmi Chonta ushakaarill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ahora, ojalá que les guste esto, ya que les da la oportunidad de rezar o cantar algo.”</text:p>
          </table:table-cell>
          <table:table-cell table:style-name="ce1" office:value-type="string" calcext:value-type="string">
            <text:p>Kanan gustayaashii imatachi resatsikunpis, imatachi kantatsikunpis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llegó una prima mía, Rosa, de Paramonga, muy sabida.</text:p>
          </table:table-cell>
          <table:table-cell table:style-name="ce1" office:value-type="string" calcext:value-type="string">
            <text:p>Tsaymannam yuriramurqan huk primaa Rosa Paramongapita, imayka yachaq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“El presidente tiene la culpa por este terremoto.</text:p>
          </table:table-cell>
          <table:table-cell table:style-name="ce1" office:value-type="string" calcext:value-type="string">
            <text:p>“Kay teremotu kananpaq kulpayuq presidenti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l con esta Reforma Agraria ha hecho todo esto.</text:p>
          </table:table-cell>
          <table:table-cell table:style-name="ce1" office:value-type="string" calcext:value-type="string">
            <text:p>Paymi kay Reforma Agrariawan kay llapanta rurar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ben matarlo, deben botarlo.</text:p>
          </table:table-cell>
          <table:table-cell table:style-name="ce1" office:value-type="string" calcext:value-type="string">
            <text:p>Payta wanutsiyanmanpis, payta qarquyanma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 mismo los curas hoy en día.</text:p>
          </table:table-cell>
          <table:table-cell table:style-name="ce1" office:value-type="string" calcext:value-type="string">
            <text:p>Lomismu kananqa kurakun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on malos.</text:p>
          </table:table-cell>
          <table:table-cell table:style-name="ce1" office:value-type="string" calcext:value-type="string">
            <text:p>Mana allitsu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uando bautizan a un bebé hacen que la madre o que el padre lo lleve.</text:p>
          </table:table-cell>
          <table:table-cell table:style-name="ce1" office:value-type="string" calcext:value-type="string">
            <text:p>Wamrata ushatsirnin, mamanta taytanta wamrata millqatsi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que todo es asi, todo eso enojamos a Dios.</text:p>
          </table:table-cell>
          <table:table-cell table:style-name="ce1" office:value-type="string" calcext:value-type="string">
            <text:p>Tsaynaw imayllaqa kashqataq tsay llapanmi Dyosnintsikta piñats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s curas de la actualidad hacen la misa también al revés.</text:p>
          </table:table-cell>
          <table:table-cell table:style-name="ce1" office:value-type="string" calcext:value-type="string">
            <text:p>Kananqa kurakuna misatapis imanawchi rur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hora los curas no llevan sotana tampoco.</text:p>
          </table:table-cell>
          <table:table-cell table:style-name="ce1" office:value-type="string" calcext:value-type="string">
            <text:p>Kananqa kurakuna sotanatapis yakar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ndan como cualquier hombre.</text:p>
          </table:table-cell>
          <table:table-cell table:style-name="ce1" office:value-type="string" calcext:value-type="string">
            <text:p>Purikuyan lluta nunakun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son los Capuchinos en Paramonga.</text:p>
          </table:table-cell>
          <table:table-cell table:style-name="ce1" office:value-type="string" calcext:value-type="string">
            <text:p>Tsaynawmi Paramongachaw Kapuchinukuna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eso yo he dicho a los curas allí porque están haciendo mal.</text:p>
          </table:table-cell>
          <table:table-cell table:style-name="ce1" office:value-type="string" calcext:value-type="string">
            <text:p>Tsaymi nuqa tsaychaw kurakunata manaallita rurayaptin parlapushqam k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que Chontayoc ha sido destruido, seguramente están alegres y bailando.</text:p>
          </table:table-cell>
          <table:table-cell table:style-name="ce1" office:value-type="string" calcext:value-type="string">
            <text:p>Kanan Chontayuq ushakaariptin kushiyanchi qatswayan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hora los curas son protestantes.</text:p>
          </table:table-cell>
          <table:table-cell table:style-name="ce1" office:value-type="string" calcext:value-type="string">
            <text:p>Kananqa kurakuna protestanti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eso no llevan sotana.</text:p>
          </table:table-cell>
          <table:table-cell table:style-name="ce1" office:value-type="string" calcext:value-type="string">
            <text:p>Tsaymi mana sotanata yakar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i nosotros podemos reconocer quién es cura.”</text:p>
          </table:table-cell>
          <table:table-cell table:style-name="ce1" office:value-type="string" calcext:value-type="string">
            <text:p>Ni nuqantsikpis riqintsiktsu kura kashqan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parloteaban las mujeres.</text:p>
          </table:table-cell>
          <table:table-cell table:style-name="ce1" office:value-type="string" calcext:value-type="string">
            <text:p>Tsaynawmi sellama warmikuna parla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Inmediatamente después del sismo, dos hombres vinieron de Chicney a ver mi casa, para saber pues si la casa de mí, el rezador, estaba en pie o en ruinas.</text:p>
          </table:table-cell>
          <table:table-cell table:style-name="ce1" office:value-type="string" calcext:value-type="string">
            <text:p>Teremotu apenas pasarishqan orallam, Chikneypita ishkaq nunakuna shayaamunaq wayii rikaq, maa nuqa resakuq nunapa wayii yamayllakush o ushakashqakush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yo estaba saliendo los encontré viniendo muy enojados.</text:p>
          </table:table-cell>
          <table:table-cell table:style-name="ce1" office:value-type="string" calcext:value-type="string">
            <text:p>Tsaynam nuqaqa yarquraykar toparkuu waapu shamuyka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es saludé me contestaron muy molestos.</text:p>
          </table:table-cell>
          <table:table-cell table:style-name="ce1" office:value-type="string" calcext:value-type="string">
            <text:p>Saludariptii yaskiyaamarqan allaapa kalyen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cen que después de ver mi casa, volvieron alegres encontrándola derrumbada, diciendo, “Está bien que se ha terminado la casa del rezador también.</text:p>
          </table:table-cell>
          <table:table-cell table:style-name="ce1" office:value-type="string" calcext:value-type="string">
            <text:p>Despwesshi wayiita rikaarikur kutikaayan kushishqa huchushqata taririkur, “Está bien ushakashqam resakuq nunapa wayi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 bueno así.”</text:p>
          </table:table-cell>
          <table:table-cell table:style-name="ce1" office:value-type="string" calcext:value-type="string">
            <text:p>Alli tsaynaw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e momento ellos pensaban que solamente Chonta y Chicney habían sido destruidos.</text:p>
          </table:table-cell>
          <table:table-cell table:style-name="ce1" office:value-type="string" calcext:value-type="string">
            <text:p>Paykunaqa tsay orallaqa pensayarqan unikamente Chontalla Chikneylla ushakaari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terremoto había ocurrido como a las tres o cuatro de le tarde.</text:p>
          </table:table-cell>
          <table:table-cell table:style-name="ce1" office:value-type="string" calcext:value-type="string">
            <text:p>Tres o kwatrunawmi tsay teremotu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l sismo pasó, inmediatamente una nube de polvo cubrió todo.</text:p>
          </table:table-cell>
          <table:table-cell table:style-name="ce1" office:value-type="string" calcext:value-type="string">
            <text:p>Teremotu pasariptin, tsay oram limpu polvadera nitir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se podía ver nada.</text:p>
          </table:table-cell>
          <table:table-cell table:style-name="ce1" office:value-type="string" calcext:value-type="string">
            <text:p>Manam ni maypis rikaaku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Lados de los cerros se desplomaron abajo, la tierra se abrió en grietes, no había agua.</text:p>
          </table:table-cell>
          <table:table-cell table:style-name="ce1" office:value-type="string" calcext:value-type="string">
            <text:p>Limpu hirkakunapis huchushqam, patsakunapis limpu qatsashqam, yakukunapis k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tarde nadie pensaba ni en comer.</text:p>
          </table:table-cell>
          <table:table-cell table:style-name="ce1" office:value-type="string" calcext:value-type="string">
            <text:p>Tsay tardi manam ni pipis ni mikuyta pens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más tarde la gente nos avisó que en San Juan de Pisco no quedaba ni una sola casa.</text:p>
          </table:table-cell>
          <table:table-cell table:style-name="ce1" office:value-type="string" calcext:value-type="string">
            <text:p>Tsay mas tarditanam, nunakuna willakarayaamurqan San Juan de Piskochawna mana ni huk wayi kedash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s sus sementeras también estaban enterradas.</text:p>
          </table:table-cell>
          <table:table-cell table:style-name="ce1" office:value-type="string" calcext:value-type="string">
            <text:p>Pasaypa llapan mikuyllankunapis pamp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tenían nada para comer tampoco porque sus casas habían sido aplastadas.</text:p>
          </table:table-cell>
          <table:table-cell table:style-name="ce1" office:value-type="string" calcext:value-type="string">
            <text:p>Manam kantsu ni ima mikuyaananpaq wayi nitishqa kap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tampoco había camino porque cuando ese Jatun Pactsa se derrumbó, lo había tapado completamente.</text:p>
          </table:table-cell>
          <table:table-cell table:style-name="ce1" office:value-type="string" calcext:value-type="string">
            <text:p>I naanipis manam karqatsu porke tsay Hatun Paqtsaq huchumurnin limpu tsapari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apapunta también se derrumbó.</text:p>
          </table:table-cell>
          <table:table-cell table:style-name="ce1" office:value-type="string" calcext:value-type="string">
            <text:p>Tapapuntam hina huchu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Había borrado completamente el camino.</text:p>
          </table:table-cell>
          <table:table-cell table:style-name="ce1" office:value-type="string" calcext:value-type="string">
            <text:p>Limpu naanita boradi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absolutamente nada que podíamos hacer para ayudar a esa gente.</text:p>
          </table:table-cell>
          <table:table-cell table:style-name="ce1" office:value-type="string" calcext:value-type="string">
            <text:p>Ni imanaapa pasaypa karqatsu tsay nunakunata yanapaykuyaana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Viendo que la capilla quedó en ruinas, hombres y mujeres corrieron allí en la tarde diciendo, “Vamos a sacar nuestros santos.”</text:p>
          </table:table-cell>
          <table:table-cell table:style-name="ce1" office:value-type="string" calcext:value-type="string">
            <text:p>Kapilla limpu ushakashqamannam nunakuna warmikuna ayqikuyan tardina, “Aku hurqamushun santuntsikt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entras estábamos entrando allí, hubo otro sismo.</text:p>
          </table:table-cell>
          <table:table-cell table:style-name="ce1" office:value-type="string" calcext:value-type="string">
            <text:p>Tsaymi tsayman yaykuraykaayaptii, yapay patsa kuyukark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Inmediatamente desistimos y nos escapamos a toda velocidad.</text:p>
          </table:table-cell>
          <table:table-cell table:style-name="ce1" office:value-type="string" calcext:value-type="string">
            <text:p>Tsay ora deharikur safar ayqik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olamente cuando estaba casi oscuro un hombre encontró el cuerpo de Tayta Shanti sin cabeza, sin mano, sin caballo.</text:p>
          </table:table-cell>
          <table:table-cell table:style-name="ce1" office:value-type="string" calcext:value-type="string">
            <text:p>Unikamente kasi patsa ampikaqna huk nuna tarikunaq Tayta Shantipa kwerpunllata sin piqa, sin maki, sin kaball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no más oscureció.</text:p>
          </table:table-cell>
          <table:table-cell table:style-name="ce1" office:value-type="string" calcext:value-type="string">
            <text:p>Tsaynawllanam ampii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oscureció yo prendí mi linterna grande.</text:p>
          </table:table-cell>
          <table:table-cell table:style-name="ce1" office:value-type="string" calcext:value-type="string">
            <text:p>Tsaynam patsa ampiiriptin, nuqana sendirqaa hatun linterna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se reunieron unos pocos para rezar.</text:p>
          </table:table-cell>
          <table:table-cell table:style-name="ce1" office:value-type="string" calcext:value-type="string">
            <text:p>Tsaymanmi ayllukaayarqaa wallkaqlla resak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noche el hombre con la fractura gritó toda la noche.</text:p>
          </table:table-cell>
          <table:table-cell table:style-name="ce1" office:value-type="string" calcext:value-type="string">
            <text:p>Tsay ampiqa pakikushqa nunaqa waraarirqan qaparikuyka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i esa noche pasamos toda la noche en la pampa sin dormir.</text:p>
          </table:table-cell>
          <table:table-cell table:style-name="ce1" office:value-type="string" calcext:value-type="string">
            <text:p>I tsaymi tsay ampi pampachaw waraayarqaa mana punu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la noche también cada rato había movimientos.</text:p>
          </table:table-cell>
          <table:table-cell table:style-name="ce1" office:value-type="string" calcext:value-type="string">
            <text:p>Tsaymi ampipapis kada ratu kuyukarayk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eso sucedió todos estaban llorando.</text:p>
          </table:table-cell>
          <table:table-cell table:style-name="ce1" office:value-type="string" calcext:value-type="string">
            <text:p>Tsayqa sellama waqakuykuyaq imana kaq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a que nadie dormía por miedo, parecía una eternidad antes que amaneciera.</text:p>
          </table:table-cell>
          <table:table-cell table:style-name="ce1" office:value-type="string" calcext:value-type="string">
            <text:p>Tsay mantsakashqa mana punuypis kaptin, manam patsapis warayku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odos estaban sentados no más, algunas familias sin cama, ni siquiera con comida.</text:p>
          </table:table-cell>
          <table:table-cell table:style-name="ce1" office:value-type="string" calcext:value-type="string">
            <text:p>Limpu taykarlla imana kaqpis, wakin familyaqa sin kama, sin mikuyninkunapis ka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un cuando encontraron comida, no había manera de cocinarla, sin olla ni mates para comer.</text:p>
          </table:table-cell>
          <table:table-cell table:style-name="ce1" office:value-type="string" calcext:value-type="string">
            <text:p>Mikuyta taririyaptinpis, karqatsu aruyaananpaq, ni manka ni mati mi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 día siguiente, lunes en la mañana, fui pensando, “Pues voy a ver cómo va con los padres, quizás hayan muerto o están heridos.”</text:p>
          </table:table-cell>
          <table:table-cell table:style-name="ce1" office:value-type="string" calcext:value-type="string">
            <text:p>Waraanin, quya lunisnam aywarqaa, “Maa, aywaa imanawraq padrikuna, kisaachi wanuyashqa o pakikuyashqa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fui acompañado con un vecino.</text:p>
          </table:table-cell>
          <table:table-cell table:style-name="ce1" office:value-type="string" calcext:value-type="string">
            <text:p>Tsaymi aywayarqaa kompanakur huk besinu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ero yo estaba triste por mi papá en Jangas, sin saber si estaba vivo o muerto.</text:p>
          </table:table-cell>
          <table:table-cell table:style-name="ce1" office:value-type="string" calcext:value-type="string">
            <text:p>Peru nuqaqa llakishqa papaaniipaq Hangaschaw, “Itsa kawan o wanushqa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o mismo mi hermano Carmelo en Carhuás “¿vivían o habrán muerto?”</text:p>
          </table:table-cell>
          <table:table-cell table:style-name="ce1" office:value-type="string" calcext:value-type="string">
            <text:p>Lomismu wawqii Carmelo Karwaschaw, “kawayantsuraq, wanuyashqatsuraq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fuimos a Huaraz, por la ruta por donde fuimos todos los caminos estaban en desorden y malogrados en rajaduras.</text:p>
          </table:table-cell>
          <table:table-cell table:style-name="ce1" office:value-type="string" calcext:value-type="string">
            <text:p>Tsaymi Warasta aywar imanawmi aywaykuyar limpu naanikunapis limpu ahukashqa i qatswar ush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 llegar a Centenario, encontré al señor párroco y a la madre Henrieta.</text:p>
          </table:table-cell>
          <table:table-cell table:style-name="ce1" office:value-type="string" calcext:value-type="string">
            <text:p>Sentenaryuman chaarirnam taririi señor parokuta i madre Henrie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staban cargando catres, frazadas, colchones en la camioneta de don Pancho Maguiña para llevarlos al hospital.</text:p>
          </table:table-cell>
          <table:table-cell table:style-name="ce1" office:value-type="string" calcext:value-type="string">
            <text:p>Don Panchu Maguiñapa kamyonetanman kargaraykaayaanaq katrinkunata, frasadankunata, kolchonkunata ospitalman 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odo estaba bien en el convento y en el templo.</text:p>
          </table:table-cell>
          <table:table-cell table:style-name="ce1" office:value-type="string" calcext:value-type="string">
            <text:p>I konbentupis i templupis yamaylla kayk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Una profesora que trabajaba en ese jardín de infancia estaba cocinando una olla de leche, “para llevar al hospital,” dijo.</text:p>
          </table:table-cell>
          <table:table-cell table:style-name="ce1" office:value-type="string" calcext:value-type="string">
            <text:p>Huk profesorana tsay hardin infansyachaw kaqna aruraykaanaq lechita mankapa, “ospitalman apanaapaqmi,” nishpa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jo que tanta gente se habla reúnido en el hospital que ya no disponían ni de cama, ni de frazada ni nada.</text:p>
          </table:table-cell>
          <table:table-cell table:style-name="ce1" office:value-type="string" calcext:value-type="string">
            <text:p>Tsayshi tsaytsikaq nuna ospitalman ayllukaykuptin, manash tinkunaqnatsu ni kama, ni frasada ni i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les alcanzaba ni para comer y no tenían nada en absoluto.</text:p>
          </table:table-cell>
          <table:table-cell table:style-name="ce1" office:value-type="string" calcext:value-type="string">
            <text:p>Ni mikuyaananpaqpis tinkurqatsu ni kanaqpistsu as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entonces los pobres accidentados estaban tirados en los corredores, en desorden, sin atención.</text:p>
          </table:table-cell>
          <table:table-cell table:style-name="ce1" office:value-type="string" calcext:value-type="string">
            <text:p>I haymi pobri aksidentadu nunakuna hitarakullaayaanaq koredorkunachaw, pasaypa lluta, mana kas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suficiente número de médicos para curar tantos accidentados.</text:p>
          </table:table-cell>
          <table:table-cell table:style-name="ce1" office:value-type="string" calcext:value-type="string">
            <text:p>Medikukunapis tinkuyaanaqtsu tsaytsika aksidentita hampiy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Y entonces unos padres benedictinos también visitaron a los enfermos y accidentados y ellos también trataron y cocieron esas heridas de la gente después que un médico les enseñó la manera.</text:p>
          </table:table-cell>
          <table:table-cell table:style-name="ce1" office:value-type="string" calcext:value-type="string">
            <text:p>I hayshi huk padri benediktinukuna hina qishyaqkunaman aksidentadukunaman watukaqnin aywarnin, hina paypis mediku rikaatsiptin tsay eridallankunata hampiriykur hir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yo también pasé al centro.</text:p>
          </table:table-cell>
          <table:table-cell table:style-name="ce1" office:value-type="string" calcext:value-type="string">
            <text:p>Tsaynam nuqapis pasakuu ruriman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vi Huaraz completamente destruido.</text:p>
          </table:table-cell>
          <table:table-cell table:style-name="ce1" office:value-type="string" calcext:value-type="string">
            <text:p>Tsayqa rikaykuu Warastaqa limpu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se veían ni las calles.</text:p>
          </table:table-cell>
          <table:table-cell table:style-name="ce1" office:value-type="string" calcext:value-type="string">
            <text:p>Kallikunapis rikaaku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s casas se habían derrumbado y estaban en confusión.</text:p>
          </table:table-cell>
          <table:table-cell table:style-name="ce1" office:value-type="string" calcext:value-type="string">
            <text:p>Wayikuna limpu huchur ahu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inguna calle estaba en condiciones para pasar.</text:p>
          </table:table-cell>
          <table:table-cell table:style-name="ce1" office:value-type="string" calcext:value-type="string">
            <text:p>Ni mayqan kalli allitsu pasa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algunos estaban sacando sus cosas.</text:p>
          </table:table-cell>
          <table:table-cell table:style-name="ce1" office:value-type="string" calcext:value-type="string">
            <text:p>Tsaychaw nunakuna wakinqa hurqapakaraykaayaamurqan imankunat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esteban viniendo más abajo de Centenario.</text:p>
          </table:table-cell>
          <table:table-cell table:style-name="ce1" office:value-type="string" calcext:value-type="string">
            <text:p>Despwes Sentenaryu urayta aywakaraykaayaam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ran muchísimos los que estaban allí abajo, y la gente decía que muchos de ellos habían robado de allí cualquier cosa, radios y máquinas.</text:p>
          </table:table-cell>
          <table:table-cell table:style-name="ce1" office:value-type="string" calcext:value-type="string">
            <text:p>Sellama tsay uraychaw nuna kaykuyarqan i nunakuna niyarqan sellamash wakinkunaqa tsaypita suwakuykuyaanaq imaykatapis, radyuta, makin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fui por Avenida Tarapacá.</text:p>
          </table:table-cell>
          <table:table-cell table:style-name="ce1" office:value-type="string" calcext:value-type="string">
            <text:p>Tsaymi aywarqaa Avenida Tarapacá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s calles por allí arriba también apenas servían para pasar.</text:p>
          </table:table-cell>
          <table:table-cell table:style-name="ce1" office:value-type="string" calcext:value-type="string">
            <text:p>Tsay witsay kallipis apenasmi pasanapaq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l convento y la capilla de los Franciscanos se habían caído por completo.</text:p>
          </table:table-cell>
          <table:table-cell table:style-name="ce1" office:value-type="string" calcext:value-type="string">
            <text:p>I konbentu i kapilla Franciskanukunapa limpu huch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ré en la plaza de armas.</text:p>
          </table:table-cell>
          <table:table-cell table:style-name="ce1" office:value-type="string" calcext:value-type="string">
            <text:p>Yaykuykurqaa plasa de armasman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estaba la catedral también, completamente, terriblemente destruida.</text:p>
          </table:table-cell>
          <table:table-cell table:style-name="ce1" office:value-type="string" calcext:value-type="string">
            <text:p>Tsaychawqa kaykaannaq limpu mantsakashqa katedralpis ushakaari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ni una capilla.</text:p>
          </table:table-cell>
          <table:table-cell table:style-name="ce1" office:value-type="string" calcext:value-type="string">
            <text:p>Ni may kapilla k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la plaza la gente estaba como hormigas.</text:p>
          </table:table-cell>
          <table:table-cell table:style-name="ce1" office:value-type="string" calcext:value-type="string">
            <text:p>Plasachaw nunakunaqa limpu wanyak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todos lados los edificios habían caido a la plaza.</text:p>
          </table:table-cell>
          <table:table-cell table:style-name="ce1" office:value-type="string" calcext:value-type="string">
            <text:p>Wayikunaqa hinantinpita limpu plasaman huch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estaban jalando los cadáveres de cualquier manera.</text:p>
          </table:table-cell>
          <table:table-cell table:style-name="ce1" office:value-type="string" calcext:value-type="string">
            <text:p>Tsaykunapitanam sutaraykaayaamun ayakunataqa llutay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todas partes estaban sacando cadáveres.</text:p>
          </table:table-cell>
          <table:table-cell table:style-name="ce1" office:value-type="string" calcext:value-type="string">
            <text:p>Wakpa kaypa ayata hurqayka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n sacando cadáveres de la Escuela Santa Elena.</text:p>
          </table:table-cell>
          <table:table-cell table:style-name="ce1" office:value-type="string" calcext:value-type="string">
            <text:p>hurqapakaraykaayaamunaq ayakunatanam Santa Elena Eskwelapi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icen que había habido una actuación allí el domingo en la tarde, y mientres estaban allí, el terremoto ocurrió.</text:p>
          </table:table-cell>
          <table:table-cell table:style-name="ce1" office:value-type="string" calcext:value-type="string">
            <text:p>Tsaychawshi maa aktwasyon kanaq domingu tardi i tsaychaw kaykaayaptinna teremotu kaykaamu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 la gente no pudo salir, atracándose en la puerta.</text:p>
          </table:table-cell>
          <table:table-cell table:style-name="ce1" office:value-type="string" calcext:value-type="string">
            <text:p>Mana llapan nuna yarqamuyta pwediyaanaqtsu punkuchaw kichkikur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o que sucedió allí era terrible, lamentable.</text:p>
          </table:table-cell>
          <table:table-cell table:style-name="ce1" office:value-type="string" calcext:value-type="string">
            <text:p>Tsaychaw mantsakaypaq imana kaqpis waqakuyllana kak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acaron hombres, mujeres, los niños que estudiaban allí.</text:p>
          </table:table-cell>
          <table:table-cell table:style-name="ce1" office:value-type="string" calcext:value-type="string">
            <text:p>Hurqurkarayaamun nunakunata, warmikunata, wamra aywakuykaq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 algunos los estaban sacando muertos de entre esos escombros.</text:p>
          </table:table-cell>
          <table:table-cell table:style-name="ce1" office:value-type="string" calcext:value-type="string">
            <text:p>Wakinta limpu wanushqata uqtipakaraykaayaamun tsayp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sacaron a una religiosa también, muerta, de allí mismo de Santa Elena.</text:p>
          </table:table-cell>
          <table:table-cell table:style-name="ce1" office:value-type="string" calcext:value-type="string">
            <text:p>Tsaychawmi huk madritapa hina hurqarayaamurqan wanushqata tsay Santa Elenap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allí también sacaron a un padre benedictino llamado el padre Beda.</text:p>
          </table:table-cell>
          <table:table-cell table:style-name="ce1" office:value-type="string" calcext:value-type="string">
            <text:p>Tsaypitam hina hurqarayaamurqan huk padri benediktinuta, padre Beda ni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Los sacaron en camioneta con qué dificultad, para llevarlos a enterrar.</text:p>
          </table:table-cell>
          <table:table-cell table:style-name="ce1" office:value-type="string" calcext:value-type="string">
            <text:p>Tsaymi tsayta kamyonetawan imanaw sasatam hurqaykayaamurqan pampaq 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Por la calle llamado Jirón Luzuriaga entró un catarpillar, al nivel más o menos del segundo piso de las casas.</text:p>
          </table:table-cell>
          <table:table-cell table:style-name="ce1" office:value-type="string" calcext:value-type="string">
            <text:p>Jirón Luzuriaga nishqampam katarpila yaykurqan segundu pisup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entró pisando, pisando, pisando los escombros, y así hizo un camino para dar acceso a los volquetes.</text:p>
          </table:table-cell>
          <table:table-cell table:style-name="ce1" office:value-type="string" calcext:value-type="string">
            <text:p>Tsaymi halur, halur, halur yaykurninran naanita rurarqan bolketikuna yayk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Pero todos los cadáveres que sacaron esteban depositándolos en el Consejo, separados y marcados uno por uno con sus nombres.</text:p>
          </table:table-cell>
          <table:table-cell table:style-name="ce1" office:value-type="string" calcext:value-type="string">
            <text:p>Peru llapan ayakuna hurqayaamushqanta konsehu wayiman depositaraykaayarqan, rakiyashqan kaqtaqa hutinhutintin, hutintin, hutin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onces casi a las doce un volquete llegó allí.</text:p>
          </table:table-cell>
          <table:table-cell table:style-name="ce1" office:value-type="string" calcext:value-type="string">
            <text:p>I tsaymanmi kasi las dosinawna yaykaykamurqan huk bolke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él empezaron a cargar los pobres cadáveres en gran número, pero en desorden, como un montón de tocush.</text:p>
          </table:table-cell>
          <table:table-cell table:style-name="ce1" office:value-type="string" calcext:value-type="string">
            <text:p>Tsaymanmi kargar qallaykuyarqan pobri ayakunata tsaytsikata lluta tuqushtan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Y después de cargarlos con volquete, los llevaron al panteón donde algunos hombres estaban abriendo un pozo, y allí los amontonaron seguidamente, día tras día, cavando, cavando, cavando.</text:p>
          </table:table-cell>
          <table:table-cell table:style-name="ce1" office:value-type="string" calcext:value-type="string">
            <text:p>I despwesnam bolketipa kargarkur apakuyarqan pantyonman i tsaychawnash wakinkunana uchkuraykaayaanaq huk posullata i tsayllaman qutuyaanaq segidu waraaninpis uqtir, uqtir, uqt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ya era tarde volví a mi casa.</text:p>
          </table:table-cell>
          <table:table-cell table:style-name="ce1" office:value-type="string" calcext:value-type="string">
            <text:p>Tardinam kutikurqaa wayi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contré a los dos padres.</text:p>
          </table:table-cell>
          <table:table-cell table:style-name="ce1" office:value-type="string" calcext:value-type="string">
            <text:p>Ishkan padrikunawanmi topa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ban bien.</text:p>
          </table:table-cell>
          <table:table-cell table:style-name="ce1" office:value-type="string" calcext:value-type="string">
            <text:p>Yamay k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lunes en la tarde estábamos preocupados todavía por nuestros parientes.</text:p>
          </table:table-cell>
          <table:table-cell table:style-name="ce1" office:value-type="string" calcext:value-type="string">
            <text:p>Tsay lunis tardinam hina llakishqa kayarqaa kastaaku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cuando estaba casi oscuro los vecinos llamaron, “Allí está viniendo el viejo Tomás.</text:p>
          </table:table-cell>
          <table:table-cell table:style-name="ce1" office:value-type="string" calcext:value-type="string">
            <text:p>I patsa ampikaqna besinukuna qayakarayaamurqan, “Taqaytam awkin Tomas shamuykan,” ni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por primera vez nos alegramos.</text:p>
          </table:table-cell>
          <table:table-cell table:style-name="ce1" office:value-type="string" calcext:value-type="string">
            <text:p>Tsayran kushiri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noche también dormimos en la pampa no más.</text:p>
          </table:table-cell>
          <table:table-cell table:style-name="ce1" office:value-type="string" calcext:value-type="string">
            <text:p>Lomismu tsay ampiqa hina pampallachawmi pun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temblor seguía sus movimientos continuamente.</text:p>
          </table:table-cell>
          <table:table-cell table:style-name="ce1" office:value-type="string" calcext:value-type="string">
            <text:p>Hina temblorqa tsay segidu kuyukuray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os días la polvareda tapaba todo.</text:p>
          </table:table-cell>
          <table:table-cell table:style-name="ce1" office:value-type="string" calcext:value-type="string">
            <text:p>Tsay hunaqkunaqa limpu polvadera niti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miércoles volví a Huaraz pensando que quizás los padres me esperaban para preparar el sermón para el domingo.</text:p>
          </table:table-cell>
          <table:table-cell table:style-name="ce1" office:value-type="string" calcext:value-type="string">
            <text:p>Myerkolisnam kutirqaa Warasta, “Kisaa padrikuna shuyayaaman sermonta rurayaanaapaq domingupaq,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el padre Guillermo me dijo, “No tenemos tiempo para hacer eso.”</text:p>
          </table:table-cell>
          <table:table-cell table:style-name="ce1" office:value-type="string" calcext:value-type="string">
            <text:p>Tsaynam padre Guillermu nimarqan, “Manam tyempuukuna kantsu tsayta rurana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otra vez pasé al centro.</text:p>
          </table:table-cell>
          <table:table-cell table:style-name="ce1" office:value-type="string" calcext:value-type="string">
            <text:p>Nimaptinnam, hina pasarirqaa ruri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e día había una nueva cosa.</text:p>
          </table:table-cell>
          <table:table-cell table:style-name="ce1" office:value-type="string" calcext:value-type="string">
            <text:p>Tsay hunaqnam sellama nobeda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viones soltaron a paracaidistas y víveres.</text:p>
          </table:table-cell>
          <table:table-cell table:style-name="ce1" office:value-type="string" calcext:value-type="string">
            <text:p>Abyonkunana parakaidakunawan soldakunata i mirkapata kach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al volver, volvimos yo con dos paisanos míos por Monterrey pensando, “Quizás allí abajo nos encontraremos con algunos Carhuacinos para preguntarles acerca de mi hermano Carmelo.”</text:p>
          </table:table-cell>
          <table:table-cell table:style-name="ce1" office:value-type="string" calcext:value-type="string">
            <text:p>Tsaynam kutimur ishkaq marka mayiiwan kutikayaamurqaa Montereypa, “Kisaa tsay uraychaw topashun Karwasinukunawan, wawqii Carmelupaq tapukaykamuna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felizmente nos encontramos en el camino y cuando les pregunté me dijeron, “Seguramente nada les ha pasado.</text:p>
          </table:table-cell>
          <table:table-cell table:style-name="ce1" office:value-type="string" calcext:value-type="string">
            <text:p>Tsaymi felismente topayarqaa naanichaw i paykunata tapukuyaptii niyaamarqan, “Seguru manachi paykunata imapis pasash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adie habla de ellos.</text:p>
          </table:table-cell>
          <table:table-cell table:style-name="ce1" office:value-type="string" calcext:value-type="string">
            <text:p>Manam tsaykunapaqqa pipis parl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sotros lo conocemos.</text:p>
          </table:table-cell>
          <table:table-cell table:style-name="ce1" office:value-type="string" calcext:value-type="string">
            <text:p>Nuqakuna riqiyaami pay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olamente han muerto algunos del campo.”</text:p>
          </table:table-cell>
          <table:table-cell table:style-name="ce1" office:value-type="string" calcext:value-type="string">
            <text:p>Masqa tuna nunakunallam wanuyash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aunque me dijeron eso no estuvimos contentos.</text:p>
          </table:table-cell>
          <table:table-cell table:style-name="ce1" office:value-type="string" calcext:value-type="string">
            <text:p>Peru tsaynaw niyaamaptin manam kontentutsu ka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el jueves en la mañana fuimos yo y mi hermana Benita a pie a Carhuaz.</text:p>
          </table:table-cell>
          <table:table-cell table:style-name="ce1" office:value-type="string" calcext:value-type="string">
            <text:p>Tsaymi hwebis quya panii Benitawan aywakuyarqaa Karwast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el camión de un amigo estuvo en Paltay.</text:p>
          </table:table-cell>
          <table:table-cell table:style-name="ce1" office:value-type="string" calcext:value-type="string">
            <text:p>Peru Paltaychawnam kanaq huk amigupa kamyon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nos llevó hasta Uchcu.</text:p>
          </table:table-cell>
          <table:table-cell table:style-name="ce1" office:value-type="string" calcext:value-type="string">
            <text:p>Tsaynam apayaamarqa asta Uchku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pasamos a pie no más.</text:p>
          </table:table-cell>
          <table:table-cell table:style-name="ce1" office:value-type="string" calcext:value-type="string">
            <text:p>Tsaypitanam <text:s/>pasakuyarqa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carretera no servía para que pasara carro.</text:p>
          </table:table-cell>
          <table:table-cell table:style-name="ce1" office:value-type="string" calcext:value-type="string">
            <text:p>Manam awtu purinanpaq naanipis allitsu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ra completamente derrumbada.</text:p>
          </table:table-cell>
          <table:table-cell table:style-name="ce1" office:value-type="string" calcext:value-type="string">
            <text:p>Limpu huchushqa k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primero llegamos a Marcará.</text:p>
          </table:table-cell>
          <table:table-cell table:style-name="ce1" office:value-type="string" calcext:value-type="string">
            <text:p>I Markaraaman chaariyaa punt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Vimos el cementerio de Marcará que todos los nichos se hablan caído y los cadáveres estaban abiertos a la vista.</text:p>
          </table:table-cell>
          <table:table-cell table:style-name="ce1" office:value-type="string" calcext:value-type="string">
            <text:p>Rikaariyaa Markaraa sementeryuta limpu nichukuna ishkishqa ayakunapis limpu rikaakuyka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eguimos y pasamos a Carhuaz.</text:p>
          </table:table-cell>
          <table:table-cell table:style-name="ce1" office:value-type="string" calcext:value-type="string">
            <text:p>I segir pasakuyarqaa Karwas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legamos a Carhuaz, completamente destruido lo mismo.</text:p>
          </table:table-cell>
          <table:table-cell table:style-name="ce1" office:value-type="string" calcext:value-type="string">
            <text:p>Tsaymi chaariyarqaa Karwasman, lomismu limpu ushakashq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al sitio donde mi hermano Carmelo había vivido.</text:p>
          </table:table-cell>
          <table:table-cell table:style-name="ce1" office:value-type="string" calcext:value-type="string">
            <text:p>Chaariyarqaa wawqii Carmelu yachashqan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bía nada allí.</text:p>
          </table:table-cell>
          <table:table-cell table:style-name="ce1" office:value-type="string" calcext:value-type="string">
            <text:p>Ni ima tsaychaw k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ndo a la plaza no pudimos preguntar a nadie.</text:p>
          </table:table-cell>
          <table:table-cell table:style-name="ce1" office:value-type="string" calcext:value-type="string">
            <text:p>Plasaman chaarir ni pita tapukuyta pwediyarqa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todos los carhuacinos se habían congregado, haciendo sus carpas de sábanas, y allí no más estaban.</text:p>
          </table:table-cell>
          <table:table-cell table:style-name="ce1" office:value-type="string" calcext:value-type="string">
            <text:p>Tsaychaw llapan karwasinukuna ayllukashqa karpallankuna sabanaskunallapita rurariykur, tsayllachaw maa kaykaayaan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mientras estábamos tristes, vimos a mi sobrino Reynaldo, pues él estaba caminando allí.</text:p>
          </table:table-cell>
          <table:table-cell table:style-name="ce1" office:value-type="string" calcext:value-type="string">
            <text:p>Nikarnam llakishqa kaykar, rikaariyaa sobrinuu Reynalduta, maa purikaanaq tsay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cuando llamamos “Reynaldo,” él nos reconoció y corriendo a nosotros nos abrazó llorando.</text:p>
          </table:table-cell>
          <table:table-cell table:style-name="ce1" office:value-type="string" calcext:value-type="string">
            <text:p>Haynam “Reynaldu” nishpa, qayaykuyaptiina riqirayaamarnii, ayqikamurninna waqukarkayaaman waqalla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le preguntamos “¿Todos ustedes están?”</text:p>
          </table:table-cell>
          <table:table-cell table:style-name="ce1" office:value-type="string" calcext:value-type="string">
            <text:p>Tsaynam tapuyaa, “Llapayki kayanki?” nish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s contestó, “Sí, todos nos hemos salvado.”</text:p>
          </table:table-cell>
          <table:table-cell table:style-name="ce1" office:value-type="string" calcext:value-type="string">
            <text:p>Niyaptii, “Awmi, llapaakunam salbakuyarquu,” nishpa niyaanm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Y entonces ¿dónde están?”</text:p>
          </table:table-cell>
          <table:table-cell table:style-name="ce1" office:value-type="string" calcext:value-type="string">
            <text:p>“I haynam maychawtaq kaykaayanki?” nishpa ni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sí él nos llevó a su carpa al pie de no sé qué arbusto, tapado encima con sábanas.</text:p>
          </table:table-cell>
          <table:table-cell table:style-name="ce1" office:value-type="string" calcext:value-type="string">
            <text:p>Tsaynam pushayaamarqan karpankunaman ima qura sikinllachawchi sabanaspa hananta tsaparishqa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no más estaban con todas sus cosas, todos ellos.</text:p>
          </table:table-cell>
          <table:table-cell table:style-name="ce1" office:value-type="string" calcext:value-type="string">
            <text:p>Hayllachaw llapan imakunawanpis kaykaayaanaq, peru llapan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estaban Victoria, mi cuñada, mi sobrina Santa, Reynaldo, Ramón, Damacho y Juan de Dios.</text:p>
          </table:table-cell>
          <table:table-cell table:style-name="ce1" office:value-type="string" calcext:value-type="string">
            <text:p>Haychawmi kaykaanaq Victorina, lumtsiini, sobrinaa Santa, Reynaldu, Ramón, Damacho i Juan de Dio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i hermano Carmelo había ido con el párroco a otro rincón para misa.</text:p>
          </table:table-cell>
          <table:table-cell table:style-name="ce1" office:value-type="string" calcext:value-type="string">
            <text:p>Wawqii Carmelunam aywashqa kanaq padriwanna mas huk kuchuta misa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de allí ellos llegaron también.</text:p>
          </table:table-cell>
          <table:table-cell table:style-name="ce1" office:value-type="string" calcext:value-type="string">
            <text:p>I tsaypitam chaaraayaamurqan hi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odos estábamos alegres encontrándonos sanos y salvos.</text:p>
          </table:table-cell>
          <table:table-cell table:style-name="ce1" office:value-type="string" calcext:value-type="string">
            <text:p>I llapankuna kushishqa kariyarqaa yamay tarinakuriy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nos invitaron a quedarnos, no queríamos.</text:p>
          </table:table-cell>
          <table:table-cell table:style-name="ce1" office:value-type="string" calcext:value-type="string">
            <text:p>Tsaynam “kedakushun,” niyaamaptinna, munayarqa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Vamos a volver.</text:p>
          </table:table-cell>
          <table:table-cell table:style-name="ce1" office:value-type="string" calcext:value-type="string">
            <text:p>“Aywaa kutikuyaash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tarán preocupados en nuestra casa si no aparecemos,” dijimos.</text:p>
          </table:table-cell>
          <table:table-cell table:style-name="ce1" office:value-type="string" calcext:value-type="string">
            <text:p>Llakiyanqachi wayintsikchawpis mana yuriyaptii,” nishpa nirn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entonces fuimos los dos, yo con mi hermana.</text:p>
          </table:table-cell>
          <table:table-cell table:style-name="ce1" office:value-type="string" calcext:value-type="string">
            <text:p>I tsaymi aywakayaamurqaa ishkaa pani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legamos otra vez hasta Marcará completamente cansados.</text:p>
          </table:table-cell>
          <table:table-cell table:style-name="ce1" office:value-type="string" calcext:value-type="string">
            <text:p>Hina limpu utishqana Markaraakamana charkar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yo estaba tan cansado que no pude venir más.</text:p>
          </table:table-cell>
          <table:table-cell table:style-name="ce1" office:value-type="string" calcext:value-type="string">
            <text:p>Tsaychawnam limpu utikuykur, manana mas shamuyta pwedirqaan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nos sentamos a descansar más arriba del panteón.</text:p>
          </table:table-cell>
          <table:table-cell table:style-name="ce1" office:value-type="string" calcext:value-type="string">
            <text:p>Tsaymi hamakushpana taakuyarqaa pantyon umaaninchaw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vimos un avión botando víveres y otras cosas en Anta, algunas con paracaídas, otras solamente el paquete.</text:p>
          </table:table-cell>
          <table:table-cell table:style-name="ce1" office:value-type="string" calcext:value-type="string">
            <text:p>Tsaychawnam rikaayarqaa abyonna kachaamurqan Antamannam mirkapakunata, imaykakunatapis, parakaidawanran o paketi purullatar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de ver eso, seguimos adelante los dos a pie.</text:p>
          </table:table-cell>
          <table:table-cell table:style-name="ce1" office:value-type="string" calcext:value-type="string">
            <text:p>Tsaykunata rikakuriykurninnam, hina pasakayaamurqaa ishkaa chaki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llí nos alcanzó el pequeño camión que nos había llevado en le meñena.</text:p>
          </table:table-cell>
          <table:table-cell table:style-name="ce1" office:value-type="string" calcext:value-type="string">
            <text:p>Tsaychawnam tariparayaamarqan quyapa ichiklla apayaamaqnii kamyo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nos llevó hasta Shimpi.</text:p>
          </table:table-cell>
          <table:table-cell table:style-name="ce1" office:value-type="string" calcext:value-type="string">
            <text:p>Tsaynam apayaamarqan asta Shimpi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allí vinimos a pie no más.</text:p>
          </table:table-cell>
          <table:table-cell table:style-name="ce1" office:value-type="string" calcext:value-type="string">
            <text:p>Tsaypitanam aywakayaamurqaa chakillap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stábamos tardando mucho.</text:p>
          </table:table-cell>
          <table:table-cell table:style-name="ce1" office:value-type="string" calcext:value-type="string">
            <text:p>Hina limpuna tardiyaariya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asi a las cinco estuvimos en Uchuyaco.</text:p>
          </table:table-cell>
          <table:table-cell table:style-name="ce1" office:value-type="string" calcext:value-type="string">
            <text:p>Kasi las sinkunaw kaykaayaa Uchuyaku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llegamos a Mullaca debajo de Watquín.</text:p>
          </table:table-cell>
          <table:table-cell table:style-name="ce1" office:value-type="string" calcext:value-type="string">
            <text:p>Mullakaman chaariyaa Watkin uray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 las seis cuando ya estaba casi oscuro llegamos a la casa.</text:p>
          </table:table-cell>
          <table:table-cell table:style-name="ce1" office:value-type="string" calcext:value-type="string">
            <text:p>Las seis raqus-raqusna wayiman charkuya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entonces esa tarde cuando comunicamos las noticias, estábamos alegres.</text:p>
          </table:table-cell>
          <table:table-cell table:style-name="ce1" office:value-type="string" calcext:value-type="string">
            <text:p>I haymi llapaakunana tsay tardi hina musyatsinakuriykur kakuyarqaa kushishq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de cenar fuimos otra vez a la pampa a dormir.</text:p>
          </table:table-cell>
          <table:table-cell table:style-name="ce1" office:value-type="string" calcext:value-type="string">
            <text:p>Despwes senarikur hina aywakuyarqaa pampata punukuyaana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estuvimos hasta la tarde de jueves.</text:p>
          </table:table-cell>
          <table:table-cell table:style-name="ce1" office:value-type="string" calcext:value-type="string">
            <text:p>Tsaynawmi kayarqaa hwebis tardiy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 gente buscó entre los escombros de la capilla y sacaron los santos, todos hechos pedazos.</text:p>
          </table:table-cell>
          <table:table-cell table:style-name="ce1" office:value-type="string" calcext:value-type="string">
            <text:p>Nunakuna kapillapita uqtipakayaamurqan santukunatapis limpu pedasullata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i un santo había quedado sano.</text:p>
          </table:table-cell>
          <table:table-cell table:style-name="ce1" office:value-type="string" calcext:value-type="string">
            <text:p>Limpu mana ni huk santukuna kedashqatsu kayaanaq sanu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ayta Shanti, San Isidro, la Dolorose, Jesús Nazareno, el crucifijo, San Martín de Porras todos estaban completamente deshechos.</text:p>
          </table:table-cell>
          <table:table-cell table:style-name="ce1" office:value-type="string" calcext:value-type="string">
            <text:p>Tayta Shantipis, San Isidrupis, Dolorosa, Jesús Nazarenu, krusifihu, San Martín de Porras pasaypa limpu ushaka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Ni uno de los santos quedó sin daño sino solamente la Virgen de Fátima, pues estaba protegida y por eso quedó entera.</text:p>
          </table:table-cell>
          <table:table-cell table:style-name="ce1" office:value-type="string" calcext:value-type="string">
            <text:p>Manam ni huk ni ima santu kedaykunaqtsu pasaypa sanuqa, unikamente Virgen de Fatimalla, maa tsakarishqa kanaq enteru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a semana la gente se volvió muy desasosegada o no sé qué.</text:p>
          </table:table-cell>
          <table:table-cell table:style-name="ce1" office:value-type="string" calcext:value-type="string">
            <text:p>Tsay semana nunakuna tikrakuriyarqan limpu aburidutsun o imanawch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domingo, una semana después del sismo, fui como de costumbre a Huaraz a oír misa.</text:p>
          </table:table-cell>
          <table:table-cell table:style-name="ce1" office:value-type="string" calcext:value-type="string">
            <text:p>Tsay semanamuq domingunam nuqaqa komo de kostumbri aywarqaa Warasta misa wiyaq.</text:p>
          </table:table-cell>
          <table:table-cell office:value-type="string" calcext:value-type="string">
            <text:p>CRH, Cap.4</text:p>
          </table:table-cell>
          <table:table-cell office:value-type="string" calcext:value-type="string">
            <text:p>'semanamuq’</text:p>
          </table:table-cell>
        </table:table-row>
        <table:table-row table:style-name="ro2">
          <table:table-cell office:value-type="string" calcext:value-type="string">
            <text:p>Por mientras aterrizó en Chonta un helicóptero buscando enfermos y heridos.</text:p>
          </table:table-cell>
          <table:table-cell table:style-name="ce1" office:value-type="string" calcext:value-type="string">
            <text:p>Tsayyaqmi, mana Chontaman rataykamunaq huk elikopteru qishyaqkuna o dañukushqakuna ashi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llí bastante gente se reunió y los pilotos buscaban solamente a los enfermos.</text:p>
          </table:table-cell>
          <table:table-cell table:style-name="ce1" office:value-type="string" calcext:value-type="string">
            <text:p>Tsaymanmi nunakunaqa ayllukaykuyannaq alli shuyni i pilotukunaqa ashiyaanaq unikamente qishyaqkunall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 la gente comenzó a hablar, “¿Dónde están las autoridades?</text:p>
          </table:table-cell>
          <table:table-cell table:style-name="ce1" office:value-type="string" calcext:value-type="string">
            <text:p>I nunakunaqa parlar qallaykuyarqan, “Maychawtaq awtoridaakuna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deben haberse presentado.</text:p>
          </table:table-cell>
          <table:table-cell table:style-name="ce1" office:value-type="string" calcext:value-type="string">
            <text:p>Mayna presentakuyanman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a deben haber solicitado algo.</text:p>
          </table:table-cell>
          <table:table-cell table:style-name="ce1" office:value-type="string" calcext:value-type="string">
            <text:p>Mayna imaykatapis hurqayaamunman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Si no quieren andar, nos deben avisar para que nosotros mismos andemos.”</text:p>
          </table:table-cell>
          <table:table-cell table:style-name="ce1" office:value-type="string" calcext:value-type="string">
            <text:p>Mana purita munarqa willamashwan kikintsik purikunapaq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Cuando así habló la gente, era porque no sabían qué hacer.</text:p>
          </table:table-cell>
          <table:table-cell table:style-name="ce1" office:value-type="string" calcext:value-type="string">
            <text:p>Nishpa nunakunaqa manam ni imanaw kayta musyayaan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la tarde, más o menos a las tres, llegué a mi casa.</text:p>
          </table:table-cell>
          <table:table-cell table:style-name="ce1" office:value-type="string" calcext:value-type="string">
            <text:p>Tardi las tresnawmi chaarii wayiim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Me avisaron que la gente había estado muy amarga diciendo “¿Por qué no ha gestionado algo ustedes?”</text:p>
          </table:table-cell>
          <table:table-cell table:style-name="ce1" office:value-type="string" calcext:value-type="string">
            <text:p>Willarayaaman sellamam nunakuna piñaykuyashqa, “Imanirshi maynatsu imaykatapis hurqayaamunki?” ni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señor párroco me había dicho, “No busquen nade todavía.</text:p>
          </table:table-cell>
          <table:table-cell table:style-name="ce1" office:value-type="string" calcext:value-type="string">
            <text:p>Nuqata señor parokum nimarqan, “Ama imatapis ashiyayraq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Que atiendan primero a los de este pueblo con cualquier clase de ayuda.</text:p>
          </table:table-cell>
          <table:table-cell table:style-name="ce1" office:value-type="string" calcext:value-type="string">
            <text:p>Primeru kay pwebluchaw kaqkunataraq yanapariyaatsun imaykawan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no tienen nada ni para comer ni para dormir.</text:p>
          </table:table-cell>
          <table:table-cell table:style-name="ce1" office:value-type="string" calcext:value-type="string">
            <text:p>Paykunapam mana ni imallankuna kantsu ni mikuyaananpaq ni punu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eguramente después de remediar todo eso (atenderán a ustedes).”</text:p>
          </table:table-cell>
          <table:table-cell table:style-name="ce1" office:value-type="string" calcext:value-type="string">
            <text:p>Seguru tsayta limpu remedyarikur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s por eso que me abstuve de pedir ayuda.</text:p>
          </table:table-cell>
          <table:table-cell table:style-name="ce1" office:value-type="string" calcext:value-type="string">
            <text:p>Tsaymi nuqaqa awantakurirqaa imapitapis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llegué de Huaraz, vinieron dos hombres diciendo, “¡Rápido, debes formular nuestro recurso.</text:p>
          </table:table-cell>
          <table:table-cell table:style-name="ce1" office:value-type="string" calcext:value-type="string">
            <text:p>Waraspita chaaramuptiinam, chaarayaamun ishkaq nunakunana, “Apuradush rekursullaakuna ruraykamunk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a gente ya está reunida en la plaza y quieren saber algo.”</text:p>
          </table:table-cell>
          <table:table-cell table:style-name="ce1" office:value-type="string" calcext:value-type="string">
            <text:p>Nunakuna plasachaw limpu huntanam imatapis musyayta munar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Entonces cuando oí sus quejas les dije, “¿Por qué no van ustedes a un abogado para que él les haga todo lo que quieren?</text:p>
          </table:table-cell>
          <table:table-cell table:style-name="ce1" office:value-type="string" calcext:value-type="string">
            <text:p>Tsaynam nuqaqa allaapa rimayashqanta wiyarnan nirkurqaa, “Imanirtaq abogaduman aywayankitsu pay llapan munayashqaykita ruramunanpaq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o estoy viniendo a la asamblea.”</text:p>
          </table:table-cell>
          <table:table-cell table:style-name="ce1" office:value-type="string" calcext:value-type="string">
            <text:p>Sharaykaamuumi huntama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cuando llegué a la reunión la gente estaba muy muy enojeda.</text:p>
          </table:table-cell>
          <table:table-cell table:style-name="ce1" office:value-type="string" calcext:value-type="string">
            <text:p>Tsaynam huntaman chaarinaapaq, nunakunaqa kaykaayaanaq waapu waap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“Hasta un helicóptero ha llegado.</text:p>
          </table:table-cell>
          <table:table-cell table:style-name="ce1" office:value-type="string" calcext:value-type="string">
            <text:p>“Elikopterupis chaamurqu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omo sea, dicen que hay todo.</text:p>
          </table:table-cell>
          <table:table-cell table:style-name="ce1" office:value-type="string" calcext:value-type="string">
            <text:p>Imanaw kaptintaq, llapanshi k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olamente depende de nosotros que andemos.”</text:p>
          </table:table-cell>
          <table:table-cell table:style-name="ce1" office:value-type="string" calcext:value-type="string">
            <text:p>Nuqantsikllachawnam kay puriy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Yo amargo les dije, ”Si ustedes saben tanto ¿por qué no lo hacen?</text:p>
          </table:table-cell>
          <table:table-cell table:style-name="ce1" office:value-type="string" calcext:value-type="string">
            <text:p>Nuqaqa piñashqa nirkurqaa, “Musyaykarqa, imanirtaq qamkunapis mana rurayankitsu?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6">
          <table:table-cell office:value-type="string" calcext:value-type="string">
            <text:p>I hasta el momento no hay ninguna autoridad en Huaraz a quien podemos presentar una solicitud.“</text:p>
          </table:table-cell>
          <table:table-cell table:style-name="ce1" office:value-type="string" calcext:value-type="string">
            <text:p>I kanankama manaran Waraschaw ni ima awtoridad kantsu pimantaq imatapis chura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les expliqué todo eso, toda la gente quedó convencida.</text:p>
          </table:table-cell>
          <table:table-cell table:style-name="ce1" office:value-type="string" calcext:value-type="string">
            <text:p>Nir tsay llapanta explikaptii, llapan nuna kaayiri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os días dos familias se fueron porque dijeron, “Los que viven en Huaraz reciben toda clase de ayuda.”</text:p>
          </table:table-cell>
          <table:table-cell table:style-name="ce1" office:value-type="string" calcext:value-type="string">
            <text:p>Ishkaq familyana tsay waraaninkunana aywakuyarqan, “limpu Waraschaw kaqqa kusam imatapis chaskiyan,” niyapt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4">
          <table:table-cell office:value-type="string" calcext:value-type="string">
            <text:p>Mientras estábamos así, vino un carro hasta Mullaca y el señor párroco mandó un encargo, “Que venga Santiago Pantoja con todo su censo hoy mismo a Monterrey.”</text:p>
          </table:table-cell>
          <table:table-cell table:style-name="ce1" office:value-type="string" calcext:value-type="string">
            <text:p>Tsaynaw kaykarllanam awtu Mullakakama pasariptin, señor paroku enkargakaramunaq, “Shamutsun Santiago Pantoja llapan sensunwan kananta Montereyt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tonces enseguida yo comencé a tocar la campana.</text:p>
          </table:table-cell>
          <table:table-cell table:style-name="ce1" office:value-type="string" calcext:value-type="string">
            <text:p>Tsaynam nuqaqa hina ora kampanata tokarik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toda la gente so reunió, preparé la lista.</text:p>
          </table:table-cell>
          <table:table-cell table:style-name="ce1" office:value-type="string" calcext:value-type="string">
            <text:p>Llapan nunakuna ayllukaramuptin prepararirqaa list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pués inmediatamente fui a Monterrey con dos hombres.</text:p>
          </table:table-cell>
          <table:table-cell table:style-name="ce1" office:value-type="string" calcext:value-type="string">
            <text:p>Despwes inmedyatamente ishkaq nunata pusharkur aywakurqaa Monterey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cuando llegamos allí, allí estaba el señor párroco con otro sacerdote y una religiosa.</text:p>
          </table:table-cell>
          <table:table-cell table:style-name="ce1" office:value-type="string" calcext:value-type="string">
            <text:p>I tsayman chaariyaanaapaq tsaychaw kaykaanaq señor paroku mas huk padriwan i huk madri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nos dieron toda clase de víveres.</text:p>
          </table:table-cell>
          <table:table-cell table:style-name="ce1" office:value-type="string" calcext:value-type="string">
            <text:p>Tsaychawmi quyamarqan biberesta tukuylay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Cuando recibieron eso, recién la gente quedó tranquila.</text:p>
          </table:table-cell>
          <table:table-cell table:style-name="ce1" office:value-type="string" calcext:value-type="string">
            <text:p>Tsayta chaskirikurran nunakuna yamay kedari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recibimos víveres cada semana.</text:p>
          </table:table-cell>
          <table:table-cell table:style-name="ce1" office:value-type="string" calcext:value-type="string">
            <text:p>Tsaynawmi kada semana chaskiyarqaa biberes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señor párroco los llevó hasta Monterrey.</text:p>
          </table:table-cell>
          <table:table-cell table:style-name="ce1" office:value-type="string" calcext:value-type="string">
            <text:p>Señor paroku apamurqan Montereykam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 allí no más nosotros los trajimos aquí (a Chontayoc).</text:p>
          </table:table-cell>
          <table:table-cell table:style-name="ce1" office:value-type="string" calcext:value-type="string">
            <text:p>Tsayllapitanam pasatsikayaamurq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llegaron de Lima la Cruz Roja y la Junta de Asistencia Nacion.</text:p>
          </table:table-cell>
          <table:table-cell table:style-name="ce1" office:value-type="string" calcext:value-type="string">
            <text:p>Tsaymannam chaarayaamun Limapita Cruz Roja i Junta Asistencia Nacional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presenté una solicitud.</text:p>
          </table:table-cell>
          <table:table-cell table:style-name="ce1" office:value-type="string" calcext:value-type="string">
            <text:p>Tsaymanna solisituuta churaya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hasta ahora no nos hacen caso.</text:p>
          </table:table-cell>
          <table:table-cell table:style-name="ce1" office:value-type="string" calcext:value-type="string">
            <text:p>I kanankama ni kasullaayaam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Lo mismo hemos presentado una solicitud a Cooperación Popular para calaminas.</text:p>
          </table:table-cell>
          <table:table-cell table:style-name="ce1" office:value-type="string" calcext:value-type="string">
            <text:p>Lomismu Cooperación Popularman churayarquu solisituuta kalamina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i eso tampoco, hasta la fecha no hay nada.</text:p>
          </table:table-cell>
          <table:table-cell table:style-name="ce1" office:value-type="string" calcext:value-type="string">
            <text:p>Ni tsaypis kanankama ni ima k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 25 de julio llegaron de Lima los hermanos legionarios.</text:p>
          </table:table-cell>
          <table:table-cell table:style-name="ce1" office:value-type="string" calcext:value-type="string">
            <text:p>25 de julyunam chaayaamurqan Limapita ermanu lehyonaryukun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 ellos el señor párroco dijo, “Mejor visiten a la gente de Chonta.</text:p>
          </table:table-cell>
          <table:table-cell table:style-name="ce1" office:value-type="string" calcext:value-type="string">
            <text:p>Paykunatanam señor paroku ninaq, “Mehor Chontakunata bisitaykuyay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no reciben nada de ayuda todavía.”</text:p>
          </table:table-cell>
          <table:table-cell table:style-name="ce1" office:value-type="string" calcext:value-type="string">
            <text:p>Paykunam mana ni ima ayudata chaskiyanraqtsu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Así ellos pasaron alegres a Chonta a ver, y después el 28 de julio vinieron con ropa y víveres.</text:p>
          </table:table-cell>
          <table:table-cell table:style-name="ce1" office:value-type="string" calcext:value-type="string">
            <text:p>Niptin paykuna kushishqa Chontaman pasarayaamurqan rikaq i despwes 28 julyu shayaamurqan ropawan i biberesw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Y trajeron suficiente.</text:p>
          </table:table-cell>
          <table:table-cell table:style-name="ce1" office:value-type="string" calcext:value-type="string">
            <text:p>I apaykayaamunaq sufisyent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a la gente recibió bastante.</text:p>
          </table:table-cell>
          <table:table-cell table:style-name="ce1" office:value-type="string" calcext:value-type="string">
            <text:p>Llapan nunakuna kusa chaskiku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llos eran dos hombres y tres mujeres.</text:p>
          </table:table-cell>
          <table:table-cell table:style-name="ce1" office:value-type="string" calcext:value-type="string">
            <text:p>Kayarqan paykuna ishkaq ullqu, kimaq warmi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ellos llegaron a Chontayoc.</text:p>
          </table:table-cell>
          <table:table-cell table:style-name="ce1" office:value-type="string" calcext:value-type="string">
            <text:p>Tsay llapan Chontaman chaayaamu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ambién llegó ropa al señor párroco y él la repartió a todas sus estancias, buena ropa.</text:p>
          </table:table-cell>
          <table:table-cell table:style-name="ce1" office:value-type="string" calcext:value-type="string">
            <text:p>Lomismu hina señor parokuman chaamunaq ropa, i pay llapan estansyankunata rakiyaamarqan, alli ropakun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Una vez el señor párroco fue a Lima.</text:p>
          </table:table-cell>
          <table:table-cell table:style-name="ce1" office:value-type="string" calcext:value-type="string">
            <text:p>Huk besnam señor paroku aywarqan Lima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llí sus amigos le han ofrecido ayudar con cualquier proyecto.</text:p>
          </table:table-cell>
          <table:table-cell table:style-name="ce1" office:value-type="string" calcext:value-type="string">
            <text:p>Tsaychawnam amigunkuna ofresiyashqa imallawanpis yanapay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Y entonces el señor párroco dijo, “Aquí en Chonta con toda esa ayuda que viene vamos a hacer una escuela buena para tener allí primaria completa.</text:p>
          </table:table-cell>
          <table:table-cell table:style-name="ce1" office:value-type="string" calcext:value-type="string">
            <text:p>I tsaymi señor paroku nishqa, “Kay Chontachaw tsay llapan ayuda shamuqwanmi huk alli eskwelata rurashun tsayllachawna primarya kompleta k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 todas partes los niños vendrán aquí a esa escuela.”</text:p>
          </table:table-cell>
          <table:table-cell table:style-name="ce1" office:value-type="string" calcext:value-type="string">
            <text:p>Hinantinpitam shayaamunqa tsayman wamrakun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ara eso estamos comprando una chacra a un lado para que se haga la escuela buena.</text:p>
          </table:table-cell>
          <table:table-cell table:style-name="ce1" office:value-type="string" calcext:value-type="string">
            <text:p>Tsaypaqmi huk laduchaw chakrata rantikaayaa alli eskwela rurakaa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Por fin el señor párroco ha mandado a un arquitecto para hacer los planos.</text:p>
          </table:table-cell>
          <table:table-cell table:style-name="ce1" office:value-type="string" calcext:value-type="string">
            <text:p>Señor paroku porfinnam kacharamushqa huk arkitektuta planuta lebantamunanp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Cuando Cooperación Popular demoró en cumplir con las calaminas que nos habían prometido, la gente ha renegado mucho.</text:p>
          </table:table-cell>
          <table:table-cell table:style-name="ce1" office:value-type="string" calcext:value-type="string">
            <text:p>Cooperación Popular kalaminata aaniyanmashqanta mana apuradu kumpliptin, nunakuna limpu renegashqana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Así todos hemos tenido problemas aquí desde el terremoto, sin casa, sin escuela, sin capilla.</text:p>
          </table:table-cell>
          <table:table-cell table:style-name="ce1" office:value-type="string" calcext:value-type="string">
            <text:p>Tsaynawmi kaychaw llapallaakuna problemayuq kedashqa kayaa teremotupita, sin wayi, sin eskwela, sin kapill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Nada ha quedado sano.</text:p>
          </table:table-cell>
          <table:table-cell table:style-name="ce1" office:value-type="string" calcext:value-type="string">
            <text:p>Ni ima kedashqatsu yamay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s semanas después del terremoto la gente se comportaba muy bien.</text:p>
          </table:table-cell>
          <table:table-cell table:style-name="ce1" office:value-type="string" calcext:value-type="string">
            <text:p>Teremotu karishqan tsay semanakunaqa nunakuna sellama shumaq kaykuya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Bastantes se reunían para rezar también.</text:p>
          </table:table-cell>
          <table:table-cell table:style-name="ce1" office:value-type="string" calcext:value-type="string">
            <text:p>Resakuqpis allibwenu ayllukaykayaamu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 cada rezo estaban allí llorando.</text:p>
          </table:table-cell>
          <table:table-cell table:style-name="ce1" office:value-type="string" calcext:value-type="string">
            <text:p>Kada resuchaw waqar asitsu kaykuyaq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Después del terremoto el señor párroco dijo, “Ahora vamos a visitar todas las estancias.”</text:p>
          </table:table-cell>
          <table:table-cell table:style-name="ce1" office:value-type="string" calcext:value-type="string">
            <text:p>Teremotu karishqanllachaw señor paroku nirqan, “Llapan estansyakunatam kanan bisita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Así una semana vino el padre Guillermo.</text:p>
          </table:table-cell>
          <table:table-cell table:style-name="ce1" office:value-type="string" calcext:value-type="string">
            <text:p>Nishpam huk semanata shamurqan padre Guillerm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las autoridades llegaron a Chicney y anunciaron a todos sus paisanos, “Dicen que viene el señor padre a visitarnos.</text:p>
          </table:table-cell>
          <table:table-cell table:style-name="ce1" office:value-type="string" calcext:value-type="string">
            <text:p>Tsaymi Chikneyman awtoridaakuna chaaramur llapan marka mayinta willariyarqunaq, “Shamun señor padrish watukamaqn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vamos a confesarnos.”</text:p>
          </table:table-cell>
          <table:table-cell table:style-name="ce1" office:value-type="string" calcext:value-type="string">
            <text:p>Llapantsik konfesakuq shamushun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tonces a cierto hombre conocido de Chicney le avisaron, “Viene el padre a visitarnos.</text:p>
          </table:table-cell>
          <table:table-cell table:style-name="ce1" office:value-type="string" calcext:value-type="string">
            <text:p>Tsaynash huk riqishqa Chikney nunata willariyarqunaq, “Shamun padrish bisitallaamaqnintsik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Vamos pues a oír misa y a confesarnos.”</text:p>
          </table:table-cell>
          <table:table-cell table:style-name="ce1" office:value-type="string" calcext:value-type="string">
            <text:p>Shallaayaamuy yo misa wiyaq i konfesakuq.”</text:p>
          </table:table-cell>
          <table:table-cell office:value-type="string" calcext:value-type="string">
            <text:p>CRH, Cap.4</text:p>
          </table:table-cell>
          <table:table-cell office:value-type="string" calcext:value-type="string">
            <text:p>yo → yaw ?</text:p>
          </table:table-cell>
        </table:table-row>
        <table:table-row table:style-name="ro1">
          <table:table-cell office:value-type="string" calcext:value-type="string">
            <text:p>Entonces ese hombre dijo, “¿De dónde viene el cura?”</text:p>
          </table:table-cell>
          <table:table-cell table:style-name="ce1" office:value-type="string" calcext:value-type="string">
            <text:p>Tsaynash tsay nuna nin, “Maypitataq shamun kuraqa?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Las autoridades le contestaron, “Viene de Centenario.”</text:p>
          </table:table-cell>
          <table:table-cell table:style-name="ce1" office:value-type="string" calcext:value-type="string">
            <text:p>Tsaynash awtoridaakunaqa niyan, “Shamun Sentenaryupitam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Entonces él dijo, “Yo no me confieso a ellos.</text:p>
          </table:table-cell>
          <table:table-cell table:style-name="ce1" office:value-type="string" calcext:value-type="string">
            <text:p>Tsayna nin, “Manam paykunachaw nuqaqa konfesakuu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Mejor yo voy de ellos tapando mis oídos.”</text:p>
          </table:table-cell>
          <table:table-cell table:style-name="ce1" office:value-type="string" calcext:value-type="string">
            <text:p>Mehormi aywakullaashaq rinrillaatapis tsapakurkur paykunapitaq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dijo a su madre también.</text:p>
          </table:table-cell>
          <table:table-cell table:style-name="ce1" office:value-type="string" calcext:value-type="string">
            <text:p>Nishpa mamantapis tsaynaw niri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Así ninguno de sus familiares apareció.</text:p>
          </table:table-cell>
          <table:table-cell table:style-name="ce1" office:value-type="string" calcext:value-type="string">
            <text:p>Tsaymi ni pi familyaqa yurimurqa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Después se hacía el sobrado diciendo, “No me importa que mi casa se ha caído.</text:p>
          </table:table-cell>
          <table:table-cell table:style-name="ce1" office:value-type="string" calcext:value-type="string">
            <text:p>Despwesmi nikachar kanaq, “Nuqaqa manam llakiinatsu wayii huchu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1">
          <table:table-cell office:value-type="string" calcext:value-type="string">
            <text:p>Yo soy experto en hacer casas.”</text:p>
          </table:table-cell>
          <table:table-cell table:style-name="ce1" office:value-type="string" calcext:value-type="string">
            <text:p>Nuqaqa wayi rurayllawanqa allibwenum kaa.”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Sorprendió a sus vecinos con sus palabras, pero como había dicho, él solo arregló su casa en el mes de junio.</text:p>
          </table:table-cell>
          <table:table-cell table:style-name="ce1" office:value-type="string" calcext:value-type="string">
            <text:p>Nishpash tsay marka mayin nunakunata mantsakaatsiq, nishpa payllaqa tsay hunyu killallachaw wayinta altsarirq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Pero todos de igual manera están haciendo sus casas.</text:p>
          </table:table-cell>
          <table:table-cell table:style-name="ce1" office:value-type="string" calcext:value-type="string">
            <text:p>Peru lonismu imana kaqpis hina wayinkuna rurakuyka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n estos meses no se encuentra a nadie para construir una casa, pues desde ese terremoto todos se han vuelto albañiles, haciendo sus cosas ellos mismos.</text:p>
          </table:table-cell>
          <table:table-cell table:style-name="ce1" office:value-type="string" calcext:value-type="string">
            <text:p>Kay killakuna manam nunapis taripaqtsu ni wayita ruratsikunapaq tsay teremotupitaqa imana kaqpis albañilllanam kikinkunallana wayinkuna rurakur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Desde entonces los hombres son muy engreídos.</text:p>
          </table:table-cell>
          <table:table-cell table:style-name="ce1" office:value-type="string" calcext:value-type="string">
            <text:p>Tsaypitaqa nunakunapis allaapa engreidum kayan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En cualquier trabajo cobran muy caro.</text:p>
          </table:table-cell>
          <table:table-cell table:style-name="ce1" office:value-type="string" calcext:value-type="string">
            <text:p>Ima trabahuchawpis kobrakuyan allaapa karuta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Muchos no quieren pagar tan caro.</text:p>
          </table:table-cell>
          <table:table-cell table:style-name="ce1" office:value-type="string" calcext:value-type="string">
            <text:p>Atskaqmi mana pagayta munallaayantsu tsaylaya karu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hay gente para jalar ni adobes ni tejas.</text:p>
          </table:table-cell>
          <table:table-cell table:style-name="ce1" office:value-type="string" calcext:value-type="string">
            <text:p>Ni tika sutuqpis ni teha sutuqpis kayan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Mientras estuvimos en la pampa no más, llegó la lluvia que mojó completamente las paredes de las casas por falta de tejas, aunque las paredes estaban terminadas.</text:p>
          </table:table-cell>
          <table:table-cell table:style-name="ce1" office:value-type="string" calcext:value-type="string">
            <text:p>Hina pampallachaw kaykaayaptiimi chaakaramurqan tamya limpu muyukur wayipa pirqan, ushashqana kaptinpis teha faltaypam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Sus sementeras también están germinando con tanta caída de agua.</text:p>
          </table:table-cell>
          <table:table-cell table:style-name="ce1" office:value-type="string" calcext:value-type="string">
            <text:p>Limpu mikuyllankunapis yaku rataykuptin limpu hiqaramushq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No es cosa de vergüenza.</text:p>
          </table:table-cell>
          <table:table-cell table:style-name="ce1" office:value-type="string" calcext:value-type="string">
            <text:p>Manam pinqapanakuytsu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3">
          <table:table-cell office:value-type="string" calcext:value-type="string">
            <text:p>Todos están con la misma preocupación en todo el Callejón.</text:p>
          </table:table-cell>
          <table:table-cell table:style-name="ce1" office:value-type="string" calcext:value-type="string">
            <text:p>Llapankunanan tsay yarpakachayyuqlla kayan enteru Kallehonchaw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Todos tienen la misma queja que no tienen casas, y que es imposible encontrar peones.</text:p>
          </table:table-cell>
          <table:table-cell table:style-name="ce1" office:value-type="string" calcext:value-type="string">
            <text:p>Tsayllatam pipis maypis kehakuyan mana wayinkuna kashqanta, mana peonpis taripaq kashqanta.</text:p>
          </table:table-cell>
          <table:table-cell office:value-type="string" calcext:value-type="string">
            <text:p>CRH, Cap.4</text:p>
          </table:table-cell>
          <table:table-cell/>
        </table:table-row>
        <table:table-row table:style-name="ro2">
          <table:table-cell office:value-type="string" calcext:value-type="string">
            <text:p>El padre Tomás Verhoven, director de la Escuela de Catequistas nos dijo una vez en el mes de agosto de 1966, a mí y a Fortunato Chinchey, "Vayan al Callejón.</text:p>
          </table:table-cell>
          <table:table-cell table:style-name="ce1" office:value-type="string" calcext:value-type="string">
            <text:p>Padre Tomás Verhoven, direktor Eskwela Katekistapa niyamarqan huk bes agosto killachaw 1966, nuqata i Fortunato Chinchey, "Aywayay Kallehon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Busquen a jóvenes para que sean catequistas.</text:p>
          </table:table-cell>
          <table:table-cell table:style-name="ce1" office:value-type="string" calcext:value-type="string">
            <text:p>Ashiyaamunki hobenkunata katekista kayaa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fui a don Cipriano Quispe y le dije, "Vamos, acompáñanos.</text:p>
          </table:table-cell>
          <table:table-cell table:style-name="ce1" office:value-type="string" calcext:value-type="string">
            <text:p>Tsaynam nuqana aywarir don Cipriano Quispita, nirirquu, "Aku kompañayaamay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 padre Tomás nos dice que vayamos."</text:p>
          </table:table-cell>
          <table:table-cell table:style-name="ce1" office:value-type="string" calcext:value-type="string">
            <text:p>Padre Tomasmi 'Ayway' niyaam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él gustosamente dijo, "Bueno."</text:p>
          </table:table-cell>
          <table:table-cell table:style-name="ce1" office:value-type="string" calcext:value-type="string">
            <text:p>Niptii, payqa kushishqa "Bwenu" niraya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Un día martes fuimos con un camión llamado 'Virgen de Chapi', que iba temprano a Yungay.</text:p>
          </table:table-cell>
          <table:table-cell table:style-name="ce1" office:value-type="string" calcext:value-type="string">
            <text:p>Huk diya martes aywayarquu huk kamyonwan 'Virgen de Chapi' nishqanwan tempranu aywar Yungay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legamos casi a la una de la tarde.</text:p>
          </table:table-cell>
          <table:table-cell table:style-name="ce1" office:value-type="string" calcext:value-type="string">
            <text:p>Chaariyaa kasi la una de la tardinawll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fuimos a la parroquia para que el párroco nos diera licencia para andar en sus estancias.</text:p>
          </table:table-cell>
          <table:table-cell table:style-name="ce1" office:value-type="string" calcext:value-type="string">
            <text:p>Tsaynam aywayarquu parokumanna qumashun lisensyantsik kay pweblunchaw puri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por fin llegamos a la casa del párroco.</text:p>
          </table:table-cell>
          <table:table-cell table:style-name="ce1" office:value-type="string" calcext:value-type="string">
            <text:p>I porfin chaariyaa paroku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 estuvo allí.</text:p>
          </table:table-cell>
          <table:table-cell table:style-name="ce1" office:value-type="string" calcext:value-type="string">
            <text:p>Tsaychaw kayka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le dijimos, "Padre, somos catequistas.</text:p>
          </table:table-cell>
          <table:table-cell table:style-name="ce1" office:value-type="string" calcext:value-type="string">
            <text:p>Tsaynam niyaa, "Padre, katekistam kay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Hemos venido a buscar catequistas."</text:p>
          </table:table-cell>
          <table:table-cell table:style-name="ce1" office:value-type="string" calcext:value-type="string">
            <text:p>Shayaamurquu katekista ashiqmi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de explicarle muestra misión, él dijo, "Bueno.</text:p>
          </table:table-cell>
          <table:table-cell table:style-name="ce1" office:value-type="string" calcext:value-type="string">
            <text:p>Niyaptii, nin, "Bwen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¿Pero para qué necesitan un papel todavía?</text:p>
          </table:table-cell>
          <table:table-cell table:style-name="ce1" office:value-type="string" calcext:value-type="string">
            <text:p>Peru imapaqtaq nesesitayanki papeltaraq?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 suficiente que le gente reconozca a Cipriano.</text:p>
          </table:table-cell>
          <table:table-cell table:style-name="ce1" office:value-type="string" calcext:value-type="string">
            <text:p>Sufisyenti riqiyaana Ciprian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e es el mejor papel.</text:p>
          </table:table-cell>
          <table:table-cell table:style-name="ce1" office:value-type="string" calcext:value-type="string">
            <text:p>Tsaymi mehor papel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Vayan no más."</text:p>
          </table:table-cell>
          <table:table-cell table:style-name="ce1" office:value-type="string" calcext:value-type="string">
            <text:p>Aywakuyaylla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dijo, "Mejor vamos a Tumpa.</text:p>
          </table:table-cell>
          <table:table-cell table:style-name="ce1" office:value-type="string" calcext:value-type="string">
            <text:p>Niyaamaptin, Shipiikuna nin, "Mehor aywakushun Tump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encontraremos."</text:p>
          </table:table-cell>
          <table:table-cell table:style-name="ce1" office:value-type="string" calcext:value-type="string">
            <text:p>Tsaychawmi tarimushu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decidimos almorzar primero, y fuimos al mercado.</text:p>
          </table:table-cell>
          <table:table-cell table:style-name="ce1" office:value-type="string" calcext:value-type="string">
            <text:p>Niptin, "Puntata almorsakurkushun," nir, merkaduman yaykuyarqu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almorzamos.</text:p>
          </table:table-cell>
          <table:table-cell table:style-name="ce1" office:value-type="string" calcext:value-type="string">
            <text:p>Tsaychawnam almorsariyarqu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volvimos hasta Mancos en un camión.</text:p>
          </table:table-cell>
          <table:table-cell table:style-name="ce1" office:value-type="string" calcext:value-type="string">
            <text:p>Despwesnam kutiyaamurquu asta Mankus huk kamyon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allí fuimos por arriba.</text:p>
          </table:table-cell>
          <table:table-cell table:style-name="ce1" office:value-type="string" calcext:value-type="string">
            <text:p>Tsaypitanam aywayarquu tsaypa witsay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el viejo Shipicu no podía avanzar.</text:p>
          </table:table-cell>
          <table:table-cell table:style-name="ce1" office:value-type="string" calcext:value-type="string">
            <text:p>Tsaynam awkis Shipiikuqa ni aywayta pwedimu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tardaba le dije, "Shipicu, apúrate."</text:p>
          </table:table-cell>
          <table:table-cell table:style-name="ce1" office:value-type="string" calcext:value-type="string">
            <text:p>Tardiyaakuriptin nuqana nii, "Shipiiku, apuraykamuy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dijo, "No aguento."</text:p>
          </table:table-cell>
          <table:table-cell table:style-name="ce1" office:value-type="string" calcext:value-type="string">
            <text:p>Tsaynam nin, "Manam agwantaats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eso aparecieron algunos hombres.</text:p>
          </table:table-cell>
          <table:table-cell table:style-name="ce1" office:value-type="string" calcext:value-type="string">
            <text:p>Nikaayaptiimi, nunakunana yurirk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6">
          <table:table-cell office:value-type="string" calcext:value-type="string">
            <text:p>Reconociéndoles, les encargó, "Avisen a mi compadre que venga llevando su burro rápido."</text:p>
          </table:table-cell>
          <table:table-cell table:style-name="ce1" office:value-type="string" calcext:value-type="string">
            <text:p>Tsaykunatam riqirirnin, enkargan, "Kompadriita willaykuyanki ashnun apakurkur shamutsun apurad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endo por allí nos equivocamos el camino y fuimos por otro lado.</text:p>
          </table:table-cell>
          <table:table-cell table:style-name="ce1" office:value-type="string" calcext:value-type="string">
            <text:p>Tsay aywaraykarnam naanitana pantakuykuyaa i aywakuyaanaq kayaa huk ladu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ntonces era un poco tarde.</text:p>
          </table:table-cell>
          <table:table-cell table:style-name="ce1" office:value-type="string" calcext:value-type="string">
            <text:p>I tsaynam tardiyaari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reguntamos “¿Adónde va este camino?"</text:p>
          </table:table-cell>
          <table:table-cell table:style-name="ce1" office:value-type="string" calcext:value-type="string">
            <text:p>Tsaynam tapukuyaa, "Maymantaq kay naani aywan?" nish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Un viejo nos dijo, "Este va a Cochapampa."</text:p>
          </table:table-cell>
          <table:table-cell table:style-name="ce1" office:value-type="string" calcext:value-type="string">
            <text:p>Tsaynam huk awkis niyaamarqan, "Kayqa aywan Kochapampamanmi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seguimos y llegamos a ese pueblo.</text:p>
          </table:table-cell>
          <table:table-cell table:style-name="ce1" office:value-type="string" calcext:value-type="string">
            <text:p>Tsaymi aywar-aywar chaariyarqaa tsay pweblu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Allí Shipicu, en cuanto llegamos a la capilla, enseguida se puso a tocar la campana, aunque le dijimos, "No lo hagas."</text:p>
          </table:table-cell>
          <table:table-cell table:style-name="ce1" office:value-type="string" calcext:value-type="string">
            <text:p>Tsaychawnam Shipiikuqa, kapillaman chaariyaptii ora, hina ora kampana tokarikamun, "Ama" nikayapti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la gente apareció muy molesta, pues en ese pueblo muchos son protestantes.</text:p>
          </table:table-cell>
          <table:table-cell table:style-name="ce1" office:value-type="string" calcext:value-type="string">
            <text:p>Tsaynam nunakunaqa yurirqaramurqun waapu waapu, maa tsay markachaw kayaanaq ailaapa protestantikun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cuando preguntamos por las autoridades, nos dijeron, "Se han ido a Mushoc.</text:p>
          </table:table-cell>
          <table:table-cell table:style-name="ce1" office:value-type="string" calcext:value-type="string">
            <text:p>I awtoridaakunapaq tapukuyaptii, niyaaman, "aywakuyashqa Mushuqtam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están trabajando, borrachos."</text:p>
          </table:table-cell>
          <table:table-cell table:style-name="ce1" office:value-type="string" calcext:value-type="string">
            <text:p>Tsaychawmi machashqa uryaykaay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dijo, "Paga un sol a este chico.</text:p>
          </table:table-cell>
          <table:table-cell table:style-name="ce1" office:value-type="string" calcext:value-type="string">
            <text:p>Tsaynam Shipiikuqa nin, "Kay wamrata solnin pagay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Que llame al tesorero para abrir la iglesia."</text:p>
          </table:table-cell>
          <table:table-cell table:style-name="ce1" office:value-type="string" calcext:value-type="string">
            <text:p>Qayaramutsun tesoreruta iglesyata kichamunan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el niño fue y avisó al tesorero.</text:p>
          </table:table-cell>
          <table:table-cell table:style-name="ce1" office:value-type="string" calcext:value-type="string">
            <text:p>Tsaynam wamraqa aywar tesoreruta willar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no estaba allí.</text:p>
          </table:table-cell>
          <table:table-cell table:style-name="ce1" office:value-type="string" calcext:value-type="string">
            <text:p>Maa tsaychawtsu k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u esposa le dio la llave.</text:p>
          </table:table-cell>
          <table:table-cell table:style-name="ce1" office:value-type="string" calcext:value-type="string">
            <text:p>Warmin llabitaqa quyk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la trajo, un hombre abrió la capilla.</text:p>
          </table:table-cell>
          <table:table-cell table:style-name="ce1" office:value-type="string" calcext:value-type="string">
            <text:p>Chaaratsimuptin, huk nunaqa kicharamun kapillataq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Unas pocas mujeres aparecieron.</text:p>
          </table:table-cell>
          <table:table-cell table:style-name="ce1" office:value-type="string" calcext:value-type="string">
            <text:p>Huk ishkay warmikuna yurir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dijimos, "Pues, vamos a rezar."</text:p>
          </table:table-cell>
          <table:table-cell table:style-name="ce1" office:value-type="string" calcext:value-type="string">
            <text:p>Tsaynam niyaa, "Maa, resakushun,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7">
          <table:table-cell office:value-type="string" calcext:value-type="string">
            <text:p>Mientras estábamos entrando, aparecieron muchos hombres y con ellos el teniente gobernador y el agente municipal, enojados: "¿Quiénes son ustedes para tocar nuestra campana y después abrir nuestra capilla? Ustedes son ladrones.</text:p>
          </table:table-cell>
          <table:table-cell table:style-name="ce1" office:value-type="string" calcext:value-type="string">
            <text:p>Yaykuraykaayaptii, yurirkayaamun atskaq nuna, i tsaykunawan huntu tenyenti gobernador i ahenti munisipal, waapu: "Qamkuna pitaq kayanki kampanaakunata tokakuriyaanaykipaq i despwes kapillaata kichariyaanaykipaq? Qamkuna kayanki ladron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isura vienen aquí a engañar.</text:p>
          </table:table-cell>
          <table:table-cell table:style-name="ce1" office:value-type="string" calcext:value-type="string">
            <text:p>Lisura kayman shayaamunki engañaku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¿Quién les ha mandado aquí?"</text:p>
          </table:table-cell>
          <table:table-cell table:style-name="ce1" office:value-type="string" calcext:value-type="string">
            <text:p>Pitaq kayman kachayaamushurqunki?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Bastante bulla había allí.</text:p>
          </table:table-cell>
          <table:table-cell table:style-name="ce1" office:value-type="string" calcext:value-type="string">
            <text:p>Allaapa bulla kaykurqan tsay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 nosotros nos trataron con mucho ultraje.</text:p>
          </table:table-cell>
          <table:table-cell table:style-name="ce1" office:value-type="string" calcext:value-type="string">
            <text:p>Nuqakunataqa limpu trataykayaamarqan allaapa ultrahash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estuvimos así a causa de ese Shipicu.</text:p>
          </table:table-cell>
          <table:table-cell table:style-name="ce1" office:value-type="string" calcext:value-type="string">
            <text:p>Peru tsay Shipiikuraykur tsaynaw kaykuy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Por fin la gente entendió y las autoridades nos dijeron, "Ahora los vamos a encerrar en el calabozo por la noche.</text:p>
          </table:table-cell>
          <table:table-cell table:style-name="ce1" office:value-type="string" calcext:value-type="string">
            <text:p>Porfin nunakunaqa kaayiriyan, i awtoridaakunaqa niyaaman, "Kanan waraatsiyashqayki kalabosuchaw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Ustedes han venido como ladrones, conversando con los curas, para engañar aquí.</text:p>
          </table:table-cell>
          <table:table-cell table:style-name="ce1" office:value-type="string" calcext:value-type="string">
            <text:p>Qamkunaqa shayaamurqunki ladron, kurakunawan parlarir kayman engañaku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además aquí nosotros no consentimos a nadie.</text:p>
          </table:table-cell>
          <table:table-cell table:style-name="ce1" office:value-type="string" calcext:value-type="string">
            <text:p>I ademas kaychaw nuqakuna manam konsyentiyaatsu ni pi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esto todos estamos de acuerdo."</text:p>
          </table:table-cell>
          <table:table-cell table:style-name="ce1" office:value-type="string" calcext:value-type="string">
            <text:p>Kaychaw nuqakunaqa llapaapis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taban muy enojados.</text:p>
          </table:table-cell>
          <table:table-cell table:style-name="ce1" office:value-type="string" calcext:value-type="string">
            <text:p>Allaapa waapu kayku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iba enseñándoles todos sus papeles y oficios.</text:p>
          </table:table-cell>
          <table:table-cell table:style-name="ce1" office:value-type="string" calcext:value-type="string">
            <text:p>Tsaynam Shipiikuqa ima ima papelnintachi rikaatsin ofisyu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la gente no entendía.</text:p>
          </table:table-cell>
          <table:table-cell table:style-name="ce1" office:value-type="string" calcext:value-type="string">
            <text:p>Ni nunakuna kaayiya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or fin cuando yo comencé a explicarles el asunto, la gente se calló.</text:p>
          </table:table-cell>
          <table:table-cell table:style-name="ce1" office:value-type="string" calcext:value-type="string">
            <text:p>Porfin nuqa kaayitsiptiiraq, nunakuna upallayku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entonces rezamos el santo rosario.</text:p>
          </table:table-cell>
          <table:table-cell table:style-name="ce1" office:value-type="string" calcext:value-type="string">
            <text:p>I tsaynam santu rosaryuta res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había borrachos allí también.</text:p>
          </table:table-cell>
          <table:table-cell table:style-name="ce1" office:value-type="string" calcext:value-type="string">
            <text:p>I borrachukunapis tsaychaw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ada uno de nosotros hizo una explicación.</text:p>
          </table:table-cell>
          <table:table-cell table:style-name="ce1" office:value-type="string" calcext:value-type="string">
            <text:p>Kada uno explika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Yo expliqué los mandamientos, Shipicu dio ejemplos, y Fortunato la parábola del Hijo Pródigo.</text:p>
          </table:table-cell>
          <table:table-cell table:style-name="ce1" office:value-type="string" calcext:value-type="string">
            <text:p>Nuqam explikarqaa mandamyentukunata, i Shipiikunam ehemplukunata, i Fortunatunam parabola Ihu Prodig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Cuando salimos de allí un hombre llamado Pedro nos invitó, "Vamos (a mi casa) a dormir."</text:p>
          </table:table-cell>
          <table:table-cell table:style-name="ce1" office:value-type="string" calcext:value-type="string">
            <text:p>Tsaypitanam yarqarayaamuptii huk nuna Pedru nishqan inbitayaamarqan, "Aku punukushun," n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fuimos y allí nos sirvieron la cena.</text:p>
          </table:table-cell>
          <table:table-cell table:style-name="ce1" office:value-type="string" calcext:value-type="string">
            <text:p>Tsaymi aywakuyarqaa i tsaychawmi senatsi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las autoridades vinieron detrás de nosotros.</text:p>
          </table:table-cell>
          <table:table-cell table:style-name="ce1" office:value-type="string" calcext:value-type="string">
            <text:p>I awtoridaakunaqa qipaa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Mientras estábamos cenando allí, Shipicu dijo, "Yo soy hombre muy reconocido.</text:p>
          </table:table-cell>
          <table:table-cell table:style-name="ce1" office:value-type="string" calcext:value-type="string">
            <text:p>Tsay senaraykaayaptiinam, Shipiikuqa nin, "Nuqaqa kaa allaapa riqishqam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Tengo desde Roma un decreto y la bendición papal."</text:p>
          </table:table-cell>
          <table:table-cell table:style-name="ce1" office:value-type="string" calcext:value-type="string">
            <text:p>Desde Romapitam nuqapaqa kan dekretu i bendisyon papalnii k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 oir estas palabras el teniente gobernador otra vez se molestó.</text:p>
          </table:table-cell>
          <table:table-cell table:style-name="ce1" office:value-type="string" calcext:value-type="string">
            <text:p>Tsaynaw nikuptin tenyenti gobernadorqa yapay piñakurk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Casi pelearon mientras estábamos cenando.</text:p>
          </table:table-cell>
          <table:table-cell table:style-name="ce1" office:value-type="string" calcext:value-type="string">
            <text:p>Kasi senaraykar pelyakark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don Pedro, el dueño de la casa, botó de su casa a esas autoridades.</text:p>
          </table:table-cell>
          <table:table-cell table:style-name="ce1" office:value-type="string" calcext:value-type="string">
            <text:p>Tsaynam tsay wayiyuq don Pedruqa qarqaramurqan wayinpita tsay awtoridaakun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Solamente entonces estuvimos tranquilos.</text:p>
          </table:table-cell>
          <table:table-cell table:style-name="ce1" office:value-type="string" calcext:value-type="string">
            <text:p>Tsayran kedayarqaa trankil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Y al día siguiente muy temprano nos llamó el agente municipal, "Vengan a tomar desayuno."</text:p>
          </table:table-cell>
          <table:table-cell table:style-name="ce1" office:value-type="string" calcext:value-type="string">
            <text:p>I waraanin quya-quyallana qayarayaaman ahenti munisipal, "Shayamuy desayunu upu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fuimos.</text:p>
          </table:table-cell>
          <table:table-cell table:style-name="ce1" office:value-type="string" calcext:value-type="string">
            <text:p>Tsaynam aywa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llegamos, nos sirvió.</text:p>
          </table:table-cell>
          <table:table-cell table:style-name="ce1" office:value-type="string" calcext:value-type="string">
            <text:p>Chaariyaptiinam qara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después comenzó a insultar y a contar chismes acerca del sacerdote.</text:p>
          </table:table-cell>
          <table:table-cell table:style-name="ce1" office:value-type="string" calcext:value-type="string">
            <text:p>I despwes qallakaykamun insultakur i señor kurapaq rima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Shipicu tomó su biblia y comenzó a discutir.</text:p>
          </table:table-cell>
          <table:table-cell table:style-name="ce1" office:value-type="string" calcext:value-type="string">
            <text:p>Tsaynam Shipiikuqa biblyanta tsararkur qallakuykuyan diskutir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o con Chinchey fuimos rápido a la capilla.</text:p>
          </table:table-cell>
          <table:table-cell table:style-name="ce1" office:value-type="string" calcext:value-type="string">
            <text:p>Nuqakunaqa apuradu ewkayaamurqaa Chinchoywan kapill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uando algunas pocas mujeres se habían reunido alli, estuvimos rezando.</text:p>
          </table:table-cell>
          <table:table-cell table:style-name="ce1" office:value-type="string" calcext:value-type="string">
            <text:p>Tsaychaw wallkaqlla warmikuna ayllukarayaanuptin, resakur k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de un buen rato él apareció.</text:p>
          </table:table-cell>
          <table:table-cell table:style-name="ce1" office:value-type="string" calcext:value-type="string">
            <text:p>Alli unaytanam yur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Las mujeres eran muy piadosas.</text:p>
          </table:table-cell>
          <table:table-cell table:style-name="ce1" office:value-type="string" calcext:value-type="string">
            <text:p>Warmikunaqa kayaanaq alli pyadosa warmikunaq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me dijeron, "Vamos a quedar para rezar también en la tarde."</text:p>
          </table:table-cell>
          <table:table-cell table:style-name="ce1" office:value-type="string" calcext:value-type="string">
            <text:p>I niyaaman, "Kedakushun tardipis resakullana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Pero allí nadie quiso venir al seminario. Dijeron, "Iremos unos meses más tarde."</text:p>
          </table:table-cell>
          <table:table-cell table:style-name="ce1" office:value-type="string" calcext:value-type="string">
            <text:p>I tsaychawpis ni pi munarqatsu seminaryuman shamuyta: "Shayaamushaq mas huk killakunachaw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un conocido de Shipicu nos invitó a almorzar.</text:p>
          </table:table-cell>
          <table:table-cell table:style-name="ce1" office:value-type="string" calcext:value-type="string">
            <text:p>Tsaychawnam Shipiikupa huk riqinakuqnin almorsatsi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allí pasamos por allí arriba, y llegamos a Mushoc.</text:p>
          </table:table-cell>
          <table:table-cell table:style-name="ce1" office:value-type="string" calcext:value-type="string">
            <text:p>Tsaypitam pasakuyarqaa tsaypa witsaypa, i chaariyarqaa Mushuq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los niños todavía no habían entrado en la escuela.</text:p>
          </table:table-cell>
          <table:table-cell table:style-name="ce1" office:value-type="string" calcext:value-type="string">
            <text:p>Tsaychaw wamrakuna manaraq eskwelaman yaykunaqraq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los compraron alegres esos libros que estábamos llevando.</text:p>
          </table:table-cell>
          <table:table-cell table:style-name="ce1" office:value-type="string" calcext:value-type="string">
            <text:p>Tsay librukuna apayashqaata kushishqa rantiy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los chicos nos dijeron, "Vamos a quedarnos aquí."</text:p>
          </table:table-cell>
          <table:table-cell table:style-name="ce1" office:value-type="string" calcext:value-type="string">
            <text:p>I wamrakuna niyaaman, "Kaydakushun kaychaw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Nosotros ibamos a reunir la gente para rezar en la tarde.</text:p>
          </table:table-cell>
          <table:table-cell table:style-name="ce1" office:value-type="string" calcext:value-type="string">
            <text:p>Nuqakunanam nunakunata aylluyaamushaq tardi resaku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preguntamos por las autoridades.</text:p>
          </table:table-cell>
          <table:table-cell table:style-name="ce1" office:value-type="string" calcext:value-type="string">
            <text:p>Tsaynam tapukuyarqaa awtoridaakun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No había ninguna autoridad allí.</text:p>
          </table:table-cell>
          <table:table-cell table:style-name="ce1" office:value-type="string" calcext:value-type="string">
            <text:p>Ni pi awtoridaa tsaychawtsu kayaa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Shipicu me dijo, "Da una propina e estos chicos para buscar a las autoridades."</text:p>
          </table:table-cell>
          <table:table-cell table:style-name="ce1" office:value-type="string" calcext:value-type="string">
            <text:p>Tsaynam Shipiikuqa niman, "Kay wamrakunata qillaynin quy, awtoridaakunata ashimunan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la gente me dijeron, "Se han ido lejos."</text:p>
          </table:table-cell>
          <table:table-cell table:style-name="ce1" office:value-type="string" calcext:value-type="string">
            <text:p>Peru nunakunaqa niyaaman, "Karutam aywakuyashqa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a que las autoridades estaban ausentes, dijimos, "Mejor vamos a pasar a Tumpa.</text:p>
          </table:table-cell>
          <table:table-cell table:style-name="ce1" office:value-type="string" calcext:value-type="string">
            <text:p>Manam awtoridaa kaptinnam, niyaa, "Mehor pasakushun Tump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Quizás allí encontraremos a alguien para ser catequista.</text:p>
          </table:table-cell>
          <table:table-cell table:style-name="ce1" office:value-type="string" calcext:value-type="string">
            <text:p>Itsa tsaychaw tarishwan katekistapaq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Mientras íbamos allí, cuando estábamos yendo más allá, Shipicu me criticó por no haber dado dinero a los niños para llamar a las autoridades.</text:p>
          </table:table-cell>
          <table:table-cell table:style-name="ce1" office:value-type="string" calcext:value-type="string">
            <text:p>Tsayta pasakuriyaptiinam mas washata aywaykaayaptiinam Shipiikuqa nikarkaman, "Mana wamrakunata qillaynin quykur, nunakunata qayatsimunkitsu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yo le dije, "Shipicu, el padre no me ha dado plata para regalar, sino para pasaje y paras que comamos.</text:p>
          </table:table-cell>
          <table:table-cell table:style-name="ce1" office:value-type="string" calcext:value-type="string">
            <text:p>Tsaynam nuqana nii, "Shipiiku, manam qillayta padri qumashqa qarakunapaqtsu, sinuqa pasahipaq i mikunantsikllapaq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poco no más nos queda ya que hemos gastado bastante."</text:p>
          </table:table-cell>
          <table:table-cell table:style-name="ce1" office:value-type="string" calcext:value-type="string">
            <text:p>I wallkallam, allinam gastarintsik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tonces él me dijo, "Tacaño, avaro.</text:p>
          </table:table-cell>
          <table:table-cell table:style-name="ce1" office:value-type="string" calcext:value-type="string">
            <text:p>Tsaynam payqa nimarqan, "Mallaqaakuq, abaro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Regalando así es la manera en que trabajamos.</text:p>
          </table:table-cell>
          <table:table-cell table:style-name="ce1" office:value-type="string" calcext:value-type="string">
            <text:p>Tsaynaw qarakuykuryanmi trabahantsik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Tú tienes miedo de gastar, so tacaño."</text:p>
          </table:table-cell>
          <table:table-cell table:style-name="ce1" office:value-type="string" calcext:value-type="string">
            <text:p>Mantsanki gastayta, takaño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sí tuvimos cambio de palabras.</text:p>
          </table:table-cell>
          <table:table-cell table:style-name="ce1" office:value-type="string" calcext:value-type="string">
            <text:p>Tsaynaw liryakur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yo me enojé.</text:p>
          </table:table-cell>
          <table:table-cell table:style-name="ce1" office:value-type="string" calcext:value-type="string">
            <text:p>Nuqaqa tsaychaw ferti kolerakuri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eguimos yendo allí a Tumpa, muy lejos.</text:p>
          </table:table-cell>
          <table:table-cell table:style-name="ce1" office:value-type="string" calcext:value-type="string">
            <text:p>Hina tsayta aywaykaayaa Tumpaman, karu, kar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spués nos contó, "Aquí he trabajado yo un tiempo.</text:p>
          </table:table-cell>
          <table:table-cell table:style-name="ce1" office:value-type="string" calcext:value-type="string">
            <text:p>Despwesnam willayaaman, "Kaychaw unaynam nuqa uryashqa huk tyemp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quí me recibieron muy cortésmente."</text:p>
          </table:table-cell>
          <table:table-cell table:style-name="ce1" office:value-type="string" calcext:value-type="string">
            <text:p>Allaapa shumaqmi kaychaw chaskiyaamarqan.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Cuando llegamos al caserío de Tumpa, Shipicu fue rápido a la escuela y allí habló con el director.</text:p>
          </table:table-cell>
          <table:table-cell table:style-name="ce1" office:value-type="string" calcext:value-type="string">
            <text:p>Kaseriyo de Tumpaman chaariyaptii, Shipiiku apuradu hiqarirqan eskwelaman i tsaychaw direktorwan parlar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inmediatamente vinieron a la capilla todos los alumos junto con sus maestros.</text:p>
          </table:table-cell>
          <table:table-cell table:style-name="ce1" office:value-type="string" calcext:value-type="string">
            <text:p>Tsay ora tsaymi kapillaman limpu alumnukuna maestrunkunawan huntu shayaamun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ún esa capilla grande era muy chica para tantas personas.</text:p>
          </table:table-cell>
          <table:table-cell table:style-name="ce1" office:value-type="string" calcext:value-type="string">
            <text:p>Tsay hatun kapilla limpu kichk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yo hice una explicación a esos niños en castellano.</text:p>
          </table:table-cell>
          <table:table-cell table:style-name="ce1" office:value-type="string" calcext:value-type="string">
            <text:p>Tsaychawmi nuqa explikarqaa tsay wamrakunata kastellanu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Allí tienen estudio hasta quinto año.</text:p>
          </table:table-cell>
          <table:table-cell table:style-name="ce1" office:value-type="string" calcext:value-type="string">
            <text:p>Tsaychaw estudyu asta kintu añuyaqmi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Son muy católicos en ese pueblo.</text:p>
          </table:table-cell>
          <table:table-cell table:style-name="ce1" office:value-type="string" calcext:value-type="string">
            <text:p>Tsay markachaw allaapa katolikum ka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llos boten a protestantes que entran allí.</text:p>
          </table:table-cell>
          <table:table-cell table:style-name="ce1" office:value-type="string" calcext:value-type="string">
            <text:p>Protestantikuna yaykuqta qarq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rimero les dan aviso para no fastidiar allí.</text:p>
          </table:table-cell>
          <table:table-cell table:style-name="ce1" office:value-type="string" calcext:value-type="string">
            <text:p>Primeru willayan mana tsaychaw fastidyaku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sí no hacen caso los botan hasta casi con piedras.</text:p>
          </table:table-cell>
          <table:table-cell table:style-name="ce1" office:value-type="string" calcext:value-type="string">
            <text:p>I mana wiyakuptin asta kasi qumpar qarqaya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e pueblo de Tumpa es bastante grande.</text:p>
          </table:table-cell>
          <table:table-cell table:style-name="ce1" office:value-type="string" calcext:value-type="string">
            <text:p>Alli hatun pweblum tsay Tump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Nos gustó mucho la gran devoción que mostraron esos profesores con sus niños.</text:p>
          </table:table-cell>
          <table:table-cell table:style-name="ce1" office:value-type="string" calcext:value-type="string">
            <text:p>Allaapaqa gustayaamarqan tsay profesorkuna wamrankunawan allaapa debosyonninkuna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tonces en la iglesia yo dije al director, "¿No sería posible permitir que sus niños se queden una hora más para explicarles un poco más?"</text:p>
          </table:table-cell>
          <table:table-cell table:style-name="ce1" office:value-type="string" calcext:value-type="string">
            <text:p>Tsaynam nuqana iglesyachaw nirqaa direktorta, "Manaku huk ora mas wamraykikunata deharayaamunki maslla willaparinapaq?"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llos aceptaron gustosamente.</text:p>
          </table:table-cell>
          <table:table-cell table:style-name="ce1" office:value-type="string" calcext:value-type="string">
            <text:p>Kushishqa aseptarayaam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cantamos y rezamos el santo rosario.</text:p>
          </table:table-cell>
          <table:table-cell table:style-name="ce1" office:value-type="string" calcext:value-type="string">
            <text:p>Tsaymi kantayarqaa i resayarqaa santu rosaryu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stuvimos con los chicos hasta las cinco.</text:p>
          </table:table-cell>
          <table:table-cell table:style-name="ce1" office:value-type="string" calcext:value-type="string">
            <text:p>I kayarqaa wamrakunawan las sinkuy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Después los despedimos y descansamos para estar en el rezo de la noche.</text:p>
          </table:table-cell>
          <table:table-cell table:style-name="ce1" office:value-type="string" calcext:value-type="string">
            <text:p>Tsaypita witsiratsikur hamariyarqaa ampipa resuchaw kayaanaa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en la noche se reunieron muchos y rezamos.</text:p>
          </table:table-cell>
          <table:table-cell table:style-name="ce1" office:value-type="string" calcext:value-type="string">
            <text:p>I ampipa ayllukayaamurqan atskaq i resaku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o no demoré mucho, ni tampoco Fortunato Chinchey.</text:p>
          </table:table-cell>
          <table:table-cell table:style-name="ce1" office:value-type="string" calcext:value-type="string">
            <text:p>Nuqaqa manam allaapatsu demorarqaa, ni Fortunatu Chinchey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ero Shipicu los detuvo allí mucho tiempo.</text:p>
          </table:table-cell>
          <table:table-cell table:style-name="ce1" office:value-type="string" calcext:value-type="string">
            <text:p>Peru Shipiiku tsaychaw allaapa demoraykatsi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Toda la gente ya estaba durmiendo.</text:p>
          </table:table-cell>
          <table:table-cell table:style-name="ce1" office:value-type="string" calcext:value-type="string">
            <text:p>Nunakunapis limpu punukuyarqallan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así supimos que ese Shipicu es muy pesado en todo.</text:p>
          </table:table-cell>
          <table:table-cell table:style-name="ce1" office:value-type="string" calcext:value-type="string">
            <text:p>I tsaymi tsay Shipiiku allaapa pesadum imachaw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Pero si uno le dice algo no le gusta.</text:p>
          </table:table-cell>
          <table:table-cell table:style-name="ce1" office:value-type="string" calcext:value-type="string">
            <text:p>Peru imata nishqapis manam gustan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 la una de la mañana fuimos al alojamiento.</text:p>
          </table:table-cell>
          <table:table-cell table:style-name="ce1" office:value-type="string" calcext:value-type="string">
            <text:p>La una de la mañana aywakuyarqaa posad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 tanto frío durmimos en el corredor no más.</text:p>
          </table:table-cell>
          <table:table-cell table:style-name="ce1" office:value-type="string" calcext:value-type="string">
            <text:p>Tsaylaya alalaychaw punuyarqaa koredorlla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 día siguiente en la madrugada otra vez hubo rezo.</text:p>
          </table:table-cell>
          <table:table-cell table:style-name="ce1" office:value-type="string" calcext:value-type="string">
            <text:p>Waraanin quyanam yapay resu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un joven ofreció venir a Huarzz al curso.</text:p>
          </table:table-cell>
          <table:table-cell table:style-name="ce1" office:value-type="string" calcext:value-type="string">
            <text:p>Tsaychaw aniyaamarqan huk hoben kursuman Warasta shamunanpaq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De allí volvimos con un camión.</text:p>
          </table:table-cell>
          <table:table-cell table:style-name="ce1" office:value-type="string" calcext:value-type="string">
            <text:p>Tsaypitanam kutikayaamurqaa huk kamyonw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 la tarde vinimos a Mancos.</text:p>
          </table:table-cell>
          <table:table-cell table:style-name="ce1" office:value-type="string" calcext:value-type="string">
            <text:p>Tardinam shayaamurqaa Mankus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ntonces mientras el carro demoró entramos en la iglesia de Mancos.</text:p>
          </table:table-cell>
          <table:table-cell table:style-name="ce1" office:value-type="string" calcext:value-type="string">
            <text:p>Tsaynam awtu taarashqanyaq yaykuriyarqaa Mankus iglesya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allÍ vimos dibujos en la bóveda.</text:p>
          </table:table-cell>
          <table:table-cell table:style-name="ce1" office:value-type="string" calcext:value-type="string">
            <text:p>I tsaychawmi rikaayarqaa bobedachaw dibuhashqa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Uno fue la Última Cena y otro fue el Padre Bolo y otras personas y el diablo.</text:p>
          </table:table-cell>
          <table:table-cell table:style-name="ce1" office:value-type="string" calcext:value-type="string">
            <text:p>Huk karqan Ultima Sena i mas huknam karqan Padre Bolo i mas nunakuna i dyabl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Era ya tarde cuando volvimos a Yungay.</text:p>
          </table:table-cell>
          <table:table-cell table:style-name="ce1" office:value-type="string" calcext:value-type="string">
            <text:p>Tardinam kutiyarqaa Yungayt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en el mercado cenamos y después descansamos.</text:p>
          </table:table-cell>
          <table:table-cell table:style-name="ce1" office:value-type="string" calcext:value-type="string">
            <text:p>Tsay merkaduchaw senarikurnam hamari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después caminamos buscando alojamiento.</text:p>
          </table:table-cell>
          <table:table-cell table:style-name="ce1" office:value-type="string" calcext:value-type="string">
            <text:p>I despwes posada ashiq puriya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Y Shipicu nos llevó a la casa de un conocido.</text:p>
          </table:table-cell>
          <table:table-cell table:style-name="ce1" office:value-type="string" calcext:value-type="string">
            <text:p>I Shipiiku apayaamarqan riqinakuyashqanm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1">
          <table:table-cell office:value-type="string" calcext:value-type="string">
            <text:p>Allí durmimos, otra vez en el corredor.</text:p>
          </table:table-cell>
          <table:table-cell table:style-name="ce1" office:value-type="string" calcext:value-type="string">
            <text:p>Tsaychawmi punuyarqaa hina koredorchaw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Al día siguiente cuando estaba todavía oscuro, salimos a la plaza a esperar un carro, porque los camiones salen de Yungay muy temprano.</text:p>
          </table:table-cell>
          <table:table-cell table:style-name="ce1" office:value-type="string" calcext:value-type="string">
            <text:p>Waraaninnam ampilla plasaman yarqayaamurqaa awtu shuyaq porke Yungaypitaqa alli ampillam kamyonkuna yarqamu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entonces apareció a las cinco de la mañana.</text:p>
          </table:table-cell>
          <table:table-cell table:style-name="ce1" office:value-type="string" calcext:value-type="string">
            <text:p>I tsaymi las sinku de la mañana yuriramu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Con eso venimos.</text:p>
          </table:table-cell>
          <table:table-cell table:style-name="ce1" office:value-type="string" calcext:value-type="string">
            <text:p>Tsaywanmi aywakayamurqaa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s muy difícil caminar por pueblos desconocidos.</text:p>
          </table:table-cell>
          <table:table-cell table:style-name="ce1" office:value-type="string" calcext:value-type="string">
            <text:p>Nunapa markan allaapa sasam purin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Y además hay que usar mucha prudencia para evitar lios con los compañeros.</text:p>
          </table:table-cell>
          <table:table-cell table:style-name="ce1" office:value-type="string" calcext:value-type="string">
            <text:p>I despwes alli prudentipaq yanaqikunawanpis liryarkur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2">
          <table:table-cell office:value-type="string" calcext:value-type="string">
            <text:p>En todas partes por donde caminamos toda la gente es alegre y quiere aprender.</text:p>
          </table:table-cell>
          <table:table-cell table:style-name="ce1" office:value-type="string" calcext:value-type="string">
            <text:p>Hinantin puriyaamushqaachawmi llapan nunakuna kushishqa kayan i yachakuyta munay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En Cochapampa un hombre iba a venir (al curso).</text:p>
          </table:table-cell>
          <table:table-cell table:style-name="ce1" office:value-type="string" calcext:value-type="string">
            <text:p>Kochapampachawpis huk nuna shamunan karqan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De Tumpa y Yungay también.</text:p>
          </table:table-cell>
          <table:table-cell table:style-name="ce1" office:value-type="string" calcext:value-type="string">
            <text:p>Tumpapitapis lomismu i Yungaypitapis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office:value-type="string" calcext:value-type="string">
            <text:p>Pero después, ninguno de ellos vino.</text:p>
          </table:table-cell>
          <table:table-cell table:style-name="ce1" office:value-type="string" calcext:value-type="string">
            <text:p>Peru despwes ni pi shamushqatsu.</text:p>
          </table:table-cell>
          <table:table-cell office:value-type="string" calcext:value-type="string">
            <text:p>CRH, Cap.5</text:p>
          </table:table-cell>
          <table:table-cell/>
        </table:table-row>
        <table:table-row table:style-name="ro3">
          <table:table-cell table:style-name="ce2" office:value-type="string" calcext:value-type="string">
            <text:p>Salí un día viernes al Callejón con omnibus.</text:p>
          </table:table-cell>
          <table:table-cell table:style-name="ce1" office:value-type="string" calcext:value-type="string">
            <text:p>Huk diya byernismi yarqurqaa Kallehonman omnibus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legué a Yungay a eso de la una.</text:p>
          </table:table-cell>
          <table:table-cell table:style-name="ce1" office:value-type="string" calcext:value-type="string">
            <text:p>Tsaymi chaarirqaa Yungayman la una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que no había pasajeros más al norte, el carro no pasó a Caraz.</text:p>
          </table:table-cell>
          <table:table-cell table:style-name="ce1" office:value-type="string" calcext:value-type="string">
            <text:p>Tsaypita uraypa mana pasaheru kaptin, pasarqanatsu Karasm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yo fui en microbus.</text:p>
          </table:table-cell>
          <table:table-cell table:style-name="ce1" office:value-type="string" calcext:value-type="string">
            <text:p>Tsaynam pasarqaa mikruw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allí busqué carro para pasar a Huaylas.</text:p>
          </table:table-cell>
          <table:table-cell table:style-name="ce1" office:value-type="string" calcext:value-type="string">
            <text:p>Tsayman chaarirnam karuta ashirqaa Waylasman pasan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felizmente apareció un comerciante con su camioneta.</text:p>
          </table:table-cell>
          <table:table-cell table:style-name="ce1" office:value-type="string" calcext:value-type="string">
            <text:p>I felismente huk komersyante kamyonetanwan yuri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ese carro fui a Huaylas.</text:p>
          </table:table-cell>
          <table:table-cell table:style-name="ce1" office:value-type="string" calcext:value-type="string">
            <text:p>Tsaywannam pasakurqaa Waylas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 camino fue por Huallanca, dando la vuelta por allí.</text:p>
          </table:table-cell>
          <table:table-cell table:style-name="ce1" office:value-type="string" calcext:value-type="string">
            <text:p>I naani kanaq Wallankaparaq tsaypa tumam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ué a Huaylas a las seis de la tarde.</text:p>
          </table:table-cell>
          <table:table-cell table:style-name="ce1" office:value-type="string" calcext:value-type="string">
            <text:p>Waylasman charqaa las sei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 directamente al párroco.</text:p>
          </table:table-cell>
          <table:table-cell table:style-name="ce1" office:value-type="string" calcext:value-type="string">
            <text:p>Derechu parokuman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ncontré al padre Max González.</text:p>
          </table:table-cell>
          <table:table-cell table:style-name="ce1" office:value-type="string" calcext:value-type="string">
            <text:p>Tsaynam taririrqaa padre Max González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a que nos conocíamos me recibió alegremente diciendo, “Gracias, don Shanti, que me estás visitando.”</text:p>
          </table:table-cell>
          <table:table-cell table:style-name="ce1" office:value-type="string" calcext:value-type="string">
            <text:p>Payqa riqinakuyaptii kushishqa chaskiraman, “Grasyas, don Shanti, bisitaykaamank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e entregué el oficio que llevaba me dijo, "¿Esa escuela va a ser solamente para varones o va a haber mujeres también."</text:p>
          </table:table-cell>
          <table:table-cell table:style-name="ce1" office:value-type="string" calcext:value-type="string">
            <text:p>Ofisyu apashqaata entregariptiinam, niman, “Tsay eskwelaqa ullqullapaqku o warmikunapis kayanmanku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contesté, "Padre, solamente para varones."</text:p>
          </table:table-cell>
          <table:table-cell table:style-name="ce1" office:value-type="string" calcext:value-type="string">
            <text:p>Tsaynam nii, “Padre, ullqullapaqm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De todos modos procuraré.</text:p>
          </table:table-cell>
          <table:table-cell table:style-name="ce1" office:value-type="string" calcext:value-type="string">
            <text:p>“Imanawpis prokuramush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y cama aquí ahora.</text:p>
          </table:table-cell>
          <table:table-cell table:style-name="ce1" office:value-type="string" calcext:value-type="string">
            <text:p>Kananmi mana kaychaw kama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vamos a ese hotel.</text:p>
          </table:table-cell>
          <table:table-cell table:style-name="ce1" office:value-type="string" calcext:value-type="string">
            <text:p>Peru aku taqay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lquilaré tu cama."</text:p>
          </table:table-cell>
          <table:table-cell table:style-name="ce1" office:value-type="string" calcext:value-type="string">
            <text:p>Tsaychawmi kamayki alkila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y allí contratamos una cama.</text:p>
          </table:table-cell>
          <table:table-cell table:style-name="ce1" office:value-type="string" calcext:value-type="string">
            <text:p>Tsaynam aywayarqaa i tsaychawmi kama tsari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volvimos a buscar la cena.</text:p>
          </table:table-cell>
          <table:table-cell table:style-name="ce1" office:value-type="string" calcext:value-type="string">
            <text:p>I despwesna kutiyarqaa senay ashi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enamos los dos en el restaurante.</text:p>
          </table:table-cell>
          <table:table-cell table:style-name="ce1" office:value-type="string" calcext:value-type="string">
            <text:p>I restawrantichawna senayarqaa ish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legó un profesor haciéndose el sabio y los dos conversaron largo rato.</text:p>
          </table:table-cell>
          <table:table-cell table:style-name="ce1" office:value-type="string" calcext:value-type="string">
            <text:p>Tsaymannam chaaramurqan huk profesor kusa yachaqtukushpa i kusa parl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después ese maestro dijo al padre, "Padre, por mi parte sería mejor si los sacerdotes fueren casados."</text:p>
          </table:table-cell>
          <table:table-cell table:style-name="ce1" office:value-type="string" calcext:value-type="string">
            <text:p>I despwesna tsay maestru nin padrita, “Padre, nuqapitaqa, mehormi kurakuna kasadu kayan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padre Max dijo, "¿Por qué dice eso."</text:p>
          </table:table-cell>
          <table:table-cell table:style-name="ce1" office:value-type="string" calcext:value-type="string">
            <text:p>Tsaynam padre Max nin, “Imanirtaq tsaynaw ni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maestro contestó, "La gente dice que todos los sacerdotes deben casarse para darnos ejemplo.</text:p>
          </table:table-cell>
          <table:table-cell table:style-name="ce1" office:value-type="string" calcext:value-type="string">
            <text:p>Maestrunam nin, ”Parlayanmi llapan kurakuna kasakuyanman ehempluta qumaanantsik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i ellos se casaran no oiríamos decir que tienen mujeres.</text:p>
          </table:table-cell>
          <table:table-cell table:style-name="ce1" office:value-type="string" calcext:value-type="string">
            <text:p>Paykuna kasadu kayaptinqa, manachi wiyashwantsu warmiyuqshi niq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o no son casados dejan su dignidad de sacerdote y ven a las mujeres."</text:p>
          </table:table-cell>
          <table:table-cell table:style-name="ce1" office:value-type="string" calcext:value-type="string">
            <text:p>Tsay mana kasadu karmi, kura kayninkunata deharir, aywakuyan warmi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 Max dijo, "No llevan a nadie contra su voluntad forzándolo a ser sacerdote.</text:p>
          </table:table-cell>
          <table:table-cell table:style-name="ce1" office:value-type="string" calcext:value-type="string">
            <text:p>Tsaynam padre Max nin, “Manam ni pita malas apayantsu, 'Kura kallay,'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udian tantos años que les dan suficiente tiempo para considerar bien el asunto.</text:p>
          </table:table-cell>
          <table:table-cell table:style-name="ce1" office:value-type="string" calcext:value-type="string">
            <text:p>Tsaytsika unay estudyaptinpis tyempun quyan alliq pens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í Dios lo llama a ser sacerdote, le da todo lo necesario para un sacerdote.</text:p>
          </table:table-cell>
          <table:table-cell table:style-name="ce1" office:value-type="string" calcext:value-type="string">
            <text:p>Sitsun Tayta Dyos qayan kura kananpaq, qaran llapan kurapaq nesesitashqan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i él nos ha llamado no pensemos que algunos quizás se hayan ordenado sin tener vocación.</text:p>
          </table:table-cell>
          <table:table-cell table:style-name="ce1" office:value-type="string" calcext:value-type="string">
            <text:p>Pay qayamashqaqa, manam ni pensantsikpistsu wakinkuna kisaachi qishpiyashqa mana bokasyony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quizás ellos están en esa dificultad."</text:p>
          </table:table-cell>
          <table:table-cell table:style-name="ce1" office:value-type="string" calcext:value-type="string">
            <text:p>I tsaykunam kisaa tsay difikultaayuq ka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e dijo eso, el profesor quedó callado.</text:p>
          </table:table-cell>
          <table:table-cell table:style-name="ce1" office:value-type="string" calcext:value-type="string">
            <text:p>Tsaynaw nikuptin, profesor upalla k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Hay maestros también que de veras tienen vocación.</text:p>
          </table:table-cell>
          <table:table-cell table:style-name="ce1" office:value-type="string" calcext:value-type="string">
            <text:p>“Kayanmi maestrukunapis rasonpa bokasyony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los cumplen todos los deberes de maestro.</text:p>
          </table:table-cell>
          <table:table-cell table:style-name="ce1" office:value-type="string" calcext:value-type="string">
            <text:p>I paykuna kunpliyan llapantam maestru kaynin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 igualmente hay los que se reciben como maestros y no les importa nada.</text:p>
          </table:table-cell>
          <table:table-cell table:style-name="ce1" office:value-type="string" calcext:value-type="string">
            <text:p>I lomismu kayanmi maestrukuna qishpiq, tsaykunapa ni ima kwent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i quieren trabajan, y si no quieren ni van a la escuela.</text:p>
          </table:table-cell>
          <table:table-cell table:style-name="ce1" office:value-type="string" calcext:value-type="string">
            <text:p>Munar trabahayan, mana munarqa eskwelamanpis ayw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es en cualquier profesión," dijo el padre Max.</text:p>
          </table:table-cell>
          <table:table-cell table:style-name="ce1" office:value-type="string" calcext:value-type="string">
            <text:p>Tsaynawmi ima profesyonchawpis,” nirqan padre Max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día siguiente en la mañana el padre me dijo, "De cualquier manera voy a encontrar a alguien para mandar a la escuela.</text:p>
          </table:table-cell>
          <table:table-cell table:style-name="ce1" office:value-type="string" calcext:value-type="string">
            <text:p>Waraanin quyanam padri nimarqan, “Imanawpis tarimushaqmi eskwelaman kachamunaa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iendo me despidió.</text:p>
          </table:table-cell>
          <table:table-cell table:style-name="ce1" office:value-type="string" calcext:value-type="string">
            <text:p>Nishpa desped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es muy difícil encontrar carro.</text:p>
          </table:table-cell>
          <table:table-cell table:style-name="ce1" office:value-type="string" calcext:value-type="string">
            <text:p>Tsaypitaqa allaapa sasam karu tari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e esperar largo rato, por fin llegó un colectivo que iba a Huallanca y con ese carro fuimos, completamente cubiertos de polvo.</text:p>
          </table:table-cell>
          <table:table-cell table:style-name="ce1" office:value-type="string" calcext:value-type="string">
            <text:p>Unay shuyaraykaptii, porfin yurikamur huk kolektibu Wallankaman, tsaywanmi shamuykuyarqaa alli shuyni limpu polvaderawan tsap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mos abajo a Huallanca tan sucios que nadie nos hubiera reconocido.</text:p>
          </table:table-cell>
          <table:table-cell table:style-name="ce1" office:value-type="string" calcext:value-type="string">
            <text:p>Mana riqipaqmi Wallankaman charpaya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taba allí apareció una camioneta que llevaba gallinas.</text:p>
          </table:table-cell>
          <table:table-cell table:style-name="ce1" office:value-type="string" calcext:value-type="string">
            <text:p>Tsaychaw kaykaptiinam, yurirkamurqan huk wallpa puritsiq kamyone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o volví a Caraz.</text:p>
          </table:table-cell>
          <table:table-cell table:style-name="ce1" office:value-type="string" calcext:value-type="string">
            <text:p>Tsaywannam kutikamurqaa K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cuando vinimos a la carretera, conversando con el chofer le dije, "Yo soy catequista."</text:p>
          </table:table-cell>
          <table:table-cell table:style-name="ce1" office:value-type="string" calcext:value-type="string">
            <text:p>Tsaynam naanita shamurna, willapaa chofertana, “Katekistam kan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chófer oyó muy contento.</text:p>
          </table:table-cell>
          <table:table-cell table:style-name="ce1" office:value-type="string" calcext:value-type="string">
            <text:p>Kusa choferqa kushishqa wi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regalé un prospecto, "para que se informe más," dije.</text:p>
          </table:table-cell>
          <table:table-cell table:style-name="ce1" office:value-type="string" calcext:value-type="string">
            <text:p>Tsaynam prospektunna qararqaa, “maa ilustrakunaykipaq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me dijo, "¿Ahora adónde va."</text:p>
          </table:table-cell>
          <table:table-cell table:style-name="ce1" office:value-type="string" calcext:value-type="string">
            <text:p>Tsaynam niman, “Kananqa maytanataq aywanki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contesté, "Ahora creo que voy a ir a Pueblo Libre todavía."</text:p>
          </table:table-cell>
          <table:table-cell table:style-name="ce1" office:value-type="string" calcext:value-type="string">
            <text:p>Tsaynam nii, “Kananqa aywashaq Pweblu Libritaraqch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me dijo, "En ese caso vamos rápido.</text:p>
          </table:table-cell>
          <table:table-cell table:style-name="ce1" office:value-type="string" calcext:value-type="string">
            <text:p>Tsaynam niman, “Entonsis apuradu ayqikush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adre tiene su colectivo y sale a las doce y media."</text:p>
          </table:table-cell>
          <table:table-cell table:style-name="ce1" office:value-type="string" calcext:value-type="string">
            <text:p>Padripam kolektibun kan, i tsaymi yarqun las dosi i medy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in llegamos a Caraz.</text:p>
          </table:table-cell>
          <table:table-cell table:style-name="ce1" office:value-type="string" calcext:value-type="string">
            <text:p>Porfin Karasman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l chofer me llevó a toda velocidad al camino que sale a Pueblo Libre.</text:p>
          </table:table-cell>
          <table:table-cell table:style-name="ce1" office:value-type="string" calcext:value-type="string">
            <text:p>Tsaynam choferqa Pweblu Libriman yarquq naanimanna ayqikats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encontramos el carro del padre saliendo.</text:p>
          </table:table-cell>
          <table:table-cell table:style-name="ce1" office:value-type="string" calcext:value-type="string">
            <text:p>I tsaychaw taririyaa padripa karun yarquraykaq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ubí en él y me fui.</text:p>
          </table:table-cell>
          <table:table-cell table:style-name="ce1" office:value-type="string" calcext:value-type="string">
            <text:p>Tsayman lluqarkurna ayw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llegué a Pueblo Libre.</text:p>
          </table:table-cell>
          <table:table-cell table:style-name="ce1" office:value-type="string" calcext:value-type="string">
            <text:p>I chaariyaa Pweblu Libr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llegamos cuando el padre apareció.</text:p>
          </table:table-cell>
          <table:table-cell table:style-name="ce1" office:value-type="string" calcext:value-type="string">
            <text:p>Apenas chaariyaa padri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entregué el oficio.</text:p>
          </table:table-cell>
          <table:table-cell table:style-name="ce1" office:value-type="string" calcext:value-type="string">
            <text:p>Tsaynam entregarii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el padre Ramón Saenz dijo, "¿Cómo va a ser, vas por las estancias a buscar catequistas o cómo."</text:p>
          </table:table-cell>
          <table:table-cell table:style-name="ce1" office:value-type="string" calcext:value-type="string">
            <text:p>I padre Ramón Saenz nin, “Imanawtaq, aywanki estansyapaku katekista ashiq o imanaw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contesté, "He venido a usted no más.</text:p>
          </table:table-cell>
          <table:table-cell table:style-name="ce1" office:value-type="string" calcext:value-type="string">
            <text:p>Tsaynam nii, “Shamushqa qamllam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demás estoy cansado, padre."</text:p>
          </table:table-cell>
          <table:table-cell table:style-name="ce1" office:value-type="string" calcext:value-type="string">
            <text:p>I ademas utishqam kaa, padre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dije eso, él contestó, "Entonces vamos a almorzar.</text:p>
          </table:table-cell>
          <table:table-cell table:style-name="ce1" office:value-type="string" calcext:value-type="string">
            <text:p>Niptii, “Entonsis aku almors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oy invitado a una casa donde se han casado.</text:p>
          </table:table-cell>
          <table:table-cell table:style-name="ce1" office:value-type="string" calcext:value-type="string">
            <text:p>Inbitadu kaa huk kasakushqakunam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sí no más."</text:p>
          </table:table-cell>
          <table:table-cell table:style-name="ce1" office:value-type="string" calcext:value-type="string">
            <text:p>Aku hinallachaw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por allí abajo.</text:p>
          </table:table-cell>
          <table:table-cell table:style-name="ce1" office:value-type="string" calcext:value-type="string">
            <text:p>Tsaynam hiqariysa tsaypa uray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ás abajo de la parroquia hay una bodega.</text:p>
          </table:table-cell>
          <table:table-cell table:style-name="ce1" office:value-type="string" calcext:value-type="string">
            <text:p>Parokya mas hawanchaw kan huk bodeg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s novios estaban bailando bien borrachos.</text:p>
          </table:table-cell>
          <table:table-cell table:style-name="ce1" office:value-type="string" calcext:value-type="string">
            <text:p>Tsaychawnam nobyukunaqa qatswakuykaayaanaq kusa mach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todos subieron a la camioneta del padre, incluso el padrino y el cortejo.</text:p>
          </table:table-cell>
          <table:table-cell table:style-name="ce1" office:value-type="string" calcext:value-type="string">
            <text:p>Tsaychawnam padripa kamyonetanman lluqarayaamurqan llapankuna, padrinu, basall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tres de la tarde llegamos a la casa de la novia.</text:p>
          </table:table-cell>
          <table:table-cell table:style-name="ce1" office:value-type="string" calcext:value-type="string">
            <text:p>Las tres de la tardinawmi chaayarqna nobyupa wayi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almuerzo fue bueno.</text:p>
          </table:table-cell>
          <table:table-cell table:style-name="ce1" office:value-type="string" calcext:value-type="string">
            <text:p>Tsaychaw almwersu kusam kayku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omo el padre no volvió (a su casa) estábamos allí largo rato.</text:p>
          </table:table-cell>
          <table:table-cell table:style-name="ce1" office:value-type="string" calcext:value-type="string">
            <text:p>I padri mana kutimuptin, alli unay kayarqaa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durante el almuerzo cuando faltaron cucharas, el novio, chatito, estaba alcanzando algo y su corbata se metió en el caldo muy grasoso.</text:p>
          </table:table-cell>
          <table:table-cell table:style-name="ce1" office:value-type="string" calcext:value-type="string">
            <text:p>Tsaymi puntun almwersu kucharakuna faltaptin, nobyuqa machashqa awqaykaptin, korbatan alli wira kalduman yakakaakur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endo eso no sabía qué hacer ese pobre novio.</text:p>
          </table:table-cell>
          <table:table-cell table:style-name="ce1" office:value-type="string" calcext:value-type="string">
            <text:p>Tsayta rikaykur manam ni imanaw kayta musyarirqatsu tsay pobri noby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e almuerzo comenzaron a bailar con banda de músicos. Mientras seguían bailando oscureció y el padre todavía se quedó allí.</text:p>
          </table:table-cell>
          <table:table-cell table:style-name="ce1" office:value-type="string" calcext:value-type="string">
            <text:p>Almwersu ushariptin, qatswar qallaykuyar banda musikuchaw, ampiirir hina qatswakuykaayaptin i padreqa hina hawk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mí también el padrino me invitó a bailar.</text:p>
          </table:table-cell>
          <table:table-cell table:style-name="ce1" office:value-type="string" calcext:value-type="string">
            <text:p>Nuqatapis padrinu qatswaq inbitamarq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nueve por fin volvimos a Pueblo Libre.</text:p>
          </table:table-cell>
          <table:table-cell table:style-name="ce1" office:value-type="string" calcext:value-type="string">
            <text:p>Kasi las nwebinawnam porfin kutikayaamurqaa Pweblu Libr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ya que teníamos hambre en la noche, el sacristán cocinó papa sancochada y huevo frito.</text:p>
          </table:table-cell>
          <table:table-cell table:style-name="ce1" office:value-type="string" calcext:value-type="string">
            <text:p>Tsaynam ampipa pachaa waqakuriptin, sakristan arukamurqan papa yanuta i ruru frit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enar dormimos.</text:p>
          </table:table-cell>
          <table:table-cell table:style-name="ce1" office:value-type="string" calcext:value-type="string">
            <text:p>Senarikurnam punu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alistó una buena cama.</text:p>
          </table:table-cell>
          <table:table-cell table:style-name="ce1" office:value-type="string" calcext:value-type="string">
            <text:p>Allim kamallaapis alist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padre es muy generoso.</text:p>
          </table:table-cell>
          <table:table-cell table:style-name="ce1" office:value-type="string" calcext:value-type="string">
            <text:p>Tsay padri allaapa ankupaku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no hay carro, es muy difícil volver de cualquier sitio.</text:p>
          </table:table-cell>
          <table:table-cell table:style-name="ce1" office:value-type="string" calcext:value-type="string">
            <text:p>Mana karu kaptin, allaapa sasam maypitapis kutimu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adre tiene una pequeña granja allí.</text:p>
          </table:table-cell>
          <table:table-cell table:style-name="ce1" office:value-type="string" calcext:value-type="string">
            <text:p>Tsaychaw padripa kapun huk taksha granh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hay también huevos de gallina en abundancia.</text:p>
          </table:table-cell>
          <table:table-cell table:style-name="ce1" office:value-type="string" calcext:value-type="string">
            <text:p>Tsaymi abundanti wallpapa rurun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olví de allí a Caraz el domingo en la tarde.</text:p>
          </table:table-cell>
          <table:table-cell table:style-name="ce1" office:value-type="string" calcext:value-type="string">
            <text:p>Tsaypitanam domingu tardi kutikamurqaa K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tarde, descansé en la plaza.</text:p>
          </table:table-cell>
          <table:table-cell table:style-name="ce1" office:value-type="string" calcext:value-type="string">
            <text:p>Tardina chaarirnam plasachaw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l peluquero para cortarme el pelo.</text:p>
          </table:table-cell>
          <table:table-cell table:style-name="ce1" office:value-type="string" calcext:value-type="string">
            <text:p>Tsaypitanam aywarqaa piqa rutukuq peluker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se peluquero me preguntó, "¿De dónde viene usted? No parece como uno de estos Caracinos."</text:p>
          </table:table-cell>
          <table:table-cell table:style-name="ce1" office:value-type="string" calcext:value-type="string">
            <text:p>Tsaychawnam tsay pelukeru tapuman, “Maypita shamunki? Manataq kay Karasinukunanawtsu kank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dije, "Yo soy de Huaraz."</text:p>
          </table:table-cell>
          <table:table-cell table:style-name="ce1" office:value-type="string" calcext:value-type="string">
            <text:p>Tsaynam nii, “Nuqaqa Warasmi k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preguntó, "¿Entonces es usted comerciante."</text:p>
          </table:table-cell>
          <table:table-cell table:style-name="ce1" office:value-type="string" calcext:value-type="string">
            <text:p>Niptiinam nin, “tsaypinqa negosyantiku ka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No. Yo soy catequista, vine para hablar con todos los párrocos para que seleccionen a hombres buenos para enviarlos a la escuela de catequistas.</text:p>
          </table:table-cell>
          <table:table-cell table:style-name="ce1" office:value-type="string" calcext:value-type="string">
            <text:p>“Manam. Kaa katekistam. Shamurqaa llapan parokukunawan parlaqmi alli nunakunata akrarkur eskwela katekistaman kachaya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table:style-name="ce3" office:value-type="string" calcext:value-type="string">
            <text:p>Allí se prepararán para enseñar a toda le gente en sus pueblos a rezar y cantar."</text:p>
          </table:table-cell>
          <table:table-cell table:style-name="ce1" office:value-type="string" calcext:value-type="string">
            <text:p>Tsaychaw preparakuyanqa markankunachaw llapan nunakunata resayta i kantayta yachatsinan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uego el peluquero dijo, "Entonces seguramente es usted misionero."</text:p>
          </table:table-cell>
          <table:table-cell table:style-name="ce1" office:value-type="string" calcext:value-type="string">
            <text:p>Tsaynam pelukeru nirqan, “tsaypinqa misyoneruchi kank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No soy misionero, sino que estoy andando con esa misión."</text:p>
          </table:table-cell>
          <table:table-cell table:style-name="ce1" office:value-type="string" calcext:value-type="string">
            <text:p>“Manam misyonerutsu kaa sino tsay misyonyuqmi purik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peluquero me dijo, "Entonces vamos a conversar sin discutir.</text:p>
          </table:table-cell>
          <table:table-cell table:style-name="ce1" office:value-type="string" calcext:value-type="string">
            <text:p>Pelukeru nimarqan, “Entonsis parlakushun mana pelyashll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he sido propagandista protestante.</text:p>
          </table:table-cell>
          <table:table-cell table:style-name="ce1" office:value-type="string" calcext:value-type="string">
            <text:p>Nuqa kashqa propagandista protestanti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caminado por todas partes vendiendo libros.</text:p>
          </table:table-cell>
          <table:table-cell table:style-name="ce1" office:value-type="string" calcext:value-type="string">
            <text:p>Hinantinpam purishqa librukunata ranti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conozco todos los sitios.</text:p>
          </table:table-cell>
          <table:table-cell table:style-name="ce1" office:value-type="string" calcext:value-type="string">
            <text:p>Hinantintam riq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una vez el pastor me trató mal.</text:p>
          </table:table-cell>
          <table:table-cell table:style-name="ce1" office:value-type="string" calcext:value-type="string">
            <text:p>Peru huk besmi pastor mana allipa trat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aguanté sino que fui respondiéndole.</text:p>
          </table:table-cell>
          <table:table-cell table:style-name="ce1" office:value-type="string" calcext:value-type="string">
            <text:p>Tsaynam mana awantar respondikachar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me botaron de allí.</text:p>
          </table:table-cell>
          <table:table-cell table:style-name="ce1" office:value-type="string" calcext:value-type="string">
            <text:p>Tsaymi tsaypita qarqaraya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que ahora trabajo como peluquero cuarenta años.</text:p>
          </table:table-cell>
          <table:table-cell table:style-name="ce1" office:value-type="string" calcext:value-type="string">
            <text:p>Tsaynam kananqa pelukeru trabahakuu huk chunka wat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biendo encontrado una buena oportunidad allí, alquilé un horno y trabajé como panadero.</text:p>
          </table:table-cell>
          <table:table-cell table:style-name="ce1" office:value-type="string" calcext:value-type="string">
            <text:p>Tsaychawmi kusa alli taripakurir, hornuta alkilaykur trabaharqaa panader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perdí en eso todo mi capital.</text:p>
          </table:table-cell>
          <table:table-cell table:style-name="ce1" office:value-type="string" calcext:value-type="string">
            <text:p>Tsaychawmi limpu perdirqaa llapan kapitalni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he abierto de nuevo mi peluquería.</text:p>
          </table:table-cell>
          <table:table-cell table:style-name="ce1" office:value-type="string" calcext:value-type="string">
            <text:p>Tsaypitam yapay qallarquu pelukeriya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ahora ya no gano como antes.</text:p>
          </table:table-cell>
          <table:table-cell table:style-name="ce1" office:value-type="string" calcext:value-type="string">
            <text:p>I mananam kananqa taripakuutsu nawpanu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hay para que comemos.</text:p>
          </table:table-cell>
          <table:table-cell table:style-name="ce1" office:value-type="string" calcext:value-type="string">
            <text:p>Apenas mikuyaanaallap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engo varios hijos.</text:p>
          </table:table-cell>
          <table:table-cell table:style-name="ce1" office:value-type="string" calcext:value-type="string">
            <text:p>Atskaq tsuriyuqmi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os de mis hijos son guardia civil.</text:p>
          </table:table-cell>
          <table:table-cell table:style-name="ce1" office:value-type="string" calcext:value-type="string">
            <text:p>Ishkaq tsuriimi gwardya si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los me ayudan.</text:p>
          </table:table-cell>
          <table:table-cell table:style-name="ce1" office:value-type="string" calcext:value-type="string">
            <text:p>Tsaykunam yanap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protestantes ya no tienen compasión.</text:p>
          </table:table-cell>
          <table:table-cell table:style-name="ce1" office:value-type="string" calcext:value-type="string">
            <text:p>Protestantikunaqa mananam ankupaku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surge cualquier cosa nos botan, mientras que en la Iglesia Católica si llegan a saber algo o si uno se confiesa, le perdonan.</text:p>
          </table:table-cell>
          <table:table-cell table:style-name="ce1" office:value-type="string" calcext:value-type="string">
            <text:p>Qarqaramantsikmi imallapis kariptin myentras Iglesya Katolikachaw perdonaykunmi imatapis maakurir o konfesaku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re los protestantes no hay perdón y además exigen mucho cualquier cosa."</text:p>
          </table:table-cell>
          <table:table-cell table:style-name="ce1" office:value-type="string" calcext:value-type="string">
            <text:p>Protestantichawqa manam perdonan kantsu i imatapis allaapam exihiku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estaba allí calladito, contestando solamente "Sí, seguro."</text:p>
          </table:table-cell>
          <table:table-cell table:style-name="ce1" office:value-type="string" calcext:value-type="string">
            <text:p>Tsaychaw nuqa upallallam kakurqaa, “Achyaa, achya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le regaló un prospecto diciendo, "para que entienda más."</text:p>
          </table:table-cell>
          <table:table-cell table:style-name="ce1" office:value-type="string" calcext:value-type="string">
            <text:p>I despwesmi qaraykurqaa huk prospektun, “mas kayinaykipaq,”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la parroquia.</text:p>
          </table:table-cell>
          <table:table-cell table:style-name="ce1" office:value-type="string" calcext:value-type="string">
            <text:p>Tsaypitanam aywarqaa parokya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estaba el padre cooperador.</text:p>
          </table:table-cell>
          <table:table-cell table:style-name="ce1" office:value-type="string" calcext:value-type="string">
            <text:p>I tsaychaw kaykaanaq huk padre kooperad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pregunté, "¿Está aquí el señor párroco."</text:p>
          </table:table-cell>
          <table:table-cell table:style-name="ce1" office:value-type="string" calcext:value-type="string">
            <text:p>Paytanam tapurii, “Kaychawku kallan señor paroku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contestó, "Espere. Ha salido."</text:p>
          </table:table-cell>
          <table:table-cell table:style-name="ce1" office:value-type="string" calcext:value-type="string">
            <text:p>Tsaynam nin, “Shuyaraykuy. Yarqurishq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i me invitó a descansar allí.</text:p>
          </table:table-cell>
          <table:table-cell table:style-name="ce1" office:value-type="string" calcext:value-type="string">
            <text:p>Ni “kayllachaw hamakushun,” ninpis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scurcoió y comencé a tener hambre también.</text:p>
          </table:table-cell>
          <table:table-cell table:style-name="ce1" office:value-type="string" calcext:value-type="string">
            <text:p>Ampiirinna i pachawaqaypis chaakaramu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apareció.</text:p>
          </table:table-cell>
          <table:table-cell table:style-name="ce1" office:value-type="string" calcext:value-type="string">
            <text:p>Ni yurimu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nueve apareció.</text:p>
          </table:table-cell>
          <table:table-cell table:style-name="ce1" office:value-type="string" calcext:value-type="string">
            <text:p>Kasi las nwebinawnam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e dije, "Padre, yo le estoy esperando.</text:p>
          </table:table-cell>
          <table:table-cell table:style-name="ce1" office:value-type="string" calcext:value-type="string">
            <text:p>Tsaynam nii, “Padre, nuqallaami shuyaray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venido desde Huaraz.</text:p>
          </table:table-cell>
          <table:table-cell table:style-name="ce1" office:value-type="string" calcext:value-type="string">
            <text:p>Waraspitam shamu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tiene usted un oficio."</text:p>
          </table:table-cell>
          <table:table-cell table:style-name="ce1" office:value-type="string" calcext:value-type="string">
            <text:p>Kaymi ofisy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 leyó y dijo, "¿A quién voy a mandar de aquí?</text:p>
          </table:table-cell>
          <table:table-cell table:style-name="ce1" office:value-type="string" calcext:value-type="string">
            <text:p>Tsayta leyirikurnam nin, “Pitaraq kaypita kachamushaq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va a querer.</text:p>
          </table:table-cell>
          <table:table-cell table:style-name="ce1" office:value-type="string" calcext:value-type="string">
            <text:p>Pipis manam mun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rimero quieren saber '¿Cuánto me van a pagar?'</text:p>
          </table:table-cell>
          <table:table-cell table:style-name="ce1" office:value-type="string" calcext:value-type="string">
            <text:p>Primeru munayan musyayta, 'aykatataq pagayaamanki?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en aquí.</text:p>
          </table:table-cell>
          <table:table-cell table:style-name="ce1" office:value-type="string" calcext:value-type="string">
            <text:p>Tsaynawmi niyan kaychaw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voy a buscar.</text:p>
          </table:table-cell>
          <table:table-cell table:style-name="ce1" office:value-type="string" calcext:value-type="string">
            <text:p>Peru ashimushaq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será."</text:p>
          </table:table-cell>
          <table:table-cell table:style-name="ce1" office:value-type="string" calcext:value-type="string">
            <text:p>Tsaynawmi kanq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él entraba por la puerta, yo dije, "Padre, ¿sería posible dormir aquí en algún rincón?"</text:p>
          </table:table-cell>
          <table:table-cell table:style-name="ce1" office:value-type="string" calcext:value-type="string">
            <text:p>Punkuta yaykukuykuptin, nuqana nii, “Padre, kaychaw huk kutallaykichaw punukallaamushaq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contestó, "Aquí no hay nada, ni una cama.</text:p>
          </table:table-cell>
          <table:table-cell table:style-name="ce1" office:value-type="string" calcext:value-type="string">
            <text:p>Niptiinam nin, “Manam kaychaw ni ima kantsu, ni kam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Tengo varias visitas.</text:p>
          </table:table-cell>
          <table:table-cell table:style-name="ce1" office:value-type="string" calcext:value-type="string">
            <text:p>Atska bisitayuqmi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sería irte y pedir alojamiento a cualquiera."</text:p>
          </table:table-cell>
          <table:table-cell table:style-name="ce1" office:value-type="string" calcext:value-type="string">
            <text:p>Mehor aywakuy, pillatapis nir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contesté, "Padre, no conozco a nadie."</text:p>
          </table:table-cell>
          <table:table-cell table:style-name="ce1" office:value-type="string" calcext:value-type="string">
            <text:p>Tsaynam nii, “Padre, manam ni piwan riqinakuu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Entonces mejor vete al hotel de enfrente.</text:p>
          </table:table-cell>
          <table:table-cell table:style-name="ce1" office:value-type="string" calcext:value-type="string">
            <text:p>“Tsaynam mehor aywakuy frenii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table:style-name="ce3" office:value-type="string" calcext:value-type="string">
            <text:p>Tú conoces al padre Pacheco.</text:p>
          </table:table-cell>
          <table:table-cell table:style-name="ce1" office:value-type="string" calcext:value-type="string">
            <text:p>Riqinakunki padre Pachekuw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Sí, pero de lejos,” contesté.</text:p>
          </table:table-cell>
          <table:table-cell table:style-name="ce1" office:value-type="string" calcext:value-type="string">
            <text:p>“Awmi, peru karullapam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unque le dije eso, no me tuvo compasión.</text:p>
          </table:table-cell>
          <table:table-cell table:style-name="ce1" office:value-type="string" calcext:value-type="string">
            <text:p>Nikaptii, manam ankup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alí triste, siendo ya tarde, y pensando "¿Dónde voy a encontrar siquiera algo para comer?</text:p>
          </table:table-cell>
          <table:table-cell table:style-name="ce1" office:value-type="string" calcext:value-type="string">
            <text:p>Tsaynam llakishqa yarqakaramurqaa tardina, “Maychawraq senaytapis tarishaq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 al restaurante.</text:p>
          </table:table-cell>
          <table:table-cell table:style-name="ce1" office:value-type="string" calcext:value-type="string">
            <text:p>Tsaynam aywarqaa restawrant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cené.</text:p>
          </table:table-cell>
          <table:table-cell table:style-name="ce1" office:value-type="string" calcext:value-type="string">
            <text:p>Tsaychawnam sen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un buen grupo de alpinistas gringos estaban cenando.</text:p>
          </table:table-cell>
          <table:table-cell table:style-name="ce1" office:value-type="string" calcext:value-type="string">
            <text:p>Tsaychawmi alli shuyni alpinista gringukuna senayka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penas hablaban sino con señas no más, pues no sabían castellano.</text:p>
          </table:table-cell>
          <table:table-cell table:style-name="ce1" office:value-type="string" calcext:value-type="string">
            <text:p>Apenas parlayaqpis, señasllapa, manam kastellanuta yachay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fui al hotel a buscar posada.</text:p>
          </table:table-cell>
          <table:table-cell table:style-name="ce1" office:value-type="string" calcext:value-type="string">
            <text:p>Tsaypitanam aywarqaa otelmanna posada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llegué al Hotel Suiza Peruana.</text:p>
          </table:table-cell>
          <table:table-cell table:style-name="ce1" office:value-type="string" calcext:value-type="string">
            <text:p>Tsaynam chaarirqaa Hotel Suiza Peruan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contré allí al padre Pacheco.</text:p>
          </table:table-cell>
          <table:table-cell table:style-name="ce1" office:value-type="string" calcext:value-type="string">
            <text:p>Tsaychawnam taririi padre Pache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je, "Padre, quisiera tener una cama.”</text:p>
          </table:table-cell>
          <table:table-cell table:style-name="ce1" office:value-type="string" calcext:value-type="string">
            <text:p>Tsaynam nii, “Padre, kamatam munalla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contestó, "¿De qué precio quieres, primera o segunda clase."</text:p>
          </table:table-cell>
          <table:table-cell table:style-name="ce1" office:value-type="string" calcext:value-type="string">
            <text:p>Tsaynam payqa nin, “Imanaw chanintam munanki, primera o segunda clase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Cómo son sus precios.</text:p>
          </table:table-cell>
          <table:table-cell table:style-name="ce1" office:value-type="string" calcext:value-type="string">
            <text:p>“Imanawtaq chaninllayki?” 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n de 40 y de 50 soles.</text:p>
          </table:table-cell>
          <table:table-cell table:style-name="ce1" office:value-type="string" calcext:value-type="string">
            <text:p>“40 o 50 soles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Padre, no podría pagar eso.</text:p>
          </table:table-cell>
          <table:table-cell table:style-name="ce1" office:value-type="string" calcext:value-type="string">
            <text:p>“Padre, manachi tsayta pagallaam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y un pobre catequista."</text:p>
          </table:table-cell>
          <table:table-cell table:style-name="ce1" office:value-type="string" calcext:value-type="string">
            <text:p>Kallaa pobri katekis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padre me dijo, "Dónde has catequizado."</text:p>
          </table:table-cell>
          <table:table-cell table:style-name="ce1" office:value-type="string" calcext:value-type="string">
            <text:p>Tsaynam padrina niman, “Maychawtaq katekisarqu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oy visitando a todas las parroquias.</text:p>
          </table:table-cell>
          <table:table-cell table:style-name="ce1" office:value-type="string" calcext:value-type="string">
            <text:p>“Hinantin parokyapam tumaykaamu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buscó un cuarto de 30 soles.</text:p>
          </table:table-cell>
          <table:table-cell table:style-name="ce1" office:value-type="string" calcext:value-type="string">
            <text:p>Tsaynam ashimurqan huk kwartuta 30 soles chan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dormí en condiciones muy pobres, temblando de frío, y el catre viejo me dolía terriblemente.</text:p>
          </table:table-cell>
          <table:table-cell table:style-name="ce1" office:value-type="string" calcext:value-type="string">
            <text:p>Tsaychawmi punurqaa pasaypa pobri puruchaw, limpu alalaykar i awkis katre limpu nanay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día siguiente, lunes, volví a Yungay.</text:p>
          </table:table-cell>
          <table:table-cell table:style-name="ce1" office:value-type="string" calcext:value-type="string">
            <text:p>Waraanin lunisnam kutikamurqaa Yungay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también esperé largo rato al padre.</text:p>
          </table:table-cell>
          <table:table-cell table:style-name="ce1" office:value-type="string" calcext:value-type="string">
            <text:p>Tsaychawpis padrita unaymi shuyar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cuando salió, no dijo "pasa," ni "vamos a descansar."</text:p>
          </table:table-cell>
          <table:table-cell table:style-name="ce1" office:value-type="string" calcext:value-type="string">
            <text:p>I despwes yarqaramur, manam “pasakaramii,” ni “hamakurishun,” ni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fuera no más habló conmigo.</text:p>
          </table:table-cell>
          <table:table-cell table:style-name="ce1" office:value-type="string" calcext:value-type="string">
            <text:p>Waqtallachawmi parlapar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ceptó mandar a tres personas al cursillo.</text:p>
          </table:table-cell>
          <table:table-cell table:style-name="ce1" office:value-type="string" calcext:value-type="string">
            <text:p>I aanimarqan kimaqta kursilluman kach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l mercado a buscar desayuno.</text:p>
          </table:table-cell>
          <table:table-cell table:style-name="ce1" office:value-type="string" calcext:value-type="string">
            <text:p>Despwesnam aywakurqaa merkaduta desayun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omer allí esperé un carro para pasar a Mancos.</text:p>
          </table:table-cell>
          <table:table-cell table:style-name="ce1" office:value-type="string" calcext:value-type="string">
            <text:p>Tsaychawmi nikurikurnam, karuta shuyararqaa Mankusman pasaku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hubo carro me fui allí.</text:p>
          </table:table-cell>
          <table:table-cell table:style-name="ce1" office:value-type="string" calcext:value-type="string">
            <text:p>Karu kariptinnam aywamurqaa tsay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 Mancos descansé.</text:p>
          </table:table-cell>
          <table:table-cell table:style-name="ce1" office:value-type="string" calcext:value-type="string">
            <text:p>Mankusman chaarirnam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bía nadie allí.</text:p>
          </table:table-cell>
          <table:table-cell table:style-name="ce1" office:value-type="string" calcext:value-type="string">
            <text:p>Mana tsaychaw pipis kaya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once llegó a esa plaza un hombro llevando ropa civil.</text:p>
          </table:table-cell>
          <table:table-cell table:style-name="ce1" office:value-type="string" calcext:value-type="string">
            <text:p>Kasi las onsinawnam tsay plasaman chaaramurqan huk sibil ropashqa n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él fue el sacerdote.</text:p>
          </table:table-cell>
          <table:table-cell table:style-name="ce1" office:value-type="string" calcext:value-type="string">
            <text:p>Maa pay señor kura k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fui detrás de él.</text:p>
          </table:table-cell>
          <table:table-cell table:style-name="ce1" office:value-type="string" calcext:value-type="string">
            <text:p>Tsay qipantanam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se alegró mucho, lo mismo que yo, y me dijo, "Vamos a descansar."</text:p>
          </table:table-cell>
          <table:table-cell table:style-name="ce1" office:value-type="string" calcext:value-type="string">
            <text:p>Pay lomismu kusa kushikachashpa, "Hamakurishun," n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e di el oficio lo leyó, me invitó cortésmente a sentarme y me preguntó "Cómo va a ser (el curso)?</text:p>
          </table:table-cell>
          <table:table-cell table:style-name="ce1" office:value-type="string" calcext:value-type="string">
            <text:p>Tsaynam ofisyuta quriptii, leyirirnam, shumaq taykur, tapumarqan, "Imanawtaq tsay kanq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Cuándo va a comenzar?"</text:p>
          </table:table-cell>
          <table:table-cell table:style-name="ce1" office:value-type="string" calcext:value-type="string">
            <text:p>Imaytaq qallanqa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contestó con palabras muy dulces.</text:p>
          </table:table-cell>
          <table:table-cell table:style-name="ce1" office:value-type="string" calcext:value-type="string">
            <text:p>Allaapa shumaq palabranwan yaski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 dijo, "Es muy urgente tener catequistas porque es importante que se preparen.</text:p>
          </table:table-cell>
          <table:table-cell table:style-name="ce1" office:value-type="string" calcext:value-type="string">
            <text:p>Despwes nirqan, "Allaapa urhentim katekistakuna porki paykuna allaapam presisan yachakuyaan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y gran escasez de sacerdotes.</text:p>
          </table:table-cell>
          <table:table-cell table:style-name="ce1" office:value-type="string" calcext:value-type="string">
            <text:p>Wallkaqlla saserdot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alcanzamos para todo."</text:p>
          </table:table-cell>
          <table:table-cell table:style-name="ce1" office:value-type="string" calcext:value-type="string">
            <text:p>Manam tinkuyaatsu llapanp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bía un hombre allí.</text:p>
          </table:table-cell>
          <table:table-cell table:style-name="ce1" office:value-type="string" calcext:value-type="string">
            <text:p>Tsaychawmi huk nuna k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él fue su cantor.</text:p>
          </table:table-cell>
          <table:table-cell table:style-name="ce1" office:value-type="string" calcext:value-type="string">
            <text:p>Maa tsay kanaq kantorn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sacerdote le dijo, "Anda tú a estudiar y vamos a buscar a dos más para que vayan tres de ustedes."</text:p>
          </table:table-cell>
          <table:table-cell table:style-name="ce1" office:value-type="string" calcext:value-type="string">
            <text:p>Paytanam nirqan, "Qam ayway mas yachakuq, i ishkaq mas ashishun kimayki aywayaanaykip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icen que ese padre era extranjero, muy buen trabajador.</text:p>
          </table:table-cell>
          <table:table-cell table:style-name="ce1" office:value-type="string" calcext:value-type="string">
            <text:p>Maa tsay padre kanaq extranherush, kusa alli trabahad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me habló así cortésmente le dije, "Padre, no hay como ustedes extranjeros.</text:p>
          </table:table-cell>
          <table:table-cell table:style-name="ce1" office:value-type="string" calcext:value-type="string">
            <text:p>Tsaynaw shumaq nimaptinnam, nirqaa, "Padre, manam qamkuna extranheru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e preocupan en nada.</text:p>
          </table:table-cell>
          <table:table-cell table:style-name="ce1" office:value-type="string" calcext:value-type="string">
            <text:p>Ni maychaw yarpakachay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es importa."</text:p>
          </table:table-cell>
          <table:table-cell table:style-name="ce1" office:value-type="string" calcext:value-type="string">
            <text:p>Manam kasukuyantsu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contestó, "Para eso nosotros hemos venido."</text:p>
          </table:table-cell>
          <table:table-cell table:style-name="ce1" office:value-type="string" calcext:value-type="string">
            <text:p>Niptiinam nirqan, "Tsaypaqmi nuqakuna shayaamushqa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me dijo, "¿Adónde vas a pasar ahora."</text:p>
          </table:table-cell>
          <table:table-cell table:style-name="ce1" office:value-type="string" calcext:value-type="string">
            <text:p>Despwes nimarqan, "Kananqa maymantaq pasarinki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Ahora creo que voy a pasar a Carhuaz.</text:p>
            <text:p/>
          </table:table-cell>
          <table:table-cell table:style-name="ce1" office:value-type="string" calcext:value-type="string">
            <text:p>"Kanan pasarishaq Karwasmannachi.</text:p>
            <text:p/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oy a esperar carro."</text:p>
          </table:table-cell>
          <table:table-cell table:style-name="ce1" office:value-type="string" calcext:value-type="string">
            <text:p>aywaa awtutachi shuyarash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 dijo, "Mejor vamos a ir los dos después de almorzar.</text:p>
          </table:table-cell>
          <table:table-cell table:style-name="ce1" office:value-type="string" calcext:value-type="string">
            <text:p>Tsaynam padri nirqan, "Mehor ishkantsik almorsakurkur aywash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también voy a Carhuaz en la tarde.</text:p>
          </table:table-cell>
          <table:table-cell table:style-name="ce1" office:value-type="string" calcext:value-type="string">
            <text:p>Nuqapis tardi aywan Karwas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 en mi carro no más."</text:p>
          </table:table-cell>
          <table:table-cell table:style-name="ce1" office:value-type="string" calcext:value-type="string">
            <text:p>Aywakushun karullaawan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allí esperé.</text:p>
          </table:table-cell>
          <table:table-cell table:style-name="ce1" office:value-type="string" calcext:value-type="string">
            <text:p>Tsaynam tsaychaw shuyar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almuerzo dijo, "Descansa aquí no más.</text:p>
          </table:table-cell>
          <table:table-cell table:style-name="ce1" office:value-type="string" calcext:value-type="string">
            <text:p>Alriorsariyaptiinam, nirqan, "Kayllachaw hamakuyka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oy a alistar mis cosas."</text:p>
          </table:table-cell>
          <table:table-cell table:style-name="ce1" office:value-type="string" calcext:value-type="string">
            <text:p>Alistapakaramushaq."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vinimos y llegamos a Carhuaz a las cuatro.</text:p>
          </table:table-cell>
          <table:table-cell table:style-name="ce1" office:value-type="string" calcext:value-type="string">
            <text:p>Despwesnam shayaamurqaa i chaarayaamuu Karwasman las kwatr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padre párroco no estaba allí.</text:p>
          </table:table-cell>
          <table:table-cell table:style-name="ce1" office:value-type="string" calcext:value-type="string">
            <text:p>Tsaychawtsu padri paruku k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descansé donde vive mi hermano.</text:p>
          </table:table-cell>
          <table:table-cell table:style-name="ce1" office:value-type="string" calcext:value-type="string">
            <text:p>Tsaynam wawqii yachashqaallachawna ham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ó tarde el padre párroco, pues estaba predicando un retiro a los niños de la escuela.</text:p>
          </table:table-cell>
          <table:table-cell table:style-name="ce1" office:value-type="string" calcext:value-type="string">
            <text:p>Tardinam chaamurqan padri paruku, maa retiruta predikaanaq eskwela wamra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le entregué el oficio.</text:p>
          </table:table-cell>
          <table:table-cell table:style-name="ce1" office:value-type="string" calcext:value-type="string">
            <text:p>Tsaynam entregarirqaa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leerlo me dijo, "Ahora no tengo tiempo.</text:p>
          </table:table-cell>
          <table:table-cell table:style-name="ce1" office:value-type="string" calcext:value-type="string">
            <text:p>Tsayta leyirikur nimarqan, "Kananqa manam tyempuu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 a hablar mejor más tarde, en la noche."</text:p>
          </table:table-cell>
          <table:table-cell table:style-name="ce1" office:value-type="string" calcext:value-type="string">
            <text:p>Tardi ampinam mehor parlashun," nishpa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tampoco tuvo tiempo en la noche.</text:p>
          </table:table-cell>
          <table:table-cell table:style-name="ce1" office:value-type="string" calcext:value-type="string">
            <text:p>Peru ampipapis manam tyempun ka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hablamos nada.</text:p>
          </table:table-cell>
          <table:table-cell table:style-name="ce1" office:value-type="string" calcext:value-type="string">
            <text:p>Ni imata parlaya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en la mañana conversamos.</text:p>
          </table:table-cell>
          <table:table-cell table:style-name="ce1" office:value-type="string" calcext:value-type="string">
            <text:p>Waraanin quyaran parl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el padre dijo, "Yo estoy un poco desmoralizado aquí porque quise que el cursillo fuera un mes entero.</text:p>
          </table:table-cell>
          <table:table-cell table:style-name="ce1" office:value-type="string" calcext:value-type="string">
            <text:p>Tsaynam padri nirqan, "Nuqa kaychaw limpu desmoralisadum kaykaa porki kaychaw huk killalla kursillu karinantam mun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 me ha negado monseñor Zanzóttera.</text:p>
          </table:table-cell>
          <table:table-cell table:style-name="ce1" office:value-type="string" calcext:value-type="string">
            <text:p>Tsaytam negamashqa monseñor Zanzótte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quí muchos quieren aprender pero no quieren ir hasta Huaraz a causa de sus familiares y sus chacras.</text:p>
          </table:table-cell>
          <table:table-cell table:style-name="ce1" office:value-type="string" calcext:value-type="string">
            <text:p>Kay alli shuyni munayan yachakuyta, peru Warastaraq shamuyta manam munayantsu, "familyaakuna, chakraakunam"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 todas maneras voy a mandar tres," me dijo.</text:p>
          </table:table-cell>
          <table:table-cell table:style-name="ce1" office:value-type="string" calcext:value-type="string">
            <text:p>Peru de todas maneras kimaqtam kachamushaq," nishpa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spués me invitó a volver a Carhuaz otra vez.</text:p>
          </table:table-cell>
          <table:table-cell table:style-name="ce1" office:value-type="string" calcext:value-type="string">
            <text:p>Peru despwesmi inbitamarqan yapay Karwasta kuti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no más nos despedimos.</text:p>
          </table:table-cell>
          <table:table-cell table:style-name="ce1" office:value-type="string" calcext:value-type="string">
            <text:p>Tsaynawllanam despidinaku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fui a la carretera para pasar a Marcará.</text:p>
          </table:table-cell>
          <table:table-cell table:style-name="ce1" office:value-type="string" calcext:value-type="string">
            <text:p>I despwes kareteruman aywakamurqaa Markaraaman pasaka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Carhuaz el padre tampoco habló nada acerca de mi cama y comida.</text:p>
          </table:table-cell>
          <table:table-cell table:style-name="ce1" office:value-type="string" calcext:value-type="string">
            <text:p>Karwaschawpis padri manam ni kamaa ni mikuynii parlak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 hermano me las proveyó de una manera u otra.</text:p>
          </table:table-cell>
          <table:table-cell table:style-name="ce1" office:value-type="string" calcext:value-type="string">
            <text:p>Wawqillaallam imanawpis 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 dinero para cocinar.</text:p>
          </table:table-cell>
          <table:table-cell table:style-name="ce1" office:value-type="string" calcext:value-type="string">
            <text:p>Paytanam qurqaa qillaynin arukar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yo iba, el padre me dio veinte soles diciendo, "Toma esto para tus necesidades."</text:p>
          </table:table-cell>
          <table:table-cell table:style-name="ce1" office:value-type="string" calcext:value-type="string">
            <text:p>Aywakamuptiinam padri qumarqan ishkay chunka solnii, "Kay imaykillapaqpis,"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 eso di una libra a mi hermano por lo que él me había regalado porque él con su familia viven en pobreza.</text:p>
          </table:table-cell>
          <table:table-cell table:style-name="ce1" office:value-type="string" calcext:value-type="string">
            <text:p>Tsaytanam huk chunkan quykurqaa wawqayta qaramashqanpita, porki paykuna familyanwan kallayan pobresachaw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yo estaba allí en le carretera apareció una camioneta.</text:p>
          </table:table-cell>
          <table:table-cell table:style-name="ce1" office:value-type="string" calcext:value-type="string">
            <text:p>Tsay kareterachaw kaykaptii yuriramurqan huk kamyone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a vine a Marcará.</text:p>
          </table:table-cell>
          <table:table-cell table:style-name="ce1" office:value-type="string" calcext:value-type="string">
            <text:p>Tsaywanmi aywakamurqaa Markara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llí fui directo a la iglesia para preguntar por el sacerdote.</text:p>
          </table:table-cell>
          <table:table-cell table:style-name="ce1" office:value-type="string" calcext:value-type="string">
            <text:p>Tsayman chaaramur, derechu aywakurqaa inlisyaman padripaq tapu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sacristán allí me dijo, "Ha ido a Santo Toribio a atender a un enfermo.</text:p>
          </table:table-cell>
          <table:table-cell table:style-name="ce1" office:value-type="string" calcext:value-type="string">
            <text:p>Tsaychaw sakristan nimarqan, “aywashqa Santu Turibyutam huk qishyaq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pérate.</text:p>
          </table:table-cell>
          <table:table-cell table:style-name="ce1" office:value-type="string" calcext:value-type="string">
            <text:p>Shuyari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rá a las doce."</text:p>
          </table:table-cell>
          <table:table-cell table:style-name="ce1" office:value-type="string" calcext:value-type="string">
            <text:p>Las dosim chaamun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, estando cansado, me senté allí, y me lavé.</text:p>
          </table:table-cell>
          <table:table-cell table:style-name="ce1" office:value-type="string" calcext:value-type="string">
            <text:p>Tsaynam tsaychaw taakurqan utishqa karnin, paqa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asi a las once y media llegó ese anciano padre Broncano.</text:p>
          </table:table-cell>
          <table:table-cell table:style-name="ce1" office:value-type="string" calcext:value-type="string">
            <text:p>Kasi onsi medyanawnam chaaramurqan tsay awkinlla padre Broncano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entró en su oficina, yo fui detrás de él.</text:p>
          </table:table-cell>
          <table:table-cell table:style-name="ce1" office:value-type="string" calcext:value-type="string">
            <text:p>Ofisinanman yaykuriptinnam aywarqa qip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también me recibió cortésmente.</text:p>
          </table:table-cell>
          <table:table-cell table:style-name="ce1" office:value-type="string" calcext:value-type="string">
            <text:p>Paypis shumaq chask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después de leer el oficio dijo, "Es ora ya para almuerzo.</text:p>
          </table:table-cell>
          <table:table-cell table:style-name="ce1" office:value-type="string" calcext:value-type="string">
            <text:p>I ofisyuta leyirir nirqan, “Almwersu ora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 almorzar."</text:p>
          </table:table-cell>
          <table:table-cell table:style-name="ce1" office:value-type="string" calcext:value-type="string">
            <text:p>Aku almorsaram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fuimos al frente.</text:p>
          </table:table-cell>
          <table:table-cell table:style-name="ce1" office:value-type="string" calcext:value-type="string">
            <text:p>Tsaymi aywayarqaa frent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Él también dijo, "Voy a mandar tres, uno para Anta, uno para Pariahuanca y uno para Aco.</text:p>
          </table:table-cell>
          <table:table-cell table:style-name="ce1" office:value-type="string" calcext:value-type="string">
            <text:p>Tsaymi paypis nirqan, “Kimaqtan aykapis kachamushaq, hukta Antapaq, hukta Paryawankapaq i hukta Ako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Quizás ellos estarían ayudando a mí, un anciano cura, en este trabajo mio."</text:p>
          </table:table-cell>
          <table:table-cell table:style-name="ce1" office:value-type="string" calcext:value-type="string">
            <text:p>Itsa paykuna nuqa awkin kurata yanapaykayaamanman kay trabahuuchaw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allí regresé a mi casa (en Chontayoc) porque mi trigo estaba listo para cosechar.</text:p>
          </table:table-cell>
          <table:table-cell table:style-name="ce1" office:value-type="string" calcext:value-type="string">
            <text:p>Tsaypitanam kutikamurqaawayiimanna triguu segaypaq ka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domingo siguiente fui a Jangas a hablar con el padre Jorge.</text:p>
          </table:table-cell>
          <table:table-cell table:style-name="ce1" office:value-type="string" calcext:value-type="string">
            <text:p>Tsay shamuq domingunam aywarqaa Hangastana padre Jorgewan parla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padre Jorge dijo, "Voy a enviar a varios.</text:p>
          </table:table-cell>
          <table:table-cell table:style-name="ce1" office:value-type="string" calcext:value-type="string">
            <text:p>Tsaychawnam padre Jorge nirqan, “Kachamushaq atskaq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us nombres ya están todos apuntados.</text:p>
          </table:table-cell>
          <table:table-cell table:style-name="ce1" office:value-type="string" calcext:value-type="string">
            <text:p>Limpu hutinkunatapis apuntashqallan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 después de misa volví rápido directamente a Centenario para alistar dinero, más prospectos y oficios para pasar el día siguiente, lunes, a Huarmey.</text:p>
          </table:table-cell>
          <table:table-cell table:style-name="ce1" office:value-type="string" calcext:value-type="string">
            <text:p>I misa ushariptin kutikamurqaa apuradu Sentenaryuman derechu, waraanin lunis Warmeyta pasanaapaq, qillay i mas prospektu i ofisyukuna listu k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padre Rómulo no estaba allí, pero había dejado las cosas con el padre Bernardo, así que volví a mi casa ese domingo en la tarde.</text:p>
          </table:table-cell>
          <table:table-cell table:style-name="ce1" office:value-type="string" calcext:value-type="string">
            <text:p>Tsaymi padre Romuluqa tsaychawtsu kanaq, sino padre Bernarducho enkargaduta dehaykur, kutikamurqaa wayiiman tsay domingu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lunes en la mañana fui a Huaraz temprano para ir a Huarmey.</text:p>
          </table:table-cell>
          <table:table-cell table:style-name="ce1" office:value-type="string" calcext:value-type="string">
            <text:p>Lunis quyanam aywakurqaa Warastanna tempranu Warmeyta aywan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se lunes a las once y media salimos con el omnibus Soledad.</text:p>
          </table:table-cell>
          <table:table-cell table:style-name="ce1" office:value-type="string" calcext:value-type="string">
            <text:p>Tsaymi tsay diya lunis las onsi i medya yarquyarqaa omnibus Soledaa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ir tan despacio no avanzamos.</text:p>
          </table:table-cell>
          <table:table-cell table:style-name="ce1" office:value-type="string" calcext:value-type="string">
            <text:p>Allaapa despasyu aywaptin ni abansaya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morzamos en Chacchán no más cuando era ya tarde.</text:p>
          </table:table-cell>
          <table:table-cell table:style-name="ce1" office:value-type="string" calcext:value-type="string">
            <text:p>Chaqchanllachawmi almorsayarqaa tardi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pasamos Chacchán el carro empezó a fallar.</text:p>
          </table:table-cell>
          <table:table-cell table:style-name="ce1" office:value-type="string" calcext:value-type="string">
            <text:p>Tsayta pasariyaptiinam awtuqa fallarna qallayku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ya que estaba bajando, fue casi por sí solo, sin motor.</text:p>
          </table:table-cell>
          <table:table-cell table:style-name="ce1" office:value-type="string" calcext:value-type="string">
            <text:p>I uuraypa kaptin kasi kikinllana ayw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Pariacoto se paró.</text:p>
          </table:table-cell>
          <table:table-cell table:style-name="ce1" office:value-type="string" calcext:value-type="string">
            <text:p>Paryakotuchawnam paraku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 una manera u otra lo arreglaron.</text:p>
          </table:table-cell>
          <table:table-cell table:style-name="ce1" office:value-type="string" calcext:value-type="string">
            <text:p>Tsaychawnam imanallachi altsaraya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asando Pariacoto llegamos a Yaután.</text:p>
          </table:table-cell>
          <table:table-cell table:style-name="ce1" office:value-type="string" calcext:value-type="string">
            <text:p>Tsayta pasarir chaariyaa Yawtan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 carro se paralizó por completo.</text:p>
          </table:table-cell>
          <table:table-cell table:style-name="ce1" office:value-type="string" calcext:value-type="string">
            <text:p>Tsaychaw awtu pasaypa kedarin, ni iman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pareció un camión, pues iba a Casma.</text:p>
          </table:table-cell>
          <table:table-cell table:style-name="ce1" office:value-type="string" calcext:value-type="string">
            <text:p>Tsaymannam yuriramurqan huk kamyon, maa aywanaq Kas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nos remolcó hasta Casma.</text:p>
          </table:table-cell>
          <table:table-cell table:style-name="ce1" office:value-type="string" calcext:value-type="string">
            <text:p>Tsaynam qarachayaamarqan Kasmay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mos a Casma a las seis de la tarde.</text:p>
          </table:table-cell>
          <table:table-cell table:style-name="ce1" office:value-type="string" calcext:value-type="string">
            <text:p>Kasmaman chaayarqaa las sei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e la primera vez que yo había visitado Casma.</text:p>
          </table:table-cell>
          <table:table-cell table:style-name="ce1" office:value-type="string" calcext:value-type="string">
            <text:p>Tsayran nuqaqa primera bes riqishqa Kas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no había conocido ningún sitio por allí.</text:p>
          </table:table-cell>
          <table:table-cell table:style-name="ce1" office:value-type="string" calcext:value-type="string">
            <text:p>Manam ni maypa partipataqa riqishqatsu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 llegar allí, pensaba triste, "¿Cómo voy a hacer, por dónde iré a Huarmey." Pero un compañero que había viajado en ese omnibus me dijo, "Yo también voy a Huarmey.</text:p>
          </table:table-cell>
          <table:table-cell table:style-name="ce1" office:value-type="string" calcext:value-type="string">
            <text:p>Tsay chaarirnam llakishqa, “Imanawraq, maynaraq aywashaq Warmeyta,” nikaptiina, tsay omibuschaw aywaq mayina niman, “Nuqapis aywaa Warmey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mos a ir juntos."</text:p>
          </table:table-cell>
          <table:table-cell table:style-name="ce1" office:value-type="string" calcext:value-type="string">
            <text:p>Aku huntu aywak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mos al paradero allí.</text:p>
          </table:table-cell>
          <table:table-cell table:style-name="ce1" office:value-type="string" calcext:value-type="string">
            <text:p>Nirnin aywayarqaa tsay parader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un carro nuevo, lindo y negro.</text:p>
          </table:table-cell>
          <table:table-cell table:style-name="ce1" office:value-type="string" calcext:value-type="string">
            <text:p>Tsaychaw kaykaanaq lindu mushuq yana awtumo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l fuimos.</text:p>
          </table:table-cell>
          <table:table-cell table:style-name="ce1" office:value-type="string" calcext:value-type="string">
            <text:p>Tsaywanmii ayw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estuvimos más o menos en la mitad del viaje, en una curva chocó con una camioneta.</text:p>
          </table:table-cell>
          <table:table-cell table:style-name="ce1" office:value-type="string" calcext:value-type="string">
            <text:p>Tsaymi la mitaanawna aywaykaayaptii, huk kurbachaw huk kamyoneta chokayk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hizo completamente el lado izquierdo, su listón.</text:p>
          </table:table-cell>
          <table:table-cell table:style-name="ce1" office:value-type="string" calcext:value-type="string">
            <text:p>Limpu usharamunaq itsuq laduta listonni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bastante malograda.</text:p>
          </table:table-cell>
          <table:table-cell table:style-name="ce1" office:value-type="string" calcext:value-type="string">
            <text:p>Allaapam malograkaar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demoramos largo rato. Mientras el chófer pensaba perseguirlo, la camioneta volvió.</text:p>
          </table:table-cell>
          <table:table-cell table:style-name="ce1" office:value-type="string" calcext:value-type="string">
            <text:p>Tsaychawqa unay demoraykamurqan, “Qatipashaq,” nikaptinna, kamyoneta kuti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todavía tuvieron cambio de palabras.</text:p>
          </table:table-cell>
          <table:table-cell table:style-name="ce1" office:value-type="string" calcext:value-type="string">
            <text:p>Tsaychawqa liryakuyan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arreglar el asunto pasamos y llegamos a Huarmey, siendo ya muy tarde.</text:p>
          </table:table-cell>
          <table:table-cell table:style-name="ce1" office:value-type="string" calcext:value-type="string">
            <text:p>Tsaypitam areglarikur, pasakuyarqaa i chaariyarqaa Warmeymanna sinchi ampi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supliqué a ese compañero mío, "Llévame hasta la parroquia."</text:p>
          </table:table-cell>
          <table:table-cell table:style-name="ce1" office:value-type="string" calcext:value-type="string">
            <text:p>Tsaynam tsay yanaqaytaqa rogaa, “Pushaykallaamay parokyakam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ismo me guió hasta la parroquia y después se fue.</text:p>
          </table:table-cell>
          <table:table-cell table:style-name="ce1" office:value-type="string" calcext:value-type="string">
            <text:p>Tsaynam kikin parokyakama chaaratsiramarniinam, ayw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a que la luz estaba encendida, toqué a la puerta.</text:p>
          </table:table-cell>
          <table:table-cell table:style-name="ce1" office:value-type="string" calcext:value-type="string">
            <text:p>Tsaynam lus rawraykaptin, punkuta tsakta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salió el padre Emiliano Mendoza, el párroco.</text:p>
          </table:table-cell>
          <table:table-cell table:style-name="ce1" office:value-type="string" calcext:value-type="string">
            <text:p>Tsaynam yarqaramurqan padre Emiliano Mendoza, paruk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dije, "He venido de Huaraz.</text:p>
          </table:table-cell>
          <table:table-cell table:style-name="ce1" office:value-type="string" calcext:value-type="string">
            <text:p>Tsaynam nii, “Waraspitam shamurq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quí está el oficio."</text:p>
          </table:table-cell>
          <table:table-cell table:style-name="ce1" office:value-type="string" calcext:value-type="string">
            <text:p>Kaymi ofisy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recibió y leyó, y me dijo, "Vete.</text:p>
          </table:table-cell>
          <table:table-cell table:style-name="ce1" office:value-type="string" calcext:value-type="string">
            <text:p>Chaskiramur leyirikurninnam nimarqan, “aywa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y unos restaurantes aquí detrás de le iglesia.</text:p>
          </table:table-cell>
          <table:table-cell table:style-name="ce1" office:value-type="string" calcext:value-type="string">
            <text:p>Kay inlisyapa qipanchawmi kan restawranti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e allí con tu propia plata.</text:p>
          </table:table-cell>
          <table:table-cell table:style-name="ce1" office:value-type="string" calcext:value-type="string">
            <text:p>Tsaychaw ayway senakaramunki kikiykipa qillayniyki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que gastas te voy a devolver."</text:p>
          </table:table-cell>
          <table:table-cell table:style-name="ce1" office:value-type="string" calcext:value-type="string">
            <text:p>Aykatapis gastashqaykita limpum kutitsishqayk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fui.</text:p>
          </table:table-cell>
          <table:table-cell table:style-name="ce1" office:value-type="string" calcext:value-type="string">
            <text:p>Tsaynam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enar allí, volví y me dijo, "Vamos a buscar tu cama todavía."</text:p>
          </table:table-cell>
          <table:table-cell table:style-name="ce1" office:value-type="string" calcext:value-type="string">
            <text:p>Tsaychaw senarir kutiriptiinan, “Aku kamaykiraq ashimushu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también fue y buscó una cama para mí en un hotel.</text:p>
          </table:table-cell>
          <table:table-cell table:style-name="ce1" office:value-type="string" calcext:value-type="string">
            <text:p>Tsaymi paypis huk otelchaw kamaa ashi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ontratarla allí, volvimos a la parroquia.</text:p>
          </table:table-cell>
          <table:table-cell table:style-name="ce1" office:value-type="string" calcext:value-type="string">
            <text:p>Tsaychaw kontratarirnam, kutiyarqaa paroky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s sentamos largo rato.</text:p>
          </table:table-cell>
          <table:table-cell table:style-name="ce1" office:value-type="string" calcext:value-type="string">
            <text:p>Tsaychawnam unay ta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apareció la hermana del sacerdote.</text:p>
          </table:table-cell>
          <table:table-cell table:style-name="ce1" office:value-type="string" calcext:value-type="string">
            <text:p>Tsaymanmi señor kurapa panin yarqa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nteriormente ella había sido legionaria mientras estuvo en Belén, y así nos habíamos conocido.</text:p>
          </table:table-cell>
          <table:table-cell table:style-name="ce1" office:value-type="string" calcext:value-type="string">
            <text:p>Unay lehyonarya Belenchaw kaq, riqinaku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 muy amable.</text:p>
          </table:table-cell>
          <table:table-cell table:style-name="ce1" office:value-type="string" calcext:value-type="string">
            <text:p>Allaapa amable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los quedaron allí.</text:p>
          </table:table-cell>
          <table:table-cell table:style-name="ce1" office:value-type="string" calcext:value-type="string">
            <text:p>Tsaychaw kay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fui al hotel muy tarde.</text:p>
          </table:table-cell>
          <table:table-cell table:style-name="ce1" office:value-type="string" calcext:value-type="string">
            <text:p>Sinchi ampinam aywakamurqaa otel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dormí.</text:p>
          </table:table-cell>
          <table:table-cell table:style-name="ce1" office:value-type="string" calcext:value-type="string">
            <text:p>Tsaychawnam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volví a la parroquia.</text:p>
          </table:table-cell>
          <table:table-cell table:style-name="ce1" office:value-type="string" calcext:value-type="string">
            <text:p>Waraaninnam kutirqaa paroky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tomé desayuno.</text:p>
          </table:table-cell>
          <table:table-cell table:style-name="ce1" office:value-type="string" calcext:value-type="string">
            <text:p>Tsaychawnam desayunuta up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padre dijo, "Después de misa voy a Lima para encontrar al señor obispo."</text:p>
          </table:table-cell>
          <table:table-cell table:style-name="ce1" office:value-type="string" calcext:value-type="string">
            <text:p>Padrinam nirqan, “Misa rurarikur oram, aywaa Limata, tsaychaw señor obispuwan topanaap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l padre Emiliano Mendoza dijo, "Al salir de Huaraz trabajé en Aija.</text:p>
          </table:table-cell>
          <table:table-cell table:style-name="ce1" office:value-type="string" calcext:value-type="string">
            <text:p>Tsaychawmi padre Emiliano Mendoza nirqan, “Waraspita aywakamur trabaharqaa Ayhachaw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muy bien.</text:p>
          </table:table-cell>
          <table:table-cell table:style-name="ce1" office:value-type="string" calcext:value-type="string">
            <text:p>Tsaychawqa mas allim k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muchos oían misa y se confesaban.</text:p>
          </table:table-cell>
          <table:table-cell table:style-name="ce1" office:value-type="string" calcext:value-type="string">
            <text:p>Tsaychawqa misa wiyaq i konfesakuq kayaq mas atsk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adie dijo nada en contra de mí.</text:p>
          </table:table-cell>
          <table:table-cell table:style-name="ce1" office:value-type="string" calcext:value-type="string">
            <text:p>Tsaychaw manam ni pi ni ima niya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ólo que mi salud se volvió bastante delicada.</text:p>
          </table:table-cell>
          <table:table-cell table:style-name="ce1" office:value-type="string" calcext:value-type="string">
            <text:p>Solo salorniimi allaapa delikadu tikraku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pedí mi traslado para venir acá.</text:p>
          </table:table-cell>
          <table:table-cell table:style-name="ce1" office:value-type="string" calcext:value-type="string">
            <text:p>Tsaynawpam trasladuu mañarqaa kaymen sha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mi salud es mucho mejor.</text:p>
          </table:table-cell>
          <table:table-cell table:style-name="ce1" office:value-type="string" calcext:value-type="string">
            <text:p>Kaychaw salornii mas meho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la gente es muy alejada.</text:p>
          </table:table-cell>
          <table:table-cell table:style-name="ce1" office:value-type="string" calcext:value-type="string">
            <text:p>Peru nunakunanam allaapa karuy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aben ni oir misa ni confesarse.</text:p>
          </table:table-cell>
          <table:table-cell table:style-name="ce1" office:value-type="string" calcext:value-type="string">
            <text:p>Mananam ni misa wiyakuyllatapis yachayantsu ni konfesakuytana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es digo que deben confesarse se molestan.</text:p>
          </table:table-cell>
          <table:table-cell table:style-name="ce1" office:value-type="string" calcext:value-type="string">
            <text:p>'Konfesakuyay' nishqaaqa piñakuyan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'¿Qué es eso de confesarse?' dicen.</text:p>
          </table:table-cell>
          <table:table-cell table:style-name="ce1" office:value-type="string" calcext:value-type="string">
            <text:p>'Imash tsay konfesakuy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'Los anteriores curas nunca hablaron esas cosas.'</text:p>
          </table:table-cell>
          <table:table-cell table:style-name="ce1" office:value-type="string" calcext:value-type="string">
            <text:p>Punta kurakuna manash tsay kusasta nunka parlapanaqtsu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4">
          <table:table-cell office:value-type="string" calcext:value-type="string">
            <text:p>Aquí la gente se contenta solamente con ir a la iglesia para prender sus velas, listo; cuando hacen fiesta preparan bien los fuegos artificiales y los queman, listo; y bailan como quieran.</text:p>
          </table:table-cell>
          <table:table-cell table:style-name="ce1" office:value-type="string" calcext:value-type="string">
            <text:p>Kaychaw nunakunaqa unikamente kontentakuyan inlisyaman aywarqa belankunata sendikurir, listu; fyestata rurar allibwenu fwegosta ruraykatsir, tsayta kayarikur, listu; i qatswakuyan munayashqann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hora siempre se molestan cuando les digo que deben confesarse.”</text:p>
          </table:table-cell>
          <table:table-cell table:style-name="ce1" office:value-type="string" calcext:value-type="string">
            <text:p>Kanan imaypis piñakuyanmi, 'konfesakuyay,' nishqaa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su hermana dijo, "Cuando llegamos aquí yo era la única que comulgaba.</text:p>
          </table:table-cell>
          <table:table-cell table:style-name="ce1" office:value-type="string" calcext:value-type="string">
            <text:p>Tsaymi panin nirqa, “Kayman chaarayaamur uniku nuqallam komulg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hora después que estamos aquí cuatro años, recién unos pocos oyen misa y se confiesan.</text:p>
          </table:table-cell>
          <table:table-cell table:style-name="ce1" office:value-type="string" calcext:value-type="string">
            <text:p>Kanan kay chusku watanam kaychaw kayaa, tsayran wallkaqllaraq misa wiyaq, konfesa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"Aquí nadie quiere ser cantor ni sacristán.</text:p>
            <text:p/>
          </table:table-cell>
          <table:table-cell table:style-name="ce1" office:value-type="string" calcext:value-type="string">
            <text:p>”Kaychaw manam ni pi munantsu kantor kayta i ni sakristan kay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eso sufrimos mucho.</text:p>
          </table:table-cell>
          <table:table-cell table:style-name="ce1" office:value-type="string" calcext:value-type="string">
            <text:p>Tsaypita allaapan hipa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 hermana no más es mi sacristán y yo mismo celebro la misa con canto.</text:p>
          </table:table-cell>
          <table:table-cell table:style-name="ce1" office:value-type="string" calcext:value-type="string">
            <text:p>Paniillam sakristannii i kikiillam kantanantin misata rurar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no más estamos.</text:p>
          </table:table-cell>
          <table:table-cell table:style-name="ce1" office:value-type="string" calcext:value-type="string">
            <text:p>Tsaynawllam kakullaa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al vez encontraré algunas buenas personas para que vayan a la escuela de catequistas.</text:p>
          </table:table-cell>
          <table:table-cell table:style-name="ce1" office:value-type="string" calcext:value-type="string">
            <text:p>Itsari tarikamushaq tsay alli nunakunata eskwelaman shamuyku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Pero ustedes también recen para que la gente en esta parroquia tenga más cariño para con sus almas.</text:p>
          </table:table-cell>
          <table:table-cell table:style-name="ce1" office:value-type="string" calcext:value-type="string">
            <text:p>Peru qamkunapis rezakayaamii kay parokyachaw nunakuna mas almankunata kuya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 querido fundar la Legión de María y pedí permiso al señor obispo.</text:p>
          </table:table-cell>
          <table:table-cell table:style-name="ce1" office:value-type="string" calcext:value-type="string">
            <text:p>Lehyon de Mariata hundayta munarmi, permisuta mañarqaa señor obisp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no contestó mi carta.</text:p>
          </table:table-cell>
          <table:table-cell table:style-name="ce1" office:value-type="string" calcext:value-type="string">
            <text:p>Tsayta pay manam kontest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esteban listos quince personas.</text:p>
          </table:table-cell>
          <table:table-cell table:style-name="ce1" office:value-type="string" calcext:value-type="string">
            <text:p>Kaychaw alistashqa karqan chunka pitsqa perso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cuando el señor obispo no me contestó la he dejado y no la he fundado.</text:p>
          </table:table-cell>
          <table:table-cell table:style-name="ce1" office:value-type="string" calcext:value-type="string">
            <text:p>Peru mana señor obispu kontestamaptinmi, deharishqa mana hundarquu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conversar sobre todo eso nos despedimos.</text:p>
          </table:table-cell>
          <table:table-cell table:style-name="ce1" office:value-type="string" calcext:value-type="string">
            <text:p>Tsay llapanta parlakurirmi despedinakuy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la carretera a esperar un carro.</text:p>
          </table:table-cell>
          <table:table-cell table:style-name="ce1" office:value-type="string" calcext:value-type="string">
            <text:p>Despwes aywakamurqaa kareterata awtu shuy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no conocemos el sitio, estamos en mucha dificultad.</text:p>
          </table:table-cell>
          <table:table-cell table:style-name="ce1" office:value-type="string" calcext:value-type="string">
            <text:p>Mana riqirqa allaapam sasachaw kantsik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andaba buscando ese paradero, apareció un joven.</text:p>
          </table:table-cell>
          <table:table-cell table:style-name="ce1" office:value-type="string" calcext:value-type="string">
            <text:p>Tsay paraderuta ashir purikaptiimi, yuriramurqan huk hobe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Él habló conmigo y dijo, "¿Adónde va."</text:p>
          </table:table-cell>
          <table:table-cell table:style-name="ce1" office:value-type="string" calcext:value-type="string">
            <text:p>Paynam parlaparamarqan, “Maytataq aywanki?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dije, "Voy a Casma para pasar a Huaraz.</text:p>
          </table:table-cell>
          <table:table-cell table:style-name="ce1" office:value-type="string" calcext:value-type="string">
            <text:p>Tsaynam nirqaa, “aywaa Kasmatam Warasta pas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¿Dónde esperamos carro."</text:p>
          </table:table-cell>
          <table:table-cell table:style-name="ce1" office:value-type="string" calcext:value-type="string">
            <text:p>Maychawtaq awtuta shuyantsik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me dijo, "Vamos allí no más.</text:p>
          </table:table-cell>
          <table:table-cell table:style-name="ce1" office:value-type="string" calcext:value-type="string">
            <text:p>Tsaynam pay nimarqan, “Aku taqayll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también voy a Huaraz."</text:p>
          </table:table-cell>
          <table:table-cell table:style-name="ce1" office:value-type="string" calcext:value-type="string">
            <text:p>Nuqapis aywaa Waras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perábamos allí llegó un carro.</text:p>
          </table:table-cell>
          <table:table-cell table:style-name="ce1" office:value-type="string" calcext:value-type="string">
            <text:p>Tsaychaw shaykaayaptiimi chaaramurqan huk awtumobil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ése volvimos a Casma para regresar a Huaraz en omnibus.</text:p>
          </table:table-cell>
          <table:table-cell table:style-name="ce1" office:value-type="string" calcext:value-type="string">
            <text:p>Tsaywanmi Kasmaman kutimurqaa omnibusllawan Warasta kutim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llegar a Casma fui a Agencia Soledad.</text:p>
          </table:table-cell>
          <table:table-cell table:style-name="ce1" office:value-type="string" calcext:value-type="string">
            <text:p>Kasmaman chaarir aywaa Ahensya Soled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staba parado el omnibus con que habíamos venido de Huaraz.</text:p>
          </table:table-cell>
          <table:table-cell table:style-name="ce1" office:value-type="string" calcext:value-type="string">
            <text:p>Tsaychaw taykaanaq Waraspita aywayashqaa omnibu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lo había arreglado. Estaba exactamente como antes.</text:p>
          </table:table-cell>
          <table:table-cell table:style-name="ce1" office:value-type="string" calcext:value-type="string">
            <text:p>Ni pi altsanaqtsu, limpu kashqannaw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n la agencia dijeron, "No hay omnibus.</text:p>
          </table:table-cell>
          <table:table-cell table:style-name="ce1" office:value-type="string" calcext:value-type="string">
            <text:p>Tsaynam ahensyachaw, “Manam omnibus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 a haber camión no más.</text:p>
          </table:table-cell>
          <table:table-cell table:style-name="ce1" office:value-type="string" calcext:value-type="string">
            <text:p>Kamyonllam k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once todavía va a llegar desde Chimbote.</text:p>
          </table:table-cell>
          <table:table-cell table:style-name="ce1" office:value-type="string" calcext:value-type="string">
            <text:p>Las onsiran chaamunqa Chimboti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aya usted con él no más.</text:p>
          </table:table-cell>
          <table:table-cell table:style-name="ce1" office:value-type="string" calcext:value-type="string">
            <text:p>Tsaylawanna aywa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 si no quiere, mañana todavía mejor.</text:p>
          </table:table-cell>
          <table:table-cell table:style-name="ce1" office:value-type="string" calcext:value-type="string">
            <text:p>Mana tsayta munarqa, mehor waray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omnibus que viene hoy volverá mañana."</text:p>
          </table:table-cell>
          <table:table-cell table:style-name="ce1" office:value-type="string" calcext:value-type="string">
            <text:p>Kanan shamuq omnibusmi waray kutinq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o tenía miedo del camión a causa del frio, porque no había llevado mi poncho por el peso.</text:p>
          </table:table-cell>
          <table:table-cell table:style-name="ce1" office:value-type="string" calcext:value-type="string">
            <text:p>Nuqanam mantsarqaa kamyontaqa alalaptin, porke manam aparqaatsu ponchuutapis lasapaku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después de todo volví con el camión.</text:p>
          </table:table-cell>
          <table:table-cell table:style-name="ce1" office:value-type="string" calcext:value-type="string">
            <text:p>Peru hinam kamyonwan kuti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estaba allí en la agencia apareció una señorita.</text:p>
          </table:table-cell>
          <table:table-cell table:style-name="ce1" office:value-type="string" calcext:value-type="string">
            <text:p>Tsaychaw ahensyachaw kaykaptiimi huk señoritana yuri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no la reconocí.</text:p>
          </table:table-cell>
          <table:table-cell table:style-name="ce1" office:value-type="string" calcext:value-type="string">
            <text:p>Nuqaqa ni riqii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la siguió mirándome.</text:p>
          </table:table-cell>
          <table:table-cell table:style-name="ce1" office:value-type="string" calcext:value-type="string">
            <text:p>Paypis rikaar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fin la reconocí y le hablé.</text:p>
          </table:table-cell>
          <table:table-cell table:style-name="ce1" office:value-type="string" calcext:value-type="string">
            <text:p>Ultimunam riqisyaana i parlapayk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lla también me dijo, "Don Shanti," pues era una mujer de Huanja.</text:p>
          </table:table-cell>
          <table:table-cell table:style-name="ce1" office:value-type="string" calcext:value-type="string">
            <text:p>I paypis “Don Shanti” nikaman, maa kanaq Wanha warm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viniendo de su trabajo para visitar a sus parientes.</text:p>
          </table:table-cell>
          <table:table-cell table:style-name="ce1" office:value-type="string" calcext:value-type="string">
            <text:p>Uryapukushqanpita shamuykan familyankunata watu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vinimos juntos.</text:p>
          </table:table-cell>
          <table:table-cell table:style-name="ce1" office:value-type="string" calcext:value-type="string">
            <text:p>Tsaymi kompañakayaam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yo estaba preocupado pensando, "¿Cómo voy a pasar la punta en el frío?", el camión demoraba mucho en recoger carga, parándose cada rato.</text:p>
          </table:table-cell>
          <table:table-cell table:style-name="ce1" office:value-type="string" calcext:value-type="string">
            <text:p>Nuqaqa yarpakachaywan, “Imanawraq puntata waqtaykushaq alalaychaw?” nir, kamyonqa sellama demoraykan karga tarishqanchawqa taakur taaku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cuatro estuvimos solamente en Yaután.</text:p>
          </table:table-cell>
          <table:table-cell table:style-name="ce1" office:value-type="string" calcext:value-type="string">
            <text:p>Las kwatro kaykaayaa Yawtan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(el chófer) fue a almorzar.</text:p>
          </table:table-cell>
          <table:table-cell table:style-name="ce1" office:value-type="string" calcext:value-type="string">
            <text:p>Tsaychaw almorsarir hiqaram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ese subida demoró bastante.</text:p>
          </table:table-cell>
          <table:table-cell table:style-name="ce1" office:value-type="string" calcext:value-type="string">
            <text:p>Tsay witsaychaw allaapa demora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Oscureció mientras estuvimos en Jirac.</text:p>
          </table:table-cell>
          <table:table-cell table:style-name="ce1" office:value-type="string" calcext:value-type="string">
            <text:p>Ampiiriyaamuu Hiraq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bajó el chófer para cenar.</text:p>
          </table:table-cell>
          <table:table-cell table:style-name="ce1" office:value-type="string" calcext:value-type="string">
            <text:p>Tsaychawnam choferqa yarpurin senaq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Yo no bajé porque mi dinero casi se había agotado, sino que la hermana del padre Mendoza me había preparado un fiambre.</text:p>
          </table:table-cell>
          <table:table-cell table:style-name="ce1" office:value-type="string" calcext:value-type="string">
            <text:p>Nuqanam mana yarpurqaatsu, kasina tsay llapan qillaynii abansakaakuriptin, sino padre Mendozapa paninmi mirkap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 comimos yo con la mujer de Huanja.</text:p>
          </table:table-cell>
          <table:table-cell table:style-name="ce1" office:value-type="string" calcext:value-type="string">
            <text:p>Tsayllata mikuriyaa tsay Wanha warmi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ella me dijo, "Don Shanti, abrígate con esta frazada.</text:p>
          </table:table-cell>
          <table:table-cell table:style-name="ce1" office:value-type="string" calcext:value-type="string">
            <text:p>Tsaychawnam payna niman, “Don Shanti, kay frasadaata aqshu karkam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Tú estás sin nada.</text:p>
          </table:table-cell>
          <table:table-cell table:style-name="ce1" office:value-type="string" calcext:value-type="string">
            <text:p>Qam hinalla kank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me abrigaré con mi pañolón."</text:p>
          </table:table-cell>
          <table:table-cell table:style-name="ce1" office:value-type="string" calcext:value-type="string">
            <text:p>Nuqaqa pañooniillatanam aqshukamushaq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yo con mucho gusto me abrigué con su frazada.</text:p>
          </table:table-cell>
          <table:table-cell table:style-name="ce1" office:value-type="string" calcext:value-type="string">
            <text:p>Tsaynam nuqallaqa kushishqana tsay frasadanta aqshukurkull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i no hubiera estado esa mujer ¿cómo habría ido en ese frío por Punta Callán?</text:p>
          </table:table-cell>
          <table:table-cell table:style-name="ce1" office:value-type="string" calcext:value-type="string">
            <text:p>Mana tsay warmi kaptinqa, imanawraq aywaaman karqan tsaylaya alalayta Qallan Puntat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Canshancán es un sitio muy frio.</text:p>
          </table:table-cell>
          <table:table-cell table:style-name="ce1" office:value-type="string" calcext:value-type="string">
            <text:p>I Qanshanqan allaapan alalay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 todos modos dimos la vuelta por la punta.</text:p>
          </table:table-cell>
          <table:table-cell table:style-name="ce1" office:value-type="string" calcext:value-type="string">
            <text:p>Imanaw aykanawpis puntata waqt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 esas alturas las mujeres que viajaban hablaban a los que habían muerto en mal estado.</text:p>
          </table:table-cell>
          <table:table-cell office:value-type="string" calcext:value-type="string">
            <text:p>Tsaymi tsay witsaychaw pasaheru warmikuna parlayaq manaallinchaw wanuqkunata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"Aquí trajo el diablo a un paisano mío que había muerto.</text:p>
          </table:table-cell>
          <table:table-cell table:style-name="ce1" office:value-type="string" calcext:value-type="string">
            <text:p>“Kaymanshi dyablu apamun nuqapa marka mayii wanuqtash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table:style-name="ce3" office:value-type="string" calcext:value-type="string">
            <text:p>El día después del entierro lo encontraron sanito yendo por la pampa.</text:p>
          </table:table-cell>
          <table:table-cell office:value-type="string" calcext:value-type="string">
            <text:p>Pampayashqan waraanin topayaamunaq yamaylla pampata aywakur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dicen que ese hombre que lo encontró le habló, y el otro le contestó en la manera más ordinaria.</text:p>
          </table:table-cell>
          <table:table-cell table:style-name="ce1" office:value-type="string" calcext:value-type="string">
            <text:p>Tsayshi tsay topaq nuna parlapaptin yaskirinaq yamay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no se detuvo mucho tiempo.</text:p>
          </table:table-cell>
          <table:table-cell table:style-name="ce1" office:value-type="string" calcext:value-type="string">
            <text:p>Peru mana unaytsu shaar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ijo, 'Me llevan apurados estos guardias.</text:p>
          </table:table-cell>
          <table:table-cell table:style-name="ce1" office:value-type="string" calcext:value-type="string">
            <text:p>'Apuradulla kay gwardyam ap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avor, avisa a mi familia que voy a Tincu.'</text:p>
          </table:table-cell>
          <table:table-cell table:style-name="ce1" office:value-type="string" calcext:value-type="string">
            <text:p>Familyallaata willarinki, “Aywakuykan Tinkutam,” nishpa'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sí cuando el hombre llegó a Atipayán, avisó a su señora, 'Tal Fulano está yendo a Tincu.'</text:p>
          </table:table-cell>
          <table:table-cell table:style-name="ce1" office:value-type="string" calcext:value-type="string">
            <text:p>Tsaynash nunaqa Atipayanman chaaramurna willan señoranta, 'Tal Hulanupis aywakuykan Tinkutam,'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su mujer dijo, '¿Cómo va a ser él? Él ha muerto. Ayer lo han enterrado.'</text:p>
          </table:table-cell>
          <table:table-cell table:style-name="ce1" office:value-type="string" calcext:value-type="string">
            <text:p>Tsayna warmin ninaq, 'Imatam pay kanman? Payqa wanushqam. Qanyanmi pampayashqa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l hombre que le había encontrado dijo, 'No.</text:p>
          </table:table-cell>
          <table:table-cell table:style-name="ce1" office:value-type="string" calcext:value-type="string">
            <text:p>Tsayna topaq nunaqa ninaq, 'Man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Iba sanito.</text:p>
          </table:table-cell>
          <table:table-cell table:style-name="ce1" office:value-type="string" calcext:value-type="string">
            <text:p>Yamayllam aywakuyk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emos conversado.'</text:p>
          </table:table-cell>
          <table:table-cell table:style-name="ce1" office:value-type="string" calcext:value-type="string">
            <text:p>Parlayarquumi' n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avisaron a sus parientes.</text:p>
          </table:table-cell>
          <table:table-cell table:style-name="ce1" office:value-type="string" calcext:value-type="string">
            <text:p>Tsaynam kastankunata will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brieron la sepultura.</text:p>
          </table:table-cell>
          <table:table-cell table:style-name="ce1" office:value-type="string" calcext:value-type="string">
            <text:p>Tsaynam sepultura uqti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bía nada.</text:p>
          </table:table-cell>
          <table:table-cell table:style-name="ce1" office:value-type="string" calcext:value-type="string">
            <text:p>Ni ima kanaq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llegaron a saber por cierto que el diablo resucita los cadáveres de los que lleva."</text:p>
          </table:table-cell>
          <table:table-cell table:style-name="ce1" office:value-type="string" calcext:value-type="string">
            <text:p>Tsaynawpam rasonpa musyayarqan dyablu ayata kawarirkatsir apakushqant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contaba esa mujer de Atipayán mientras veníamos.</text:p>
          </table:table-cell>
          <table:table-cell table:style-name="ce1" office:value-type="string" calcext:value-type="string">
            <text:p>Tsaynawmi tsay Atipayan warmi willakurqan shayaamupt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or fin llegamos a Huaraz a las once y media.</text:p>
          </table:table-cell>
          <table:table-cell table:style-name="ce1" office:value-type="string" calcext:value-type="string">
            <text:p>Porfin Warasman chaarayaamuu las onsi y medy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no había nada en Huaraz.</text:p>
          </table:table-cell>
          <table:table-cell table:style-name="ce1" office:value-type="string" calcext:value-type="string">
            <text:p>Ni imapis kannatsu Waraschaw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todos modos nos despidieron del camión.</text:p>
          </table:table-cell>
          <table:table-cell table:style-name="ce1" office:value-type="string" calcext:value-type="string">
            <text:p>Hina kamyonpitaqa limpu qarqara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yo cargué el bulto de esa Huanjina que me había socorrido, hasta Centenario a su posada.</text:p>
          </table:table-cell>
          <table:table-cell table:style-name="ce1" office:value-type="string" calcext:value-type="string">
            <text:p>Tsaynam tsay ankupamaq Wanha warmipa qipintaqa katapamuu asta Sentenaryu posad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llegar allí, yo seguí adelante pensando ir al convento.</text:p>
          </table:table-cell>
          <table:table-cell table:style-name="ce1" office:value-type="string" calcext:value-type="string">
            <text:p>Churaykurnam nuqaqa pasakuu, “aywaa konbentutachi",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legando allí toqué a la puerta.</text:p>
          </table:table-cell>
          <table:table-cell table:style-name="ce1" office:value-type="string" calcext:value-type="string">
            <text:p>Tsaynam chaarir punkuta tsaktak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adie salió.</text:p>
          </table:table-cell>
          <table:table-cell table:style-name="ce1" office:value-type="string" calcext:value-type="string">
            <text:p>Ni pi yarqayaamu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estar parado allí largo rato fui donde un amigo mío.</text:p>
          </table:table-cell>
          <table:table-cell table:style-name="ce1" office:value-type="string" calcext:value-type="string">
            <text:p>Unay tsaychaw shaakurirnam, aywakurqaa huk amigullaa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elizmente él me abrió.</text:p>
          </table:table-cell>
          <table:table-cell table:style-name="ce1" office:value-type="string" calcext:value-type="string">
            <text:p>Felismente payqa kich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o más dormí.</text:p>
          </table:table-cell>
          <table:table-cell table:style-name="ce1" office:value-type="string" calcext:value-type="string">
            <text:p>Tsayllachawnam punukuykull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amaneció, yo fui (a comprar pasaje) para pasar a Aija.</text:p>
          </table:table-cell>
          <table:table-cell table:style-name="ce1" office:value-type="string" calcext:value-type="string">
            <text:p>Patsa waraaramuptinnam aywakuu hina Ayhata pas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entonces al comprar el pasaje para Aija, me di cuenta de que había perdido cien soles.</text:p>
          </table:table-cell>
          <table:table-cell table:style-name="ce1" office:value-type="string" calcext:value-type="string">
            <text:p>Tsaymi tsaychaw Ayhapaq pasahita rantirir, maakurirqaa maa huk pachakta uqraykushqa kanaq 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ustado por eso, volví a la casa donde me había dado posada.</text:p>
          </table:table-cell>
          <table:table-cell table:style-name="ce1" office:value-type="string" calcext:value-type="string">
            <text:p>Tsayqa mantsakashqa kutikaramuu posadakushq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encontré el dinero.</text:p>
          </table:table-cell>
          <table:table-cell table:style-name="ce1" office:value-type="string" calcext:value-type="string">
            <text:p>Ni qillaytaqa tarin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es once de la mañana salí a Aija.</text:p>
          </table:table-cell>
          <table:table-cell table:style-name="ce1" office:value-type="string" calcext:value-type="string">
            <text:p>Las onsi de la mañanam yarqurqaa Ayh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viejo omnibus llegó tranquilo hasta Recuay no más.</text:p>
          </table:table-cell>
          <table:table-cell table:style-name="ce1" office:value-type="string" calcext:value-type="string">
            <text:p>Rekwaykallamaqa yamaymi tsay awkis omnibus ch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almorzamos.</text:p>
          </table:table-cell>
          <table:table-cell table:style-name="ce1" office:value-type="string" calcext:value-type="string">
            <text:p>Tsaychawmi almors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seguimos adelante.</text:p>
          </table:table-cell>
          <table:table-cell table:style-name="ce1" office:value-type="string" calcext:value-type="string">
            <text:p>Tsaypitanam pas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ás arriba de allí una llanta del omnibus se reventó.</text:p>
          </table:table-cell>
          <table:table-cell table:style-name="ce1" office:value-type="string" calcext:value-type="string">
            <text:p>Mas umaaninllachaw omnibuspa huk llantan pasht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moraron un buen rato en arreglarla.</text:p>
          </table:table-cell>
          <table:table-cell table:style-name="ce1" office:value-type="string" calcext:value-type="string">
            <text:p>Tsaychawmi demorayarqan alli unay altsa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arreglarla nos fuimos.</text:p>
          </table:table-cell>
          <table:table-cell table:style-name="ce1" office:value-type="string" calcext:value-type="string">
            <text:p>Tsaypita altsarayaamuptin,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más arriba se acabó el agua, y no hay agua allí.</text:p>
          </table:table-cell>
          <table:table-cell table:style-name="ce1" office:value-type="string" calcext:value-type="string">
            <text:p>I mas umaallachawnam yakunna ushakaakurin i ni yakuqa tsaychaw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 todos modos siguió manejando.</text:p>
          </table:table-cell>
          <table:table-cell table:style-name="ce1" office:value-type="string" calcext:value-type="string">
            <text:p>Hinata hina maneh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puna encontraron agua.</text:p>
          </table:table-cell>
          <table:table-cell table:style-name="ce1" office:value-type="string" calcext:value-type="string">
            <text:p>Hirkachawna yakuta taririya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 llenó con agua.</text:p>
          </table:table-cell>
          <table:table-cell table:style-name="ce1" office:value-type="string" calcext:value-type="string">
            <text:p>Tsaychawnam tiqnaq upukark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ra tarde cuando llegamos a la mina Tarruga.</text:p>
          </table:table-cell>
          <table:table-cell table:style-name="ce1" office:value-type="string" calcext:value-type="string">
            <text:p>Tardinam Taruga minata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asamos Huancapetí.</text:p>
          </table:table-cell>
          <table:table-cell table:style-name="ce1" office:value-type="string" calcext:value-type="string">
            <text:p>Wankapetiita waqtay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ando la vuelta allí seguimos, y por fin llegamos al sitio llamado Hércules.</text:p>
          </table:table-cell>
          <table:table-cell table:style-name="ce1" office:value-type="string" calcext:value-type="string">
            <text:p>Tsay waqtarir aywaraykaayaptiinam, porfin chaariyarqaa Hercules niyashqam sityuman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otra vez la llanta se reventó.</text:p>
          </table:table-cell>
          <table:table-cell table:style-name="ce1" office:value-type="string" calcext:value-type="string">
            <text:p>Tsaychaw yapay llanta pasht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una pasajera que venía desde Huarmey dijo, "Qué curioso que venimos con este carro que ne sirve para nada.</text:p>
          </table:table-cell>
          <table:table-cell table:style-name="ce1" office:value-type="string" calcext:value-type="string">
            <text:p>Tsaychawnam huk Warmeypita shamuq pasaherana nin, “Imaykachi kay karuwan shamuykuntsik mana imapaqpis sirwiqw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vamos de aquí a pie."</text:p>
          </table:table-cell>
          <table:table-cell table:style-name="ce1" office:value-type="string" calcext:value-type="string">
            <text:p>Mehor kaypitaqa aywakushun chakintsikp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entras se quejaba diciendo estas cosas, el dueño del carro se molestó.</text:p>
          </table:table-cell>
          <table:table-cell table:style-name="ce1" office:value-type="string" calcext:value-type="string">
            <text:p>Nishpa rimaptinnam, karupa dweñunqa piñakur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Váyase a pie.</text:p>
          </table:table-cell>
          <table:table-cell table:style-name="ce1" office:value-type="string" calcext:value-type="string">
            <text:p>“Aywakuy chakipa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 el viaje.</text:p>
          </table:table-cell>
          <table:table-cell office:value-type="string" calcext:value-type="string">
            <text:p>Tsaynawmi byahi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O si no, usted es muy salada, y por eso mi carro se malogra cada rato aquí.</text:p>
          </table:table-cell>
          <table:table-cell table:style-name="ce1" office:value-type="string" calcext:value-type="string">
            <text:p>O mana tsayqa qanmi allaapa saladu kanki, tsaymi karuu kada ratu kaychaw perd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después vas criticando aquí todavía.</text:p>
          </table:table-cell>
          <table:table-cell table:style-name="ce1" office:value-type="string" calcext:value-type="string">
            <text:p>I despwes kaychaw rimankir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diciendo sacó la llanta y la arregló.</text:p>
          </table:table-cell>
          <table:table-cell table:style-name="ce1" office:value-type="string" calcext:value-type="string">
            <text:p>Nishpa llantata hurqurikur, alts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fue arreglada allí, nos fuimos.</text:p>
          </table:table-cell>
          <table:table-cell table:style-name="ce1" office:value-type="string" calcext:value-type="string">
            <text:p>Tsaychaw altsakaariptin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felizmente llegamos a Aija.</text:p>
          </table:table-cell>
          <table:table-cell table:style-name="ce1" office:value-type="string" calcext:value-type="string">
            <text:p>I felismente chaariyarqaa Ay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fui a buscar al señor párroco.</text:p>
          </table:table-cell>
          <table:table-cell table:style-name="ce1" office:value-type="string" calcext:value-type="string">
            <text:p>Tsaynam nuqaqa señor paruku ashiqna ayw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ues ese día fue la antevíspera de Santiago Apóstol.</text:p>
          </table:table-cell>
          <table:table-cell table:style-name="ce1" office:value-type="string" calcext:value-type="string">
            <text:p>Maa tsay diya kanaq Tayta Shantipa antidispi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ué el 23 de Julio a Aija.</text:p>
          </table:table-cell>
          <table:table-cell table:style-name="ce1" office:value-type="string" calcext:value-type="string">
            <text:p>23 de julyu charqaa Ay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oí la banda.</text:p>
          </table:table-cell>
          <table:table-cell table:style-name="ce1" office:value-type="string" calcext:value-type="string">
            <text:p>Tsaychawnam bandata wiyari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una nueva cosa, todos estaban vestidos como pallas.</text:p>
          </table:table-cell>
          <table:table-cell table:style-name="ce1" office:value-type="string" calcext:value-type="string">
            <text:p>I nobedaana kan palla llapan kashq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encontré a un legionario, don Serafín Leyva.</text:p>
          </table:table-cell>
          <table:table-cell table:style-name="ce1" office:value-type="string" calcext:value-type="string">
            <text:p>Tsaychawnam taririi huk leyonaryuta, don Serafin Leyv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pregunté, "¿Qué haces aquí."</text:p>
          </table:table-cell>
          <table:table-cell table:style-name="ce1" office:value-type="string" calcext:value-type="string">
            <text:p>Paytanam tapurii, “Imatataq kaychaw ruranki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contestó, "He venido al correo como reemplazo.</text:p>
          </table:table-cell>
          <table:table-cell table:style-name="ce1" office:value-type="string" calcext:value-type="string">
            <text:p>Niptiinam, “Shamurquu remplasum koreyu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or eso voy a estar aquí un mes ahora.</text:p>
          </table:table-cell>
          <table:table-cell table:style-name="ce1" office:value-type="string" calcext:value-type="string">
            <text:p>Tsaymi kanan huk killam kaychaw kash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oy aquí diez días ya."</text:p>
          </table:table-cell>
          <table:table-cell table:style-name="ce1" office:value-type="string" calcext:value-type="string">
            <text:p>Kaychaw kaa chunka hunaqn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dije, "Entonces tú conoces dónde vive el sacerdote.</text:p>
          </table:table-cell>
          <table:table-cell table:style-name="ce1" office:value-type="string" calcext:value-type="string">
            <text:p>Niptinnam, “Tsaypinqa qamqa riqinkinam maychaw señor kura yachashqantapi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Vamos, acompáñame."</text:p>
          </table:table-cell>
          <table:table-cell table:style-name="ce1" office:value-type="string" calcext:value-type="string">
            <text:p>Aku kompañamay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e guió.</text:p>
          </table:table-cell>
          <table:table-cell table:style-name="ce1" office:value-type="string" calcext:value-type="string">
            <text:p>Niptii push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llegamos.</text:p>
          </table:table-cell>
          <table:table-cell table:style-name="ce1" office:value-type="string" calcext:value-type="string">
            <text:p>Tsaynam chaariy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yo entregué el oficio, (el sacerdote) ni siquiera lo leyó.</text:p>
          </table:table-cell>
          <table:table-cell table:style-name="ce1" office:value-type="string" calcext:value-type="string">
            <text:p>Tsaynam ofisyuta entregariptii, ni sikyera ni leyinllapis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ás bien cuando le expliqué que había venido buscando catequistas, me dijo, "Yo no tengo confianza en esos catequistas.</text:p>
          </table:table-cell>
          <table:table-cell table:style-name="ce1" office:value-type="string" calcext:value-type="string">
            <text:p>Masbyen niman, katekistakuna ashiqmi shamushqa niptii, “Nuqaqa manam markaakuutsu tsay katekista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hay dos de Coris.</text:p>
          </table:table-cell>
          <table:table-cell table:style-name="ce1" office:value-type="string" calcext:value-type="string">
            <text:p>Kaychaw ishkaq qurishin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quieren hacer nada si no es para dinero.</text:p>
          </table:table-cell>
          <table:table-cell table:style-name="ce1" office:value-type="string" calcext:value-type="string">
            <text:p>Manam ni ima rurayta munayantsu mana qillaypaq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demás ellos dicen que tienen orden para hacerlo todo, incluso para oir confesiones.</text:p>
          </table:table-cell>
          <table:table-cell table:style-name="ce1" office:value-type="string" calcext:value-type="string">
            <text:p>Ademas paykuna niyan paykunapaqa ordenninkuna kannash llapanta rurayaananpaq asta konfesa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en los dos Corisinos.</text:p>
          </table:table-cell>
          <table:table-cell table:style-name="ce1" office:value-type="string" calcext:value-type="string">
            <text:p>Tsaynawmi niyan ishkan qurishinu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demás ellos deben estar en el cursillo por lo menos cinco o seis meses para que aprendan bien.</text:p>
          </table:table-cell>
          <table:table-cell table:style-name="ce1" office:value-type="string" calcext:value-type="string">
            <text:p>Ademas paykuna kursilluchaw kayanman sikyera pitsqa o huqta killa, alli yachakuya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Hasta nosotros después de estudiar tantos años no somos suficientes para catequizar.</text:p>
          </table:table-cell>
          <table:table-cell table:style-name="ce1" office:value-type="string" calcext:value-type="string">
            <text:p>Nuqakunapis tsaytsika estudyashqa kaykar mana sufisyentitsu kayaa katekisaya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ahora tú dices, 'Serán dos semanas solamente.'</text:p>
          </table:table-cell>
          <table:table-cell table:style-name="ce1" office:value-type="string" calcext:value-type="string">
            <text:p>I kanan qam ninki, 'Ishkay semanallam kayanqa,' ni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Qué van a aprender allí?"</text:p>
          </table:table-cell>
          <table:table-cell table:style-name="ce1" office:value-type="string" calcext:value-type="string">
            <text:p>Tsaychawnaqa imataraq yachakuyanqa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me dijo ese sacerdote.</text:p>
          </table:table-cell>
          <table:table-cell table:style-name="ce1" office:value-type="string" calcext:value-type="string">
            <text:p>Nishpam nikamarqan tsay ku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desmoralizó por completo.</text:p>
          </table:table-cell>
          <table:table-cell table:style-name="ce1" office:value-type="string" calcext:value-type="string">
            <text:p>Limpu resentik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ijo, "En ese seminario no comen más que mazamorra de harina y sopa de harina.</text:p>
          </table:table-cell>
          <table:table-cell table:style-name="ce1" office:value-type="string" calcext:value-type="string">
            <text:p>Despwes nirqan, “Tsay seminaryuchaw mikuyanpis arina apita i arina kashk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el maestro es ese hombre de Huacllán.</text:p>
          </table:table-cell>
          <table:table-cell table:style-name="ce1" office:value-type="string" calcext:value-type="string">
            <text:p>I maestrupis tsay Waqllan nuna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Ese tipo va a enseñar algo suficiente? Yo he dicho eso al señor obispo."</text:p>
          </table:table-cell>
          <table:table-cell table:style-name="ce1" office:value-type="string" calcext:value-type="string">
            <text:p>Tsayku yachatsinqa imatapis sufisyenti? Nuqa tsaytam nishqa señor obisput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me acusó.</text:p>
          </table:table-cell>
          <table:table-cell table:style-name="ce1" office:value-type="string" calcext:value-type="string">
            <text:p>Tsaynawmi limpu akusayk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de todos modos lo convencí.</text:p>
          </table:table-cell>
          <table:table-cell table:style-name="ce1" office:value-type="string" calcext:value-type="string">
            <text:p>Peru hinatam konbensits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 entonces dijo, "Mañana voy a leer el oficio.</text:p>
          </table:table-cell>
          <table:table-cell table:style-name="ce1" office:value-type="string" calcext:value-type="string">
            <text:p>I tsaynam nirqan, “Waraynam ofisyuta leyish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hora no hay luz."</text:p>
          </table:table-cell>
          <table:table-cell table:style-name="ce1" office:value-type="string" calcext:value-type="string">
            <text:p>Kananqa luspis kan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sí diciendo, mientras él entraba en su casa le dije, "Padre, deme un lugar para dormir."</text:p>
          </table:table-cell>
          <table:table-cell table:style-name="ce1" office:value-type="string" calcext:value-type="string">
            <text:p>Nishpa wayinman kasi yaykukuykuptinnam nirqaa, “Padre, posadakaykatsillaamay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quiso.</text:p>
          </table:table-cell>
          <table:table-cell table:style-name="ce1" office:value-type="string" calcext:value-type="string">
            <text:p>Mun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"Aquí no hay nada para que duermas acá.</text:p>
          </table:table-cell>
          <table:table-cell table:style-name="ce1" office:value-type="string" calcext:value-type="string">
            <text:p>“Kaychaw manam ni ima kantsu pununayki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jor vamos, voy a buscar."</text:p>
          </table:table-cell>
          <table:table-cell table:style-name="ce1" office:value-type="string" calcext:value-type="string">
            <text:p>Mehor aku ashi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fuimos a un hotel.</text:p>
          </table:table-cell>
          <table:table-cell table:style-name="ce1" office:value-type="string" calcext:value-type="string">
            <text:p>Nishpa aywarqan huk otel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dormí.</text:p>
          </table:table-cell>
          <table:table-cell table:style-name="ce1" office:value-type="string" calcext:value-type="string">
            <text:p>Tsaychawmi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no habló nada acerca de comida.</text:p>
          </table:table-cell>
          <table:table-cell table:style-name="ce1" office:value-type="string" calcext:value-type="string">
            <text:p>Peru manam parlakurqatsu mikuypaq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le preguntó francamente, "Padre ¿dónde hay comida."</text:p>
          </table:table-cell>
          <table:table-cell table:style-name="ce1" office:value-type="string" calcext:value-type="string">
            <text:p>Tsaynam ardayna tapurqaa, “Padre, maychawtaq mikayqa kan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uego él me enseñó un restaurante diciendo, "Allí hay."</text:p>
          </table:table-cell>
          <table:table-cell table:style-name="ce1" office:value-type="string" calcext:value-type="string">
            <text:p>Niptii rikaaratsimarqan huk restawrantita, “Tsaychawmi kan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se fue corriendo.</text:p>
          </table:table-cell>
          <table:table-cell table:style-name="ce1" office:value-type="string" calcext:value-type="string">
            <text:p>Despwes ayqipa aywa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a noche en ese cuarto dormimos dos.</text:p>
          </table:table-cell>
          <table:table-cell table:style-name="ce1" office:value-type="string" calcext:value-type="string">
            <text:p>Tsay ampinam tsay kwartuchaw punuyarqaa ishk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bía un joven comerciante.</text:p>
          </table:table-cell>
          <table:table-cell table:style-name="ce1" office:value-type="string" calcext:value-type="string">
            <text:p>Huk hoben kanaq komersyant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ó allí me hizo preguntas mientras yo estaba rezando mi rosario metido en la cama por el frío.</text:p>
          </table:table-cell>
          <table:table-cell table:style-name="ce1" office:value-type="string" calcext:value-type="string">
            <text:p>Tsaynam chaaramur tapuman, nuqaqa kamallachawmi alalaptin resakuykarqaa rosaryu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me dijo, "¿Usted también es comerciante? ¿Qué ha traído para vender."</text:p>
          </table:table-cell>
          <table:table-cell table:style-name="ce1" office:value-type="string" calcext:value-type="string">
            <text:p>Tsaynam niman, “Qampis kanki komersyantiku? Imata apamurqunki rantipaq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yo dije, "No soy comerciante sino catequista.</text:p>
          </table:table-cell>
          <table:table-cell table:style-name="ce1" office:value-type="string" calcext:value-type="string">
            <text:p>Tsayna nuqana nii, “Manam komersyentitsu kaa sinuqa katekis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sta es mi misión."</text:p>
          </table:table-cell>
          <table:table-cell table:style-name="ce1" office:value-type="string" calcext:value-type="string">
            <text:p>Kaymi misyonni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e dijo, "Ah, entonces usted es sacerdote."</text:p>
          </table:table-cell>
          <table:table-cell table:style-name="ce1" office:value-type="string" calcext:value-type="string">
            <text:p>Niptiinam, “Ah, entonsisqa padrechi kanki,” n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soy sacerdote.</text:p>
          </table:table-cell>
          <table:table-cell table:style-name="ce1" office:value-type="string" calcext:value-type="string">
            <text:p>“Manam padritsu k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oy laico.</text:p>
          </table:table-cell>
          <table:table-cell table:style-name="ce1" office:value-type="string" calcext:value-type="string">
            <text:p>Layiku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cuando entendió bien comenzó a discutir.</text:p>
          </table:table-cell>
          <table:table-cell table:style-name="ce1" office:value-type="string" calcext:value-type="string">
            <text:p>Tsayna kusa kaayirikur diskutirna qallay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rimero me dijo, "¿Qué piensa usted de estos astronautas que han llegado a la luna?</text:p>
          </table:table-cell>
          <table:table-cell table:style-name="ce1" office:value-type="string" calcext:value-type="string">
            <text:p>Primeru niman, “Qam imataq ninki kay astronawtakunapaq killaman chaariyashqa? 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¿En su opinión hay un Dio?."</text:p>
          </table:table-cell>
          <table:table-cell table:style-name="ce1" office:value-type="string" calcext:value-type="string">
            <text:p>Qampita, kanku Dyos?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le contesté, "Sí."</text:p>
          </table:table-cell>
          <table:table-cell table:style-name="ce1" office:value-type="string" calcext:value-type="string">
            <text:p>Tsaynaw niptin nirqaa, “Awm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yo dije que existe Dios, él dijo muchas cosas.</text:p>
          </table:table-cell>
          <table:table-cell table:style-name="ce1" office:value-type="string" calcext:value-type="string">
            <text:p>Dyos kanmi niptiinam, ima imatachi n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ntonces contesté, "Si Dios no hubiera hecho materia prima, el hombre no hubiera hecho nada de lo que ha hecho.</text:p>
          </table:table-cell>
          <table:table-cell table:style-name="ce1" office:value-type="string" calcext:value-type="string">
            <text:p>Tsaynam nirqaa, “Sitsun Dyos mana ruranman karqan materya primata, manam nuna ni imata ruranmantsu karqan pay rurashqanllat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hora lo desarrollan.</text:p>
          </table:table-cell>
          <table:table-cell table:style-name="ce1" office:value-type="string" calcext:value-type="string">
            <text:p>Kanan desaroll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Solamente con eso ahora hacen todo."</text:p>
          </table:table-cell>
          <table:table-cell table:style-name="ce1" office:value-type="string" calcext:value-type="string">
            <text:p>Tsayllawanmi kanan imatapis ruray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dije eso, él ya no habló más.</text:p>
          </table:table-cell>
          <table:table-cell table:style-name="ce1" office:value-type="string" calcext:value-type="string">
            <text:p>Tsaynaw nikuptii, mananam mas ni imata parlaku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ues dicen que ese joven era universitario.</text:p>
          </table:table-cell>
          <table:table-cell table:style-name="ce1" office:value-type="string" calcext:value-type="string">
            <text:p>Maa tsay hoben kanaq unibersitaryush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día siguiente fui a buscar al señor párroco.</text:p>
          </table:table-cell>
          <table:table-cell table:style-name="ce1" office:value-type="string" calcext:value-type="string">
            <text:p>Waraaninnam aywarqaa señor paruk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o encontré.</text:p>
          </table:table-cell>
          <table:table-cell table:style-name="ce1" office:value-type="string" calcext:value-type="string">
            <text:p>Tsaymi tari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aba parado en la puerta de la iglesia.</text:p>
          </table:table-cell>
          <table:table-cell table:style-name="ce1" office:value-type="string" calcext:value-type="string">
            <text:p>Inlisya punkuchaw sh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pregunté, "Padre ¿a qué hora es la misa hoy."</text:p>
          </table:table-cell>
          <table:table-cell table:style-name="ce1" office:value-type="string" calcext:value-type="string">
            <text:p>Tsaynam tapurqaa, “Padre, kanan imay orataq misa kanqa?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e contestó enojado, "No hay misa."</text:p>
          </table:table-cell>
          <table:table-cell table:style-name="ce1" office:value-type="string" calcext:value-type="string">
            <text:p>Niptii, waapu nimarqan, ”Manam kantsu mis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no me habló nada más.</text:p>
          </table:table-cell>
          <table:table-cell table:style-name="ce1" office:value-type="string" calcext:value-type="string">
            <text:p>Despwes mas manam ni imata parlapamarq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unque ese día yo iba a regresar, no había carro.</text:p>
          </table:table-cell>
          <table:table-cell table:style-name="ce1" office:value-type="string" calcext:value-type="string">
            <text:p>Tsay hunaqlla kutikamunaatam mana karu k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ese día me quedé allí.</text:p>
          </table:table-cell>
          <table:table-cell table:style-name="ce1" office:value-type="string" calcext:value-type="string">
            <text:p>Tsaymi tsay hunaq qanyasyarqaa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fue la víspera de Santiago.</text:p>
          </table:table-cell>
          <table:table-cell table:style-name="ce1" office:value-type="string" calcext:value-type="string">
            <text:p>Tsay hunaqnam karqan Tayta Shantipa dispi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a que no tenía nada que hacer, me paseé allí observándolo todo.</text:p>
          </table:table-cell>
          <table:table-cell table:style-name="ce1" office:value-type="string" calcext:value-type="string">
            <text:p>Mana ima rurayta pwedirnam, tsaychaw pasyakurqaa rikaachakurll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se celebra la fiesta con mucha solemnidad.</text:p>
          </table:table-cell>
          <table:table-cell table:style-name="ce1" office:value-type="string" calcext:value-type="string">
            <text:p>Tsaymi tsaychaw allibwenum fyesta sumayku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Hay dos mayordomos.</text:p>
          </table:table-cell>
          <table:table-cell table:style-name="ce1" office:value-type="string" calcext:value-type="string">
            <text:p>I ishkaq mayordomun kay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casa de uno había dos grupos de banda de músicos con roncadora y danzantes.</text:p>
          </table:table-cell>
          <table:table-cell table:style-name="ce1" office:value-type="string" calcext:value-type="string">
            <text:p>Huknin kaqchawmi kanaq ishkay kancha banda musiku, ronkadora i palla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en la casa del otro había un grupo de banda de músicos, caja, flauta y danzantes.</text:p>
          </table:table-cell>
          <table:table-cell table:style-name="ce1" office:value-type="string" calcext:value-type="string">
            <text:p>I huknin kaqchawmi karqan huk kancha banda musiku, kaha, flawta i pallaku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costumbre allí no es como aquí.</text:p>
          </table:table-cell>
          <table:table-cell table:style-name="ce1" office:value-type="string" calcext:value-type="string">
            <text:p>Tsaychaw manam kaychawnawtsu kostumbr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 distinto.</text:p>
          </table:table-cell>
          <table:table-cell table:style-name="ce1" office:value-type="string" calcext:value-type="string">
            <text:p>Huklaya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víspera en la tarde llevan la imagen de Santiago Apóstol hasta la entrada del pueblo.</text:p>
          </table:table-cell>
          <table:table-cell table:style-name="ce1" office:value-type="string" calcext:value-type="string">
            <text:p>Tsay dispira tardi Tayta Shantita apayan pwebluman yaykunankam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o amarran al anda.</text:p>
          </table:table-cell>
          <table:table-cell table:style-name="ce1" office:value-type="string" calcext:value-type="string">
            <text:p>Tsaychaw andasman wata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 allí lo llevan en procesión a eso de las seis con todas las bandas y los danzantes llevando sus avellanas.</text:p>
          </table:table-cell>
          <table:table-cell table:style-name="ce1" office:value-type="string" calcext:value-type="string">
            <text:p>Tsaypitam apayan prosesyonta las seisnaw llapan banda musiku i pallakunawan, todo abellan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tarde cocinamos yo con don Serafín Leyva.</text:p>
          </table:table-cell>
          <table:table-cell table:style-name="ce1" office:value-type="string" calcext:value-type="string">
            <text:p>Tsay tardinam don Serafin Leyvawan aru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o también ayudé con dinero.</text:p>
          </table:table-cell>
          <table:table-cell table:style-name="ce1" office:value-type="string" calcext:value-type="string">
            <text:p>Nuqapis qillayta yanap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a noche había una exhibición impresionante de fuegos artificiales.</text:p>
          </table:table-cell>
          <table:table-cell table:style-name="ce1" office:value-type="string" calcext:value-type="string">
            <text:p>Tsay ampim sellama fwegos k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espués, ya que no fue posible alquilar un cuarto en el hotel dormí en el correo, tendiendo papeles en el piso.</text:p>
          </table:table-cell>
          <table:table-cell table:style-name="ce1" office:value-type="string" calcext:value-type="string">
            <text:p>Despwes mana otelta alkilayta pwedirnir, punukurqaa koreo wayillachaw papelkunata qupikurll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Don Serafín pidió una frazada, de la cual tendí su mitad en el piso y me cubrí con la otra mitad, hacía tanto frío.</text:p>
          </table:table-cell>
          <table:table-cell table:style-name="ce1" office:value-type="string" calcext:value-type="string">
            <text:p>Don Serafin mañakaykamurqan huk frasadata, pullanta qatakur i pullanta qupikuykur, limpu ala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¿qué iba a hacer, ya que no conocía a nadie?</text:p>
          </table:table-cell>
          <table:table-cell table:style-name="ce1" office:value-type="string" calcext:value-type="string">
            <text:p>Peru imanashaqraq, mana ni piwan riqinakuy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4">
          <table:table-cell office:value-type="string" calcext:value-type="string">
            <text:p>Allí el mayordomo no lleva a los obsequiantes a su casa, sino lleva todo a las casas de cada obsequiante, con toda la banda y los danzantes bailando.</text:p>
          </table:table-cell>
          <table:table-cell table:style-name="ce1" office:value-type="string" calcext:value-type="string">
            <text:p>Tsaychaw mayordomu manam qillinkunata wayinman pushantsu sino wayinman ni apayaapun llapan imanpis, kada qillinman, llapan bandanwan pallankunawan dansalla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Allí la noche de la víspera bailan todititos, incluso los niños bien abrigados con ponchos.</text:p>
          </table:table-cell>
          <table:table-cell table:style-name="ce1" office:value-type="string" calcext:value-type="string">
            <text:p>Tsaychaw dispira ampi plasachaw imana kaqpis qatswakuyan limpu wamrantin ponchush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la banda toca todos se mueven.</text:p>
          </table:table-cell>
          <table:table-cell table:style-name="ce1" office:value-type="string" calcext:value-type="string">
            <text:p>Imana kaqpis banda tokaptin limpu awallikuy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 la mañana del día principal de la fiesta fuimos a misa.</text:p>
          </table:table-cell>
          <table:table-cell table:style-name="ce1" office:value-type="string" calcext:value-type="string">
            <text:p>Diya hunaqnam quyallana aywayarqaa mis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allí el sacerdote no me habló más.</text:p>
          </table:table-cell>
          <table:table-cell table:style-name="ce1" office:value-type="string" calcext:value-type="string">
            <text:p>Peru tsaychawpis mana mas padri parlapama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principal yo hubiera regresado aunque sea a pie.</text:p>
          </table:table-cell>
          <table:table-cell table:style-name="ce1" office:value-type="string" calcext:value-type="string">
            <text:p>Tsay diya hunaqnam chakipapis kutikamiita k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Pero como no conocía el camino no pude.</text:p>
          </table:table-cell>
          <table:table-cell table:style-name="ce1" office:value-type="string" calcext:value-type="string">
            <text:p>Peru naanita mana riqir pwedimu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tampoco hubo carro saliendo de allí.</text:p>
          </table:table-cell>
          <table:table-cell table:style-name="ce1" office:value-type="string" calcext:value-type="string">
            <text:p>Tsay hunaqpis manam karu karqatsu tsay kikinpita yarqam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Pero mientras esperaba allí triste, felizmente apareció un automóvil de Huaraz, y su chófer era un amigo mío.</text:p>
          </table:table-cell>
          <table:table-cell table:style-name="ce1" office:value-type="string" calcext:value-type="string">
            <text:p>Peru tsaychaw llakishqa shuyaykaptiimi, antis yurikamurqan huk awtumobil Waraspita, i chofernin kanaq huk amig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e supliqué, "Llévame hasta Recuay no más."</text:p>
          </table:table-cell>
          <table:table-cell table:style-name="ce1" office:value-type="string" calcext:value-type="string">
            <text:p>Tsaytanam rogarqaa, “Apakallaamay Rekwayyaqlla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elizmente accedió.</text:p>
          </table:table-cell>
          <table:table-cell table:style-name="ce1" office:value-type="string" calcext:value-type="string">
            <text:p>Felismente aseptar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regresé de allí.</text:p>
          </table:table-cell>
          <table:table-cell table:style-name="ce1" office:value-type="string" calcext:value-type="string">
            <text:p>Tsaynawparan tsaypita kutik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carros son muy escasos.</text:p>
          </table:table-cell>
          <table:table-cell table:style-name="ce1" office:value-type="string" calcext:value-type="string">
            <text:p>Allaapa eskasum kar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hay todos los días.</text:p>
          </table:table-cell>
          <table:table-cell table:style-name="ce1" office:value-type="string" calcext:value-type="string">
            <text:p>Manam kada hunaqtsu k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Viniendo en ese cerro llegamos a Recuay completamente tapados de polvo, pues ese camino es puro polvareda.</text:p>
          </table:table-cell>
          <table:table-cell table:style-name="ce1" office:value-type="string" calcext:value-type="string">
            <text:p>Tsay awtumobilchaw shamur chaykayaamurqaa Rekwayman limpu allpapa tsapashqa, imalayachi tsay naani polvader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llegar a Recuay fui directamente al río a sacudir el polvo y a lavarme.</text:p>
          </table:table-cell>
          <table:table-cell table:style-name="ce1" office:value-type="string" calcext:value-type="string">
            <text:p>Rekwayman chaaramur derechu aywakurqaa mayuta tapsikuq i paqaku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sacudirme bien allí, busqué al párroco de Recuay.</text:p>
          </table:table-cell>
          <table:table-cell table:style-name="ce1" office:value-type="string" calcext:value-type="string">
            <text:p>Tsaychaw limpu tapsikuriykurran ashirqaa Rekway paru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encontré.</text:p>
          </table:table-cell>
          <table:table-cell table:style-name="ce1" office:value-type="string" calcext:value-type="string">
            <text:p>Tari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mientras estaba esperándole, fui a Ticapampa para buscar el párroco allí también.</text:p>
          </table:table-cell>
          <table:table-cell table:style-name="ce1" office:value-type="string" calcext:value-type="string">
            <text:p>Tsaynam shuyaraykashqaata aywakurqaa Tikapampata hina paruku ash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lo encontré allí a él tampoco.</text:p>
          </table:table-cell>
          <table:table-cell table:style-name="ce1" office:value-type="string" calcext:value-type="string">
            <text:p>Ni tsaychawpis tarirqa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uando me dijeron que él estaba en Recuay, enseguida volví allí.</text:p>
          </table:table-cell>
          <table:table-cell table:style-name="ce1" office:value-type="string" calcext:value-type="string">
            <text:p>“Rekwaychawmi,” niyaamaptin, hina ora kutik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volver allí, encontré al párroco de Recuay.</text:p>
          </table:table-cell>
          <table:table-cell table:style-name="ce1" office:value-type="string" calcext:value-type="string">
            <text:p>Tsay kutimurnam taririrqaa Rekway paruk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recibió con sus gracias.</text:p>
          </table:table-cell>
          <table:table-cell table:style-name="ce1" office:value-type="string" calcext:value-type="string">
            <text:p>Payqa kusa grasyanwan chaskir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los dos nos paseamos caminando en esa plaza en la noche.</text:p>
          </table:table-cell>
          <table:table-cell table:style-name="ce1" office:value-type="string" calcext:value-type="string">
            <text:p>I ishkaa pasyarpis puriyaa tsay plasachaw ampi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presencia de ese padre es algo feroz pero en realidad es muy gracioso.</text:p>
          </table:table-cell>
          <table:table-cell table:style-name="ce1" office:value-type="string" calcext:value-type="string">
            <text:p>Rikayninqa aktsaynawmi tsay padripa, peru allaapa grasyosu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l me invitó a cenar allí y alistó mi cama.</text:p>
          </table:table-cell>
          <table:table-cell table:style-name="ce1" office:value-type="string" calcext:value-type="string">
            <text:p>Payqa tsaychaw senatsimarqan i kamallaa alist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 día siguiente en la mañana me invitó a desayuno.</text:p>
          </table:table-cell>
          <table:table-cell table:style-name="ce1" office:value-type="string" calcext:value-type="string">
            <text:p>Waraanin quya desayunatsi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fui a buscar al padre Jaramillo y lo encontré en Recuay no más.</text:p>
          </table:table-cell>
          <table:table-cell table:style-name="ce1" office:value-type="string" calcext:value-type="string">
            <text:p>Tsaypitanam aywarqaa padre Jaramillo ashiq i tarikurqaa Rekwaylla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mbos padres dijeron, "Aquí todos son mineros.</text:p>
          </table:table-cell>
          <table:table-cell table:style-name="ce1" office:value-type="string" calcext:value-type="string">
            <text:p>Tsay ishkan padripis nirqan, “Kaychawqa imana kaqpis kakuyan minerum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ver si encontramos a alguien para mandar."</text:p>
          </table:table-cell>
          <table:table-cell table:style-name="ce1" office:value-type="string" calcext:value-type="string">
            <text:p>Maa tariyaamushaqkush kachayaamunaapaq.”</text:p>
          </table:table-cell>
          <table:table-cell office:value-type="string" calcext:value-type="string">
            <text:p>CRH, Cap.6</text:p>
          </table:table-cell>
          <table:table-cell office:value-type="string" calcext:value-type="string">
            <text:p>tariyaamushaqkush</text:p>
          </table:table-cell>
        </table:table-row>
        <table:table-row table:style-name="ro3">
          <table:table-cell office:value-type="string" calcext:value-type="string">
            <text:p>De allí regresé a Huaraz.</text:p>
          </table:table-cell>
          <table:table-cell table:style-name="ce1" office:value-type="string" calcext:value-type="string">
            <text:p>Tsaypita kutikamurqaa W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faltaba una parroquia todavía.</text:p>
          </table:table-cell>
          <table:table-cell table:style-name="ce1" office:value-type="string" calcext:value-type="string">
            <text:p>I faltarqan huk parokyar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de Recuay regresé a mi casa.</text:p>
          </table:table-cell>
          <table:table-cell table:style-name="ce1" office:value-type="string" calcext:value-type="string">
            <text:p>Wayiitanam kutikamurqaa Rekway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descansé para ir a Chiquián.</text:p>
          </table:table-cell>
          <table:table-cell table:style-name="ce1" office:value-type="string" calcext:value-type="string">
            <text:p>Tsaychawnam hamarqaa Chikyanta ayw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o salen carros todos los días ni a Aija ni a Chiquián.</text:p>
          </table:table-cell>
          <table:table-cell table:style-name="ce1" office:value-type="string" calcext:value-type="string">
            <text:p>Manam kada hunaqtsu yarqun karukuna ni Ayhata ni Chiky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a última semana de julio, el lunes, he ido a Chiquián.</text:p>
          </table:table-cell>
          <table:table-cell table:style-name="ce1" office:value-type="string" calcext:value-type="string">
            <text:p>Ultima semana julyuchawnam, lunis aywarquu Chikyan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e día en la mañana he comprado pasaje para ir a Chiquián.</text:p>
          </table:table-cell>
          <table:table-cell table:style-name="ce1" office:value-type="string" calcext:value-type="string">
            <text:p>Tsay hunaq quyallana rantirirquu pasahita Chikyanta aywa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allí me dijo que iba a salir a las once.</text:p>
          </table:table-cell>
          <table:table-cell table:style-name="ce1" office:value-type="string" calcext:value-type="string">
            <text:p>I tsaychawnam niman, “Las onsinam aywanqa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Después de pagar el pasaje contento, yo he estado caminando.</text:p>
          </table:table-cell>
          <table:table-cell table:style-name="ce1" office:value-type="string" calcext:value-type="string">
            <text:p>Nuqaqa kushishqa pasahita pagariykur purikarqu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Y cuando llegó la hora he ido pensando que ya iba a salir.</text:p>
          </table:table-cell>
          <table:table-cell table:style-name="ce1" office:value-type="string" calcext:value-type="string">
            <text:p>I ora kaptinnam aywarquu, “Yarqunqanachi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ué, el dueño me dijo, "El carro no va a Chiquián porque no hay ni pasajeros ni carga.</text:p>
          </table:table-cell>
          <table:table-cell table:style-name="ce1" office:value-type="string" calcext:value-type="string">
            <text:p>Chaariptiinam dweñuqa nimarqan, “Manam karu aywantsu Chikyanta porke mana pasaheru kantsu ni karga kan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me su boleto.</text:p>
          </table:table-cell>
          <table:table-cell table:style-name="ce1" office:value-type="string" calcext:value-type="string">
            <text:p>Apamuy boletuyk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Recoja su dinero.</text:p>
          </table:table-cell>
          <table:table-cell table:style-name="ce1" office:value-type="string" calcext:value-type="string">
            <text:p>Qillayniykita ayllukur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añana irá.</text:p>
          </table:table-cell>
          <table:table-cell table:style-name="ce1" office:value-type="string" calcext:value-type="string">
            <text:p>Warayran aywan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oy no va."</text:p>
          </table:table-cell>
          <table:table-cell table:style-name="ce1" office:value-type="string" calcext:value-type="string">
            <text:p>Kananqa manam aywan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me dijo eso, yo no sabía qué pensar.</text:p>
          </table:table-cell>
          <table:table-cell table:style-name="ce1" office:value-type="string" calcext:value-type="string">
            <text:p>Nikamaptin imanawchi tikra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una maestra también había comprado pasaje para ir a Chiquián.</text:p>
          </table:table-cell>
          <table:table-cell table:style-name="ce1" office:value-type="string" calcext:value-type="string">
            <text:p>Tsaychawnam huk maestra hina rantishqa kanaq pasahita Chikyanta aywa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o devolvió a ella también</text:p>
          </table:table-cell>
          <table:table-cell table:style-name="ce1" office:value-type="string" calcext:value-type="string">
            <text:p>Paytapis kutirats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la preguntó acerca de un carro yendo a Paramonga y dijo, "Llévame hasta Conococha."</text:p>
          </table:table-cell>
          <table:table-cell table:style-name="ce1" office:value-type="string" calcext:value-type="string">
            <text:p>Paynam Paramonga aywaq karutana tapurinaq, “Konokochakama apakallaamay,”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chófer aceptó.</text:p>
          </table:table-cell>
          <table:table-cell table:style-name="ce1" office:value-type="string" calcext:value-type="string">
            <text:p>Chofer aseptari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n su carro no más fui a Conococha.</text:p>
          </table:table-cell>
          <table:table-cell table:style-name="ce1" office:value-type="string" calcext:value-type="string">
            <text:p>Tsaynam tsayllachaw aywakurqaa Konakoch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mos a las tres de la tarde.</text:p>
          </table:table-cell>
          <table:table-cell table:style-name="ce1" office:value-type="string" calcext:value-type="string">
            <text:p>Chaariyarqaa las tres de la tard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s quedemos esperando a que apareciera un carro que iba a Chiquián.</text:p>
          </table:table-cell>
          <table:table-cell table:style-name="ce1" office:value-type="string" calcext:value-type="string">
            <text:p>Tsaychaw kedakuyarqaa karu Chikyanman aywaq yuriramunanta shuyar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No hubo de ninguna manera.</text:p>
          </table:table-cell>
          <table:table-cell table:style-name="ce1" office:value-type="string" calcext:value-type="string">
            <text:p>Manam kayk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omenzando desde las cuatro hacía un frío terrible.</text:p>
          </table:table-cell>
          <table:table-cell table:style-name="ce1" office:value-type="string" calcext:value-type="string">
            <text:p>Las kwatrupita qallaykur sellama alal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 las cinco casi estaba llorando, tanto frío hacía.</text:p>
          </table:table-cell>
          <table:table-cell table:style-name="ce1" office:value-type="string" calcext:value-type="string">
            <text:p>Las sinku kasinam waqarqaapis tsaylaya alalapt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Un hombre allí dijo, "Mejor voy a ir a pie.</text:p>
          </table:table-cell>
          <table:table-cell table:style-name="ce1" office:value-type="string" calcext:value-type="string">
            <text:p>Tsaychawnam huk nunana nin, “Mehor aywakushaq chaki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 hermana tiene un corral en ese cerro.</text:p>
          </table:table-cell>
          <table:table-cell table:style-name="ce1" office:value-type="string" calcext:value-type="string">
            <text:p>Taqay hirkachawmi paniipa kanch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lí no más voy a estar," dijo.</text:p>
          </table:table-cell>
          <table:table-cell table:style-name="ce1" office:value-type="string" calcext:value-type="string">
            <text:p>Tsayllachawnam kedakushaq.” ni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Un paisano suyo dijo, "Entonces deja tu frazada para que me abrigue.</text:p>
          </table:table-cell>
          <table:table-cell table:style-name="ce1" office:value-type="string" calcext:value-type="string">
            <text:p>Tsaynam huk marka mayinna nin, “tsaypinqa frasadaykita deharikuy aqshukunaa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Yo lo llevaré.</text:p>
          </table:table-cell>
          <table:table-cell table:style-name="ce1" office:value-type="string" calcext:value-type="string">
            <text:p>Nuqanam apaka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hombre dijo, "bien," y lo dejó.</text:p>
          </table:table-cell>
          <table:table-cell table:style-name="ce1" office:value-type="string" calcext:value-type="string">
            <text:p>Nunaqa “bwenu” nishpa, deha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Mientras esperábamos el carro allí, llegué a conocer a esas personas.</text:p>
          </table:table-cell>
          <table:table-cell table:style-name="ce1" office:value-type="string" calcext:value-type="string">
            <text:p>Tsay awtu shuyaychawnam tsay nunakunawan riqin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a las seis el frío fue inaguantable.</text:p>
          </table:table-cell>
          <table:table-cell table:style-name="ce1" office:value-type="string" calcext:value-type="string">
            <text:p>Tsaynam las seisna manana awantaypaq alalay kayk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intiendo compasión para mí me dijo, "Abrígate con esta frazada de nuestro amigo.</text:p>
          </table:table-cell>
          <table:table-cell table:style-name="ce1" office:value-type="string" calcext:value-type="string">
            <text:p>Tsaynam ankupamar nimarqan, “Kay amiguntsikpa frasadanllata aqshukurk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Hace mucho frío.</text:p>
          </table:table-cell>
          <table:table-cell table:style-name="ce1" office:value-type="string" calcext:value-type="string">
            <text:p>Allaapam alalan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nvolviéndome completamente con eso, allí me senté en cuclillas.</text:p>
          </table:table-cell>
          <table:table-cell table:style-name="ce1" office:value-type="string" calcext:value-type="string">
            <text:p>Tsaymi tsaywan limpu pitukurkur, tsaychaw unchukuyk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ron allí más mujeres y hombres.</text:p>
          </table:table-cell>
          <table:table-cell table:style-name="ce1" office:value-type="string" calcext:value-type="string">
            <text:p>Tsaymanmi mas warmipis i ullqupis chaay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Todos nos juntamos en un solo montón.</text:p>
          </table:table-cell>
          <table:table-cell table:style-name="ce1" office:value-type="string" calcext:value-type="string">
            <text:p>Tsay llapaakunam hukllachaw montonakuy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Mientras estuvimos así, por fin a las siete y cuarto apareció un omnibus que iba a Llata.</text:p>
          </table:table-cell>
          <table:table-cell table:style-name="ce1" office:value-type="string" calcext:value-type="string">
            <text:p>Tsaynaw kaykaayaptiimi, porfin las syete kwarto yuriramurqan huk omnibus Llata ayw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Fuimos con él.</text:p>
          </table:table-cell>
          <table:table-cell table:style-name="ce1" office:value-type="string" calcext:value-type="string">
            <text:p>Tsaywannam aywaku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ompletamente envuelto allí con la frazada, llegamos a Chiquián a las nueve de la noche.</text:p>
          </table:table-cell>
          <table:table-cell table:style-name="ce1" office:value-type="string" calcext:value-type="string">
            <text:p>Tsaychawpis limpu frasadawan wankupukushqa, las nwebi de la nochim chaayarqaa Chiky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Cuando llegamos allí, ese hombre que había conocido en Conococha suplicó a otro hombre.</text:p>
          </table:table-cell>
          <table:table-cell table:style-name="ce1" office:value-type="string" calcext:value-type="string">
            <text:p>Tsayman chaariyaptiimi, tsay Konokochachaw riqinakuyashqaa nuna rogakaramun huk n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él me guió.</text:p>
          </table:table-cell>
          <table:table-cell table:style-name="ce1" office:value-type="string" calcext:value-type="string">
            <text:p>Tsaynam push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legamos a una puerta grande.</text:p>
          </table:table-cell>
          <table:table-cell table:style-name="ce1" office:value-type="string" calcext:value-type="string">
            <text:p>Chaariyaa hatun sagwan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uando toqué a la puerta salió un joven.</text:p>
          </table:table-cell>
          <table:table-cell table:style-name="ce1" office:value-type="string" calcext:value-type="string">
            <text:p>Tsayta tsaktakuriptiinam yarqaramun huk hobe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e preguntamos si el señor párroco estaba allí.</text:p>
          </table:table-cell>
          <table:table-cell table:style-name="ce1" office:value-type="string" calcext:value-type="string">
            <text:p>Tsaytanam tapuriyaa tsaychawqa señor paroku, nishp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Sí, está aquí," nos dijo.</text:p>
          </table:table-cell>
          <table:table-cell table:style-name="ce1" office:value-type="string" calcext:value-type="string">
            <text:p>”Awmi, kaychawmi,” niya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dije, "Soy catequista. He venido de Huaraz."</text:p>
          </table:table-cell>
          <table:table-cell table:style-name="ce1" office:value-type="string" calcext:value-type="string">
            <text:p>Tsaynam nii, “Katekistam kaa. Shamurquu Waraspitam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l padre, que es un anciano, dijo a ese muchacho suyo, "Primero alista su cama.</text:p>
          </table:table-cell>
          <table:table-cell table:style-name="ce1" office:value-type="string" calcext:value-type="string">
            <text:p>Tsaynam padreqa tsatsana kashpa tsay muchachunta nin, “Puntata alistay ka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be estar muy cansado."</text:p>
          </table:table-cell>
          <table:table-cell table:style-name="ce1" office:value-type="string" calcext:value-type="string">
            <text:p>Limpu utishqachi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rando allí le entregué el oficio.</text:p>
          </table:table-cell>
          <table:table-cell table:style-name="ce1" office:value-type="string" calcext:value-type="string">
            <text:p>Tsay yaykurirnam entregarirqaa ofisyu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l lo leyó.</text:p>
          </table:table-cell>
          <table:table-cell table:style-name="ce1" office:value-type="string" calcext:value-type="string">
            <text:p>Tsayta leyiri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ijo a su muchacho, "Anda, llévalo al restaurante.</text:p>
          </table:table-cell>
          <table:table-cell table:style-name="ce1" office:value-type="string" calcext:value-type="string">
            <text:p>Despwesnam nin muchachunta, “ayway, apari restawranti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Cómprale su cena.</text:p>
          </table:table-cell>
          <table:table-cell table:style-name="ce1" office:value-type="string" calcext:value-type="string">
            <text:p>Senaratsimuy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quí no queda nada.</text:p>
          </table:table-cell>
          <table:table-cell table:style-name="ce1" office:value-type="string" calcext:value-type="string">
            <text:p>Kaychaw mana imapis kannatsu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ese muchacho me llevó.</text:p>
          </table:table-cell>
          <table:table-cell table:style-name="ce1" office:value-type="string" calcext:value-type="string">
            <text:p>Tsaynam tsay muchachu pushama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de comer volví.</text:p>
          </table:table-cell>
          <table:table-cell table:style-name="ce1" office:value-type="string" calcext:value-type="string">
            <text:p>Mikurirnam kutiri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La cama ya estaba lista.</text:p>
          </table:table-cell>
          <table:table-cell table:style-name="ce1" office:value-type="string" calcext:value-type="string">
            <text:p>Listuna kama kaykaan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Entonces me acosté rápidamente, pues hace frío allí.</text:p>
          </table:table-cell>
          <table:table-cell table:style-name="ce1" office:value-type="string" calcext:value-type="string">
            <text:p>Tsaymi apuradu patsaakuykurqaa, alalaptin tsaychaw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ormí bien abrigado.</text:p>
          </table:table-cell>
          <table:table-cell table:style-name="ce1" office:value-type="string" calcext:value-type="string">
            <text:p>Kusa quñum pun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Al día siguiente el padre me dijo, "Voy a buscar catequistas.</text:p>
          </table:table-cell>
          <table:table-cell table:style-name="ce1" office:value-type="string" calcext:value-type="string">
            <text:p>Waraaninnaman padre nimarqan, “Ashimushaqmi katekist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Pero todo eso voy a escribir al padre director ahora.</text:p>
          </table:table-cell>
          <table:table-cell table:style-name="ce1" office:value-type="string" calcext:value-type="string">
            <text:p>Peru tsay llapantam kanan padri direktorman eskribimushaq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1">
          <table:table-cell office:value-type="string" calcext:value-type="string">
            <text:p>Después fuimos a misa.</text:p>
          </table:table-cell>
          <table:table-cell table:style-name="ce1" office:value-type="string" calcext:value-type="string">
            <text:p>Tsaypitanam misaman aywa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Saliendo de allí, el padre me dijo, "Vamos a tomar desayuno porque yo voy lejos a celebrar una misa de entierro.</text:p>
          </table:table-cell>
          <table:table-cell table:style-name="ce1" office:value-type="string" calcext:value-type="string">
            <text:p>Tsaypitanam padri nimarqan, “Aku desayunuta upurishun porke nuqaqa aywaa karutam entyeru misa rur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nda tú.</text:p>
          </table:table-cell>
          <table:table-cell table:style-name="ce1" office:value-type="string" calcext:value-type="string">
            <text:p>Aywakunki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quí tienes veinte soles.</text:p>
          </table:table-cell>
          <table:table-cell table:style-name="ce1" office:value-type="string" calcext:value-type="string">
            <text:p>Kaymi beynti sole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eso puedes almorzar donde quieras."</text:p>
          </table:table-cell>
          <table:table-cell table:style-name="ce1" office:value-type="string" calcext:value-type="string">
            <text:p>Tsaywanmi almorsakurinki mayllachawpis.”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diciendo me despidió.</text:p>
          </table:table-cell>
          <table:table-cell table:style-name="ce1" office:value-type="string" calcext:value-type="string">
            <text:p>Nishpa despediramarq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Mientras yo estaba sentado allí en la plaza, otra vez apareció ese muchacho del padre.</text:p>
          </table:table-cell>
          <table:table-cell table:style-name="ce1" office:value-type="string" calcext:value-type="string">
            <text:p>Tsay plasachaw taykaptiinam, yapay padripa muchachun yuriramurq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él llamó a sus cantores.</text:p>
          </table:table-cell>
          <table:table-cell table:style-name="ce1" office:value-type="string" calcext:value-type="string">
            <text:p>Tsaynam qayaramurqan kantorninkun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os dos cantores aceptaron venir al curso.</text:p>
          </table:table-cell>
          <table:table-cell table:style-name="ce1" office:value-type="string" calcext:value-type="string">
            <text:p>Tsay ishkaq kantorninkunanam aaniyaamarqan shayaamunanpa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ne de allí a las diez cuando apareció un carro que iba a Conococha.</text:p>
          </table:table-cell>
          <table:table-cell table:style-name="ce1" office:value-type="string" calcext:value-type="string">
            <text:p>Tsaypitanam las dyes aywakamurqaa, karu yuriramuptin asta Konokoch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 las doce llegamos.</text:p>
          </table:table-cell>
          <table:table-cell table:style-name="ce1" office:value-type="string" calcext:value-type="string">
            <text:p>Las dosi cha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nos quedamos y el carro siguió a Lima.</text:p>
          </table:table-cell>
          <table:table-cell table:style-name="ce1" office:value-type="string" calcext:value-type="string">
            <text:p>Tsaychawmi kedakuyarqaa i karunam pasakurqan Lima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stuvimos allí hasta las tres.</text:p>
          </table:table-cell>
          <table:table-cell table:style-name="ce1" office:value-type="string" calcext:value-type="string">
            <text:p>Tsaychaw kayarqaa asta las tres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Ni un solo carro llegó.</text:p>
          </table:table-cell>
          <table:table-cell table:style-name="ce1" office:value-type="string" calcext:value-type="string">
            <text:p>Ni huk karu chaykamurqatsu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llí llegó una camioneta a las tres de Llata.</text:p>
          </table:table-cell>
          <table:table-cell table:style-name="ce1" office:value-type="string" calcext:value-type="string">
            <text:p>Tsay las tres chaamurqan huk kamyoneta Llatapit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Con ésa vinimos a Huaraz.</text:p>
          </table:table-cell>
          <table:table-cell table:style-name="ce1" office:value-type="string" calcext:value-type="string">
            <text:p>Tsaywannam aywakayaamurqaa Warasman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Viniendo de allí de Chiquián formamos otra vez una amistad.</text:p>
          </table:table-cell>
          <table:table-cell table:style-name="ce1" office:value-type="string" calcext:value-type="string">
            <text:p>Tsay Chikyanpita shamurmi hina amistaata formariya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Los dos vinimos juntos abrigados con su poncho.</text:p>
          </table:table-cell>
          <table:table-cell table:style-name="ce1" office:value-type="string" calcext:value-type="string">
            <text:p>Tsaywanmi ponchunta ishkaa aqshushqa aywakayaamur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era Ocrosino, pero ya que estaba en un juicio vino a Chiquián y cuando había apelado a Huaraz vino aquí a contratar un abogado.</text:p>
          </table:table-cell>
          <table:table-cell table:style-name="ce1" office:value-type="string" calcext:value-type="string">
            <text:p>Pay kanaq Okrosinush, sino pletuyuq karnin shamunaq Chikyanta i Warasman apelaramurna shamurqan abogadu tsariq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Entonces llegamos a Huaraz a las cinco de la tarde.</text:p>
          </table:table-cell>
          <table:table-cell table:style-name="ce1" office:value-type="string" calcext:value-type="string">
            <text:p>Tsaymi Warasman chaayaamurqaa las sinku de la tardi.'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3">
          <table:table-cell office:value-type="string" calcext:value-type="string">
            <text:p>Así cumplí mi visita a todas les parroquias.</text:p>
          </table:table-cell>
          <table:table-cell table:style-name="ce1" office:value-type="string" calcext:value-type="string">
            <text:p>Tsaynawmi kumplirqaa llapan parokya bisitashqaa.</text:p>
          </table:table-cell>
          <table:table-cell office:value-type="string" calcext:value-type="string">
            <text:p>CRH, Cap.6</text:p>
          </table:table-cell>
          <table:table-cell/>
        </table:table-row>
        <table:table-row table:style-name="ro2">
          <table:table-cell office:value-type="string" calcext:value-type="string">
            <text:p>El caserío de Chontayoc queda más o menos once kilómetros de la provincia de Huaraz.</text:p>
          </table:table-cell>
          <table:table-cell table:style-name="ce1" office:value-type="string" calcext:value-type="string">
            <text:p>Kaseryu de Chuntayuq kaykan mas o menos onsi kilometros de la Probinsya de Wara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norte es contiguo con la estancia de San Juan de Pisco.</text:p>
          </table:table-cell>
          <table:table-cell table:style-name="ce1" office:value-type="string" calcext:value-type="string">
            <text:p>Nortipam kolindan estansya de San Juan de Pisku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sur toca las estancias de Chicney y Marcac.</text:p>
          </table:table-cell>
          <table:table-cell table:style-name="ce1" office:value-type="string" calcext:value-type="string">
            <text:p>Sur ladupam kolindan estansya de Chikneywan i Markaq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l lado este está bordado por el Río Santa.</text:p>
          </table:table-cell>
          <table:table-cell table:style-name="ce1" office:value-type="string" calcext:value-type="string">
            <text:p>Esti ladupanam kolindan Río Santa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Y al oeste su límite es la Hacienda Shecta.</text:p>
          </table:table-cell>
          <table:table-cell table:style-name="ce1" office:value-type="string" calcext:value-type="string">
            <text:p>I oesti ladupanam kolindan Shiqta asyenda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La mitad de Chontayoc es la hacienda del seminario.</text:p>
          </table:table-cell>
          <table:table-cell table:style-name="ce1" office:value-type="string" calcext:value-type="string">
            <text:p>La mitad de Chuntayuqqa asyendan seminaryup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Los operarios allí son numerosos.</text:p>
          </table:table-cell>
          <table:table-cell table:style-name="ce1" office:value-type="string" calcext:value-type="string">
            <text:p>Tsaychawmi operaryu kayan atsk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De las tres estancias trabajan cuatro días cada semana.</text:p>
          </table:table-cell>
          <table:table-cell table:style-name="ce1" office:value-type="string" calcext:value-type="string">
            <text:p>Kimaq estanayapitam uryayan chusku junaqmi kada seman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Yo todavia recuerdo cuando el arrendatario fue Carlos Alberto Zimic.</text:p>
          </table:table-cell>
          <table:table-cell table:style-name="ce1" office:value-type="string" calcext:value-type="string">
            <text:p>Nuqa yarpashqaachaw karqan arendataryu Carlos Alberto Zimic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Fue doctor, muy buena persona.</text:p>
          </table:table-cell>
          <table:table-cell table:style-name="ce1" office:value-type="string" calcext:value-type="string">
            <text:p>Karqan doktormi, allaapa alli nun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Pero sus mayorales fueron hombres muy atrevidos.</text:p>
          </table:table-cell>
          <table:table-cell table:style-name="ce1" office:value-type="string" calcext:value-type="string">
            <text:p>Peru mayuralninkuna karqan allaapa lisu nun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Después el seminario otra vez lo alquiló a un ingeniero Julio Arguedas.</text:p>
          </table:table-cell>
          <table:table-cell table:style-name="ce1" office:value-type="string" calcext:value-type="string">
            <text:p>Despwesnam seminaryu yapay arendakuykushqa huk inhenyeruta Julio Arguedas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1">
          <table:table-cell office:value-type="string" calcext:value-type="string">
            <text:p>Actualmente el arrendatario es el ingeniero Aurelio Moreno.</text:p>
          </table:table-cell>
          <table:table-cell table:style-name="ce1" office:value-type="string" calcext:value-type="string">
            <text:p>I kanan aktwalnam kaykan inhenyeru Aurelio Moreno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n esa hacienda los operarios siembran muy desigual en las chacras de la hacienda.</text:p>
          </table:table-cell>
          <table:table-cell table:style-name="ce1" office:value-type="string" calcext:value-type="string">
            <text:p>Tsay asyendachaw allaapa desigwalmi operaryukuna muruyan tsay asyenda chakr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trabajan igual.</text:p>
          </table:table-cell>
          <table:table-cell table:style-name="ce1" office:value-type="string" calcext:value-type="string">
            <text:p>I igwal uryayan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trabajadores que viven en las alturas siembran bastante papa, cebada, centena.</text:p>
          </table:table-cell>
          <table:table-cell table:style-name="ce1" office:value-type="string" calcext:value-type="string">
            <text:p>Hallqachaw taaraq operaryukuna muruyan aypatam papata, sebadata, sentena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los últimos años han tenido buenas cosechas de papa.</text:p>
          </table:table-cell>
          <table:table-cell table:style-name="ce1" office:value-type="string" calcext:value-type="string">
            <text:p>Kanan watakunaqa papata aylluykuyan alli shuynit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lí la gente no vive en armonía, sino que se tienen odio.</text:p>
          </table:table-cell>
          <table:table-cell table:style-name="ce1" office:value-type="string" calcext:value-type="string">
            <text:p>Tsaychaw nunakuna manam shumaqtsu kakuyan sino chikinakuyanm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4">
          <table:table-cell office:value-type="string" calcext:value-type="string">
            <text:p>En tiempos pasados la costumbre fue que toda la gente llevaba todo lo mejor de la cosecha a sus casas, escondiendo maíz en sus bolsillos, y al cosechar las papas las enterraban en la tierra.</text:p>
          </table:table-cell>
          <table:table-cell table:style-name="ce1" office:value-type="string" calcext:value-type="string">
            <text:p>Nawpa tyempum kostumbri karqan llapan nunakuna kosechachaw llapan mehornin kaqtaqa apakuyaq wayinkunaman, haratam bulsikuypa i papatam allaraykar patsaman pampayp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sus esposas e hijos las sacaban mientras espigaban.</text:p>
          </table:table-cell>
          <table:table-cell table:style-name="ce1" office:value-type="string" calcext:value-type="string">
            <text:p>Tsaytanam warminkuna tsurinkuna qallpakushllapa uqtikuriy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Hombres de Chontayoc que no trabajan en la hacienda trabajan en sus propias chacras.</text:p>
          </table:table-cell>
          <table:table-cell table:style-name="ce1" office:value-type="string" calcext:value-type="string">
            <text:p>Tsay Chuntayuq nunakuna mana asyendachaw operaryu kaqqa, chakrankunallachawmi urya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os los chontinos tienen chacras, aunque pequeñas.</text:p>
          </table:table-cell>
          <table:table-cell table:style-name="ce1" office:value-type="string" calcext:value-type="string">
            <text:p>Llapan chontinupam chakran kan, wallka wallkalla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Allí siembran maíz, papa, oca, trigo, cebada, habas, arvejas, lentejas, quínoa y olluco.</text:p>
          </table:table-cell>
          <table:table-cell table:style-name="ce1" office:value-type="string" calcext:value-type="string">
            <text:p>Tsayllachawmi muruyan harata, papata, uqata, triguta, sebadata, abasta, allwita, llantita, kinwata i ullku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e poco que cosechan lo guardan.</text:p>
          </table:table-cell>
          <table:table-cell table:style-name="ce1" office:value-type="string" calcext:value-type="string">
            <text:p>Tsay wallkata kosecharikur wardakuy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o lo comen un año entero.</text:p>
          </table:table-cell>
          <table:table-cell table:style-name="ce1" office:value-type="string" calcext:value-type="string">
            <text:p>Tsayllatam mikuyan wata enter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o siembran en la época cuando no llueve porque no hay agua.</text:p>
          </table:table-cell>
          <table:table-cell table:style-name="ce1" office:value-type="string" calcext:value-type="string">
            <text:p>Manam mitskata muruyantsu porke manam yaku k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Solamente siembran con la lluvia, y cuando no hay lluvia no siembran nada.</text:p>
          </table:table-cell>
          <table:table-cell table:style-name="ce1" office:value-type="string" calcext:value-type="string">
            <text:p>Tsaymi tamyallawan, i mana tamya kaptinqa ni imata mur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Hasta para tomar, el agua se acaba por completo en la época de sequía.</text:p>
          </table:table-cell>
          <table:table-cell table:style-name="ce1" office:value-type="string" calcext:value-type="string">
            <text:p>Asta upyanapaq yakupis limpun ushakaakurin usyachaw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ada familia tiene su casa, algunas con techo de teja, otros de paja.</text:p>
          </table:table-cell>
          <table:table-cell table:style-name="ce1" office:value-type="string" calcext:value-type="string">
            <text:p>Kada familyapaq wayin kapun, wakinpam tehapita, wakinpam uqshallapi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 todos modos son las suyas propias.</text:p>
          </table:table-cell>
          <table:table-cell table:style-name="ce1" office:value-type="string" calcext:value-type="string">
            <text:p>Imanaw karpis kikinp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adie en Chonta vive en casa alquilada.</text:p>
          </table:table-cell>
          <table:table-cell table:style-name="ce1" office:value-type="string" calcext:value-type="string">
            <text:p>Manam Chuntachaw ni pi yachantsu arendashqa wayi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n sus casas tienen sus herramientas, pues todos tienen barreta, lampa, hacha, machete y sogas.</text:p>
          </table:table-cell>
          <table:table-cell table:style-name="ce1" office:value-type="string" calcext:value-type="string">
            <text:p>Wayinkunachaw kan eramyentankuna, llapanpa bareta, lampa, hacha, machete i wask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para dormir tienen pellejos y jergas.</text:p>
          </table:table-cell>
          <table:table-cell table:style-name="ce1" office:value-type="string" calcext:value-type="string">
            <text:p>I punuyaananpaq kayaapun qaratsankuna i herg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para cocinar tienen sus ollas.</text:p>
          </table:table-cell>
          <table:table-cell table:style-name="ce1" office:value-type="string" calcext:value-type="string">
            <text:p>I arukuyaananpaq kan manka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sus fogones son tres piedras puestas en la tierra.</text:p>
          </table:table-cell>
          <table:table-cell table:style-name="ce1" office:value-type="string" calcext:value-type="string">
            <text:p>I tullpankuna kima rumi churashqa patsall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comen a cualquier hora que la comida esté lista, sentados en el suelo.</text:p>
          </table:table-cell>
          <table:table-cell table:style-name="ce1" office:value-type="string" calcext:value-type="string">
            <text:p>I mikuyan imay orapis mikuy chashqan oraran, patsallachaw tay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adie tiene mesa para comer.</text:p>
          </table:table-cell>
          <table:table-cell table:style-name="ce1" office:value-type="string" calcext:value-type="string">
            <text:p>Manam ni pipa mesan kantsu mikunanp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No tienen la costumbre de rezar antes de comer.</text:p>
          </table:table-cell>
          <table:table-cell table:style-name="ce1" office:value-type="string" calcext:value-type="string">
            <text:p>I manam nunka kostumbrayantsu mikuyaananpaq resa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Cuando terminan de comer se van a algún sitio, en la mañana a trabajar, en la tarde se acuestan temprano.</text:p>
          </table:table-cell>
          <table:table-cell table:style-name="ce1" office:value-type="string" calcext:value-type="string">
            <text:p>Mikur ushariykur aywakuyan maytapis, quyapa kar uryakuq, tardipa kar tempranu patsaa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hombres con familia no se preocupan nada por sus hijos.</text:p>
          </table:table-cell>
          <table:table-cell table:style-name="ce1" office:value-type="string" calcext:value-type="string">
            <text:p>Tsay familyayuq nunakuna manam ni ima kwentayantsu tsurinkunapa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niños siempre están muy sucios.</text:p>
          </table:table-cell>
          <table:table-cell table:style-name="ce1" office:value-type="string" calcext:value-type="string">
            <text:p>Limpu mapa purum wamrakuna ka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la mañana ni siquiera procuran que éstos se laven la cara, pues ni ellos mismos lo hacen.</text:p>
          </table:table-cell>
          <table:table-cell table:style-name="ce1" office:value-type="string" calcext:value-type="string">
            <text:p>Patsa waraariptin ni sikyera yakuwan shuupatsiyantsu, asta ni kikinkunapi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os crían alguna clase de animal en sus casas.</text:p>
          </table:table-cell>
          <table:table-cell table:style-name="ce1" office:value-type="string" calcext:value-type="string">
            <text:p>Llapankunam waatayan ima animalkunatapis wayinkun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ienen cuy, conejo, gallina y chanchos.</text:p>
          </table:table-cell>
          <table:table-cell table:style-name="ce1" office:value-type="string" calcext:value-type="string">
            <text:p>Kayaapun haka, konehu, wallpa i kuchin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os comen y también los venden para tener un poco de dinero.</text:p>
          </table:table-cell>
          <table:table-cell table:style-name="ce1" office:value-type="string" calcext:value-type="string">
            <text:p>Tsaykunatam mikuyan i imallapaqpis rantiku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ero hay también personas muy ociosas.</text:p>
          </table:table-cell>
          <table:table-cell table:style-name="ce1" office:value-type="string" calcext:value-type="string">
            <text:p>Peru kayanmi hina allaapa qel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Se sientan en sus casas y ni siquiera crían animales.</text:p>
          </table:table-cell>
          <table:table-cell table:style-name="ce1" office:value-type="string" calcext:value-type="string">
            <text:p>Wayinkunachaw taakuyanlla, ni ima animalllatapis mana waatak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Chontayoc todos los hombres no saben leer ni saben rezar.</text:p>
          </table:table-cell>
          <table:table-cell table:style-name="ce1" office:value-type="string" calcext:value-type="string">
            <text:p>Chuntayuqchaw manam llapan nunakunatsu leyta yachan, ni resakuyta yach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algunos ni ponen sus hijos en la escuela.</text:p>
          </table:table-cell>
          <table:table-cell table:style-name="ce1" office:value-type="string" calcext:value-type="string">
            <text:p>I wakinkunaqa ni tsurinkunata eskwelallamanpis mana chura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quí en Chonta toda la gente es católica.</text:p>
          </table:table-cell>
          <table:table-cell table:style-name="ce1" office:value-type="string" calcext:value-type="string">
            <text:p>Kay Chuntachaw llapan nunakunam katoliku ka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Todavía no han llegado aquí personas de otra religión.</text:p>
          </table:table-cell>
          <table:table-cell table:style-name="ce1" office:value-type="string" calcext:value-type="string">
            <text:p>Manaran kanankama chaayaamuntsu huk relihyonyuq nun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todos dicen que el que hace las fiestas es muy bueno.</text:p>
          </table:table-cell>
          <table:table-cell table:style-name="ce1" office:value-type="string" calcext:value-type="string">
            <text:p>I pipis maypis niyan fyestakuna ruraqqa allaapa allish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Hasta sus pecados se le quitan, dicen.</text:p>
          </table:table-cell>
          <table:table-cell table:style-name="ce1" office:value-type="string" calcext:value-type="string">
            <text:p>Hutsankunapis menusyaarinsh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quí en Chonta hay varias fiestas durante el año.</text:p>
          </table:table-cell>
          <table:table-cell table:style-name="ce1" office:value-type="string" calcext:value-type="string">
            <text:p>Kay Chuntachaw fyestakuna kayan atskaqmi huk wata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rimero empieza con carnavales.</text:p>
          </table:table-cell>
          <table:table-cell table:style-name="ce1" office:value-type="string" calcext:value-type="string">
            <text:p>Primerum qallaykamun karnabal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celebración todos amarran las cruces bonito con machito.</text:p>
          </table:table-cell>
          <table:table-cell table:style-name="ce1" office:value-type="string" calcext:value-type="string">
            <text:p>Tsaychaw llapan kruskunatam shumaq watayan machituw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después las echan con purpurina y mandan celebrar misa.</text:p>
          </table:table-cell>
          <table:table-cell table:style-name="ce1" office:value-type="string" calcext:value-type="string">
            <text:p>I despwes purpurinarir misatsi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os días de carnaval hay bastante borrachera.</text:p>
          </table:table-cell>
          <table:table-cell table:style-name="ce1" office:value-type="string" calcext:value-type="string">
            <text:p>Tsay karnabal diyakuna kan fertim boracher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de eso llega la Virgen Dolorosa en marzo.</text:p>
          </table:table-cell>
          <table:table-cell table:style-name="ce1" office:value-type="string" calcext:value-type="string">
            <text:p>Tsaypitam chaaramun Dolorosa marsuchaw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fiesta llevan la imagen en procesión de noche, cantando.</text:p>
          </table:table-cell>
          <table:table-cell table:style-name="ce1" office:value-type="string" calcext:value-type="string">
            <text:p>Tsaychawnam ampipa puritsiyan prosesyonta kanta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Y en esa procesión también hay borrachera.</text:p>
          </table:table-cell>
          <table:table-cell table:style-name="ce1" office:value-type="string" calcext:value-type="string">
            <text:p>I tsay prosesyonchawqa lomismu boracher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n esa fiesta la comida es tres clases de sopa y tres clases de mazamorra.</text:p>
          </table:table-cell>
          <table:table-cell table:style-name="ce1" office:value-type="string" calcext:value-type="string">
            <text:p>Tsay fyestachaw mikuy kima klasi kashki i kima klasi ap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Otra vez hay fiesta el quince de mayo, San Isidro, fiesta muy grande.</text:p>
          </table:table-cell>
          <table:table-cell table:style-name="ce1" office:value-type="string" calcext:value-type="string">
            <text:p>Yapay fyestanam kinse de mayu, San Isidru, allaapa hatun fyes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elebran esa fiesta con mucha solemnidad.</text:p>
          </table:table-cell>
          <table:table-cell table:style-name="ce1" office:value-type="string" calcext:value-type="string">
            <text:p>Allibwenu tsay fyestata sumaykatsiy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spués el treinta de agosto es la fiesta de Santa Rosa de Lima.</text:p>
          </table:table-cell>
          <table:table-cell table:style-name="ce1" office:value-type="string" calcext:value-type="string">
            <text:p>Despwes treinta do agosto, Santa Rosa de Lim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l treintiuno de agosto es San Santiago Mayor.</text:p>
          </table:table-cell>
          <table:table-cell table:style-name="ce1" office:value-type="string" calcext:value-type="string">
            <text:p>Treintiuno de agosto San Santiago Mayo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El primero de setiembre es la fiesta de la Santísima Cruz, y el 24 de setiembre Virgen de las Mercedes.</text:p>
          </table:table-cell>
          <table:table-cell table:style-name="ce1" office:value-type="string" calcext:value-type="string">
            <text:p>Primero de setyembri Santisima Cruz y el 24 de setyembri Virgen de las Mercede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Esas son las fiestas durante el año.</text:p>
          </table:table-cell>
          <table:table-cell table:style-name="ce1" office:value-type="string" calcext:value-type="string">
            <text:p>Tsaymi watachaw fyestakun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Dicen que personas que pasan todas les fiestas ya no tienen deudas porque han servido a todos los santos.</text:p>
          </table:table-cell>
          <table:table-cell table:style-name="ce1" office:value-type="string" calcext:value-type="string">
            <text:p>Tsay llapan fyesta pasaq nunakuna mananash haqanatsu porke llapan santukunata sirwishq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asar esas fiestas es ser hombre, dicen.</text:p>
          </table:table-cell>
          <table:table-cell table:style-name="ce1" office:value-type="string" calcext:value-type="string">
            <text:p>Tsay fyesta pasayqa ullqu kayshi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Quien no pasa fiesta no es hombre.</text:p>
          </table:table-cell>
          <table:table-cell table:style-name="ce1" office:value-type="string" calcext:value-type="string">
            <text:p>Mana fyestakuna pasaqqa ullqu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Los hombres aquí de Chonta son muy unidos en cualquier obra para el bien común, pero con tal que no les falte coca, cigarrillos y alcohol.</text:p>
          </table:table-cell>
          <table:table-cell table:style-name="ce1" office:value-type="string" calcext:value-type="string">
            <text:p>Kay Chunta nunakuna ima republika uryachawpis allaapa unidum, peru sí manam faltanantsu kukan i sigarun i washku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uando tienen ésos, ni sienten cuando ha oscurecido.</text:p>
          </table:table-cell>
          <table:table-cell table:style-name="ce1" office:value-type="string" calcext:value-type="string">
            <text:p>Tsaymi kaptinqa manam ampishqantapis maakuy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6">
          <table:table-cell office:value-type="string" calcext:value-type="string">
            <text:p>Hombres de la comunidad trabajan en el panteón, la iglesia, las escuelas, las acequias o van a cualquier otro sitio a trabajar adonde los mandan las autoridades.</text:p>
          </table:table-cell>
          <table:table-cell table:style-name="ce1" office:value-type="string" calcext:value-type="string">
            <text:p>Republika nunakuna uryayan pantyonchaw, lglesyachaw, eskwelakunachaw, sekyakunachaw maymanpis aywayan uryaq mas awtoridaakuna mañakayaamupti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La gente aquí de Chonta no tiene trabajo en sus chacras todo el tiempo.</text:p>
          </table:table-cell>
          <table:table-cell table:style-name="ce1" office:value-type="string" calcext:value-type="string">
            <text:p>Kay Chunta nunakunapa manam todo el tyemputsu kan chakrankunachaw ury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Cuando termina todo lo que hay que hacer en sus chacras van a la costa a trabajar.</text:p>
          </table:table-cell>
          <table:table-cell table:style-name="ce1" office:value-type="string" calcext:value-type="string">
            <text:p>Chakrankunachaw ushapaakurir aywakuyan kostatam uryapuku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Generalmente van a Paramonga.</text:p>
          </table:table-cell>
          <table:table-cell table:style-name="ce1" office:value-type="string" calcext:value-type="string">
            <text:p>I mas imanakaqpis aywayan Paramongatam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lí están dos o tres meses.</text:p>
          </table:table-cell>
          <table:table-cell table:style-name="ce1" office:value-type="string" calcext:value-type="string">
            <text:p>Tsaychawmi kayaamun ishkay o kima kill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De allí llegan con bastante dinero.</text:p>
          </table:table-cell>
          <table:table-cell table:style-name="ce1" office:value-type="string" calcext:value-type="string">
            <text:p>Tsaypitanam chaarayaamun atska qillayyuq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gunos empiezan a emborracharse.</text:p>
          </table:table-cell>
          <table:table-cell table:style-name="ce1" office:value-type="string" calcext:value-type="string">
            <text:p>Wakinkunaqa qallaykuyan machaku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2">
          <table:table-cell office:value-type="string" calcext:value-type="string">
            <text:p>Otros hombres disponen bien ese dinero que han ganado para el bien de sus familias, comprándoles ropa bonita.</text:p>
          </table:table-cell>
          <table:table-cell table:style-name="ce1" office:value-type="string" calcext:value-type="string">
            <text:p>I wakin nunakunanam shumaq disponiyan tsay tariyaamunqan qillayta familyankunapaq shumaq ratashnin rantir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lgunos hombres en Chontayoc crían vacas, ovejas y cabras.</text:p>
          </table:table-cell>
          <table:table-cell table:style-name="ce1" office:value-type="string" calcext:value-type="string">
            <text:p>Wakin nunakuna Chuntayuqchaw waatayan wakata, uushata i chiwata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ero no hay muchos de esos animales.</text:p>
          </table:table-cell>
          <table:table-cell table:style-name="ce1" office:value-type="string" calcext:value-type="string">
            <text:p>Peru manam tsay atska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Unos pocos tienen burros.</text:p>
          </table:table-cell>
          <table:table-cell table:style-name="ce1" office:value-type="string" calcext:value-type="string">
            <text:p>Wallkaqpam ashnunkunapis kan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Aunque crían esos animales, no hay pasto.</text:p>
          </table:table-cell>
          <table:table-cell table:style-name="ce1" office:value-type="string" calcext:value-type="string">
            <text:p>Kay animalta waatashqapis pastum manam kantsu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office:value-type="string" calcext:value-type="string">
            <text:p>Por eso son demasiado flacos para vender.</text:p>
          </table:table-cell>
          <table:table-cell table:style-name="ce1" office:value-type="string" calcext:value-type="string">
            <text:p>Tsaymi uyu rantikunapaqpis.</text:p>
          </table:table-cell>
          <table:table-cell office:value-type="string" calcext:value-type="string">
            <text:p>CRH, Cap.8</text:p>
          </table:table-cell>
          <table:table-cell/>
        </table:table-row>
        <table:table-row table:style-name="ro3">
          <table:table-cell table:style-name="ce3" office:value-type="string" calcext:value-type="string">
            <text:p>Luis Rojas fue un hombre de Huanja muy atrevido y conocido en todas partes.</text:p>
          </table:table-cell>
          <table:table-cell office:value-type="string" calcext:value-type="string">
            <text:p>Luis Rojas karqan Wanha nuna allaapa lisu, riqishqa maychawpis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también le conocía.</text:p>
          </table:table-cell>
          <table:table-cell office:value-type="string" calcext:value-type="string">
            <text:p>Nuqapis riqiim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Fue un hombre muy temible.</text:p>
          </table:table-cell>
          <table:table-cell office:value-type="string" calcext:value-type="string">
            <text:p>Allaapa mantsanaypaqmi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hombre fue mayordomo para la fiesta de San Isidro en Huanja.</text:p>
          </table:table-cell>
          <table:table-cell office:value-type="string" calcext:value-type="string">
            <text:p>Tsay nunam mayordomu kanaq San Isidruchaw Wanhachaw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listó todo para la fiesta, convidando a todos sus obsequiantes.</text:p>
          </table:table-cell>
          <table:table-cell office:value-type="string" calcext:value-type="string">
            <text:p>Llapantapis limpuna alistanaq fyestapaq, utsutsikur llapan qillinkuna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estaba ya muy cerca el 15 de Mayo, contrató a algunos hombres para recoger leña y penca para labrar chicha.</text:p>
          </table:table-cell>
          <table:table-cell office:value-type="string" calcext:value-type="string">
            <text:p>Naqana 15 de mayu serkamuptin, nunakunata minkakurir ayllutsirqan yamtata i qaarata aswananp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era un poquito ricachito, alistó bien las cosas, desafiando al otro mayordomo.</text:p>
          </table:table-cell>
          <table:table-cell office:value-type="string" calcext:value-type="string">
            <text:p>Ichik rikulla karnin allibwenu alistaykunaq huknin mayordomu mayinta limpu desafiy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faltaron dos semanas para la fiesta, contrató a diez hombres para traer leña.</text:p>
          </table:table-cell>
          <table:table-cell office:value-type="string" calcext:value-type="string">
            <text:p>Ishkay semana fyestapaq faltaykaptin, minkakurqunaq chunka nunata yamta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1">
          <table:table-cell table:style-name="ce3" office:value-type="string" calcext:value-type="string">
            <text:p>Se fueron a Tinyash con sus burros a buscarla.</text:p>
          </table:table-cell>
          <table:table-cell office:value-type="string" calcext:value-type="string">
            <text:p>Tinyashta aywayaanaq ashnunkunawan yamta ashi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Mientras todos esos hombres estaban cortando su madera en Tinyash, aparecieron algunos de la familia Yanac, enojados.</text:p>
          </table:table-cell>
          <table:table-cell office:value-type="string" calcext:value-type="string">
            <text:p>Tsay llapan nunakuna Tinyashchaw wallupakuraykaayaptin, yurikuriyaanaq waapu familya Yanakkun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Dijeron, "¿Qué buscan aquí?</text:p>
          </table:table-cell>
          <table:table-cell office:value-type="string" calcext:value-type="string">
            <text:p>"Kaychaw imatam ashiyanki?</text:p>
            <text:p/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a no es la chacra de Luis Rojas.</text:p>
          </table:table-cell>
          <table:table-cell office:value-type="string" calcext:value-type="string">
            <text:p>Kayqa manam Luis Rojaspa chakrantsu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algan de aquí."</text:p>
          </table:table-cell>
          <table:table-cell office:value-type="string" calcext:value-type="string">
            <text:p>Kaypita yarquyay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sí diciendo, botaron a la fuerza a los hombres de Huanja, dejándolos con las manos vacías, hasta quitándoles sus sogas.</text:p>
          </table:table-cell>
          <table:table-cell office:value-type="string" calcext:value-type="string">
            <text:p>Nishpa limpu qarqarayaamunaq Wanha nunakunata hina purullata, asta waskankunatapis quchirku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ero cuando los de Huanja les suplicaron, les devolvieron sus sogas.</text:p>
          </table:table-cell>
          <table:table-cell office:value-type="string" calcext:value-type="string">
            <text:p>Peru Wanha nunakuna rogayaptin waskankunata entregaya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fin llegó la fiesta en Huanja.</text:p>
          </table:table-cell>
          <table:table-cell office:value-type="string" calcext:value-type="string">
            <text:p>Porfin fyesta chaaramunaq Wanhachaw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lgunos hombres de Huanja vinieron al día quince para observar.</text:p>
          </table:table-cell>
          <table:table-cell office:value-type="string" calcext:value-type="string">
            <text:p>I Tinyash nunakuna shayaamurqunaq kinse diyaman rikaaku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ntes de la misa, Luis Rojas andaba picadito y se encontró con los hombres de Tinyash.</text:p>
          </table:table-cell>
          <table:table-cell office:value-type="string" calcext:value-type="string">
            <text:p>Manaraq misa kaptinnash, Luis Rojasqa shinkarishqa purikaanaq i toparkuyan Tinyash nuna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uis Rojas dijo, "Bienvenidos.</text:p>
          </table:table-cell>
          <table:table-cell office:value-type="string" calcext:value-type="string">
            <text:p>Tsaynam Luis Rojasqa ninaq, "Allim shayaamurqunk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 a la casa.</text:p>
          </table:table-cell>
          <table:table-cell office:value-type="string" calcext:value-type="string">
            <text:p>Aku way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isítennos.</text:p>
          </table:table-cell>
          <table:table-cell office:value-type="string" calcext:value-type="string">
            <text:p>Watukarayaama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e alegro que han bajado.</text:p>
          </table:table-cell>
          <table:table-cell office:value-type="string" calcext:value-type="string">
            <text:p>Kushikuypaq uraayaamurqunk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, vamos a la casa."</text:p>
          </table:table-cell>
          <table:table-cell office:value-type="string" calcext:value-type="string">
            <text:p>Aku aku wayita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s señores de Tinyash fueron contentos y no recordaron que habían botado a sus hombres sin leña.</text:p>
          </table:table-cell>
          <table:table-cell office:value-type="string" calcext:value-type="string">
            <text:p>Tinyash nunakunaqa kushishqa aywayarqunaq i mana yarpayaanaqtsu sin yamta nunankunata qarqamushqa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e fueron contentos.</text:p>
          </table:table-cell>
          <table:table-cell office:value-type="string" calcext:value-type="string">
            <text:p>Kushishqa aywayarq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llegaron a la casa del mayordomo, éste dijo, "Adelante.</text:p>
          </table:table-cell>
          <table:table-cell office:value-type="string" calcext:value-type="string">
            <text:p>Mayordomupa wayinman chaariyaptinna, ninaq, "Pasakayaamu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Vamos a descansar aquí dentro de la casa."</text:p>
          </table:table-cell>
          <table:table-cell office:value-type="string" calcext:value-type="string">
            <text:p>Hamakurishun kay wayi rurillam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entraron y les había invitado a sentarse, enseguida Luis Rojas les sirvió una ponga grande de chicha y una botella llena de alcohol.</text:p>
          </table:table-cell>
          <table:table-cell office:value-type="string" calcext:value-type="string">
            <text:p>Yaykuriyaptinna taaratsir, apurayllapa Luis Rojasqa hatun punkapa aswan qurinaq, huk botella hunta alkolni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Fueron solamente dos los hombres de Tinyash.</text:p>
          </table:table-cell>
          <table:table-cell office:value-type="string" calcext:value-type="string">
            <text:p>Ishkaqllam kayaanaq Tinyash nunakun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servirles eso, Luis Rojas cerró las puertas y las aseguró.</text:p>
          </table:table-cell>
          <table:table-cell office:value-type="string" calcext:value-type="string">
            <text:p>Luis Rojasqa tsaynin qurikur, limpu punkukunata wichqarir trankar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ijo, "Terminen esto rápido.</text:p>
          </table:table-cell>
          <table:table-cell office:value-type="string" calcext:value-type="string">
            <text:p>Despwes ninaq, "Apuradu kay upur ushayay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i no terminan de tomarlo, voy a romperles la columna vertebral con este bastón.</text:p>
          </table:table-cell>
          <table:table-cell office:value-type="string" calcext:value-type="string">
            <text:p>Sitsun mana upur ushayanki, kay garutiwanmi washaykikunata pakimush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¡Conque han botado a mis obreros sin leña!</text:p>
          </table:table-cell>
          <table:table-cell office:value-type="string" calcext:value-type="string">
            <text:p>Konke minkaakunata qarqayaamurqayki sin yam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hora con este bastón les voy a matar si no terminan esta chicha y la botella de alcohol.</text:p>
          </table:table-cell>
          <table:table-cell office:value-type="string" calcext:value-type="string">
            <text:p>Kananmi kay garutiwan wanutsiyashqayki sitsun mana ushaykuyanki kay aswata i botella alkol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quería la leña para el santo, no para mi propio uso."</text:p>
          </table:table-cell>
          <table:table-cell office:value-type="string" calcext:value-type="string">
            <text:p>Nuqaqa yamtata munarqaa santupaqmi, manam kikii waykakunaapaqtsu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4">
          <table:table-cell table:style-name="ce3" office:value-type="string" calcext:value-type="string">
            <text:p>Cuando Luis habló así a los hombres, todos los espectadores allí se retiraron rápido porque todos lo conocían y sabían que era muy atrevido así.</text:p>
          </table:table-cell>
          <table:table-cell office:value-type="string" calcext:value-type="string">
            <text:p>Tsaynaw Luis nunakunata niptin, llapan tsaychaw rikaakuqkunapis aywakuyaanaq apurakachaypa porke pipis maypis riqiyarqan, tsaynaw allaapa lisu kashqanta musy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también estuvo allí.</text:p>
          </table:table-cell>
          <table:table-cell office:value-type="string" calcext:value-type="string">
            <text:p>Papaaniipis tsaychawshi k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l también se retiró rápidamente.</text:p>
          </table:table-cell>
          <table:table-cell office:value-type="string" calcext:value-type="string">
            <text:p>Paypis apuradu aywak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Ya que no se quedaron allí, no sabían qué sucedió a los hombres de Tinyash.</text:p>
          </table:table-cell>
          <table:table-cell office:value-type="string" calcext:value-type="string">
            <text:p>Manana tsaychaw kedayaanaqtsu, imanawraq kakuyarqan tsay Tinyash nuna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Ese hombre era muy temible en Huanja y en todas partes conocido por su ferocidad.</text:p>
          </table:table-cell>
          <table:table-cell office:value-type="string" calcext:value-type="string">
            <text:p>Tsay nunaqa allaapa mantsay kanaq Wanhachaw i hinantinchawpis riqishqa i mantsayp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Una vez ese hombre fue a Marcac a otra fiesta.</text:p>
          </table:table-cell>
          <table:table-cell office:value-type="string" calcext:value-type="string">
            <text:p>Huk besnam tsay nuna maa aywanaq hina fyestaman Markaq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llí se emborrachó.</text:p>
          </table:table-cell>
          <table:table-cell office:value-type="string" calcext:value-type="string">
            <text:p>Tsaychawnam allibwenu mach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 eso se encontró con un paisano suyo.</text:p>
          </table:table-cell>
          <table:table-cell office:value-type="string" calcext:value-type="string">
            <text:p>Nikarnam toparkuyaanaq huk marka mayin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se llamaba Bernardo Cacha.</text:p>
          </table:table-cell>
          <table:table-cell office:value-type="string" calcext:value-type="string">
            <text:p>Bernardo Cacham hutin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Él era yerno en Chontayoc.</text:p>
          </table:table-cell>
          <table:table-cell office:value-type="string" calcext:value-type="string">
            <text:p>Tsayqa Chontayuqchawmi masha karq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os dos borrachos comenzaron a pelear.</text:p>
          </table:table-cell>
          <table:table-cell office:value-type="string" calcext:value-type="string">
            <text:p>Ishkanpis machashqa pelyar qallakuykuyaa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Luis Rojas sacó un cuchillo de su bolsillo y le dio una estocada a Berna Cacha.</text:p>
          </table:table-cell>
          <table:table-cell office:value-type="string" calcext:value-type="string">
            <text:p>Tsaynam Luis Rojasqa bulsikunpita kutsilluta hurqaramur, maa tuksikunaq Berna Cacha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e saltó a un lado y el cuchillo le agarró en la oreja.</text:p>
          </table:table-cell>
          <table:table-cell office:value-type="string" calcext:value-type="string">
            <text:p>Paynam huklla safaykunaq i tsariramunaq rinrinchaw kutsillu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Se la cortó.</text:p>
          </table:table-cell>
          <table:table-cell office:value-type="string" calcext:value-type="string">
            <text:p>Ruqurap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salió bastante sangre, los hombres de la fiesta persiguieron a Luis.</text:p>
          </table:table-cell>
          <table:table-cell office:value-type="string" calcext:value-type="string">
            <text:p>Yawarnin allaapa shamuptin, tsaynam Luistaqa qatipakuyaanaq fyestachaw kaq nunakun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Él, Luis, se fue derecho al río.</text:p>
          </table:table-cell>
          <table:table-cell office:value-type="string" calcext:value-type="string">
            <text:p>Pay Luistaqa aywakunaq derechu mayu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"Ahora termino mi vida.</text:p>
          </table:table-cell>
          <table:table-cell office:value-type="string" calcext:value-type="string">
            <text:p>"Kananmi ushakaari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Nadie me ve a llevar preso," dijo y corrió allí abajo.</text:p>
          </table:table-cell>
          <table:table-cell office:value-type="string" calcext:value-type="string">
            <text:p>Manam ni pi presu apamanqatsu," nishpam, ayqikunaq tsayta uray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o persiguieron y lo chaparon.</text:p>
          </table:table-cell>
          <table:table-cell office:value-type="string" calcext:value-type="string">
            <text:p>Qatiparninnam tsarikayaamun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uis jaló, libró su mano y se dio un puñete en el ojo de propósito.</text:p>
          </table:table-cell>
          <table:table-cell office:value-type="string" calcext:value-type="string">
            <text:p>Tsaynash Luisqa riwikushpanalla nawinta kutarinaq hayllana arday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cerró su ojo y dijo, "Él (Bernardo Cacha) me reventó el ojo primero.</text:p>
          </table:table-cell>
          <table:table-cell office:value-type="string" calcext:value-type="string">
            <text:p>Qimtsirinaq, "Nuqapatam puntata nawiita pashtamushqa," nish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s hombres de Marcac le amarraron bien manos y pies y enseguida lo llevaron tuerto a Huaraz.</text:p>
          </table:table-cell>
          <table:table-cell office:value-type="string" calcext:value-type="string">
            <text:p>Markaq nunakunaqa waskawan limpu makinta chakinta pankarkur, hiqaratsiyarqunaq Waras derechu wisku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e hombre mañoso seguía así fingiéndose tuerto.</text:p>
          </table:table-cell>
          <table:table-cell office:value-type="string" calcext:value-type="string">
            <text:p>Tsay mañosu nuna hina kaykaq wisku tukushqallash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mientras llevaron a Berna Cacha al hospital en camilla.</text:p>
          </table:table-cell>
          <table:table-cell office:value-type="string" calcext:value-type="string">
            <text:p>Berna Cachataqa apakuyaanaq kirmapa ospitalm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o era todavía muy chiquito.</text:p>
          </table:table-cell>
          <table:table-cell office:value-type="string" calcext:value-type="string">
            <text:p>Nuqapis ichikllallanran karqa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aba ayudando a mi papá haciendo velón.</text:p>
          </table:table-cell>
          <table:table-cell office:value-type="string" calcext:value-type="string">
            <text:p>Papaaniitam yanapaykarqaa belonta rurar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7">
          <table:table-cell table:style-name="ce3" office:value-type="string" calcext:value-type="string">
            <text:p>Entonces llegaron allí y contaron, "Dicen que Luis Rojas ha matado a Berna Cacha."</text:p>
          </table:table-cell>
          <table:table-cell office:value-type="string" calcext:value-type="string">
            <text:p/>
            <text:p/>
            <text:p>Tsaymi tsayman willakarayaamurqan, "Luis Rojasshi Berna Cachata wanuratsishqa," nishp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preguntó, "¿Dónde." Contestaron, "En la fiesta de Marcac.</text:p>
          </table:table-cell>
          <table:table-cell office:value-type="string" calcext:value-type="string">
            <text:p>"Maychawraq." niptinnam, niyarqan, "Markaq fyestachawsh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stán llevándolo en camilla.</text:p>
          </table:table-cell>
          <table:table-cell office:value-type="string" calcext:value-type="string">
            <text:p>Apakuraykaayan kirmawanmi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seguramente están por llegar con él a Huaraz.</text:p>
          </table:table-cell>
          <table:table-cell office:value-type="string" calcext:value-type="string">
            <text:p>Naqanachi Warasman yaykutsiy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 Luis lo llevan bien amarrado.</text:p>
          </table:table-cell>
          <table:table-cell office:value-type="string" calcext:value-type="string">
            <text:p>I Luistapis apayan limpu leyashqam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de él también le ha reventado su ojo."</text:p>
          </table:table-cell>
          <table:table-cell office:value-type="string" calcext:value-type="string">
            <text:p>Paypapis nawinshi pashtashqa."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oyendo esas noticias nosotros estábamos muy tristes.</text:p>
          </table:table-cell>
          <table:table-cell office:value-type="string" calcext:value-type="string">
            <text:p>Tsaymi tsayta wiyar nuqakunapis allaapa llakiyarqa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n el hospital cosieron bonito su oreja a Don Berna Cacha.</text:p>
          </table:table-cell>
          <table:table-cell office:value-type="string" calcext:value-type="string">
            <text:p>Ospitalchawnash rinrinta shumaqlla hirarayaapunaq don Berna Cachapa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una semana salió del hospital casi sano.</text:p>
          </table:table-cell>
          <table:table-cell office:value-type="string" calcext:value-type="string">
            <text:p>Semanatam yarqamurqan kachakaarir ospitalp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Luis Rojas siguió tuerto en el cuartel.</text:p>
          </table:table-cell>
          <table:table-cell office:value-type="string" calcext:value-type="string">
            <text:p>Luis Rojasqa hina wiskulla kakunaq kwartelchawpis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El momento que salió de allí abrió su ojo, sano no más.</text:p>
          </table:table-cell>
          <table:table-cell office:value-type="string" calcext:value-type="string">
            <text:p>Tsaypita yarqaramur orana nawinta kicharinaq yamaylla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 Luis le hicieron pagar todo lo que el otro habla gastado en medicinas.</text:p>
          </table:table-cell>
          <table:table-cell office:value-type="string" calcext:value-type="string">
            <text:p>I llapan hampikur gastashqantam pagatsiyaanaq Luistaq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Y además castigaron duro a ese hombre por lo que había hecho.</text:p>
          </table:table-cell>
          <table:table-cell office:value-type="string" calcext:value-type="string">
            <text:p>I despwes allaapash kastigayaanaq tsay nunata tsayta rurashqan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A ese hombre cada rato estaban llevándolo preso por pegar así a la gente o por robar.</text:p>
          </table:table-cell>
          <table:table-cell office:value-type="string" calcext:value-type="string">
            <text:p>Tsay nunata imay orapis apakuykaayaqshi presu tsaynaw maqakushqanpita, suwakushqanpit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dicen que en el cuartel ya le conocían bien.</text:p>
          </table:table-cell>
          <table:table-cell office:value-type="string" calcext:value-type="string">
            <text:p>Tsayshi kwartelchawpis paytaqa limpu riqiyaqna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Cada vez que llegó le pegaban.</text:p>
          </table:table-cell>
          <table:table-cell office:value-type="string" calcext:value-type="string">
            <text:p>Kada chaatsiyaptin maqayaq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2">
          <table:table-cell table:style-name="ce3" office:value-type="string" calcext:value-type="string">
            <text:p>Lo llevaban guardias, o sino el teniente gobernador con varios agentes.</text:p>
          </table:table-cell>
          <table:table-cell office:value-type="string" calcext:value-type="string">
            <text:p>Paytaqa apayaq gwardyakunapis, o mana tsayshi tenyenti gobernador atskaq ahentikunaw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3" office:value-type="string" calcext:value-type="string">
            <text:p>Así termina.</text:p>
          </table:table-cell>
          <table:table-cell office:value-type="string" calcext:value-type="string">
            <text:p>Tsaynawmi ushan.</text:p>
          </table:table-cell>
          <table:table-cell office:value-type="string" calcext:value-type="string">
            <text:p>CRH, Cap.10</text:p>
          </table:table-cell>
          <table:table-cell/>
        </table:table-row>
        <table:table-row table:style-name="ro3">
          <table:table-cell table:style-name="ce4" office:value-type="string" calcext:value-type="string">
            <text:p>De todas, dos fiestas son más bonitas: San Isidro, el 15 de mayo ; y San Santiago, el 31 de agosto.</text:p>
          </table:table-cell>
          <table:table-cell table:style-name="ce11" office:value-type="string" calcext:value-type="string">
            <text:p>Llapanpita, mas shumaq ishkay fyestallam: San Isidru, 15 de mayo; y San Santyagu, 31 de agost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Un hombre que entra como mayordomo comienza a buscar obsequiantes.</text:p>
          </table:table-cell>
          <table:table-cell table:style-name="ce12" office:value-type="string" calcext:value-type="string">
            <text:p>Huk nuna mayordomu yaykurir, qallaykun qillita ashi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A veces cuando él entra, ofrece media botella de alcohol.</text:p>
          </table:table-cell>
          <table:table-cell table:style-name="ce12" office:value-type="string" calcext:value-type="string">
            <text:p>Talbesqa tsay yaykurir oram, hichapan medya botella wash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4" office:value-type="string" calcext:value-type="string">
            <text:p>En ese momento algunos aceptan.</text:p>
          </table:table-cell>
          <table:table-cell table:style-name="ce12" office:value-type="string" calcext:value-type="string">
            <text:p>Tsayllachawnam wakinqa aanir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busca a muchos obsequiantes: obsequiantes de papa, de carne, de alcohol, mayurala, de jora, trigo, música, y hasta obsequiantes de cuy y fuegos artificiales.</text:p>
          </table:table-cell>
          <table:table-cell table:style-name="ce12" office:value-type="string" calcext:value-type="string">
            <text:p>I atskaqtam ashin qillita : yunka qilli, aytsa qilli, lata qilli, mayurala, shura qilli, trigo qilli, banda qilli, i hasta haka qilli, i fwegos qill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A cada obsequiante que encuentra, el mayordomo va con su cuyada, llevándosela como signo de que se ha comprometido.</text:p>
          </table:table-cell>
          <table:table-cell table:style-name="ce12" office:value-type="string" calcext:value-type="string">
            <text:p>Kada qilli tarishqanmanmi aywan mayordomu kaswilladunwan, shimi kichayninta apa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Recién lo aseguran respecto a los obsequiantes al convocarlos todos.</text:p>
          </table:table-cell>
          <table:table-cell table:style-name="ce12" office:value-type="string" calcext:value-type="string">
            <text:p>Tsayran pasaypaqa segurayaamun qillikunata fihuna, tsay llapan qillita tinkuratsikurn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mienzan a preparar para convidarles.</text:p>
          </table:table-cell>
          <table:table-cell table:style-name="ce12" office:value-type="string" calcext:value-type="string">
            <text:p>Prokurar qallaykuyan utsutsiku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hay ocho obsequiantes, preparan chicha de un saco de jora.</text:p>
          </table:table-cell>
          <table:table-cell table:style-name="ce12" office:value-type="string" calcext:value-type="string">
            <text:p>Puwaq qilli kaptinqa, aswayan huk saku shura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mpran una lata de alcohol.</text:p>
          </table:table-cell>
          <table:table-cell table:style-name="ce12" office:value-type="string" calcext:value-type="string">
            <text:p>I rantiyan huk lata washku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Matan más o menos cuarenta cuyes y cuatro carneros.</text:p>
          </table:table-cell>
          <table:table-cell table:style-name="ce12" office:value-type="string" calcext:value-type="string">
            <text:p>Pishtayan komo chusku chunka hakatam i chusku karner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cinan tres sacos de papa y col.</text:p>
          </table:table-cell>
          <table:table-cell table:style-name="ce12" office:value-type="string" calcext:value-type="string">
            <text:p>I aruyan kima saku papata i pucher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se lo ofrecen a los obsequiantes.</text:p>
          </table:table-cell>
          <table:table-cell table:style-name="ce12" office:value-type="string" calcext:value-type="string">
            <text:p>I despwesnam qaraya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banquete se llama “utsii”.</text:p>
          </table:table-cell>
          <table:table-cell table:style-name="ce12" office:value-type="string" calcext:value-type="string">
            <text:p>I tsaypam hutin “utsii”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preparan pan de medio saco de trigo.</text:p>
          </table:table-cell>
          <table:table-cell table:style-name="ce12" office:value-type="string" calcext:value-type="string">
            <text:p>I medya trigutam masa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del <text:span text:style-name="T1">utsii</text:span> es una verdadera fiesta con violinista.</text:p>
          </table:table-cell>
          <table:table-cell table:style-name="ce12" office:value-type="string" calcext:value-type="string">
            <text:p>Tsay utsii diya kusam fyesta maestru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todos reconocen quiénes son los obsequiantes.</text:p>
          </table:table-cell>
          <table:table-cell table:style-name="ce12" office:value-type="string" calcext:value-type="string">
            <text:p>Tsaynam pipis riqirin piyan qilli kashqan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Entonces los obsequiantes van buscando y trabajando para dar lo que han prometido.</text:p>
          </table:table-cell>
          <table:table-cell table:style-name="ce12" office:value-type="string" calcext:value-type="string">
            <text:p>Tsaymi qillikuna aywakuyan ashiq makilla uryapukuq tsay aanikuyashqanta qu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falta un mes ya para la fiesta, el mayordomo empieza a visitar a sus obsequiantes.</text:p>
          </table:table-cell>
          <table:table-cell table:style-name="ce12" office:value-type="string" calcext:value-type="string">
            <text:p>Huk killallana fyestapaq faltaykaptinnam, mayordomu qillikunata watukar qal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 cada obsequiante le lleva su cuyada y media botella de alcohol.</text:p>
          </table:table-cell>
          <table:table-cell table:style-name="ce12" office:value-type="string" calcext:value-type="string">
            <text:p>Llapan qilliman apan kaswiladuta i media botella alkol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 esa ocasión, los obsequiantes de jora y trigo hacen su entrega al mayordomo.</text:p>
          </table:table-cell>
          <table:table-cell table:style-name="ce12" office:value-type="string" calcext:value-type="string">
            <text:p>Tsayllanam shura i trigu qilliqa entregarin mayordom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tonces en la casa del mayordomo la cocinera comienza a moler el trigo.</text:p>
          </table:table-cell>
          <table:table-cell table:style-name="ce12" office:value-type="string" calcext:value-type="string">
            <text:p>Tsaynam mayordomuchaw kusiñerana shurata aqar qal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6" office:value-type="string" calcext:value-type="string">
            <text:p>El sirviente se va al molino para moler el trigo.</text:p>
          </table:table-cell>
          <table:table-cell table:style-name="ce12" office:value-type="string" calcext:value-type="string">
            <text:p>I kamachikuna hiqarin molinuman trigu aqatsi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mismo hace cernir la harina para pan y semita.</text:p>
          </table:table-cell>
          <table:table-cell table:style-name="ce12" office:value-type="string" calcext:value-type="string">
            <text:p>I tsayllachawmi serniratsimun arinata tantapaq i simit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mayordomo alista su ropa para vestirse en la fiesta.</text:p>
          </table:table-cell>
          <table:table-cell table:style-name="ce12" office:value-type="string" calcext:value-type="string">
            <text:p>I mayordomuqa alistikun ropakunata bestiku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ista una gran cantidad de leña para hacer la chicha.</text:p>
          </table:table-cell>
          <table:table-cell table:style-name="ce12" office:value-type="string" calcext:value-type="string">
            <text:p>Yamtakunata aylluykun alli shuynita aswa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Todo eso recoge el mayordomo con su sirviente.</text:p>
          </table:table-cell>
          <table:table-cell table:style-name="ce12" office:value-type="string" calcext:value-type="string">
            <text:p>Tsay llapanta ayllupaakun mayordomum kamachiku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faltan diez días para la fiesta, comienzan a hacer la chicha.</text:p>
          </table:table-cell>
          <table:table-cell table:style-name="ce12" office:value-type="string" calcext:value-type="string">
            <text:p>Chunka diya fyestapaq faltaykaptinman, aswar qalla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 peroles grandes hierven la jora.</text:p>
          </table:table-cell>
          <table:table-cell table:style-name="ce12" office:value-type="string" calcext:value-type="string">
            <text:p>Hatusaq perolkunapa shurata puwatsi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Cuando se ha hervido bien, la cuelan en ollas grandes.</text:p>
          </table:table-cell>
          <table:table-cell table:style-name="ce12" office:value-type="string" calcext:value-type="string">
            <text:p>I kusa puwariptinnam shuyshuyan aswanakun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enfriarse en ésas, la llenan en cántaros grandes.</text:p>
          </table:table-cell>
          <table:table-cell table:style-name="ce12" office:value-type="string" calcext:value-type="string">
            <text:p>Tsaychaw alalariptinnam, winayan kuntukun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madura hasta la hora de la fiesta.</text:p>
          </table:table-cell>
          <table:table-cell table:style-name="ce12" office:value-type="string" calcext:value-type="string">
            <text:p>Tsaychaw puqukun asta oray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terminar haciendo chicha, van al horno a hacer pan.</text:p>
          </table:table-cell>
          <table:table-cell table:style-name="ce12" office:value-type="string" calcext:value-type="string">
            <text:p>Aswar ushariykurnam aywayan hornumanna masaq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hacen pan, mollete, llama y huahua para los obsequiantes.</text:p>
          </table:table-cell>
          <table:table-cell table:style-name="ce12" office:value-type="string" calcext:value-type="string">
            <text:p>Tsaychawnam tantata rurayan, molletita, llamata i wawata qillikun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Después de hacer el pan, el mayordomo se va para hacer compras, sal ají, manteca, cigarillos, coca y alcohol para la entrega.</text:p>
          </table:table-cell>
          <table:table-cell table:style-name="ce12" office:value-type="string" calcext:value-type="string">
            <text:p>Tsay masar ushariykurnam, mayordomu hiqarin rantipakuq, kachiman, utsuman, mantikaman, sigaruman, kukaman i washkuman taripa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eso está listo, llega el día de matanza de los animales, o sea la antevíspera.</text:p>
          </table:table-cell>
          <table:table-cell table:style-name="ce12" office:value-type="string" calcext:value-type="string">
            <text:p>Tsay listu kaykaayaptinllanam, chaaramun ‘pishtapa[a]kuy’ o antebisper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a antevíspera, el obsequiante de carne entrega su carnero.</text:p>
          </table:table-cell>
          <table:table-cell table:style-name="ce12" office:value-type="string" calcext:value-type="string">
            <text:p>Tsay antebisperallanam aytsa qilli entregarin uush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a tarde matan.</text:p>
          </table:table-cell>
          <table:table-cell table:style-name="ce12" office:value-type="string" calcext:value-type="string">
            <text:p>Tsay tardim pishtapa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levantan un palo alto y cuelgan toda la carne.</text:p>
          </table:table-cell>
          <table:table-cell table:style-name="ce12" office:value-type="string" calcext:value-type="string">
            <text:p>I despwesmi huk hatun shukshuta shaykatsir, llapan aytsata war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una buena cabeza de carnero ponen encima de esa carne.</text:p>
          </table:table-cell>
          <table:table-cell table:style-name="ce12" office:value-type="string" calcext:value-type="string">
            <text:p>I huk alli karnerupa piqantam churayan tsay aytsa hanan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or fin llega ya la víspera.</text:p>
          </table:table-cell>
          <table:table-cell table:style-name="ce12" office:value-type="string" calcext:value-type="string">
            <text:p>Porfin chaaramun bisper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Buscando a muchas mujeres, éstas pelan las cabezas de carnero, sus tripas y los cuyes.</text:p>
          </table:table-cell>
          <table:table-cell table:style-name="ce12" office:value-type="string" calcext:value-type="string">
            <text:p>Atskaq warmikunata ashikurnam, llushtupakuyan uushapa piqankunata i aqishninkunata i haka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Más o menos a partir del mediodía comienzan los obsequiantes a hacer sus entregas al mayordomo, primero mayurala si es fiesta de San Isidro.</text:p>
          </table:table-cell>
          <table:table-cell table:style-name="ce12" office:value-type="string" calcext:value-type="string">
            <text:p>Las dosipitanawnam qallaykun qillikuna entregapakur mayordomuta, puntatam mayurala, San Isidrupa karq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marra su arco con bastante fruta y después ofrece una vela grande con un cirio.</text:p>
          </table:table-cell>
          <table:table-cell table:style-name="ce12" office:value-type="string" calcext:value-type="string">
            <text:p>Arkuntam watan atska frutawan i despwesmi huk belonta qun siry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Si es de otro santo, arregla el altar en la iglesia, adornándolo bonito con flores.</text:p>
          </table:table-cell>
          <table:table-cell table:style-name="ce12" office:value-type="string" calcext:value-type="string">
            <text:p>Huk santupa karnam, altarta patsaatsin iglesiachaw, shumaq adornan wayta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de eso, llega la banda.</text:p>
          </table:table-cell>
          <table:table-cell table:style-name="ce12" office:value-type="string" calcext:value-type="string">
            <text:p>Tsay hananmannam, chaarin band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mayordomo va a recibirla con una botella de alcohol y una ponga de chicha.</text:p>
          </table:table-cell>
          <table:table-cell table:style-name="ce12" office:value-type="string" calcext:value-type="string">
            <text:p>Tsay taripaqnam aywan mayordomu huk botella washkunwan i huk punka aswa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primero baila el mayordomo con el obsequiante de la banda.</text:p>
          </table:table-cell>
          <table:table-cell table:style-name="ce12" office:value-type="string" calcext:value-type="string">
            <text:p>Tsaychawnam puntata qatswarin mayordomu banda qilli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Después hacer pasar la banda a la ramada.</text:p>
          </table:table-cell>
          <table:table-cell table:style-name="ce12" office:value-type="string" calcext:value-type="string">
            <text:p>I despwesnam bandakunata pasaratsin ramadam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Después de eso, llegan (los obsequiantes de) papa y alcohol.</text:p>
          </table:table-cell>
          <table:table-cell table:style-name="ce7" office:value-type="string" calcext:value-type="string">
            <text:p>Tsay hananllamannam chaarin yunka, alkol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Van allí a recibirlos con su chicha y con alcohol y con banda.</text:p>
          </table:table-cell>
          <table:table-cell table:style-name="ce7" office:value-type="string" calcext:value-type="string">
            <text:p>Tsaymannam taripaq aywayan aswankunawan washkuwan i bandawan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Allí toman bastante y el mayordomo báila con sus obsequiantes.</text:p>
          </table:table-cell>
          <table:table-cell table:style-name="ce7" office:value-type="string" calcext:value-type="string">
            <text:p>Tsaychawnam kusa upyayan i mayordomu qatswan qillin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Allí el obsequiante de alcohol y el de papa visten al mayordomo con frutas.</text:p>
          </table:table-cell>
          <table:table-cell table:style-name="ce7" office:value-type="string" calcext:value-type="string">
            <text:p>Tsaychawnam alkol qilli i yunka qilli bestitsiyan mayordomuta fruta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Y después se van a la casa bailando.</text:p>
          </table:table-cell>
          <table:table-cell table:style-name="ce7" office:value-type="string" calcext:value-type="string">
            <text:p>I despwesnam hiqariyan wayitana qatsw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7" office:value-type="string" calcext:value-type="string">
            <text:p>Un burro bien adornado con banderitas lleva yuca o alcohol.</text:p>
          </table:table-cell>
          <table:table-cell table:style-name="ce7" office:value-type="string" calcext:value-type="string">
            <text:p>Yukata o alkolta aparin ashnun kusa bander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Y en la casa las cocineras están cocinando esa tarde para que coman cuyada, col, y sopa de pelado de trigo.</text:p>
          </table:table-cell>
          <table:table-cell table:style-name="ce7" office:value-type="string" calcext:value-type="string">
            <text:p>I wayichaw kosiñerakunaqa arupakuraykaayan tsay tardi mikuyaananpaq kaswiladuta, pucheruta i trigu llushtu kashki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n la tarde el obsequiante de cuy entrega bastantes cuyes en una jaula grande.</text:p>
          </table:table-cell>
          <table:table-cell table:style-name="ce7" office:value-type="string" calcext:value-type="string">
            <text:p>Tardinam entregarin haka qillina huk hatun hawlapa alli atska hak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l cuy más grande de todos va bien adornado con cinta.</text:p>
          </table:table-cell>
          <table:table-cell table:style-name="ce8" office:value-type="string" calcext:value-type="string">
            <text:p>Llapanpita mas hatun hakam aywan kusa sint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Y el obsequiante lleva una olla de manteca, sal y ají rojo.</text:p>
          </table:table-cell>
          <table:table-cell table:style-name="ce7" office:value-type="string" calcext:value-type="string">
            <text:p>I qillinam apan huk manka mantikata, kachita i puka uts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sas coses llevan a la casa del mayordomo con banda.</text:p>
          </table:table-cell>
          <table:table-cell table:style-name="ce7" office:value-type="string" calcext:value-type="string">
            <text:p>Tsaytam apayan mayordomupa wayinman band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Como a las cinco de la tarde, el sirviente comienza a poner la mesa e invita a todos los obsequiantes a sentarse en un solo sitio.</text:p>
          </table:table-cell>
          <table:table-cell table:style-name="ce7" office:value-type="string" calcext:value-type="string">
            <text:p>La sinku de la tardinawnam, qallaykun kamachiku mesata mashtar, i llapan qillikunata hukllaman taa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Delante de ellos tiende una jerga grande y limpio.</text:p>
          </table:table-cell>
          <table:table-cell table:style-name="ce7" office:value-type="string" calcext:value-type="string">
            <text:p>Tsay nawpankunachawnam mashtan hatun limpyu herg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Encima tiende una servilleta limpia.</text:p>
          </table:table-cell>
          <table:table-cell table:style-name="ce7" office:value-type="string" calcext:value-type="string">
            <text:p>I hananmannam mashtan limpyu qipin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Después para cada obsequiante amontona pan y a su lado pone para cada uno una botella de alcohol y una ponga de chicha.</text:p>
          </table:table-cell>
          <table:table-cell table:style-name="ce7" office:value-type="string" calcext:value-type="string">
            <text:p>I despwesnam kada qillipaq pelapun tantan i ladunmanmi churapun kada uno huk botella alkolta i huk punka asw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Pone un mate grande de comida para cada uno.</text:p>
          </table:table-cell>
          <table:table-cell table:style-name="ce7" office:value-type="string" calcext:value-type="string">
            <text:p>I despwes churapun huk anqarapa mikuyta kada un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7" office:value-type="string" calcext:value-type="string">
            <text:p>Y después se lo enseña diciendo, "Esto es de ti."</text:p>
          </table:table-cell>
          <table:table-cell table:style-name="ce7" office:value-type="string" calcext:value-type="string">
            <text:p>I despwesnam rikaatsin: "Kaymi qampa kallan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7" office:value-type="string" calcext:value-type="string">
            <text:p>Las esposas de los obsequiantes lo recogen y sirven primero un plato al obseguiante, y después sirven a todos sus vasallos.</text:p>
          </table:table-cell>
          <table:table-cell table:style-name="ce7" office:value-type="string" calcext:value-type="string">
            <text:p>Tsaytanam qillikunapa warminkunana ayllurikur qarakuyan puntata huk platupa qillipaq, i despwesna basallukunata limpu qar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4">
          <table:table-cell table:style-name="ce7" office:value-type="string" calcext:value-type="string">
            <text:p>La comida de la víspera es así: un plato de cuyada con dos o tres cuyes, después col con pedazos grandes de carne, y dos platos de sopa de trigo pelado llamado 'cené'.</text:p>
          </table:table-cell>
          <table:table-cell table:style-name="ce7" office:value-type="string" calcext:value-type="string">
            <text:p>Dispera mikuy kaynawmi: huk platum kaswiladu ishkay o kima hakantin, hananmannam pucheru kolis hatusaq aytsantin, ishkay platu trigu muti kashki: tsaypam hutin 'senay'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8" office:value-type="string" calcext:value-type="string">
            <text:p>Y después traen más pan a los obsequiantes.</text:p>
          </table:table-cell>
          <table:table-cell table:style-name="ce7" office:value-type="string" calcext:value-type="string">
            <text:p>I despwes yapanran tanta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8" office:value-type="string" calcext:value-type="string">
            <text:p>Así termina la comida de la víspera.</text:p>
          </table:table-cell>
          <table:table-cell table:style-name="ce7" office:value-type="string" calcext:value-type="string">
            <text:p>Tsaynawmi usharin dispera mikuy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de tomar bastante, se van a la capilla para quemar fuegos artificiales.</text:p>
          </table:table-cell>
          <table:table-cell table:style-name="ce12" office:value-type="string" calcext:value-type="string">
            <text:p>I kusa upyakurirnam hiqariyan kapillatana fwegus kayaq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llí toda la gente toma y baila.</text:p>
          </table:table-cell>
          <table:table-cell table:style-name="ce12" office:value-type="string" calcext:value-type="string">
            <text:p>Tsaychawnam imana kaqpis machar qatsw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tán allí hasta las dos de la mañana.</text:p>
          </table:table-cell>
          <table:table-cell table:style-name="ce12" office:value-type="string" calcext:value-type="string">
            <text:p>Tsaychawmi kayan quya paqasy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 allí se van a la casa.</text:p>
          </table:table-cell>
          <table:table-cell table:style-name="ce12" office:value-type="string" calcext:value-type="string">
            <text:p>Tsaypitanam hiqariyan wayita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llegan sirven caldo a la banda, y a los obsequiantes un ponche de chicha hervida con huevo.</text:p>
          </table:table-cell>
          <table:table-cell table:style-name="ce12" office:value-type="string" calcext:value-type="string">
            <text:p>Chaarikurnam qarariyan kaldilluta bandakunata, i qillikunata ponchita aswata ruruntin puwashq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uando sale el sol, comienzan a recoger a los obsequientes.</text:p>
          </table:table-cell>
          <table:table-cell table:style-name="ce12" office:value-type="string" calcext:value-type="string">
            <text:p>Inti pashtaramuptinnam, qillikunata ayllur qalla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dan media botella de alcohol, a cada nte sus 'mañanas'.</text:p>
          </table:table-cell>
          <table:table-cell table:style-name="ce12" office:value-type="string" calcext:value-type="string">
            <text:p>I despwesnam quyan medya botella alkolta, kada qillita mañanan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después el sirviente comienza a poner la mesa para que sirvan almuerzo con todo como en la víspera.</text:p>
          </table:table-cell>
          <table:table-cell table:style-name="ce12" office:value-type="string" calcext:value-type="string">
            <text:p>I despwesnam kamachiku mesata mashtar qallaykun almwersuta qarayaananpaq i lomismu disperachawnawlla llapan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a comida de almuerzo es así: un plato de sopa con cuy.</text:p>
          </table:table-cell>
          <table:table-cell table:style-name="ce12" office:value-type="string" calcext:value-type="string">
            <text:p>I almwersu mikuynam kaynaw: huk platum papa kashki haka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maíz pelado llamado 'mondongo', con pellejo de chancho y tocino.</text:p>
          </table:table-cell>
          <table:table-cell table:style-name="ce12" office:value-type="string" calcext:value-type="string">
            <text:p>Hananmannam hara llushtushqa, 'mondongu', kuchipa qarannintin i tusin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encima otro plato de mondongo, pero esto con tripas de carnero y con su cabeza y con sus intestinos.</text:p>
          </table:table-cell>
          <table:table-cell table:style-name="ce12" office:value-type="string" calcext:value-type="string">
            <text:p>I hananmannam hina mondongu, peru tsaynam uushapa pachanninwan i piqanwan aqishni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termina el almuerzo en la mañana del día de la fiesta.</text:p>
          </table:table-cell>
          <table:table-cell table:style-name="ce12" office:value-type="string" calcext:value-type="string">
            <text:p>Tsaynawmi almwersu usharin diya quy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Después todos van a la misa, con el mayordomo bien vestido y bailando.</text:p>
          </table:table-cell>
          <table:table-cell table:style-name="ce12" office:value-type="string" calcext:value-type="string">
            <text:p>Despwesnam miseman aywakuyan llapan, mayordomuwan allibwenu bestishqa qatsw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a cocinera se queda para cocinar la comida del sacerdote.</text:p>
          </table:table-cell>
          <table:table-cell table:style-name="ce12" office:value-type="string" calcext:value-type="string">
            <text:p>I kusiñeranam kedarin señor kurapa mikunan aru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a misa el mayordomo recibe el evangelio con su esposa.</text:p>
          </table:table-cell>
          <table:table-cell table:style-name="ce12" office:value-type="string" calcext:value-type="string">
            <text:p>Tsay misachawnam mayordomu ebanhelyukun warmin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de la misa el mayordomo lleva la vela grande en procesión.</text:p>
          </table:table-cell>
          <table:table-cell table:style-name="ce12" office:value-type="string" calcext:value-type="string">
            <text:p>Misa ushariptin, prosesyonchawnam mayordomu belonta matank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su esposa lleva el cirio.</text:p>
          </table:table-cell>
          <table:table-cell table:style-name="ce12" office:value-type="string" calcext:value-type="string">
            <text:p>I warminnam siryuta tsar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su otra mano esparcen flores al santo.</text:p>
          </table:table-cell>
          <table:table-cell table:style-name="ce12" office:value-type="string" calcext:value-type="string">
            <text:p>Huknin makinpanam waytawan santuta maq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la procesión vuelve, empiezan a bailar en la puerta de la igiesia con todos sus obsequiantes, con sus familiares y sus amigos.</text:p>
          </table:table-cell>
          <table:table-cell table:style-name="ce12" office:value-type="string" calcext:value-type="string">
            <text:p>Prosesyon kutikuriptinnam qallaykuyan qatswarna iglesya punkuchaw llapan qillinkunawan, kastankunawan i amigunkunaw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llí todos bailan abrasados.</text:p>
          </table:table-cell>
          <table:table-cell table:style-name="ce12" office:value-type="string" calcext:value-type="string">
            <text:p>Tsaychawmi llapan waqunakushqa qatswakuy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Y en la casa la cocinera está cocinando picante para que sirvan a todos los obsequiantes.</text:p>
          </table:table-cell>
          <table:table-cell office:value-type="string" calcext:value-type="string">
            <text:p>I wayichawqa kusiñera aruraykan utsutana llapan qillita qarayaananp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ntonces sirven picante de hígado con papa sancochada.</text:p>
          </table:table-cell>
          <table:table-cell office:value-type="string" calcext:value-type="string">
            <text:p>Tsaymi qarariyan shunqun utsuta, papa yanu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Así termina el día principal de la fiesta.</text:p>
          </table:table-cell>
          <table:table-cell office:value-type="string" calcext:value-type="string">
            <text:p>Tsaynawmi ushakaarin diya hun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El día siguiente temprano, el sirviente recoge a todos los obsequiantes.</text:p>
          </table:table-cell>
          <table:table-cell office:value-type="string" calcext:value-type="string">
            <text:p>Waraanin quyanam ayllurin kamachiku llapan qilli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1">
          <table:table-cell table:style-name="ce5" office:value-type="string" calcext:value-type="string">
            <text:p>Les sirve su picante y les da sus 'mañanas', media botella a cada uno.</text:p>
          </table:table-cell>
          <table:table-cell office:value-type="string" calcext:value-type="string">
            <text:p>I despwesnam qararin utsun i mañanankunata qurin, huk medya botella keda uno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I después comienza a entregar a cada obsequiante un cántaro grande de chicha llamada 'jahui' y una botella de alcohol.</text:p>
          </table:table-cell>
          <table:table-cell office:value-type="string" calcext:value-type="string">
            <text:p>I despwesnam kada qillita entregar qallaykun 'hawinkunata', huk hatusaq puyñupa aswata, i huk botella washk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eso no más todos los obsequiantes se emborrachan totalmente.</text:p>
          </table:table-cell>
          <table:table-cell office:value-type="string" calcext:value-type="string">
            <text:p>Tsayllawannam llapan qillikuna limpu machakurku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Toman ese jahui en la plaza.</text:p>
          </table:table-cell>
          <table:table-cell office:value-type="string" calcext:value-type="string">
            <text:p>Tsay hawitaqa upyayan plasachawm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6" office:value-type="string" calcext:value-type="string">
            <text:p>El sirviente comienza a congregar a los obsequientes.</text:p>
          </table:table-cell>
          <table:table-cell office:value-type="string" calcext:value-type="string">
            <text:p>Tsaypitanam kamachiku ayllur qallaykun qillikun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3" office:value-type="string" calcext:value-type="string">
            <text:p>Después de recoger a todos los obsequientes para esa comida grande, el sirviente empieza a poner la mesa lo mismo.</text:p>
          </table:table-cell>
          <table:table-cell office:value-type="string" calcext:value-type="string">
            <text:p>Tsay hatun mikuypaq llapan qillita ayllurirnam, kamachiku qallaykun mesata mashtar lomismu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te día amontona más pan.</text:p>
          </table:table-cell>
          <table:table-cell office:value-type="string" calcext:value-type="string">
            <text:p>Kanan diya mastanam tantatapis pelayk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después pone para cada obsequiante su llama y su huahua.</text:p>
          </table:table-cell>
          <table:table-cell office:value-type="string" calcext:value-type="string">
            <text:p>I despwesmi kada qillipaq llaman, wawan churapu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oniendo al lado de ese pan su alcohol y su chicha, empieza a servir la comida.</text:p>
          </table:table-cell>
          <table:table-cell office:value-type="string" calcext:value-type="string">
            <text:p>Tsay tanta ladunman washkun aswan churarapurnam qallaykun mikuyta sirwirn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Primero lleva asado, carne asada.</text:p>
          </table:table-cell>
          <table:table-cell office:value-type="string" calcext:value-type="string">
            <text:p>Puntata apan kankata, aytsa kankashq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lleva sopa de papa con cuatro o cinco cuyes, un plato bien pesado.</text:p>
          </table:table-cell>
          <table:table-cell office:value-type="string" calcext:value-type="string">
            <text:p>Hananmannam apan papa kashkita chusku o pitsqa hakantin, allibwenu las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leva sopa de gallina y sopa de papa con gallina.</text:p>
          </table:table-cell>
          <table:table-cell office:value-type="string" calcext:value-type="string">
            <text:p>Hananmannam apan wallpa kashkita, papa kashkita wallpant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Después de eso lleva col con grandes pedazos de carne, y bastante.</text:p>
          </table:table-cell>
          <table:table-cell office:value-type="string" calcext:value-type="string">
            <text:p>Tsay hananmannam apan pucheruta hatusaq aytsantin, allibwenu atsk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por último lleva tamales.</text:p>
          </table:table-cell>
          <table:table-cell office:value-type="string" calcext:value-type="string">
            <text:p>I por ultimunam apan tamal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Con eso termina la comida grande.</text:p>
          </table:table-cell>
          <table:table-cell office:value-type="string" calcext:value-type="string">
            <text:p>Tsaywanmi usharin hatun mikuy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toda la comida se ha terminado, el mayordomo pasa toda la noche bailando con sus obsequiantes y emborrachándose.</text:p>
          </table:table-cell>
          <table:table-cell office:value-type="string" calcext:value-type="string">
            <text:p>Limpu mikur ushariykurnam, mayordomu waraarin qillinkunawan qatswakuykar i machakuykar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l día siguiente es el día de 'cura cabeza'.</text:p>
          </table:table-cell>
          <table:table-cell office:value-type="string" calcext:value-type="string">
            <text:p>Waraaninnam 'piqa hampi' huna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o sirve muy poco a los obsequiantes.</text:p>
          </table:table-cell>
          <table:table-cell office:value-type="string" calcext:value-type="string">
            <text:p>Tsaychawnam llapan qillinkunata poku pokullana upyaparats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ese día comen muy bien la cocinera y el sirviente.</text:p>
          </table:table-cell>
          <table:table-cell office:value-type="string" calcext:value-type="string">
            <text:p>I tsay diyanam mikuyan allibwenu kusiñera i kamachiku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es el día de ellos, la cocinera también es otro.</text:p>
          </table:table-cell>
          <table:table-cell office:value-type="string" calcext:value-type="string">
            <text:p>Paykunapa diyanam tsay hunaq, huknam kusiñerapis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se emborrachan los dos, y les ponen su buena mesa con llama y huahua.</text:p>
          </table:table-cell>
          <table:table-cell office:value-type="string" calcext:value-type="string">
            <text:p>Tsay diya kusa machakuykuyan ishkan i kusa mesayan llamayuq i wawayuq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se día termina toda la fiesta.</text:p>
          </table:table-cell>
          <table:table-cell office:value-type="string" calcext:value-type="string">
            <text:p>Tsay diyallanam ushaarin llapan fyes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o más bonito había olvidado, lo de "toro quelli".</text:p>
          </table:table-cell>
          <table:table-cell office:value-type="string" calcext:value-type="string">
            <text:p>Mas shumaq kaqtam qunqaykurqunaq kaa, toru qillipa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En esa comida grande se lo dan al mayordomo en forma muy solemne.</text:p>
          </table:table-cell>
          <table:table-cell office:value-type="string" calcext:value-type="string">
            <text:p>Tsay hatun mikuychawmi qarayan mayordomuta kusa solemne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Para él preparan chiquititos panes y después se les sirven, a él y a sus obsequiantes.</text:p>
          </table:table-cell>
          <table:table-cell office:value-type="string" calcext:value-type="string">
            <text:p>Paypaqmi alistayaapun uchuk-uchuk tantakunata i despwesmi qillikunatawan huntu qaray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montonan su pan muy bonito.</text:p>
          </table:table-cell>
          <table:table-cell office:value-type="string" calcext:value-type="string">
            <text:p>Shumaq pelayaapun tanta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Su nombre es 'toro quelli'.</text:p>
          </table:table-cell>
          <table:table-cell office:value-type="string" calcext:value-type="string">
            <text:p>Paypam hutin 'toru qilli'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Les preparan su cuy también y sus cuyes tiernos.</text:p>
          </table:table-cell>
          <table:table-cell office:value-type="string" calcext:value-type="string">
            <text:p>Hakanpis llushtuykayaapun uwyushkunallatam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después tres o cuatro personas se sientan a su lado y dicen "Soy su repontero."</text:p>
          </table:table-cell>
          <table:table-cell office:value-type="string" calcext:value-type="string">
            <text:p>I despwesmi ladunkunachaw taarayan kima chusku nuna, “Reponterunmi kaa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Llevan chicha para el toro quelli en un cántaro pequeñito, entre varias personas y cayéndose (como si fuera muy pesado).</text:p>
          </table:table-cell>
          <table:table-cell office:value-type="string" calcext:value-type="string">
            <text:p>Tsay toru qillipaqmi aswan apayaapun uchuklilallan puyñukunapa wantushqa qarinpaykacha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Y llevan su alcohol en una pequeña botella.</text:p>
          </table:table-cell>
          <table:table-cell office:value-type="string" calcext:value-type="string">
            <text:p>I washkun apayan ichik botellalla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Cuando toman ese alcohol tosen de intento y fingen ser muertos diciendo, "Es muy fuerte."</text:p>
          </table:table-cell>
          <table:table-cell office:value-type="string" calcext:value-type="string">
            <text:p>Tsay washkuta upuykurmi ardayta rurar chuqapukuyan, wanuq tukuyan, "Allaa fwertim," nishp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Y entonces de su mesa llevan por todas partes su pan, su llama y huahua, su chicha y alcohol, sirviendo esas cosas.</text:p>
          </table:table-cell>
          <table:table-cell office:value-type="string" calcext:value-type="string">
            <text:p>I tsaymi mesanpita wakpa kaypa apakuyan tantanta, llamanta i wawanta, aswanta i washkunta, tsayta uputsikurmi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2">
          <table:table-cell table:style-name="ce5" office:value-type="string" calcext:value-type="string">
            <text:p>Esa gente seriamente hacen bulla diciendo, "Es muy fuerte," y hacen durar mucho tiempo ese alcohol.</text:p>
          </table:table-cell>
          <table:table-cell office:value-type="string" calcext:value-type="string">
            <text:p>Tsay nunakuna asitsu bullayan, "Allaapa fwertim," nishpa, i unaymi duraykatsiyan tsay washkuta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comienza y termina la fiesta.</text:p>
          </table:table-cell>
          <table:table-cell office:value-type="string" calcext:value-type="string">
            <text:p>Tsaynawllam fyesta qallan i usharin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5" office:value-type="string" calcext:value-type="string">
            <text:p>Así es la costumbre aquí en Chontayoc.</text:p>
          </table:table-cell>
          <table:table-cell office:value-type="string" calcext:value-type="string">
            <text:p>Tsaynawmi kostumbri kay Chontayuqchaw.</text:p>
          </table:table-cell>
          <table:table-cell office:value-type="string" calcext:value-type="string">
            <text:p>CRH, Cap.29</text:p>
          </table:table-cell>
          <table:table-cell/>
        </table:table-row>
        <table:table-row table:style-name="ro3">
          <table:table-cell table:style-name="ce3" office:value-type="string" calcext:value-type="string">
            <text:p>Huarancayoccocha se encuentra encima de Chacchán.</text:p>
          </table:table-cell>
          <table:table-cell office:value-type="string" calcext:value-type="string">
            <text:p>Waranqayuq qucha kan Chaqchan hanan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ra muy grande y brava.</text:p>
          </table:table-cell>
          <table:table-cell office:value-type="string" calcext:value-type="string">
            <text:p>Allibwenu hatun i chukaru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nadie se acercaba a la orilla de esa laguna.</text:p>
          </table:table-cell>
          <table:table-cell office:value-type="string" calcext:value-type="string">
            <text:p>Manash ni pi tsay qucha kuchunman chaaya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alguien hizo ademán de entrar, dicen que el agua comenzaba a secarse.</text:p>
          </table:table-cell>
          <table:table-cell office:value-type="string" calcext:value-type="string">
            <text:p>Yaykuqnaw nuna kaptinqa, yaku tsakiriqnawshi k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allí aparecía toda clase de cosas, ropa, alajas, plata.</text:p>
          </table:table-cell>
          <table:table-cell office:value-type="string" calcext:value-type="string">
            <text:p>Despwesshi tsaychaw imaykapis yuriq ropaka, alahakuna, qillay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muchas otras cosas bonitas aparecían allí.</text:p>
          </table:table-cell>
          <table:table-cell office:value-type="string" calcext:value-type="string">
            <text:p>Imayka shumaqkunash tsaychaw yu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ro si alguien entraba para agarrarlas, el agua se lo tragaba.</text:p>
          </table:table-cell>
          <table:table-cell office:value-type="string" calcext:value-type="string">
            <text:p>Tsay tsariq yaykuq nunata yaku ñuqta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cuentan los ancianos.</text:p>
          </table:table-cell>
          <table:table-cell office:value-type="string" calcext:value-type="string">
            <text:p>Tsaynawmi awkis nunakuna willakuy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laguna era conocida por su bravura, muy temible.</text:p>
          </table:table-cell>
          <table:table-cell office:value-type="string" calcext:value-type="string">
            <text:p>Chukaru kaywan riqishqa tsay qucha kanaq, allaapa mantsay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agua salía de la laguna y la tomaban más abajo, el agua correteaba y hacía bulla dentro de sus estómagos.</text:p>
          </table:table-cell>
          <table:table-cell office:value-type="string" calcext:value-type="string">
            <text:p>Tsay quchapita yarqamuq yakuta hawanchaw upurkuyaptin, pachankunachawpis yaku puriq awallir bull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Se llama Huarancayoccocha porque dicen que una vez había devorado mil ovejas junto con su pastor y el corral que estaba en su orilla.</text:p>
          </table:table-cell>
          <table:table-cell office:value-type="string" calcext:value-type="string">
            <text:p>Waranqayuq qucha hutin porke huk tyempush waranqa uushata mikushqa kanaq mitsiqnintin ladunchaw huk kancha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de entonces cada luna nueva las ovejas salen fuera a comer.</text:p>
          </table:table-cell>
          <table:table-cell office:value-type="string" calcext:value-type="string">
            <text:p>Tsaypitash kada llullu killa uushakuna yarqayaamuq haqta mik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Una vez un hombre de Huanja que no sabía (de las mil ovejas) estaba más arriba de esa laguna con sus carneros.</text:p>
          </table:table-cell>
          <table:table-cell office:value-type="string" calcext:value-type="string">
            <text:p>I huk besnash huk Wanha nuna mana musyashpa, tsay qucha hananchaw uushanwan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 allí se fue a Chacchán para buscar fiambre, porque su comida se había acabado.</text:p>
          </table:table-cell>
          <table:table-cell office:value-type="string" calcext:value-type="string">
            <text:p>Tsaypitash aywanaq Chaqchanta mirkapa ashiq, ushapakuyk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staba volviendo con su fiambre.</text:p>
          </table:table-cell>
          <table:table-cell office:value-type="string" calcext:value-type="string">
            <text:p>Tsayshi mirkapanwan kutirayk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Se oscureció mientras estaba en Chacchán no más.</text:p>
          </table:table-cell>
          <table:table-cell office:value-type="string" calcext:value-type="string">
            <text:p>Ampiikuykunaq Chaqchanlla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Mientras volvía de noche vio al lado de la laguna que gran número de ovejas estaban comiendo.</text:p>
          </table:table-cell>
          <table:table-cell office:value-type="string" calcext:value-type="string">
            <text:p>Tsaynash ampita kutikuykarna rikaarin qucha ladunkunachawqa alli shuyni uushakuna ushpapakuykaay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e asustó pensando, "Parece que mis ovejas han venido acá."</text:p>
          </table:table-cell>
          <table:table-cell office:value-type="string" calcext:value-type="string">
            <text:p>Tsayna nuna mantsakashqa, "Uushaachi aywakamurqun," ni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Agitando su poncho a las ovejas que trataban de volver a la laguna, logró a separar gran número de ellas.</text:p>
          </table:table-cell>
          <table:table-cell office:value-type="string" calcext:value-type="string">
            <text:p>Ponchunta awir-awir uushataqa, "quchaman kutishaq," nikaptin, alli shuynita rakikurqu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rreándolas, llegó a su corral.</text:p>
          </table:table-cell>
          <table:table-cell office:value-type="string" calcext:value-type="string">
            <text:p>Tsayta qatishqa, chaarin kanchan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odas sus ovejas estaban allí.</text:p>
          </table:table-cell>
          <table:table-cell office:value-type="string" calcext:value-type="string">
            <text:p>Llapan uushan kayka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Juntó las nuevas con las suyas.</text:p>
          </table:table-cell>
          <table:table-cell office:value-type="string" calcext:value-type="string">
            <text:p>Tsayman ahuri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icen que ese hombre se hizo muy rico con esas ovejas.</text:p>
          </table:table-cell>
          <table:table-cell office:value-type="string" calcext:value-type="string">
            <text:p>Tsayshi tsay uushakunawan tsay nuna allibwenu rikuyayku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me lo contó ese hombre: "El Señor Dios me ha enriquecido.</text:p>
          </table:table-cell>
          <table:table-cell office:value-type="string" calcext:value-type="string">
            <text:p>Tsaynawshi willakunaq tsay nuna nuqata: "Tayta Dyosmi rikuyaatsim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Él me ayudó cuando yo era pobre."</text:p>
          </table:table-cell>
          <table:table-cell office:value-type="string" calcext:value-type="string">
            <text:p>Paymi yanapamashqa, waktsa nuna kaptii," niqshi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o también conocía un poco a ese viejo.</text:p>
          </table:table-cell>
          <table:table-cell office:value-type="string" calcext:value-type="string">
            <text:p>Nuqapis pokullaqa riqiiran tsay awkis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a gente decía que era hombre muy cochino.</text:p>
          </table:table-cell>
          <table:table-cell office:value-type="string" calcext:value-type="string">
            <text:p>Nunakuna parlayaq allaapa rakcha nunash kan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enía su esposa legítima.</text:p>
          </table:table-cell>
          <table:table-cell office:value-type="string" calcext:value-type="string">
            <text:p>Lehitimu warmin k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Además tenía sus concubinas en otros sitios, manteniendo a varias de ellas, una en su corral en las alturas, otra en su chacra.</text:p>
          </table:table-cell>
          <table:table-cell office:value-type="string" calcext:value-type="string">
            <text:p>I amigankuna kaq separadu, peru atskaq tsayninkunata waataq, hukta hallqa kanchanchaw, hukta chakran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su esposa legítima no se movía de la casa.</text:p>
          </table:table-cell>
          <table:table-cell office:value-type="string" calcext:value-type="string">
            <text:p>I lehitimu warminqa manash wayipitapis kuyu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lí, una concubina ayudaba a su esposa también.</text:p>
          </table:table-cell>
          <table:table-cell office:value-type="string" calcext:value-type="string">
            <text:p>I tsaychaw huk amigan warmintapis yana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Hasta vivía allí.</text:p>
          </table:table-cell>
          <table:table-cell office:value-type="string" calcext:value-type="string">
            <text:p>Tsaychaw pasaypa taar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cuentan.</text:p>
          </table:table-cell>
          <table:table-cell office:value-type="string" calcext:value-type="string">
            <text:p>Tsaynawmi willa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 esa laguna iba la gente cuando no había lluvia.</text:p>
          </table:table-cell>
          <table:table-cell office:value-type="string" calcext:value-type="string">
            <text:p>Tsay quchamanshi aywayaq mana tamya kaptin nuna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la lluvia no llegaba hasta enero la gente iba para eso, desde Marcac hasta Antahurán.</text:p>
          </table:table-cell>
          <table:table-cell office:value-type="string" calcext:value-type="string">
            <text:p>Manana enerukama tamya chaamuptin, nunakunash aywayaq tsaypaqshi, Markaqpita asta Antawr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asaron la voz para ir a Huarancayoccocha.</text:p>
          </table:table-cell>
          <table:table-cell office:value-type="string" calcext:value-type="string">
            <text:p>Señalanakuyaq Waranqayuqta aywayaa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toda la gente iba, y las viudas les preparaban fiambre para que comieran todos los hombres que iban.</text:p>
          </table:table-cell>
          <table:table-cell office:value-type="string" calcext:value-type="string">
            <text:p>Tsayshi llapan nunakuna aywayaq i byudakunanash mirkapata rurayaapuq llapan aywaq nunakuna mikuyaa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gunas de las viudas compraban su coca y cigarillos.</text:p>
          </table:table-cell>
          <table:table-cell office:value-type="string" calcext:value-type="string">
            <text:p>I wakin byudakunanash rantiyaapuq kukankuna i sigarun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as viudas también iban al río (Santa) con sus botellas para sacar agua.</text:p>
          </table:table-cell>
          <table:table-cell office:value-type="string" calcext:value-type="string">
            <text:p>I hina byudash aywayaq mayuta botellankunawan yaku tsari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agua llevaban a Huarancayoccocha.</text:p>
          </table:table-cell>
          <table:table-cell office:value-type="string" calcext:value-type="string">
            <text:p>Tsay yakutash apayaq Waranqayuq qucha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hablan alistado todas sus cosas, fueron con caja y flauta todas las estancias.</text:p>
          </table:table-cell>
          <table:table-cell office:value-type="string" calcext:value-type="string">
            <text:p>Llapanninkuna alistakurkur, kaha flawtankunawan aywakuyaq llapan estansy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salieron como a medianoche.</text:p>
          </table:table-cell>
          <table:table-cell office:value-type="string" calcext:value-type="string">
            <text:p>Pulla paqasnawllash hiqari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l amanecer ya estaban avanzando bien.</text:p>
          </table:table-cell>
          <table:table-cell office:value-type="string" calcext:value-type="string">
            <text:p>Waraayaamuq naqana abansa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llegaban a eso de la una de la tarde.</text:p>
          </table:table-cell>
          <table:table-cell office:value-type="string" calcext:value-type="string">
            <text:p>Tsayshi la una de la tardinaw charkuyaq chaarik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Yendo la gente calladita desde encima de la laguna, le echaban esa agua del río que habían traído.</text:p>
          </table:table-cell>
          <table:table-cell office:value-type="string" calcext:value-type="string">
            <text:p>Nunakuna upaallalla aywar qucha hananllapita hicharpuyaq tsay mayu yaku apaya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con sogas largas también llenaban las botellas con agua del centro de la laguna.</text:p>
          </table:table-cell>
          <table:table-cell office:value-type="string" calcext:value-type="string">
            <text:p>I despwesshi hatusaq waskakunapa hina quchapita yakuta winarayaa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ían llenado todas las botellas, empezaban a tocar flauta, 'Mitseekoqmi Qocha Qoyllur'.</text:p>
          </table:table-cell>
          <table:table-cell office:value-type="string" calcext:value-type="string">
            <text:p>Limpu llapanta winariykurnash, kaha flawtanash tokar qallaykuyaq, 'Mitsaykuqmi qucha quyllurta'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algunos de los hombres tiraban piedras a la laguna, con sus manos y con hondillas.</text:p>
          </table:table-cell>
          <table:table-cell office:value-type="string" calcext:value-type="string">
            <text:p>I wakin nunanash qucham qumpar waraakar kay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mientras hacían eso, la laguna se ponía muy brava.</text:p>
          </table:table-cell>
          <table:table-cell office:value-type="string" calcext:value-type="string">
            <text:p>Tsayshi tsaynaw ruraykuyaptin, allibwenu qucha piñakurkuq, I despwes ola qallaykuq wakman kay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olas comen— zaban a levantarse por todas partes.</text:p>
          </table:table-cell>
          <table:table-cell office:value-type="string" calcext:value-type="string">
            <text:p>I tukuylayash yaku tikraq quchachaw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el agua se cambiaba en muchos colores en la laguna.</text:p>
          </table:table-cell>
          <table:table-cell office:value-type="string" calcext:value-type="string">
            <text:p>I hinash nunakunaqa qumpakuykaa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la gente seguía tirándole piedras.</text:p>
          </table:table-cell>
          <table:table-cell office:value-type="string" calcext:value-type="string">
            <text:p>Nikashqantash qucha chawpinchaw ichiklla pukutay yurir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or mientras, en el centro de la laguna aparecía una pequeña nube.</text:p>
          </table:table-cell>
          <table:table-cell office:value-type="string" calcext:value-type="string">
            <text:p>I despwesnash limpu quchata pukutay tsapari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la nube cubría la laguna completamente.</text:p>
          </table:table-cell>
          <table:table-cell office:value-type="string" calcext:value-type="string">
            <text:p>Tsay oranash nunakunaqa ayqipana kutir qallaykayaam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 ese momento, la gente empezaba a volver corriendo.</text:p>
          </table:table-cell>
          <table:table-cell office:value-type="string" calcext:value-type="string">
            <text:p>Naqana huk hirkata qishpikayaamuptinnash, qallaykamuq tamya shirawamu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ya pasaban cierto cerro, empezaba a caer garúa, intonces daban la vuelta por el cerro alto llamado 'Ichic Cruz' cuando comenzaba la lluvia de una vez.</text:p>
          </table:table-cell>
          <table:table-cell office:value-type="string" calcext:value-type="string">
            <text:p>Tsayshi hatun hirka Ichik Krus niyashqanta waqtarayaamuq, golpi tamyawan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En esas cuevas no más quedaba la gente, cansados y mojados.</text:p>
          </table:table-cell>
          <table:table-cell office:value-type="string" calcext:value-type="string">
            <text:p>Tsay machaykunallachawnash nunakuna kedakaykayaamuq, utishqa i shututu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La lluvia ya no terminaba.</text:p>
          </table:table-cell>
          <table:table-cell office:value-type="string" calcext:value-type="string">
            <text:p>Tamyaqa paraqna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Llovía toda la noche hasta el día siguiente.</text:p>
          </table:table-cell>
          <table:table-cell office:value-type="string" calcext:value-type="string">
            <text:p>Waraariq tamyaku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en la mañana venían los hombres.</text:p>
          </table:table-cell>
          <table:table-cell office:value-type="string" calcext:value-type="string">
            <text:p>Waraanin quyanash aywakayaamuq nuna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Y para su llegada las viudas tenían comida esperando.</text:p>
          </table:table-cell>
          <table:table-cell office:value-type="string" calcext:value-type="string">
            <text:p>I chaayaamunanpaqnash byudakuna mikuyta shuyaraykaatsi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los hombres antes de comenzar a comer, entregaban el agua que habían traído de Huarancayoccocha.</text:p>
          </table:table-cell>
          <table:table-cell office:value-type="string" calcext:value-type="string">
            <text:p>I tsaynash nunakuna entregariyaq mikur qallayaananpaqpis yakuta Waranqayuq quchapita apayaamu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agua las viudas llevaban rápido al rio.</text:p>
          </table:table-cell>
          <table:table-cell office:value-type="string" calcext:value-type="string">
            <text:p>Tsaytash byudakuna apurayllapa apakuyaq mayuma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allí la sacudieron al agua.</text:p>
          </table:table-cell>
          <table:table-cell office:value-type="string" calcext:value-type="string">
            <text:p>I tsayman tashirayaamuq yaku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u lluvia ya no les faltaba.</text:p>
          </table:table-cell>
          <table:table-cell office:value-type="string" calcext:value-type="string">
            <text:p>Tsayllanash tamyankuna manana faltaq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Y esa gente cuenta que cada vez que no había lluvia, iban a Huarancayoccocha.</text:p>
          </table:table-cell>
          <table:table-cell office:value-type="string" calcext:value-type="string">
            <text:p>I tsay nunakuna niyaq imaypis mana tamya kaptinqa Waranqayuq quchatash aywakuy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laban de eso en su reunión, todas las mujeres se congregaban diciendo, "Vayan rápido."</text:p>
          </table:table-cell>
          <table:table-cell office:value-type="string" calcext:value-type="string">
            <text:p>Tsayta huntachaw parlayaptinqa, llapan warmipis ayllukaykuyaqshi, "Apuradu aywayay," nishp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dían limosnas en las haciendas.</text:p>
          </table:table-cell>
          <table:table-cell office:value-type="string" calcext:value-type="string">
            <text:p>Asyendakunatapis mañayaqshi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aban comida y dinero para alcohol.</text:p>
          </table:table-cell>
          <table:table-cell office:value-type="string" calcext:value-type="string">
            <text:p>Tsayshi quq mikuyta i qillayta washku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mi papá me contó.</text:p>
          </table:table-cell>
          <table:table-cell office:value-type="string" calcext:value-type="string">
            <text:p>Tsaynawmi papaanii kwentam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 que él también fue cuando era joven.</text:p>
          </table:table-cell>
          <table:table-cell office:value-type="string" calcext:value-type="string">
            <text:p>Paypis aywanaqraqshi hoben kaykar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Y más antes, antes que fuera él, dice que su madre daba su contribución.</text:p>
          </table:table-cell>
          <table:table-cell office:value-type="string" calcext:value-type="string">
            <text:p>I mas puntakunata mana aywaptinqa, mamanshi hitakuyta qu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Mi papá también llegó mojado de haber ido a esa laguna.</text:p>
          </table:table-cell>
          <table:table-cell office:value-type="string" calcext:value-type="string">
            <text:p>Papaaniipis shututiikar chaamunaq tsay quchaman aywayashqanpi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El también sabe cómo ha sido y que Huarancayoccocha fue muy brava.</text:p>
          </table:table-cell>
          <table:table-cell office:value-type="string" calcext:value-type="string">
            <text:p>Paypis musyanran tsaynaw kashqanta i Waranqayuq qucha allaapa chukaru kashqant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Pero ahora dicen que ya no es brava.</text:p>
          </table:table-cell>
          <table:table-cell office:value-type="string" calcext:value-type="string">
            <text:p>Peru kananqa mananash chukaruna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Lo han amansado completamente.</text:p>
          </table:table-cell>
          <table:table-cell office:value-type="string" calcext:value-type="string">
            <text:p>Limpu mansa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Dicen que Moisés Estremadoyro, el hacendado de Chacchán, para llevar agua a su hacienda, llevó cuarenta sacos de sal bendecida y la vació en la laguna.</text:p>
          </table:table-cell>
          <table:table-cell office:value-type="string" calcext:value-type="string">
            <text:p>Moises Estremadoyro Chaqchan asendadu, asyendanman yakuta apananpaq chusku chunka saku kachitash bendesishqata apaykur qutu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llevaron al sacerdote también para bendecirla.</text:p>
          </table:table-cell>
          <table:table-cell office:value-type="string" calcext:value-type="string">
            <text:p>I despwes apayaanaq señor kuratapis bendesinan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la han domado.</text:p>
          </table:table-cell>
          <table:table-cell office:value-type="string" calcext:value-type="string">
            <text:p>Tsaynawpa manshuyaatsiyashq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esa laguna es perfectamente mansa y nadie le tiene miedo.</text:p>
          </table:table-cell>
          <table:table-cell office:value-type="string" calcext:value-type="string">
            <text:p>Kananqa tsay qucha puru manshu, ni pi mantsantsu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Tiene una buena compuerta.</text:p>
          </table:table-cell>
          <table:table-cell office:value-type="string" calcext:value-type="string">
            <text:p>Kusa kompwertayuqnash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Dicen que siempre vacían esa agua a todos los potreros de Chacchán.</text:p>
          </table:table-cell>
          <table:table-cell office:value-type="string" calcext:value-type="string">
            <text:p>Pasaypana tsay yakuta basyayan llapan Chaqchan potrerutash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hora riega por dos meses.</text:p>
          </table:table-cell>
          <table:table-cell office:value-type="string" calcext:value-type="string">
            <text:p>Kananqa parqun ishkay kill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Esa laguna dura mucho.</text:p>
          </table:table-cell>
          <table:table-cell office:value-type="string" calcext:value-type="string">
            <text:p>Tsay qucha allibwenush durayku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3">
          <table:table-cell table:style-name="ce3" office:value-type="string" calcext:value-type="string">
            <text:p>Así hablan los que conocen esa laguna.</text:p>
          </table:table-cell>
          <table:table-cell office:value-type="string" calcext:value-type="string">
            <text:p>Tsaynawmi parlayan tsay qucha riqiqkuna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Desde que han domado esa laguna, ahora no pueden ir a ninguna parte cuando no hay lluvia.</text:p>
          </table:table-cell>
          <table:table-cell office:value-type="string" calcext:value-type="string">
            <text:p>Tsay quchata manshuyaykatsiyashqanpita, kananqa manana ni mayta aywayta pwediyantsu mana tamya kaptinpis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2">
          <table:table-cell table:style-name="ce3" office:value-type="string" calcext:value-type="string">
            <text:p>"Hacen así a la madre de las lluvias," decían las ancianas quejándose en tiempos pasados cuando no había lluvia.</text:p>
          </table:table-cell>
          <table:table-cell office:value-type="string" calcext:value-type="string">
            <text:p>"Tamyapa mamantam tsayta rurayan," nishpam chakwaskunaqa rimayaq nawpakuna mana tamya kaptin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n los últimos años ya nadie habla de esa laguna.</text:p>
          </table:table-cell>
          <table:table-cell office:value-type="string" calcext:value-type="string">
            <text:p>Kanan qipakunaqa mananam ni pi parlayannatsu tsay quchapaq.</text:p>
          </table:table-cell>
          <table:table-cell office:value-type="string" calcext:value-type="string">
            <text:p>CRH, Cap.30</text:p>
          </table:table-cell>
          <table:table-cell/>
        </table:table-row>
        <table:table-row table:style-name="ro1">
          <table:table-cell table:style-name="ce9" office:value-type="string" calcext:value-type="string">
            <text:p>Sucedió en un tiempo antiguo.</text:p>
          </table:table-cell>
          <table:table-cell table:style-name="ce9" office:value-type="string" calcext:value-type="string">
            <text:p>Nawpa tyempu ka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Quizás ni nuestros abuelos vivían todavía.</text:p>
          </table:table-cell>
          <table:table-cell table:style-name="ce9" office:value-type="string" calcext:value-type="string">
            <text:p>Kisaachi manaraq ni awiluntsikkunapis mana karqaraq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Hoy les voy a contar.</text:p>
          </table:table-cell>
          <table:table-cell table:style-name="ce9" office:value-type="string" calcext:value-type="string">
            <text:p>Kanan willayashqayki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Había una mujer pobre que hilaba no más para vivir.</text:p>
          </table:table-cell>
          <table:table-cell table:style-name="ce13" office:value-type="string" calcext:value-type="string">
            <text:p>Kanaq huk waktsa warmi putskapukurninlla kawakull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Día y noche hilaba.</text:p>
          </table:table-cell>
          <table:table-cell office:value-type="string" calcext:value-type="string">
            <text:p>Waraarir ampiirir putskall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Una noche cuando estaba hilando, como a medianocbe, alguien tocó a la puerta.</text:p>
          </table:table-cell>
          <table:table-cell office:value-type="string" calcext:value-type="string">
            <text:p>Huk ampinash hina putskakuykaptin, pulla paqasnaw, punkuta tsaktsaku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ntonces ella apresuradamente salió y dijo, ¿Quién?</text:p>
          </table:table-cell>
          <table:table-cell table:style-name="ce13" office:value-type="string" calcext:value-type="string">
            <text:p>Tsayna payqa apurakachaypa yarqaramunaq, "Pitaq?" nishp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Un hombre llamó.</text:p>
          </table:table-cell>
          <table:table-cell table:style-name="ce13" office:value-type="string" calcext:value-type="string">
            <text:p>I qayakuq nun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xtraña fue el habla del hombre, pues hablaba por la nariz: "Señora, no seas mala.</text:p>
          </table:table-cell>
          <table:table-cell table:style-name="ce13" office:value-type="string" calcext:value-type="string">
            <text:p>Huklaya kanaq, sinqanpawan parlanaq: "Mamay, aktsayqa kay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Te voy a encargar este paquete mío.”</text:p>
          </table:table-cell>
          <table:table-cell table:style-name="ce13" office:value-type="string" calcext:value-type="string">
            <text:p>Kay kayniyta umpakuykushqayki.”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sí diciendo, le dio un paquete de velas.</text:p>
          </table:table-cell>
          <table:table-cell table:style-name="ce13" office:value-type="string" calcext:value-type="string">
            <text:p>Nishpa paketi belata qu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"Mañana a esta hora volveré a recogerlo."</text:p>
          </table:table-cell>
          <table:table-cell office:value-type="string" calcext:value-type="string">
            <text:p>"Waray kay uram kutimushaq aylluq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"Muy bien, señor, se lo guardaré."</text:p>
          </table:table-cell>
          <table:table-cell office:value-type="string" calcext:value-type="string">
            <text:p>“Bwenu, taytay, guardaykushaqmi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Cuando dijo esto, el hombre se fue.</text:p>
          </table:table-cell>
          <table:table-cell office:value-type="string" calcext:value-type="string">
            <text:p>Niptin, aywakunaq nun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cercándose a la luz, examinó ese paquete de velas.</text:p>
          </table:table-cell>
          <table:table-cell office:value-type="string" calcext:value-type="string">
            <text:p>Aktsiman aywarnash tsay umpakuynintaqa rikaykun belataq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Pero no eran velas sino huesos.</text:p>
          </table:table-cell>
          <table:table-cell office:value-type="string" calcext:value-type="string">
            <text:p>Naa tullukuna ka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La pobre mujer tuvo mucho miedo.</text:p>
          </table:table-cell>
          <table:table-cell office:value-type="string" calcext:value-type="string">
            <text:p>Pobri warmiqa allaapa mantsakayku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Viendo eso, la mujer no pudo dormir esa noche.</text:p>
          </table:table-cell>
          <table:table-cell office:value-type="string" calcext:value-type="string">
            <text:p>Tsayta rikaykur warmi, tsay ampi ni punuytapis pwedinaq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Botó esos huesos en un rincón.</text:p>
          </table:table-cell>
          <table:table-cell office:value-type="string" calcext:value-type="string">
            <text:p>Huk kutaman hitaykunaq tsay tullukuna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l día siguiente muy temprano, fue a la parroquia para buscar al sacerdote.</text:p>
          </table:table-cell>
          <table:table-cell table:style-name="ce13" office:value-type="string" calcext:value-type="string">
            <text:p>Waraaninnash quya-quyallanash aywakurqunaq tayta kura ashiq parokya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ncontrándolo allí le relató, "Así me ha sucedido, señor."</text:p>
          </table:table-cell>
          <table:table-cell table:style-name="ce13" office:value-type="string" calcext:value-type="string">
            <text:p>Tsaychaw tarikurna, willarqunaq, "Kaynawmi susidikallaamashqa, taytay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El sacerdote contestó, "No es bueno que hayas abierto tu puerta a esa hora."</text:p>
          </table:table-cell>
          <table:table-cell table:style-name="ce13" office:value-type="string" calcext:value-type="string">
            <text:p>Tayta kurana ninaq, "Manam allitsu tsay ura punkuykita kicharqunki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Ahora no hay nada que puedes hacer.</text:p>
          </table:table-cell>
          <table:table-cell table:style-name="ce13" office:value-type="string" calcext:value-type="string">
            <text:p>Kananqa mananam ni imanaw kayta pwedinkinatsu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1">
          <table:table-cell table:style-name="ce9" office:value-type="string" calcext:value-type="string">
            <text:p>Debes esperar ahora a ese condenado para devolverle su encargo.</text:p>
          </table:table-cell>
          <table:table-cell table:style-name="ce13" office:value-type="string" calcext:value-type="string">
            <text:p>Tsay kondenaduta shuyanaykillanam kanan tsay umpakuyninta kutitsipunaykip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2">
          <table:table-cell table:style-name="ce9" office:value-type="string" calcext:value-type="string">
            <text:p>Pero ya no vayas a abrir tu puerta cuando vuelve, sino debes buscar seis niños, tres varones y tres mujeres como compañeros."</text:p>
          </table:table-cell>
          <table:table-cell office:value-type="string" calcext:value-type="string">
            <text:p>Peru amana kichapunkinatsu punkuykita kutimuptin sino huqtaqta, kima ullqu i kima warmita, wamrakunata, ashinki, yanaqiki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La mujer dijo, "Así voy a hacer, señor padre."</text:p>
          </table:table-cell>
          <table:table-cell office:value-type="string" calcext:value-type="string">
            <text:p>Warmi ninaq, "Tsaynawmi rurallaashaq, tayta kura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2">
          <table:table-cell table:style-name="ce9" office:value-type="string" calcext:value-type="string">
            <text:p>El día siguiente en la noche, cuando la mujer tenía sus compañeros, los seis niños, tocó a la puerta.</text:p>
          </table:table-cell>
          <table:table-cell office:value-type="string" calcext:value-type="string">
            <text:p>Waraanin ampina warmi yanaqiyuq kaykaptinna huqta wamrakunawan, punkutaqa tsaktakuri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4">
          <table:table-cell table:style-name="ce9" office:value-type="string" calcext:value-type="string">
            <text:p>Como la noche anterior esa mujer salió - los niños uno adelante, uno atrás, dos tomados de las dos manos y dos a los dos lados, así salió.</text:p>
          </table:table-cell>
          <table:table-cell office:value-type="string" calcext:value-type="string">
            <text:p>Punta ampinaw tsay warmiqa yarqaramurqunaq, wamrakunata hukta puntanman, hukta qipanman, ishkaytana ishkan nakinman millqashqa, ishkan laduchawqa huk huk yarqurirqu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Y con su mano izquierda entregó esos huesos al condenado.</text:p>
          </table:table-cell>
          <table:table-cell office:value-type="string" calcext:value-type="string">
            <text:p>I itsuq kaq makinpa entregarqunaq tsay tullukunata kondenaduta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Entonces el condenado dijo, "Ah, has sabido, oh," hablando por la nariz.</text:p>
          </table:table-cell>
          <table:table-cell office:value-type="string" calcext:value-type="string">
            <text:p>Tsayna kondenadu ninaq, "Aa, yacharqunki, aw" ninaq sinqanpawan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"Compadezco a estas criaturas.</text:p>
          </table:table-cell>
          <table:table-cell office:value-type="string" calcext:value-type="string">
            <text:p>"Ankupaa kay wamrakunatam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Si no fuera por éstos, a ti te hubiera comido."</text:p>
          </table:table-cell>
          <table:table-cell office:value-type="string" calcext:value-type="string">
            <text:p>Si mana paykuna kanman karqan, qamtam mikuqman karqan."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9" office:value-type="string" calcext:value-type="string">
            <text:p>Y diciendo esto, al instante desapareció.</text:p>
          </table:table-cell>
          <table:table-cell office:value-type="string" calcext:value-type="string">
            <text:p>I nikur, ora ushakaarinaq.</text:p>
          </table:table-cell>
          <table:table-cell office:value-type="string" calcext:value-type="string">
            <text:p>CRH, Cap.74</text:p>
          </table:table-cell>
          <table:table-cell/>
        </table:table-row>
        <table:table-row table:style-name="ro3">
          <table:table-cell table:style-name="ce3" office:value-type="string" calcext:value-type="string">
            <text:p>Eran dos muy buenas amigas y se querían mucho.</text:p>
          </table:table-cell>
          <table:table-cell table:style-name="ce6" office:value-type="string" calcext:value-type="string">
            <text:p>Kayaanaq ishkay allaapa yanasa i kuyanakuy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Una se llamaba María y la otra Rosa.</text:p>
          </table:table-cell>
          <table:table-cell table:style-name="ce6" office:value-type="string" calcext:value-type="string">
            <text:p>Hukninpa hutin kanaq Maria i hukninpa Ros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gente decía que eran dos hermanas, pues se querían tanto.</text:p>
          </table:table-cell>
          <table:table-cell table:style-name="ce6" office:value-type="string" calcext:value-type="string">
            <text:p>Nunakunapis tsay ishkan nanachi niyaq, allaapa kuyanakuyaptin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Vivían juntas y hasta dormían las dos en una sola cama.</text:p>
          </table:table-cell>
          <table:table-cell table:style-name="ce1" office:value-type="string" calcext:value-type="string">
            <text:p>Yachakuyaqpis i punukuyaqpis ishkan huntu huk kamallach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ientras vivían muy felices, la llamada María se casó.</text:p>
          </table:table-cell>
          <table:table-cell table:style-name="ce1" office:value-type="string" calcext:value-type="string">
            <text:p>Shumaq kushishqa kakuykaayaaptinna, Maria kaqqa kasakuyku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se casó, Rosa no la dejó ni se separaron.</text:p>
          </table:table-cell>
          <table:table-cell table:style-name="ce1" office:value-type="string" calcext:value-type="string">
            <text:p>Maria kasakuriptinpis, Rosaqa dehanaqtsu ni partikaayarqa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Seguían durmiendo juntas, el esposo de María en el centro y las dos mujeres en sus dos lados.</text:p>
          </table:table-cell>
          <table:table-cell table:style-name="ce13" office:value-type="string" calcext:value-type="string">
            <text:p>Hina huntu punukuyaanaq, Mariapa quwan chawpichaw i ishkan warmi ladunkunach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vivir así mucho tiempo, María tuvo un hijo de su esposo.</text:p>
          </table:table-cell>
          <table:table-cell table:style-name="ce1" office:value-type="string" calcext:value-type="string">
            <text:p>Unay yachaykarnash Mariaqa wachaykunaq quwanpa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su esposo dijo, "Se quieren mucho, tú y Rosa.</text:p>
          </table:table-cell>
          <table:table-cell table:style-name="ce1" office:value-type="string" calcext:value-type="string">
            <text:p>Tsayna quwanqa nin, "Rosawan allaapam kuyanakuyanki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Que ella lleve a bautizar a nuestro hijo."</text:p>
          </table:table-cell>
          <table:table-cell table:style-name="ce1" office:value-type="string" calcext:value-type="string">
            <text:p>Payllana wamrantsikta ushaykatsimutsun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dijo esto, la mujer lo aceptó muy contenta.</text:p>
          </table:table-cell>
          <table:table-cell table:style-name="ce1" office:value-type="string" calcext:value-type="string">
            <text:p>Niptinna, warmiqa kushishqa aseptar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Por fin, el niño se bautizó, y Rosa y María ya no eran simplemente amigas sino comadres.</text:p>
          </table:table-cell>
          <table:table-cell table:style-name="ce1" office:value-type="string" calcext:value-type="string">
            <text:p>Porfin wamra ushakurirqan i Rosa i Maria mana yanasallanatsu kayarqan, sino komadrin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Así, cuando estaban bien, el esposo de María murió y ella quedó viuda.</text:p>
          </table:table-cell>
          <table:table-cell table:style-name="ce1" office:value-type="string" calcext:value-type="string">
            <text:p>Tsay shumaq kaykaayaptinna, Mariapa quwanqa wanukuykunaq i payqa kedarirqunaq byudan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noche que le enterraron, a medianoche, llegó un condenado gritando.</text:p>
          </table:table-cell>
          <table:table-cell table:style-name="ce1" office:value-type="string" calcext:value-type="string">
            <text:p>Pampayashqan ampi, pulla paqasna, chaarirqunaq huk kondenadoqa qaparir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La viuda, llena de espanto, no sabía qué hacer.</text:p>
          </table:table-cell>
          <table:table-cell table:style-name="ce1" office:value-type="string" calcext:value-type="string">
            <text:p>Byudaqa mantsakashqa ni imanaw kayta pwedinaq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l día siguiente, lo mismo sucedió.</text:p>
          </table:table-cell>
          <table:table-cell table:style-name="ce1" office:value-type="string" calcext:value-type="string">
            <text:p>Waraanin lomismo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Como antes, a medianoche llegó gritando.</text:p>
          </table:table-cell>
          <table:table-cell table:style-name="ce1" office:value-type="string" calcext:value-type="string">
            <text:p>Hina pulla paqas qaparir chaakur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aría, no sabiendo qué hacer, se fue al sacerdote a confesarse.</text:p>
          </table:table-cell>
          <table:table-cell table:style-name="ce1" office:value-type="string" calcext:value-type="string">
            <text:p>Mariaqa mana ni imanawpis kayta pwedir, konfesakoq ewkunaq tayta kuraman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contó al sacerdote todo lo que había pasado con su amiga y su esposo y que su amiga era su comadre.</text:p>
          </table:table-cell>
          <table:table-cell table:style-name="ce1" office:value-type="string" calcext:value-type="string">
            <text:p>Tsayna tayta kurataqa llapan sosedishqanta willakunaq tsay yanasanwan i quwanwan, yanasan komadrin kashqa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Todo lo entendió el cura.</text:p>
          </table:table-cell>
          <table:table-cell table:style-name="ce1" office:value-type="string" calcext:value-type="string">
            <text:p>Llapanta tayta kuraqa kaay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dijo, “Tu esposo ha convivido con tu comadre.</text:p>
          </table:table-cell>
          <table:table-cell table:style-name="ce1" office:value-type="string" calcext:value-type="string">
            <text:p>Tsayna ninaq, "Quwaykiqa komadriykiwanmi yachashq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Tú eres la culpable,” dijo el sacerdote.</text:p>
          </table:table-cell>
          <table:table-cell table:style-name="ce1" office:value-type="string" calcext:value-type="string">
            <text:p>Qanmi kulpayuq kanki," ninaq tayta kur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“Pero, hijita, hoy vas a esperar con siete niños y con siete hombres y con la puerta abierta.”</text:p>
          </table:table-cell>
          <table:table-cell table:style-name="ce1" office:value-type="string" calcext:value-type="string">
            <text:p>Peru, ihita, kananqa shuyanki qanchis wamrawan i qanchis nunawan i punku kicharaykanq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Esa noche esperó a su esposo condenado, con muchos acompañantes.</text:p>
          </table:table-cell>
          <table:table-cell table:style-name="ce1" office:value-type="string" calcext:value-type="string">
            <text:p>Tsay ampiqa shuyarqunaq kondenadu quwanta atska yanaqiyu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sí le había dicho el sacerdote.</text:p>
          </table:table-cell>
          <table:table-cell table:style-name="ce1" office:value-type="string" calcext:value-type="string">
            <text:p>Tsaynaw tayta kura ni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 medianoche apareció.</text:p>
          </table:table-cell>
          <table:table-cell table:style-name="ce1" office:value-type="string" calcext:value-type="string">
            <text:p>Pulla paqasna yuri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Su mujer estaba en medio de los acompañantes y niños, y todos estaban velando.</text:p>
          </table:table-cell>
          <table:table-cell table:style-name="ce1" office:value-type="string" calcext:value-type="string">
            <text:p>Warminqa llapan yanaqipa i wamrakunapa chawpinchaw kaykaanaq i llapan riwapakuykaayaa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De ninguna manera el condenado pudo entrar en esos cuartos, sino desde afuera dijo, “María, María, fue muy malo vivir con nuestra comadre.</text:p>
          </table:table-cell>
          <table:table-cell table:style-name="ce1" office:value-type="string" calcext:value-type="string">
            <text:p>Ni imanawpa tsay kwartukunaman yaykuyta pwedinaqtsu, sino waqtallapita nikunaq kaynaw, "Maria, Maria, allaapa manaallim kanaq komadrintsikwan yachay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estoy condenado.</text:p>
          </table:table-cell>
          <table:table-cell table:style-name="ce1" office:value-type="string" calcext:value-type="string">
            <text:p>Tsaypitam kondenadu ka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Para que me salva yo quiero que me alcances tu dedo.</text:p>
          </table:table-cell>
          <table:table-cell table:style-name="ce6" office:value-type="string" calcext:value-type="string">
            <text:p>Salbakunaapaq munaa deduykita makyaramaanaykitam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María no le alcanzó su dedo.</text:p>
          </table:table-cell>
          <table:table-cell table:style-name="ce1" office:value-type="string" calcext:value-type="string">
            <text:p>Mariaqa mana makyanaqtsu dedu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, volvió al sacerdote y le contó cómo había sido esa noche.</text:p>
          </table:table-cell>
          <table:table-cell table:style-name="ce1" office:value-type="string" calcext:value-type="string">
            <text:p>Waraaninna kutirqunaq tayta kuraman i willarqunaq imanaw tsay ampi kashqan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"Estás en mucho peligro.</text:p>
          </table:table-cell>
          <table:table-cell table:style-name="ce1" office:value-type="string" calcext:value-type="string">
            <text:p>"Allaapa hatun peligruchawmi kanki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1">
          <table:table-cell table:style-name="ce3" office:value-type="string" calcext:value-type="string">
            <text:p>Hoy no más haré todo lo posible para que te salves.</text:p>
          </table:table-cell>
          <table:table-cell table:style-name="ce1" office:value-type="string" calcext:value-type="string">
            <text:p>Kananlla imanawpis ruraykamushaq salbakunaykip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Te vas a vestir con el hábito de la Virgen del Rosario, y después vas a esperar en la puerta de la iglesia con siete niños y siete hombres.”</text:p>
          </table:table-cell>
          <table:table-cell table:style-name="ce1" office:value-type="string" calcext:value-type="string">
            <text:p>Bistikunki Virgen del Rosaryupa ropanta i despwes shuyanki iglesya punkuchaw qanchis wamrakunawan i qanchis nunawan."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María hizo otra vez todo como el sacerdote le había dicho.</text:p>
          </table:table-cell>
          <table:table-cell table:style-name="ce1" office:value-type="string" calcext:value-type="string">
            <text:p>Maria hina rurarqunaq tayta kura nishqannaw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A medianoche el condenado apareció.</text:p>
          </table:table-cell>
          <table:table-cell table:style-name="ce1" office:value-type="string" calcext:value-type="string">
            <text:p>Pulla paqasna kondenadoqa yurirkurqu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Pero a esa hora todos sus compañeros habían quedado dormidos.</text:p>
          </table:table-cell>
          <table:table-cell table:style-name="ce1" office:value-type="string" calcext:value-type="string">
            <text:p>Peru tsay orachawqa yanaqinkuna llapan punukaakuykuyaanaq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Así el condenado quitó a su mujer todos los vestidos de la Virgen, los amontonó allí y llevo a su mujer que no podía hacer nada.</text:p>
          </table:table-cell>
          <table:table-cell table:style-name="ce1" office:value-type="string" calcext:value-type="string">
            <text:p>Tsaynaw kondenadoqa warminta llapan bestidunta tsay Virgenpata quturatsiykur, tsayllaman montonaykur apakurqunaq, mana ni ima rurayta pwediqta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se despertaron sus compañeros, vieron toda la ropa de la Virgen con sus alajas amontonadas en el suelo, pero María ya no estaba.</text:p>
          </table:table-cell>
          <table:table-cell table:style-name="ce1" office:value-type="string" calcext:value-type="string">
            <text:p>Yanaqinkuna riwarkamur, rikaariyaanaq llapan Virgenpa ropanta alahankunatawan patsachaw montonaraykaanaq, i Maria kanaqtsu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3">
          <table:table-cell table:style-name="ce3" office:value-type="string" calcext:value-type="string">
            <text:p>De ese modo ese condenado se salvó, llevando a su mujer culpable.</text:p>
          </table:table-cell>
          <table:table-cell table:style-name="ce1" office:value-type="string" calcext:value-type="string">
            <text:p>Tsaynawpash tsay kondenadu salbakunaq, hay kulpayuq warminta apakur.</text:p>
          </table:table-cell>
          <table:table-cell office:value-type="string" calcext:value-type="string">
            <text:p>CRH, Cap.76</text:p>
          </table:table-cell>
          <table:table-cell/>
        </table:table-row>
        <table:table-row table:style-name="ro2">
          <table:table-cell table:style-name="ce3" office:value-type="string" calcext:value-type="string">
            <text:p>Había un hombre muy pobre, cargado con mucha familia, y su último hijo estaba para bautizar.</text:p>
          </table:table-cell>
          <table:table-cell table:style-name="ce9" office:value-type="string" calcext:value-type="string">
            <text:p>Huk nunash allaapa waktsa kanaq, familya kargadu i ultimu kaq tsurinna ushakuypaq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tenía dinero para dar comida al padrino ni para hacer ropa para su bebé.</text:p>
          </table:table-cell>
          <table:table-cell table:style-name="ce9" office:value-type="string" calcext:value-type="string">
            <text:p>Ni padrinuta qarananpaq ni wamranpa ratashninta rurananpaq qillay kanaq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Lo poco que ganaba era para alimentos no más.</text:p>
          </table:table-cell>
          <table:table-cell table:style-name="ce9" office:value-type="string" calcext:value-type="string">
            <text:p>Ichiklla taririshqanpis pachapaqnawlla k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/>
          <table:table-cell table:style-name="ce14"/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Una vez iba triste para buscar trabajo.</text:p>
          </table:table-cell>
          <table:table-cell office:value-type="string" calcext:value-type="string">
            <text:p>Huk besnash llakishqa aywakuykaanaq urya ashi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sí se encontró con un hombre flaco que venía cargando una alforja.</text:p>
          </table:table-cell>
          <table:table-cell office:value-type="string" calcext:value-type="string">
            <text:p>Tsayna tuparkun huk uyulla nuna alporhan katashqa shamuykaqwa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el hombre flaco dijo, "¿Adónde vas?"</text:p>
          </table:table-cell>
          <table:table-cell table:style-name="ce9" office:value-type="string" calcext:value-type="string">
            <text:p>Tsaynash uyu nunaqa nin, "Mayta aywanki?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"Señor, estoy yendo para conseguir trabajo.</text:p>
          </table:table-cell>
          <table:table-cell table:style-name="ce9" office:value-type="string" calcext:value-type="string">
            <text:p>"Taytay, aywaykaa uryapukuqm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Tengo mucha familia y mi último hijo está por bautizar. </text:p>
          </table:table-cell>
          <table:table-cell table:style-name="ce9" office:value-type="string" calcext:value-type="string">
            <text:p>Atska familyayuqmi kallaa i ultimu tsuriimi ushakuyp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tengo ropa para él ni nada para dar comida al padrino. </text:p>
          </table:table-cell>
          <table:table-cell table:style-name="ce9" office:value-type="string" calcext:value-type="string">
            <text:p>Ratashninpis kantsu ni padrinuta imanlla qararinaapaq imaapis kan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estoy yendo a buscar trabajo"</text:p>
          </table:table-cell>
          <table:table-cell office:value-type="string" calcext:value-type="string">
            <text:p>Tsaymi uryapukuq aywakuykaa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9" office:value-type="string" calcext:value-type="string">
            <text:p>Entonces el hombre flaco dijo, "Yo haré bautizar a tu bebé.</text:p>
          </table:table-cell>
          <table:table-cell table:style-name="ce9" office:value-type="string" calcext:value-type="string">
            <text:p>Tsayna uyu nunaqa nin, "Nuqa wamraykita ushaykats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No prepares nada.</text:p>
          </table:table-cell>
          <table:table-cell table:style-name="ce9" office:value-type="string" calcext:value-type="string">
            <text:p>Ama imatapis prebenikuy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o traeré su ropa. </text:p>
          </table:table-cell>
          <table:table-cell table:style-name="ce9" office:value-type="string" calcext:value-type="string">
            <text:p>Ratashninpis nuqam apa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Tú me esperas en tal capilla temprano.</text:p>
          </table:table-cell>
          <table:table-cell table:style-name="ce9" office:value-type="string" calcext:value-type="string">
            <text:p>Shuyamanki tal kapillachaw quyallam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lí llegaré."</text:p>
          </table:table-cell>
          <table:table-cell table:style-name="ce9" office:value-type="string" calcext:value-type="string">
            <text:p>Tsaymanmi chaamushaq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omo dijo, el hombre esperó en esa capilla.</text:p>
          </table:table-cell>
          <table:table-cell table:style-name="ce9" office:value-type="string" calcext:value-type="string">
            <text:p>Nishqannawlla nunaqa shuyarqunaq tsay kapillachaw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legó el hombre flaco llevando bastante ropa en su alforja.</text:p>
          </table:table-cell>
          <table:table-cell office:value-type="string" calcext:value-type="string">
            <text:p>Tsaymanna uyu nunaqa chaarirqunaq atska ratashninkuna alporhakush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Vistiendo bonito al bebé, entraron en la capilla para bautizarlo.</text:p>
          </table:table-cell>
          <table:table-cell office:value-type="string" calcext:value-type="string">
            <text:p>Wamrataqa limpu yakaratsirkurna, yaykuriyarqunaq kapillaman wamra ushatsiqn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9" office:value-type="string" calcext:value-type="string">
            <text:p>Después de bautizarlo ese hombre también regaló plata al hombre pobre diciendo, “Pueden comprar algo con esto y comer.”</text:p>
          </table:table-cell>
          <table:table-cell table:style-name="ce9" office:value-type="string" calcext:value-type="string">
            <text:p>Usharatsikurna, tsay nunaqa qillayninpis tsay waktsa nunata qarirqunaq, “Kaywan rantipakur mikukuriy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 decirlo, el hombre dijo a su compadre, “Vamos a tomar desayuno.”</text:p>
          </table:table-cell>
          <table:table-cell office:value-type="string" calcext:value-type="string">
            <text:p>Niptinna nunaqa kompadrinta nirqunaq, “Aku desayunata upurishun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ero él no quiso.</text:p>
          </table:table-cell>
          <table:table-cell office:value-type="string" calcext:value-type="string">
            <text:p>Niptinna munarqunaq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“Yo no como.</text:p>
          </table:table-cell>
          <table:table-cell office:value-type="string" calcext:value-type="string">
            <text:p>“Manam nuqaqa mikuu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 cada enfermo nos encontraremos.</text:p>
          </table:table-cell>
          <table:table-cell office:value-type="string" calcext:value-type="string">
            <text:p>Kada qishyaqchawmi tupashu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Si me ves al pie de la cama diciendo ‘Sanará’, le vas a dar cualquier remedio y después le vas a consolar.</text:p>
          </table:table-cell>
          <table:table-cell office:value-type="string" calcext:value-type="string">
            <text:p>Chakinchaw rikaamarnii, ‘Kachakaarinqam’ nirnin, ima hampinllapis qurinki i despwes kusa willapaari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Y si me encuentras a su cabeza, dirás, ‘Ya no hay remedio para esto.’</text:p>
          </table:table-cell>
          <table:table-cell office:value-type="string" calcext:value-type="string">
            <text:p>I piqanchaw tarimarniinam, ‘Manam kaypaq remedyu kantsu,’ ni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Pero ten cuidado de no saludarme sino con la cabeza.</text:p>
          </table:table-cell>
          <table:table-cell office:value-type="string" calcext:value-type="string">
            <text:p>Peru kwidadu saludaykamar sinoqa piqaykillapa saludarama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me ves así y te avise, te pagarán bien.</text:p>
          </table:table-cell>
          <table:table-cell office:value-type="string" calcext:value-type="string">
            <text:p>Tsaynaw rikaaramar willaptiqmi, kusa pagayaashu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Con este dinero puedes mantener bien a tus familiares.”</text:p>
          </table:table-cell>
          <table:table-cell office:value-type="string" calcext:value-type="string">
            <text:p>Tsaywanmi familyaykikurata waatanki all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se volvió un buen curandero, y siendo muy reconocido lo llamaron a todas partes.</text:p>
          </table:table-cell>
          <table:table-cell office:value-type="string" calcext:value-type="string">
            <text:p>Nunaqa kusa hampikuq tikrakurinaq, allaapa riqishqana hinantinmanna qayaya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se hizo muy rico.</text:p>
          </table:table-cell>
          <table:table-cell office:value-type="string" calcext:value-type="string">
            <text:p>Limpu rikuna nunaqa tikrayk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el hombre dijo a su compadre, “Solamente dos años más vas a vivir.</text:p>
          </table:table-cell>
          <table:table-cell office:value-type="string" calcext:value-type="string">
            <text:p>Huk besnash nunataqa kompadrenqa nirqunaq “Ishkay watallanam kawank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rréglate y confiésate.</text:p>
          </table:table-cell>
          <table:table-cell office:value-type="string" calcext:value-type="string">
            <text:p>Areglapaakuy i konfesakuy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Dispón bien los asuntos de tus hijos y haz todo lo necesario.”</text:p>
          </table:table-cell>
          <table:table-cell office:value-type="string" calcext:value-type="string">
            <text:p>Tsuriykikunatapis shumaq disponirnin, llapanta rur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Nikaptin nunaqa rikuyaakurkur ni imata yarpanaqna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Llegó el día señalado.</text:p>
          </table:table-cell>
          <table:table-cell office:value-type="string" calcext:value-type="string">
            <text:p>Chaaramunaqna sitashqa diya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 compadre llegó diciendo, “Yo ya te he avisado.”</text:p>
          </table:table-cell>
          <table:table-cell office:value-type="string" calcext:value-type="string">
            <text:p>Tsayna kompadrenqa chaarirqunaq, “Willashqanam kaq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hombre no estaba listo y ni recordó del asunto.</text:p>
          </table:table-cell>
          <table:table-cell office:value-type="string" calcext:value-type="string">
            <text:p>I nunaqa listutsu kanaq ni yarpanaqpis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con su mujer, los dos juntos suplicaron a su compadre, “No seas malo, espérame dos años más, por favor.</text:p>
          </table:table-cell>
          <table:table-cell office:value-type="string" calcext:value-type="string">
            <text:p>Tsayna kompadrintaqa warminwan ishkan rowayarqunaq, “Aksayqa kaytsu, ishkay wata mas shuyaykamay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1">
          <table:table-cell table:style-name="ce3" office:value-type="string" calcext:value-type="string">
            <text:p>A partir de hoy me prepararé confesándome con toda mu familia.”</text:p>
          </table:table-cell>
          <table:table-cell office:value-type="string" calcext:value-type="string">
            <text:p>Kananpita patsaymi prebenikullaashaq konfesakurnin, llapan familyallakunawan."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9" office:value-type="string" calcext:value-type="string">
            <text:p>Así diciendo, su compadre aceptó y se fue diciendo, “Entonces después de dos años volveré.</text:p>
          </table:table-cell>
          <table:table-cell table:style-name="ce9" office:value-type="string" calcext:value-type="string">
            <text:p>Niptinna, hina kompadrenqa, “Bwenu,” nirnin kutikurqunaq, “tsaypinqa ishkay watatam kut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Vas a estar listo.”</text:p>
          </table:table-cell>
          <table:table-cell table:style-name="ce9" office:value-type="string" calcext:value-type="string">
            <text:p>Listu kanki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se cumplieron los dos años su compadre volvió.</text:p>
          </table:table-cell>
          <table:table-cell table:style-name="ce9" office:value-type="string" calcext:value-type="string">
            <text:p>Ishkay wata tinkuriptinna kompadrenqa kuti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l hombre no recordó nada del asunto.</text:p>
          </table:table-cell>
          <table:table-cell table:style-name="ce9" office:value-type="string" calcext:value-type="string">
            <text:p>Ni nunaqa imatapis yarpashqatsu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La mujer vio a su compadre yendo frente a su casa con una alforja pesada.</text:p>
          </table:table-cell>
          <table:table-cell table:style-name="ce9" office:value-type="string" calcext:value-type="string">
            <text:p>Tsayna warmiqa rikaarirqunaq kompadrinkunataqa lasaq alporhanwan wayinkuna frentinta aywaraykaq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dijo a su esposo, “Nuestro compadre viene. Escóndete.”</text:p>
          </table:table-cell>
          <table:table-cell table:style-name="ce9" office:value-type="string" calcext:value-type="string">
            <text:p>Tsayna warmiqa nin quwanta, “Kompadrintsik sharaykaamunmi. Ratakuykuy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dijo esto, el hombre dijo, “Enciérrame dentro del baúl hasta que haya vuelto.”</text:p>
          </table:table-cell>
          <table:table-cell table:style-name="ce9" office:value-type="string" calcext:value-type="string">
            <text:p>Niptinna, nunaqa “Baul rurinllaman llawikamay,” ninaq, “kutirishqanyaq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o encerró.</text:p>
          </table:table-cell>
          <table:table-cell table:style-name="ce9" office:value-type="string" calcext:value-type="string">
            <text:p>Niptinna llawik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or fin su compadre llegó.</text:p>
          </table:table-cell>
          <table:table-cell table:style-name="ce14" office:value-type="string" calcext:value-type="string">
            <text:p>Porfin kompadrinqa chaari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preguntó, “¿Está aquí mi compadre?”</text:p>
          </table:table-cell>
          <table:table-cell table:style-name="ce9" office:value-type="string" calcext:value-type="string">
            <text:p>Tsaynash tapurin, “Kaychawku kompadrayqa?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le mintió. “Se ha ausentado,” dijo.</text:p>
          </table:table-cell>
          <table:table-cell table:style-name="ce9" office:value-type="string" calcext:value-type="string">
            <text:p>Tsayna warmiqa uliparirqunaq, “Illashqam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“Pero descansemos un rato.”</text:p>
          </table:table-cell>
          <table:table-cell table:style-name="ce9" office:value-type="string" calcext:value-type="string">
            <text:p>“Peru hamakurishun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sí diciendo, su compadre se sentó encima del baúl.</text:p>
          </table:table-cell>
          <table:table-cell table:style-name="ce9" office:value-type="string" calcext:value-type="string">
            <text:p>Niptinna baul hananman taykurirqunaq kompadrinkunaq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Después de un rato dijo, “Creo que ya voy a regresar.</text:p>
          </table:table-cell>
          <table:table-cell table:style-name="ce9" office:value-type="string" calcext:value-type="string">
            <text:p>Ichik ratullatana nirqunaq, “Kutikushaqnachi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Volveré acá otra vez.</text:p>
          </table:table-cell>
          <table:table-cell table:style-name="ce9" office:value-type="string" calcext:value-type="string">
            <text:p>Yapaynam kutimush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Pues, hasta luego, comadre,” y así diciendo su compadre se fue.</text:p>
          </table:table-cell>
          <table:table-cell office:value-type="string" calcext:value-type="string">
            <text:p>Maa aywallaa, komadre,” nishpa, kompadrinkunaqa aywaku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bía salido, la mujer miró, pensando, “¿Adónde va, para que llame a mi esposo?”</text:p>
          </table:table-cell>
          <table:table-cell office:value-type="string" calcext:value-type="string">
            <text:p>Hiqariptinnash, warmiqa qawarirqunaq, “Maytanaraq aywaykan, quwaata qayarinaapaq,” nishp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Miró y su compadre estaba detrás de la casa, limpiando sangre de un cuchillo.</text:p>
          </table:table-cell>
          <table:table-cell office:value-type="string" calcext:value-type="string">
            <text:p>Qawarirqunaq, kompadrinkunaqa wayi waqtanchaw kutsilluta yawarllatana pitsaykarqu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2">
          <table:table-cell table:style-name="ce3" office:value-type="string" calcext:value-type="string">
            <text:p>Volviendo con miedo, llamó a su esposo, “Nuestro compadre ha vuelto. Salte ya.”</text:p>
          </table:table-cell>
          <table:table-cell office:value-type="string" calcext:value-type="string">
            <text:p>Mantsakashqana kutirir quwanta qayarqunaq, “Kompadrintsik kutirishqanam. Yarqakamuyna.”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Al decirlo, su esposo ya no contestó.</text:p>
          </table:table-cell>
          <table:table-cell office:value-type="string" calcext:value-type="string">
            <text:p>Niptin, quwanqa yaskinaqnatsu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abrió el baúl.</text:p>
          </table:table-cell>
          <table:table-cell office:value-type="string" calcext:value-type="string">
            <text:p>Tsaynash baulta kicharkurqun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a hace rato su esposo había muerto.</text:p>
          </table:table-cell>
          <table:table-cell office:value-type="string" calcext:value-type="string">
            <text:p>Imaynachi quwanqa wanushqa kanaq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Ya estaba bien tieso.</text:p>
          </table:table-cell>
          <table:table-cell office:value-type="string" calcext:value-type="string">
            <text:p>Limpu chukrukushqan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De esa manera nosotros no sabemos cuándo tendremos que morir.</text:p>
          </table:table-cell>
          <table:table-cell office:value-type="string" calcext:value-type="string">
            <text:p>Tsaynawpash manam musyantsiktsu imay wanunantsik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table:style-name="ce3" office:value-type="string" calcext:value-type="string">
            <text:p>Si ese hombre hubiera cumplido, nos habría avisado cuándo tendríamos que morir.</text:p>
          </table:table-cell>
          <table:table-cell office:value-type="string" calcext:value-type="string">
            <text:p>Tsay nuna kumplishqa kaptinqa, willamashwan karqan imay wanunantsikta.</text:p>
          </table:table-cell>
          <table:table-cell office:value-type="string" calcext:value-type="string">
            <text:p>CRH, Cap.79</text:p>
          </table:table-cell>
          <table:table-cell/>
        </table:table-row>
        <table:table-row table:style-name="ro3">
          <table:table-cell office:value-type="string" calcext:value-type="string">
            <text:p>Había un hombre.</text:p>
          </table:table-cell>
          <table:table-cell office:value-type="string" calcext:value-type="string">
            <text:p>Kanaq huk nunash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ra pobre y vivía en miseria con su esposa.</text:p>
          </table:table-cell>
          <table:table-cell office:value-type="string" calcext:value-type="string">
            <text:p>Waktsa, allaapa miseryachaw kawanaq warminw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 tenían un solo hijo.</text:p>
          </table:table-cell>
          <table:table-cell office:value-type="string" calcext:value-type="string">
            <text:p>I hukllaylla ullqu tsurin k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sos tres vivían juntos.</text:p>
          </table:table-cell>
          <table:table-cell office:value-type="string" calcext:value-type="string">
            <text:p>Tsay kiman kaway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Ese hombre pobre no hacía más que buscar leña cada día. Vendiéndola compraba cualquier cosa del mercado con ese dinero y así comían.</text:p>
          </table:table-cell>
          <table:table-cell office:value-type="string" calcext:value-type="string">
            <text:p>Tsay waktsa nuna unikamente kada hunaq yamtata ashirir rantikurir imatapis merkadupita tsaywan rantirirlla mikuriy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a que buscaba leña cada día, la leña se acabó por completo.</text:p>
          </table:table-cell>
          <table:table-cell office:value-type="string" calcext:value-type="string">
            <text:p>Kada hunaq yamtata ashiptin, limpuna ushak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o sabía qué hacer.</text:p>
          </table:table-cell>
          <table:table-cell office:value-type="string" calcext:value-type="string">
            <text:p>Ni imanaw kayta pwedinaqn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table:style-name="ce3" office:value-type="string" calcext:value-type="string">
            <text:p>Estaba muy triste diciendo, "¿Ahora cómo voy a mantener mi familia?"</text:p>
          </table:table-cell>
          <table:table-cell office:value-type="string" calcext:value-type="string">
            <text:p>"Imanawraq kananqa familyaakunata waatashaq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Mientras estaba triste así, llegó allí un extranjero.</text:p>
          </table:table-cell>
          <table:table-cell office:value-type="string" calcext:value-type="string">
            <text:p>Llakishqa kaykaptin, tsayman huk wiraqtsa ch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Entonces dijo, "¿Por qué estás tan triste aquí?</text:p>
          </table:table-cell>
          <table:table-cell office:value-type="string" calcext:value-type="string">
            <text:p>Tsaynam ninaq, "Imatataq kaychaw allaapa llakishqa ka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o estés triste.</text:p>
          </table:table-cell>
          <table:table-cell office:value-type="string" calcext:value-type="string">
            <text:p>Ama llak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Si quieres yo te voy a ayudar.</text:p>
          </table:table-cell>
          <table:table-cell office:value-type="string" calcext:value-type="string">
            <text:p>Munaptiqqa, nuqam yanapashqayk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Te voy a dar mucho dinero con la condición de llevarte a ti mismo."</text:p>
          </table:table-cell>
          <table:table-cell office:value-type="string" calcext:value-type="string">
            <text:p>Kikiykita apakunaqpaq qillayniki atskata qushqayki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dijo eso, el hombre no quiso.</text:p>
          </table:table-cell>
          <table:table-cell office:value-type="string" calcext:value-type="string">
            <text:p>Tsaynaw niptin, nuna ma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él no quiso, el extranjero dijo, "Entonces dame tu esposa."</text:p>
          </table:table-cell>
          <table:table-cell office:value-type="string" calcext:value-type="string">
            <text:p>Mana munaptin, ninaq, "Tsaypinqa warmiykita quykamay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Otra vez el hombre no quiso.</text:p>
          </table:table-cell>
          <table:table-cell office:value-type="string" calcext:value-type="string">
            <text:p>Lomismu nu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"Si no, a tu hijo."</text:p>
          </table:table-cell>
          <table:table-cell office:value-type="string" calcext:value-type="string">
            <text:p>"Sinoqa tsuriykit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Ni eso quiso el hombre tampoco.</text:p>
          </table:table-cell>
          <table:table-cell office:value-type="string" calcext:value-type="string">
            <text:p>Ni tsaytapis nuna munanaq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Ya que no quiso ninguna de estas alternativas, el otro dijo, "Para el primero que sale cuando llegues a tu casa."</text:p>
          </table:table-cell>
          <table:table-cell office:value-type="string" calcext:value-type="string">
            <text:p>Mana imatapis munaptinna, ninaq, "Wayiykiman chaariptiq, puntata yarqamuqp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table:style-name="ce3" office:value-type="string" calcext:value-type="string">
            <text:p>Esto sí aceptó el hombre, porque siempre cuando volvía a su casa el primero en salir a recibirlo era un perro suyo.</text:p>
          </table:table-cell>
          <table:table-cell office:value-type="string" calcext:value-type="string">
            <text:p>Tsayta si nuna aseptarqunaq porke imaypis wayiman kutiriptin, puntata chaskiq aywaykuq huk allq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Cuando propuso eso, el hombre aceptó ya que siempre salía primero el perro no más.</text:p>
          </table:table-cell>
          <table:table-cell office:value-type="string" calcext:value-type="string">
            <text:p>Tsaynaw niptinna, nunaqa aseptarqunaq, imaypis allqullam puntata yarqam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Pensando, "Que lleve a él, no importa", hicieron el contrato.</text:p>
          </table:table-cell>
          <table:table-cell office:value-type="string" calcext:value-type="string">
            <text:p>"Tsaytaqa apakutsunpis," nishpa kontratuta rurayku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Y después firmó su documento.</text:p>
          </table:table-cell>
          <table:table-cell office:value-type="string" calcext:value-type="string">
            <text:p>I despwes dokumentunchaw firmarap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Después volvió a su casa.</text:p>
          </table:table-cell>
          <table:table-cell office:value-type="string" calcext:value-type="string">
            <text:p>Despwesna kutikunaq wayin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Mientras estaba entrando salió su hijo, y el perro ni estaba allí.</text:p>
          </table:table-cell>
          <table:table-cell office:value-type="string" calcext:value-type="string">
            <text:p>Yaykuraykaptin yarqaramunaq tsurin, i allqun kanaqpis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Entonces el hombre se volvió como muerto con miedo y no sabía qué hacer.</text:p>
          </table:table-cell>
          <table:table-cell office:value-type="string" calcext:value-type="string">
            <text:p>Tsaynam nunaqa limpu patsa hunta tikrarinaq mantsakashqa, ni imanaw kayta musyarq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Pobre hombre, estaba muy triste.</text:p>
          </table:table-cell>
          <table:table-cell office:value-type="string" calcext:value-type="string">
            <text:p>Pobri nuna limpu llakishqalla ka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Pero comenzó a aparecer toda clase de cosas en su casa, gran cantidad de víveres y de dinero para comprarse mucha ropa.</text:p>
          </table:table-cell>
          <table:table-cell office:value-type="string" calcext:value-type="string">
            <text:p>Peru wayinchawqa imaykapis yurir qallaykunaq, mana faltayta mikuypis, qillaypis, alli shuyñi ratashninkuna rantikuyaananpaqpis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unque tenía grandes cantidades de todo, el hombre cada día se volvió más triste.</text:p>
          </table:table-cell>
          <table:table-cell office:value-type="string" calcext:value-type="string">
            <text:p>Tsaytsika imaykapis kaykaptin, nuna mas llakishqa tikrakurinaq kada h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a que era así, su esposa le preguntó, "¿Por qué eres asi?</text:p>
          </table:table-cell>
          <table:table-cell office:value-type="string" calcext:value-type="string">
            <text:p>Tsaynawlla kakuptinnam warmin tapunaq, "Imanirtaq tsaynaw ka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No comes.</text:p>
          </table:table-cell>
          <table:table-cell office:value-type="string" calcext:value-type="string">
            <text:p>Mana mikukunkitsu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a nos falta ahora."</text:p>
          </table:table-cell>
          <table:table-cell office:value-type="string" calcext:value-type="string">
            <text:p>Kananqa mana ni imantsik faltanpis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u hijo también era cada vez más grande.</text:p>
          </table:table-cell>
          <table:table-cell office:value-type="string" calcext:value-type="string">
            <text:p>Tsurinpis masna-masna hatuny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una vez su hijo preguntó a su papá, "Papacito, ¿por qué estás muy triste y no quieres comer?</text:p>
          </table:table-cell>
          <table:table-cell office:value-type="string" calcext:value-type="string">
            <text:p>Tsaynam huk bes tsurin tapunaq papaaninta, "Papasitu, imanirtaq allaapa llakishqa kanki i mana mikukunkipistsu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3">
          <table:table-cell office:value-type="string" calcext:value-type="string">
            <text:p>¿O algo te duele?"</text:p>
          </table:table-cell>
          <table:table-cell office:value-type="string" calcext:value-type="string">
            <text:p>O imaykim nanan?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le dijo eso, su papá rompió a llorar.</text:p>
          </table:table-cell>
          <table:table-cell office:value-type="string" calcext:value-type="string">
            <text:p>Niptin, papaanin waqarinaq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después por fin se lo contó.</text:p>
          </table:table-cell>
          <table:table-cell office:value-type="string" calcext:value-type="string">
            <text:p>I despwesmi porfin willay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"En mi pobreza una vez estaba desesperado.</text:p>
          </table:table-cell>
          <table:table-cell office:value-type="string" calcext:value-type="string">
            <text:p>"Waktsa kayniychawmi huk kuti mana ni imanaw kayta pwedirqa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riste, estaba buscando leña.</text:p>
          </table:table-cell>
          <table:table-cell office:value-type="string" calcext:value-type="string">
            <text:p>I tsaymi llakishqa yamtata ashikuykarqa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apareció un extranjero.</text:p>
          </table:table-cell>
          <table:table-cell office:value-type="string" calcext:value-type="string">
            <text:p>Tsaymanmi huk wiraqtsa yuriramurq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después me preguntó, '¿Por qué estás triste?'</text:p>
          </table:table-cell>
          <table:table-cell office:value-type="string" calcext:value-type="string">
            <text:p>I despwesmi tapumarqan, "Imanirtaq llakishqa kanki?'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le conté mi destino.</text:p>
          </table:table-cell>
          <table:table-cell office:value-type="string" calcext:value-type="string">
            <text:p>Tsaymi destinuuta willarqa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Él me dijo, 'No estés triste. Yo te ayudaré con todo lo que quieras. Vamos a hacer un contrato.'</text:p>
          </table:table-cell>
          <table:table-cell office:value-type="string" calcext:value-type="string">
            <text:p>Tsaynam nimarqan, 'Ama llakitsu. Nuqam ayudashqayki llapan munashqaykiwan. Huk kontratuta rurashun.'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ero yo no quise.</text:p>
          </table:table-cell>
          <table:table-cell office:value-type="string" calcext:value-type="string">
            <text:p>Tsaymi munarqaa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2">
          <table:table-cell office:value-type="string" calcext:value-type="string">
            <text:p>Por fin me dijo, 'Si no, dame al que sale primero cuando llegues a tu casa.'</text:p>
          </table:table-cell>
          <table:table-cell office:value-type="string" calcext:value-type="string">
            <text:p>Ultimunam nimarqan, 'Mana tsayqa quykamanki wayiykiman chaptiq puntata yarqamuqta.'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yo acepté porque siempre sale primero el perro cuando yo llego acá, y pensé, 'Seguramente llevará a él.'</text:p>
          </table:table-cell>
          <table:table-cell office:value-type="string" calcext:value-type="string">
            <text:p>Tsaymi aseptaykurqaa porke imaypis chaaramuptii allqu puntata yarqamuq, 'tsaytachi apakunqa,' nir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Pero esa vez no fue así sino que mi único amado hijo salió.</text:p>
          </table:table-cell>
          <table:table-cell office:value-type="string" calcext:value-type="string">
            <text:p>Peru manam tsaynawtsu tsaypin kaykurqan, sino kuyay hapallan tsuriimi yarqaramurq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tiempo de ese contrato casi se ha cumplido para llevar.</text:p>
          </table:table-cell>
          <table:table-cell office:value-type="string" calcext:value-type="string">
            <text:p>Tsaymi tsay kontratu tinkuramun limpu apaku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No tengo ninguna manera de remediarlo."</text:p>
          </table:table-cell>
          <table:table-cell office:value-type="string" calcext:value-type="string">
            <text:p>Tsaymi mana ni imanaw tsayta remedyayta pwedi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su hijo dijo, "Papacito, no te preocupes. Yo mismo lo voy a remediar."</text:p>
          </table:table-cell>
          <table:table-cell office:value-type="string" calcext:value-type="string">
            <text:p>Tsaynam tsurin ninaq, "Papasitu, ama imapis qukushuytsu. Kikiimi tsayta remedyamush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fin su hijo era crecido.</text:p>
          </table:table-cell>
          <table:table-cell office:value-type="string" calcext:value-type="string">
            <text:p>Porfin tsurin puqu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fue a buscar ese diablo para recobrar el documento.</text:p>
          </table:table-cell>
          <table:table-cell office:value-type="string" calcext:value-type="string">
            <text:p>I despwes aywakunaq tsay dyablu ashiq dokumentuta ayllu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e fue por las alturas por todas partes.</text:p>
          </table:table-cell>
          <table:table-cell office:value-type="string" calcext:value-type="string">
            <text:p>Aywakunaq maytachi hallqakuna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espués de viajar mucho tiempo vio una casa en un sitio solitario.</text:p>
          </table:table-cell>
          <table:table-cell office:value-type="string" calcext:value-type="string">
            <text:p>I tsaymi unayna aywakushqanchaw huk chusyaq sityuchaw rikaarinaq huk wayi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se dirigió allí pensando, "Allí buscaré alojamiento."</text:p>
          </table:table-cell>
          <table:table-cell office:value-type="string" calcext:value-type="string">
            <text:p>I tsaymanmi derichaykunaq, "Tsayllachaw posadakuykush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ntonces llegó a la casa.</text:p>
          </table:table-cell>
          <table:table-cell office:value-type="string" calcext:value-type="string">
            <text:p>I tsaymi wayiman chaari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salió una mujer no más.</text:p>
          </table:table-cell>
          <table:table-cell office:value-type="string" calcext:value-type="string">
            <text:p>Tsaymanmi yarqaramunaq huk warmi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la dijo, "Criatura, ¿por qué andas aquí?</text:p>
          </table:table-cell>
          <table:table-cell office:value-type="string" calcext:value-type="string">
            <text:p>Paynam ninaq, "Kriyatura, imata kaychaw purinki?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Rápido vete antes que llegue mi esposo.</text:p>
          </table:table-cell>
          <table:table-cell office:value-type="string" calcext:value-type="string">
            <text:p>Apuradu aywakuy manaraq quwaa chaamushqany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vive comiendo gente.</text:p>
          </table:table-cell>
          <table:table-cell office:value-type="string" calcext:value-type="string">
            <text:p>Payqa nunallatam mik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nadie se escapa de él, ni tú tampoco."</text:p>
          </table:table-cell>
          <table:table-cell office:value-type="string" calcext:value-type="string">
            <text:p>I manam paypita ni pi eskapank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la suplicó, "No seas mala.</text:p>
          </table:table-cell>
          <table:table-cell office:value-type="string" calcext:value-type="string">
            <text:p>Tsaynam wamraqa rogarqunaq, "Ama aksayqa kaykuy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scóndeme en cualquier sitio.</text:p>
          </table:table-cell>
          <table:table-cell office:value-type="string" calcext:value-type="string">
            <text:p>Mayllamanpis pakaykamay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Voy en una misión muy premiante.</text:p>
          </table:table-cell>
          <table:table-cell office:value-type="string" calcext:value-type="string">
            <text:p>Aywaa allaapa presisaqmanm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Mi papá ha hecho un documento con el diablo para llevarme.</text:p>
          </table:table-cell>
          <table:table-cell office:value-type="string" calcext:value-type="string">
            <text:p>Papaaniimi dyabluwan dokumentuta rurashqa apakamaa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yo voy buscando ese diablo para que me devuelva ese documento."</text:p>
          </table:table-cell>
          <table:table-cell office:value-type="string" calcext:value-type="string">
            <text:p>Tsaymi aywaa tsay dyablu ashiq dokumentuta kutitsimaananp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el joven se lo había explicado, la mujer dijo, "Entonces no seas triste.</text:p>
          </table:table-cell>
          <table:table-cell office:value-type="string" calcext:value-type="string">
            <text:p>Tsaynaw wamra niptinna, warmiqa ninaq, "Tsaypinqa ama llak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o voy a suplicar a mi esposo diciendo que eres mi hermano.</text:p>
          </table:table-cell>
          <table:table-cell office:value-type="string" calcext:value-type="string">
            <text:p>Nuqam quwaata rogamushaq, 'Turiimi,'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ero no tienes por que tener miedo."</text:p>
          </table:table-cell>
          <table:table-cell office:value-type="string" calcext:value-type="string">
            <text:p>Peru ama ni imanir mantsakankitsu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sí diciendo lo puso en la collca.</text:p>
          </table:table-cell>
          <table:table-cell office:value-type="string" calcext:value-type="string">
            <text:p>Nishpa qullqallaman taykats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 la tarde volvió a su casa el hombre sin alma.</text:p>
          </table:table-cell>
          <table:table-cell office:value-type="string" calcext:value-type="string">
            <text:p>Tardina wayinman kutirirqunaq almannaq nun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Al entrar en su casa, iba olfateando por todas partes diciendo, "¿Dónde huele la carne?"</text:p>
          </table:table-cell>
          <table:table-cell office:value-type="string" calcext:value-type="string">
            <text:p>Wayinman yaykuraykarnash, muskikachan hinantinman, "Maychawmi aytsa pukutaamun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su esposa salió rápido y dijo, "No te asustes.</text:p>
          </table:table-cell>
          <table:table-cell office:value-type="string" calcext:value-type="string">
            <text:p>Tsayna warminqa apuradu yarqurir nin, "Ama mantsakaatsi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e voy a decir que mi hermanito ha llegado."</text:p>
          </table:table-cell>
          <table:table-cell office:value-type="string" calcext:value-type="string">
            <text:p>Turillaami chaamushqa nishaqmi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dijo eso, el hombre se puso muy alegre.</text:p>
          </table:table-cell>
          <table:table-cell office:value-type="string" calcext:value-type="string">
            <text:p>Tsaynaw niptin, nunaqa allibwenu kushi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la mujer lo llamó, el joven salió.</text:p>
          </table:table-cell>
          <table:table-cell office:value-type="string" calcext:value-type="string">
            <text:p>Warmi qayakuptin, yarqaramunaq wamr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contó su historia al hombre.</text:p>
          </table:table-cell>
          <table:table-cell office:value-type="string" calcext:value-type="string">
            <text:p>Tsaynam wamraqa willarqunaq swertintana nuna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table:style-name="ce9" office:value-type="string" calcext:value-type="string">
            <text:p>"Mi papá hizo un contrato con el diablo para que me lleve a mí.</text:p>
          </table:table-cell>
          <table:table-cell table:style-name="ce9" office:value-type="string" calcext:value-type="string">
            <text:p>Papaaniishi kontratuta rurarqunaq dyabluwan nuqata apakamananpaq.</text:p>
            <text:p/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eso vengo buscando ese diablo para que me devuelva el documento."</text:p>
          </table:table-cell>
          <table:table-cell office:value-type="string" calcext:value-type="string">
            <text:p>Tsaymi tsay dyablu ashiq shamuykaa dokumentuta kutitsimaananp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dijo, "No te preocupes nada.</text:p>
          </table:table-cell>
          <table:table-cell office:value-type="string" calcext:value-type="string">
            <text:p>Tsaynam nuna ninaq, "Ama ni ima qukushuy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hora vamos conmigo."</text:p>
          </table:table-cell>
          <table:table-cell office:value-type="string" calcext:value-type="string">
            <text:p>Kanan nuqawanmi aywashun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dijo eso, el joven se alegró.</text:p>
          </table:table-cell>
          <table:table-cell office:value-type="string" calcext:value-type="string">
            <text:p>Niptin, wamraqa kushill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sin alma dijo a su mujer, "Haz un fiambre para nosotros.</text:p>
          </table:table-cell>
          <table:table-cell office:value-type="string" calcext:value-type="string">
            <text:p>Almannaq nunanam nirqunaq warmintana, "Mirkapaskuna ruramuy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Voy para salvar el alma de tu hermano."</text:p>
          </table:table-cell>
          <table:table-cell office:value-type="string" calcext:value-type="string">
            <text:p>Aywaa turiykipa almanta salb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La mujer alistó bastante fiambre.</text:p>
          </table:table-cell>
          <table:table-cell office:value-type="string" calcext:value-type="string">
            <text:p>Warmiqa alistarqunaq alli atakata mirkapat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estaba listo se fueron a un sitio donde todo estaba silencioso.</text:p>
          </table:table-cell>
          <table:table-cell office:value-type="string" calcext:value-type="string">
            <text:p>Listuna kaptinna aywayarqunaq may chusyaqtach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os días y dos noches fueron.</text:p>
          </table:table-cell>
          <table:table-cell office:value-type="string" calcext:value-type="string">
            <text:p>Ishkay hunaq ishkay paqasna aywa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llegaron a una quebrada grande.</text:p>
          </table:table-cell>
          <table:table-cell office:value-type="string" calcext:value-type="string">
            <text:p>I chaariyan huk hatun sanha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pues había un camino bonito.</text:p>
          </table:table-cell>
          <table:table-cell office:value-type="string" calcext:value-type="string">
            <text:p>Tsaychawqa maa shumaq naani k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allí se fueron.</text:p>
          </table:table-cell>
          <table:table-cell office:value-type="string" calcext:value-type="string">
            <text:p>Tsaypana ayway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to más avanzaron, comenzó a hacer calor.</text:p>
          </table:table-cell>
          <table:table-cell office:value-type="string" calcext:value-type="string">
            <text:p>Mas mas aywayaptin, quñumunaq fwert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 medida que entraron más adentro, más calor hacía.</text:p>
          </table:table-cell>
          <table:table-cell office:value-type="string" calcext:value-type="string">
            <text:p>Mas yaykuyaptin, mas allaapa achacha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ntonces el hombre dijo al joven cuando éste se cansó, "Si no, te voy a cargar.</text:p>
          </table:table-cell>
          <table:table-cell office:value-type="string" calcext:value-type="string">
            <text:p>Tsayna nunaqa nirqunaq wamrata, limpu utikuykuptin, "Mana tsayqa aparikurkushqayk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cuando hace mucho calor, debes decir 'qué frio'.</text:p>
          </table:table-cell>
          <table:table-cell office:value-type="string" calcext:value-type="string">
            <text:p>I allaapa achachaptin, 'alalaw' ninki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i dices 'qué calor', no será bueno."</text:p>
          </table:table-cell>
          <table:table-cell office:value-type="string" calcext:value-type="string">
            <text:p>Sitsun 'achachaw' nikunki, manam allitsu kanq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Mientras se acercaban a la puerta, el calor se volvió casi inaguantable.</text:p>
          </table:table-cell>
          <table:table-cell office:value-type="string" calcext:value-type="string">
            <text:p>Mas punkuman serkayaptin, mas manana awantaypaq achachaa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l joven decía, "¡Qué frio!"</text:p>
          </table:table-cell>
          <table:table-cell office:value-type="string" calcext:value-type="string">
            <text:p>I wamraqa "alalaw" ninaqll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Por fin llegaron a una puerta grande de fierro.</text:p>
          </table:table-cell>
          <table:table-cell office:value-type="string" calcext:value-type="string">
            <text:p>Porfinnash chaariyan huk hatun fyeru punkum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llí tocaron.</text:p>
          </table:table-cell>
          <table:table-cell office:value-type="string" calcext:value-type="string">
            <text:p>Tsaytana tsaktaku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allí salieron diablos ciegos, cojos, tullidos.</text:p>
          </table:table-cell>
          <table:table-cell office:value-type="string" calcext:value-type="string">
            <text:p>Tsayshi tsayman yarqapakayaamun wisku, kohu, maqllu dyablukun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sos inválidos cuidaban la puerta.</text:p>
          </table:table-cell>
          <table:table-cell office:value-type="string" calcext:value-type="string">
            <text:p>Tsay mana sirwiqkunallash punkutaqa kwida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Cuando abrieron la puerta ellos entraron.</text:p>
          </table:table-cell>
          <table:table-cell office:value-type="string" calcext:value-type="string">
            <text:p>Punkuta kichariptin yaykuriya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, dándose cuenta, los diablos salieron de todos lados.</text:p>
          </table:table-cell>
          <table:table-cell office:value-type="string" calcext:value-type="string">
            <text:p>Tsayshi tsayta maakurir, dyablukuna wakpita kaypita ullupakayaamun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Se preguntaron entre sí, "¿Qué cosa quieren éstos?"</text:p>
          </table:table-cell>
          <table:table-cell office:value-type="string" calcext:value-type="string">
            <text:p>Kikinkuna pura tapunakuyan, "Imatataqshi munayan?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hombre sin alma dijo, "Hemos venido a buscar un documento.</text:p>
          </table:table-cell>
          <table:table-cell office:value-type="string" calcext:value-type="string">
            <text:p>Tsaynash sin alma nunaqa nin, "Shayaamurquu huk dokumentu ashiqmi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¿Cuál de ustedes tiene el documento de este joven? Dánoslo."</text:p>
          </table:table-cell>
          <table:table-cell office:value-type="string" calcext:value-type="string">
            <text:p>Mayqaykichawtaq kay wamrapa dokumentun? Quykayaamay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ninguno de los diablos contestó.</text:p>
          </table:table-cell>
          <table:table-cell office:value-type="string" calcext:value-type="string">
            <text:p>Tsayna ni mayqan dyablu yaskiyantsu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l hombre lo dijo más enojado.</text:p>
          </table:table-cell>
          <table:table-cell office:value-type="string" calcext:value-type="string">
            <text:p>Tsayna nunaqa mas waapuna n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Luego Lucifer salió.</text:p>
          </table:table-cell>
          <table:table-cell office:value-type="string" calcext:value-type="string">
            <text:p>Tsayna Luciferna yarqaramu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A él el hombre dijo, "Hemos venido a recoger el documento. Dánoslo quienquiera de ustedes que lo tenga."</text:p>
          </table:table-cell>
          <table:table-cell office:value-type="string" calcext:value-type="string">
            <text:p>Tsaytana nunaqa ninaq, "Shayaamurquu dokumentu aylluqmi. Quyaamay mayqaykichawtaq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table:style-name="ce6" office:value-type="string" calcext:value-type="string">
            <text:p>Lucifer preguntó enojado a los diablos, "Rápido entréguenselo."</text:p>
          </table:table-cell>
          <table:table-cell office:value-type="string" calcext:value-type="string">
            <text:p>Tsayna Luciferqa waapuna tapurqunaq dyablukunata, "Apuray entregayay," nishp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cierto diablo sacó el documento, aunque no quería.</text:p>
          </table:table-cell>
          <table:table-cell office:value-type="string" calcext:value-type="string">
            <text:p>Tsayna huk dyabluna mana munashpa dokumentuta hurqaramu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Después se lo entregó.</text:p>
          </table:table-cell>
          <table:table-cell office:value-type="string" calcext:value-type="string">
            <text:p>Despwes entregarirq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Tomando eso, volvieron.</text:p>
          </table:table-cell>
          <table:table-cell office:value-type="string" calcext:value-type="string">
            <text:p>Tsayta tsarirkur kutirayaam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office:value-type="string" calcext:value-type="string">
            <text:p>El hombre dijo, "Trágate este documento. Si no, los diablos lo harán volver."</text:p>
          </table:table-cell>
          <table:table-cell office:value-type="string" calcext:value-type="string">
            <text:p>Tsaynam nunaqa ninaq, "Kay dokumentuta ñuqtakurkuy. Mana tsayqa kutiratsinqam dyablukuna."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Entonces el joven tragó ese papel.</text:p>
          </table:table-cell>
          <table:table-cell office:value-type="string" calcext:value-type="string">
            <text:p>Tsaynam wamraqa tsay papelta ñuqtakurkunaq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Y el hombre otra vez devolvió al joven cargándole.</text:p>
          </table:table-cell>
          <table:table-cell office:value-type="string" calcext:value-type="string">
            <text:p>I nunaqa hina aparishqalla kutitsikamunaq wamrataqa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1">
          <table:table-cell office:value-type="string" calcext:value-type="string">
            <text:p>Así ese joven se salvó de ser llevado por el diablo, recogiendo ese documento.</text:p>
          </table:table-cell>
          <table:table-cell office:value-type="string" calcext:value-type="string">
            <text:p>Tsaynawpam tsay wamra salbakunaq dyablu apakunanta tsay dokumentuta ayllurkur.</text:p>
          </table:table-cell>
          <table:table-cell office:value-type="string" calcext:value-type="string">
            <text:p>CRH, Cap.108</text:p>
          </table:table-cell>
          <table:table-cell/>
        </table:table-row>
        <table:table-row table:style-name="ro6">
          <table:table-cell table:style-name="ce3" office:value-type="string" calcext:value-type="string">
            <text:p>Para sembrar trigo, dos o tres semanas antes barbechamos la chacra para que muera toda la mala hierba.</text:p>
          </table:table-cell>
          <table:table-cell office:value-type="string" calcext:value-type="string">
            <text:p>Triguta murunapaqqa, ishkay o kima semana puntatam yapyantsik chakrata, llapan qurakuna ushakaa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a época de sembrar trigo es diciembre y enero.</text:p>
          </table:table-cell>
          <table:table-cell office:value-type="string" calcext:value-type="string">
            <text:p>I trigu murayqa disyembri i eneru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Y madura en seis meses.</text:p>
          </table:table-cell>
          <table:table-cell office:value-type="string" calcext:value-type="string">
            <text:p>I puqun huqta killat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cosechamos en siete meses.</text:p>
          </table:table-cell>
          <table:table-cell office:value-type="string" calcext:value-type="string">
            <text:p>I qanchis killatam segantsikq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mpezamos el sembrío de trigo así: siempre majadeamos para sembrar trigo.</text:p>
          </table:table-cell>
          <table:table-cell office:value-type="string" calcext:value-type="string">
            <text:p>Trigu muruyta kaynawmi qallantsik: syempri saachintsikmi triguta muruna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Si no ha sido majadeado primero, esparcimos guano, y después esparcimos el trigo.</text:p>
          </table:table-cell>
          <table:table-cell office:value-type="string" calcext:value-type="string">
            <text:p>I mana saachishqa karqa puntatam, wanuta ramantsik, i despwesnam triguta ram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con yunta o a mano con queshu.</text:p>
          </table:table-cell>
          <table:table-cell office:value-type="string" calcext:value-type="string">
            <text:p>I muruntsik yuntawan karpis o chakayllapa karpis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 sembrar machucamos completamente todos los terrones.</text:p>
          </table:table-cell>
          <table:table-cell office:value-type="string" calcext:value-type="string">
            <text:p>Peru tsay muruychawqa pasaypan matsuntsik llapan kurpakuna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no se machuca, la mala hierba sale primero.</text:p>
          </table:table-cell>
          <table:table-cell office:value-type="string" calcext:value-type="string">
            <text:p>Mana matsushqaqa, puntatan hiqakaramun manaalli quraku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ero cuando se machucan bien los terrones, sale más tarde.</text:p>
          </table:table-cell>
          <table:table-cell office:value-type="string" calcext:value-type="string">
            <text:p>I kusa matsushqaqa, qipamunr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l trigo casi empieza a cubrir la chacra, empezamos a desherbar bien limpio.</text:p>
          </table:table-cell>
          <table:table-cell office:value-type="string" calcext:value-type="string">
            <text:p>Naqana trigu chakrata tsaparamuptinnam, qurar qallaykuntsik limpyu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trigo comienza a brotar.</text:p>
          </table:table-cell>
          <table:table-cell office:value-type="string" calcext:value-type="string">
            <text:p>I tsaynam trigu pallqar qallaykamu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i no se deshierba rápido en ese momento, el trigo se vuelve completamente amarillo.</text:p>
          </table:table-cell>
          <table:table-cell office:value-type="string" calcext:value-type="string">
            <text:p>I tsaychaw mana apuradu qurashqaqa, trigum limpu qarwashyaakuri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desherbado bien, pronto crece.</text:p>
          </table:table-cell>
          <table:table-cell office:value-type="string" calcext:value-type="string">
            <text:p>I shumaq qurarishqaqa, ratum winaramu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Si la hierba es así no más, desherbamos hasta tres veces.</text:p>
          </table:table-cell>
          <table:table-cell office:value-type="string" calcext:value-type="string">
            <text:p>I tsaynawlla qura kaptinqa, asta kima bweltam q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cumple tres meses, comienzan a salir las espigas, y en cinco meses los granos se llenan.</text:p>
          </table:table-cell>
          <table:table-cell office:value-type="string" calcext:value-type="string">
            <text:p>Kima killata kumplirirqa, qallaykamun espigamuran, i pitsqa killachawqa, granukuna llenarinn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 siete meses ya comienza a secarse.</text:p>
          </table:table-cell>
          <table:table-cell office:value-type="string" calcext:value-type="string">
            <text:p>I qanchis killachawqa tsakirinnam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las espigas recién comienzan a secarse, hacemos la era en sitios por donde corre el viento.</text:p>
          </table:table-cell>
          <table:table-cell office:value-type="string" calcext:value-type="string">
            <text:p>Trigukuna naqana tsakir qallaykuptinqa, eratanam rurantsik, byentu koriq sityukunachawmi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a limpiamos bien y la emparejamos para que sea plano.</text:p>
          </table:table-cell>
          <table:table-cell office:value-type="string" calcext:value-type="string">
            <text:p>Kusa limpyantsik i parhantsik, parehu ka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Allí la echamos con agua y después cuando se seca un poco, la hacemos pisar con carneros y chivos, hasta que se ponga dura al secarse.</text:p>
          </table:table-cell>
          <table:table-cell office:value-type="string" calcext:value-type="string">
            <text:p>Tsaytanam yakuwan laqchintsik, i despwesmi shupiriptin uushawan chiwawan halutsintsik, asta shumaq tsakirir taqrakash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a era se ha secado, comenzamos a segar el trigo con hoz.</text:p>
          </table:table-cell>
          <table:table-cell office:value-type="string" calcext:value-type="string">
            <text:p>Tsay era tsakiriptinnam, qallaykuntsik triguta osiwan segar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amontonamos las gavillas, cruzándolas.</text:p>
          </table:table-cell>
          <table:table-cell office:value-type="string" calcext:value-type="string">
            <text:p>I despwesnam chuqpantsik krusadu manohukuna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 la cosecha, las llevamos en la espalda con sogas grandes a la era.</text:p>
          </table:table-cell>
          <table:table-cell office:value-type="string" calcext:value-type="string">
            <text:p>I segar usharirnam, aparintsik hatusaq waskakunawan era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Después de llevarlo todo allí, lo hacemos pisar con burros o caballos hasta que la paja se vuelva muy menuda.</text:p>
          </table:table-cell>
          <table:table-cell office:value-type="string" calcext:value-type="string">
            <text:p>Tsayman limpu ashtarirnam, halutsintsik ashnuwan o bestyawan pasaypa pahapis quchqun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pequeña, sacamos esos animales que lo han estado pisando.</text:p>
          </table:table-cell>
          <table:table-cell office:value-type="string" calcext:value-type="string">
            <text:p>Tsay quchquriptinnam, hurqurintsik tsay haluq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o aventamos con horca.</text:p>
          </table:table-cell>
          <table:table-cell office:value-type="string" calcext:value-type="string">
            <text:p>I despwesnam bentantsik horkitakuna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hay buen viento, éste separa muy bien la paja a un lado y el trigo limpio a otro lado.</text:p>
          </table:table-cell>
          <table:table-cell office:value-type="string" calcext:value-type="string">
            <text:p>I tsaynam alli byentu karqa shumaq akraramun huk laduman pahata i huk laduman limpyu trigut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ara que sea bien separado, en un lado aventamos con mate.</text:p>
          </table:table-cell>
          <table:table-cell office:value-type="string" calcext:value-type="string">
            <text:p>I pasaypa rakikaananpaqqa, huk laduchaw wawyantsik mati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limpian con escoba, y separándolo bien, lo guardamos.</text:p>
          </table:table-cell>
          <table:table-cell office:value-type="string" calcext:value-type="string">
            <text:p>I tsaytanam piwayan pitsanawan, i shumaq rakiratsirnam ward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6">
          <table:table-cell table:style-name="ce3" office:value-type="string" calcext:value-type="string">
            <text:p>Lo cocinamos según nuestro gusto, pelándolo, resbaléndolo, moliéndolo para sopa, y también tostándolo.</text:p>
          </table:table-cell>
          <table:table-cell office:value-type="string" calcext:value-type="string">
            <text:p>I tsaytanam aruntsik munashqantsikman, llushturir, llunkarir, aqarir kashkipaq, i ankarikurpis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Para hacer pan, primero lavamos el trigo en bastante agua.</text:p>
          </table:table-cell>
          <table:table-cell office:value-type="string" calcext:value-type="string">
            <text:p>I tantata ruranapaqnam, puntata triguta paqantsik atska yakuchaw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se remueve toda la suciedad.</text:p>
          </table:table-cell>
          <table:table-cell office:value-type="string" calcext:value-type="string">
            <text:p>Tsaymi shuqikan llapan rakchaku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terminado de lavar, lo tendemos en jergas para que se seque.</text:p>
          </table:table-cell>
          <table:table-cell office:value-type="string" calcext:value-type="string">
            <text:p>Tsay paqar ushariykurnam, hergakunaman mashtantsik tsaki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secado completamente, lo llevamos al molino para hacerlo moler.</text:p>
          </table:table-cell>
          <table:table-cell office:value-type="string" calcext:value-type="string">
            <text:p>Limpu tsakiriptinnam, apantsik molinuman aqatsi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moler, lo cernimos.</text:p>
          </table:table-cell>
          <table:table-cell office:value-type="string" calcext:value-type="string">
            <text:p>Tsay aqaratsikurnam serni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se separa en dos lados.</text:p>
          </table:table-cell>
          <table:table-cell office:value-type="string" calcext:value-type="string">
            <text:p>Tsaynam rakikaarin ishkay ladu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el más fino hacemos pan.</text:p>
          </table:table-cell>
          <table:table-cell office:value-type="string" calcext:value-type="string">
            <text:p>I tsaymi mas quchqu kaqpita tantata r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Y del áspero hacemos semita.</text:p>
          </table:table-cell>
          <table:table-cell office:value-type="string" calcext:value-type="string">
            <text:p>I saqtu kaqpitanam simitata rurantsik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pan de esta manera: mezclamos la harina con agua tibia que contiene sal.</text:p>
          </table:table-cell>
          <table:table-cell office:value-type="string" calcext:value-type="string">
            <text:p>Kaynawmi tantata rurantsik: arinatam pichuntsik quñuq kachi yaku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 eso echamos levadura para que se fermente bien.</text:p>
          </table:table-cell>
          <table:table-cell office:value-type="string" calcext:value-type="string">
            <text:p>I tsaymanmi hitantsik quntsun kusa puqunanp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o tapamos un rato con telas limpias.</text:p>
          </table:table-cell>
          <table:table-cell office:value-type="string" calcext:value-type="string">
            <text:p>I despwesnam piturintsik huk ratu limpyu ratashkunaw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ha fermentado bien lo amasamos, siendo ya pan.</text:p>
          </table:table-cell>
          <table:table-cell office:value-type="string" calcext:value-type="string">
            <text:p>I kusa puquriptinnam, taqllantsik tantata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lo tapamos con jergas hasta que crezca bien.</text:p>
          </table:table-cell>
          <table:table-cell office:value-type="string" calcext:value-type="string">
            <text:p>I tsaytanam yapayraq pituntsik hergakunawan kusa winamushqanyaq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Lo llevamos a un horno muy caliente.</text:p>
          </table:table-cell>
          <table:table-cell office:value-type="string" calcext:value-type="string">
            <text:p>I tsaytanam apantsik kusa waykashqa hornuman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De allí después de cocinar, sale buen pan para comer.</text:p>
          </table:table-cell>
          <table:table-cell office:value-type="string" calcext:value-type="string">
            <text:p>Tsaypitanam chaarir yarqaramun alli tantana mikunapaqna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 el trigo.</text:p>
          </table:table-cell>
          <table:table-cell office:value-type="string" calcext:value-type="string">
            <text:p>Tsaynawllam trigu.</text:p>
          </table:table-cell>
          <table:table-cell office:value-type="string" calcext:value-type="string">
            <text:p>CRH, Cap.21</text:p>
          </table:table-cell>
          <table:table-cell/>
        </table:table-row>
        <table:table-row table:style-name="ro1">
          <table:table-cell table:style-name="ce3" office:value-type="string" calcext:value-type="string">
            <text:p>El tiempo para sembrar maíz es noviembre, y el de la cosecha es mayo.</text:p>
          </table:table-cell>
          <table:table-cell office:value-type="string" calcext:value-type="string">
            <text:p>Hara murayqa nobyembrim i kosechanam mayu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Para sembrar maíz preparamos la chacra con abono de ganado, o si no llevamos abono de la casa, guano de cuy, de gallinas o chanchos.</text:p>
          </table:table-cell>
          <table:table-cell office:value-type="string" calcext:value-type="string">
            <text:p>Harata murunapaq chakrata saachintsikmi, o mana tsaypis ashtantsik wanuta wayillapita, haka wanuta o wallpa o kuchi wanukuna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con yunta o cultivamos a mano.</text:p>
          </table:table-cell>
          <table:table-cell office:value-type="string" calcext:value-type="string">
            <text:p>Yuntawan o chakayllapapis muruntsikmi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Si es con yunta, una persona ara, y detrás de él va una mujer o un hombre sembrando, echando el maíz más o menos en cada cuarta, surco por surco.</text:p>
          </table:table-cell>
          <table:table-cell office:value-type="string" calcext:value-type="string">
            <text:p>Yuntawan karqa, huk nunam yapyan qipantanam warmipis o ullqus murur aywan, harata kachar kada huk kwartallachawnawyan kada rehachaw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Si hay terrones, los deshacemos y aramos finamente para que no haya mucha hierba.</text:p>
          </table:table-cell>
          <table:table-cell office:value-type="string" calcext:value-type="string">
            <text:p>Kurpa kaptinqa, matsukacharkuntsikmi, i menudum yapyantsik mana allaapa qura kanan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 dos semanas comienza a salir.</text:p>
          </table:table-cell>
          <table:table-cell office:value-type="string" calcext:value-type="string">
            <text:p>Ishkay senanatam hiqar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recién tiene tres o cuatro hojas, aporcamos.</text:p>
          </table:table-cell>
          <table:table-cell office:value-type="string" calcext:value-type="string">
            <text:p>I naqana kima chusku raprayuq kaykaptinnam, ishuri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Lo cultivamos sacando cuidadosamente toda la hierba.</text:p>
          </table:table-cell>
          <table:table-cell office:value-type="string" calcext:value-type="string">
            <text:p>Limpu llapan qurakunata tirar tirar shumaq uryapayku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on eso no más el maíz crece bien.</text:p>
          </table:table-cell>
          <table:table-cell office:value-type="string" calcext:value-type="string">
            <text:p>Tsayllanam haraqa kusa wina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otra vez volvemos a cultivarlo cuando ya es grande.</text:p>
          </table:table-cell>
          <table:table-cell office:value-type="string" calcext:value-type="string">
            <text:p>I despwesnam yapay kutipantsik uryar hatusaqtan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 esa cultivación ya no limpiamos mucho la hierba.</text:p>
          </table:table-cell>
          <table:table-cell office:value-type="string" calcext:value-type="string">
            <text:p>Tsayqa mananam qurakunata allaapaqa limpyantsiknatsu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i la limpiamos, ya no habrá pasto para los animales.</text:p>
          </table:table-cell>
          <table:table-cell office:value-type="string" calcext:value-type="string">
            <text:p>Tsay limpyaykushqaqa, mananam pastu kannatsu animal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uando crece más, comienza a florecer.</text:p>
          </table:table-cell>
          <table:table-cell office:value-type="string" calcext:value-type="string">
            <text:p>Tsay mas winarnam nawiksharna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Un mes más tarde comienza a producir fruto.</text:p>
          </table:table-cell>
          <table:table-cell office:value-type="string" calcext:value-type="string">
            <text:p>I tsaypita huk killatanam wacharna qallayk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Dentro de poco nace el choclo.</text:p>
          </table:table-cell>
          <table:table-cell office:value-type="string" calcext:value-type="string">
            <text:p>Nikar nikarllanam choklu yuri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escogen las plantas estériles, e.d., las que no producen maíz.</text:p>
          </table:table-cell>
          <table:table-cell office:value-type="string" calcext:value-type="string">
            <text:p>Tsaynam akrakaramun urwakuna, tsay mana wachaq harakun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sas cogemos para chupar y para dar a los animales.</text:p>
          </table:table-cell>
          <table:table-cell office:value-type="string" calcext:value-type="string">
            <text:p>Tsaykunatanam pallantsik shakanapaq i animalkunata qara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or fin el maíz madura.</text:p>
          </table:table-cell>
          <table:table-cell office:value-type="string" calcext:value-type="string">
            <text:p>Nikarllanam porfin hara puquram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ya completamente seco lo cortamos para poner en haces.</text:p>
          </table:table-cell>
          <table:table-cell office:value-type="string" calcext:value-type="string">
            <text:p>Limpu tsakiriptinnam segarintsik ar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Queda en esas haces una o dos semanas.</text:p>
          </table:table-cell>
          <table:table-cell office:value-type="string" calcext:value-type="string">
            <text:p>Tsay arkuchawnam huk ishkay semana kaku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Allí no más se seca completamente .</text:p>
          </table:table-cell>
          <table:table-cell office:value-type="string" calcext:value-type="string">
            <text:p>Tsayllachawnam limpu tsakiri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Entonces sacamos las mazorcas, las grandes pelando sus cáscaras, pero sin removerlas completamente.</text:p>
          </table:table-cell>
          <table:table-cell office:value-type="string" calcext:value-type="string">
            <text:p>Tsaytanam tipintsik kaspakunata, hatusaqninta ququmar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Esas mazorcas amarramos en huayunca para guardar.</text:p>
          </table:table-cell>
          <table:table-cell office:value-type="string" calcext:value-type="string">
            <text:p>Tsay ququmatanam wayunkantsik wardakunapaq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Las colgamos en sartas grandes en el terrado dentro de la casa y en los corredores.</text:p>
          </table:table-cell>
          <table:table-cell office:value-type="string" calcext:value-type="string">
            <text:p>Tsaytanam warkuntsik puywaypa wayi rurinman teradukunaman i koredormanpis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3">
          <table:table-cell table:style-name="ce3" office:value-type="string" calcext:value-type="string">
            <text:p>Allí queda colgado bonito como adorno.</text:p>
          </table:table-cell>
          <table:table-cell office:value-type="string" calcext:value-type="string">
            <text:p>Tsaychawmi shumaq warkuran adornunaw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Las mazorcas pequeñas desgranamos cuidadosamente, las de poca calidad a un lado y las buenas a otro lado.</text:p>
          </table:table-cell>
          <table:table-cell office:value-type="string" calcext:value-type="string">
            <text:p>Akapakunatanam sumaq ishkurintsik, chusunta huk laduman, i allinta huk laduman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2">
          <table:table-cell table:style-name="ce3" office:value-type="string" calcext:value-type="string">
            <text:p>Tostando ese maíz bueno en cancha, lo comemos; y el de poca calidad damos a las gallinas.</text:p>
          </table:table-cell>
          <table:table-cell office:value-type="string" calcext:value-type="string">
            <text:p>Tsay allintanam kamsata ankarikur uchuntsik; chusunkunatanam wallpakunata qara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toda clase de comida de maíz.</text:p>
          </table:table-cell>
          <table:table-cell office:value-type="string" calcext:value-type="string">
            <text:p>Tukuy mikuytam harapita rura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Pelando y moliendo hacemos humita, tamal y mazamorra.</text:p>
          </table:table-cell>
          <table:table-cell office:value-type="string" calcext:value-type="string">
            <text:p>Llushturiykur aqarir rurantsik umitata, tamalta, i api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6">
          <table:table-cell table:style-name="ce3" office:value-type="string" calcext:value-type="string">
            <text:p>Moliéndolo crudo hacemos tortilla; y después, moliendo en molino y cerniéndolo bien hacemos pan y galletas.</text:p>
          </table:table-cell>
          <table:table-cell office:value-type="string" calcext:value-type="string">
            <text:p>I chawata aqarirnam rurantsik tortillata; i despwes, molinuchaw aqaratsir shumaq sernirikur tantata rurantsik, galletakunat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Son muy ricos.</text:p>
          </table:table-cell>
          <table:table-cell office:value-type="string" calcext:value-type="string">
            <text:p>Allaapa shumaqmi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Ese pan de maíz es dulce.</text:p>
          </table:table-cell>
          <table:table-cell office:value-type="string" calcext:value-type="string">
            <text:p>Tsay hara tanta mishkiqnaqa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Así no más comemos maíz.</text:p>
          </table:table-cell>
          <table:table-cell office:value-type="string" calcext:value-type="string">
            <text:p>Tsaynawllam harata mikuntsik.</text:p>
          </table:table-cell>
          <table:table-cell office:value-type="string" calcext:value-type="string">
            <text:p>CRH, Cap.22</text:p>
          </table:table-cell>
          <table:table-cell/>
        </table:table-row>
        <table:table-row table:style-name="ro1">
          <table:table-cell table:style-name="ce3" office:value-type="string" calcext:value-type="string">
            <text:p>Primero compramos lana, quince libras.</text:p>
          </table:table-cell>
          <table:table-cell office:value-type="string" calcext:value-type="string">
            <text:p>Puntatam millwata rantintsik, kinse librat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avamos la lana hasta que salga toda su suciedad.</text:p>
          </table:table-cell>
          <table:table-cell office:value-type="string" calcext:value-type="string">
            <text:p>I despwesmi taqshantsik millwata llapan rakchan yarqunqany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La secamos, tendiéndola bonito.</text:p>
          </table:table-cell>
          <table:table-cell office:value-type="string" calcext:value-type="string">
            <text:p>Tsaytanam tsakitsintsik shumaq mashtaykur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á muy seca, la recogemos y pesamos.</text:p>
          </table:table-cell>
          <table:table-cell office:value-type="string" calcext:value-type="string">
            <text:p>Kusa tsakiriptinnam, ayllurir pesantsik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uando toda su suciedad ha salido, quedan solamente seis o siete libras.</text:p>
          </table:table-cell>
          <table:table-cell office:value-type="string" calcext:value-type="string">
            <text:p>Tsaymi llapan rakchan yarquriptin, kedarin huqta o qanchis librallan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 ésa las mujeres hilan la trama, bien parejo.</text:p>
          </table:table-cell>
          <table:table-cell office:value-type="string" calcext:value-type="string">
            <text:p>Tsaytaman warmikuna putskayan tramata shumaq parehull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Terminan en dos meses.</text:p>
          </table:table-cell>
          <table:table-cell office:value-type="string" calcext:value-type="string">
            <text:p>Ushayan ishkay killatam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han terminado las seis libras, hilan una libra de alma.</text:p>
          </table:table-cell>
          <table:table-cell office:value-type="string" calcext:value-type="string">
            <text:p>Tsayta huqta librata ushariykurnam, huk libra chakinta putskay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todo eso es completo, lo tiñen al color que les guste.</text:p>
          </table:table-cell>
          <table:table-cell office:value-type="string" calcext:value-type="string">
            <text:p>Tsay llapan tinkuriptinnam tiñiyan kolor munayashqanm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Si quieren negro, es fácil.</text:p>
          </table:table-cell>
          <table:table-cell office:value-type="string" calcext:value-type="string">
            <text:p>Yanata munarninqa, fasilmi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La tiñien con añelina no más.</text:p>
          </table:table-cell>
          <table:table-cell office:value-type="string" calcext:value-type="string">
            <text:p>Tiñiriyan añellawanmi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Y si quieren habano, lo tiñen con nogal.</text:p>
          </table:table-cell>
          <table:table-cell office:value-type="string" calcext:value-type="string">
            <text:p>I abanuta munarnenqa, tiñiriyan nogalwanr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ñirla, hervimos la trama del hilo muy bien.</text:p>
          </table:table-cell>
          <table:table-cell office:value-type="string" calcext:value-type="string">
            <text:p>Tiñirnin, trama hiluta allibwenum puwatsintsik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recién agarra.</text:p>
          </table:table-cell>
          <table:table-cell office:value-type="string" calcext:value-type="string">
            <text:p>Tsayran tsari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teñir, secamos el hilo para enrollar.</text:p>
          </table:table-cell>
          <table:table-cell office:value-type="string" calcext:value-type="string">
            <text:p>Tiñiriykurnam, tsakitsintsik hiluta kururanap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Hacemos el hilo en madejas para teñir.</text:p>
          </table:table-cell>
          <table:table-cell office:value-type="string" calcext:value-type="string">
            <text:p>Hiluta madihantsikmi tiñinapaq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enrollar la llevamos al tejedor.</text:p>
          </table:table-cell>
          <table:table-cell office:value-type="string" calcext:value-type="string">
            <text:p>Kururarkurnam apantsik awaqm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El la teje en telar con lizo, golpeando.</text:p>
          </table:table-cell>
          <table:table-cell office:value-type="string" calcext:value-type="string">
            <text:p>Paynam telarchaw awamun lisuswan, tsaktar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ha terminado, lo que ha cortado lo aseguramos con aguja.</text:p>
          </table:table-cell>
          <table:table-cell office:value-type="string" calcext:value-type="string">
            <text:p>Usharamuptinnam tsay kapchumushqanta kutitsintsik huk awha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lo, hacemos hueco al centro al tamaño de nuestra cabeza con cuidado.</text:p>
          </table:table-cell>
          <table:table-cell office:value-type="string" calcext:value-type="string">
            <text:p>Ushariykurnam chawpinchaw uchkuntsik piqantsik tinkulla kon kwidadulla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l terminar eso, lo cardamos.</text:p>
          </table:table-cell>
          <table:table-cell office:value-type="string" calcext:value-type="string">
            <text:p>Tsayta ushariykurnam, perchantsik kardon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todavía aparecen sus pelitos bonito.</text:p>
          </table:table-cell>
          <table:table-cell office:value-type="string" calcext:value-type="string">
            <text:p>Tsayran shumaq millwan yuriramu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cosemos su borde con carrete, comprando tela.</text:p>
          </table:table-cell>
          <table:table-cell office:value-type="string" calcext:value-type="string">
            <text:p>I despwesnam kuchunta hiratsintsik telata rantikur karetiwa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Así no más es la confección del poncho.</text:p>
          </table:table-cell>
          <table:table-cell office:value-type="string" calcext:value-type="string">
            <text:p>Tsaynawllam ponchupa ruraynin.</text:p>
          </table:table-cell>
          <table:table-cell office:value-type="string" calcext:value-type="string">
            <text:p>CRH, Cap.23</text:p>
          </table:table-cell>
          <table:table-cell/>
        </table:table-row>
        <table:table-row table:style-name="ro1">
          <table:table-cell table:style-name="ce3" office:value-type="string" calcext:value-type="string">
            <text:p>Sembramos quínoa más entre las papas, en cada surco.</text:p>
          </table:table-cell>
          <table:table-cell table:style-name="ce6" office:value-type="string" calcext:value-type="string">
            <text:p>Kinwata muruntsik masqa papakunachawmi kada surkuchaw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Hay dos clases de quínoa, el bueno y el silvestre.</text:p>
          </table:table-cell>
          <table:table-cell table:style-name="ce6" office:value-type="string" calcext:value-type="string">
            <text:p>Ishkaylayan kinwa kan, alli kaq i urkupa k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Para sembrar quínoa, alistamos la chacra como para papas, con bastante guano.</text:p>
          </table:table-cell>
          <table:table-cell table:style-name="ce6" office:value-type="string" calcext:value-type="string">
            <text:p>Kinwata murunapaq, chakrata alistantsik papapaqnawmi kusa wanuyu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, limpiando bien la semilla y abriendo el camellón, la echamos al borde, bien tupido.</text:p>
          </table:table-cell>
          <table:table-cell table:style-name="ce6" office:value-type="string" calcext:value-type="string">
            <text:p>I despwesnam muruta kusa limpyarir, rehata chakariykur haqninllaman ramaykuntsik menudull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esa semilla no tapamos con tierra, pues si la tapamos, no germina, se pudre.</text:p>
          </table:table-cell>
          <table:table-cell table:style-name="ce6" office:value-type="string" calcext:value-type="string">
            <text:p>I tsaytam mana allpawan pampantsiktsu, i sitsun pampaykuntsik, manam hiqantsu, ismurin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Si está encima no más, amanece saliendo.</text:p>
          </table:table-cell>
          <table:table-cell table:style-name="ce6" office:value-type="string" calcext:value-type="string">
            <text:p>Hananllachaw karqa, waraaramun ratatsaaramuspqam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Cuando hay bastante lluvia, dentro de un rato crece; pero cuando no hay lluvia, se termina completamente.</text:p>
          </table:table-cell>
          <table:table-cell table:style-name="ce6" office:value-type="string" calcext:value-type="string">
            <text:p>Alli tamya kaptinqa, ratum hintiyaaramun; i usyaptinqa, ushakaarin pasaypam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sa quínoa es muy delicada.</text:p>
          </table:table-cell>
          <table:table-cell table:style-name="ce6" office:value-type="string" calcext:value-type="string">
            <text:p>Allaapa delikadum kay kinwaq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es bonita, e.d., cuando ha crecido grande, secamos la mala hierba.</text:p>
          </table:table-cell>
          <table:table-cell table:style-name="ce6" office:value-type="string" calcext:value-type="string">
            <text:p>Shumaq kaptinqa, hentiyaaramuptin, qurarintsik manaalli qurakunat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ya tiene buenas hojas, éstas cogemos para yuyo y eso comemos.</text:p>
          </table:table-cell>
          <table:table-cell table:style-name="ce6" office:value-type="string" calcext:value-type="string">
            <text:p>I kusana rapran kaptin, pallantsik hitqapaq, i tsaytanam miku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a no asisten más a la quínoa.</text:p>
          </table:table-cell>
          <table:table-cell table:style-name="ce6" office:value-type="string" calcext:value-type="string">
            <text:p>I masqa kinwata mananam asistiyannatsu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Madura por sí sola.</text:p>
          </table:table-cell>
          <table:table-cell table:style-name="ce6" office:value-type="string" calcext:value-type="string">
            <text:p>Kikinllanam puquku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Cuando ya está madura, la segamos.</text:p>
          </table:table-cell>
          <table:table-cell table:style-name="ce6" office:value-type="string" calcext:value-type="string">
            <text:p>Puquriptinnam segari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La tendemos en una pampa para secar.</text:p>
          </table:table-cell>
          <table:table-cell table:style-name="ce6" office:value-type="string" calcext:value-type="string">
            <text:p>Tsaytanam pampaman mashtarintsik tsakinan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Y cuando ya está seca, tendiendo las jergas la frotamos, o sino la golpeamos, y terminado esto, la frotamos bien con las manos.</text:p>
          </table:table-cell>
          <table:table-cell table:style-name="ce6" office:value-type="string" calcext:value-type="string">
            <text:p>I kusa tsakiriptinnam, hergakunata qupikur kupantsik, o mana tsaymi, wiluntsik, limpu ushakaarikurnam, kusa makintsikwan kupa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la aventamos hasta que quede limpia.</text:p>
          </table:table-cell>
          <table:table-cell table:style-name="ce6" office:value-type="string" calcext:value-type="string">
            <text:p>I desikurnam wawyantsik limpyu kedashqany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la guardamos en ollas, o sino en cántaros grandes.</text:p>
          </table:table-cell>
          <table:table-cell table:style-name="ce6" office:value-type="string" calcext:value-type="string">
            <text:p>I despwes tsaytanam wardakuntsik mankakunaman mana tsay hatusaq kuntukunam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No comemos la quínoa sin un poco de trabajo.</text:p>
          </table:table-cell>
          <table:table-cell table:style-name="ce6" office:value-type="string" calcext:value-type="string">
            <text:p>Kinwataqa manam mikuntsiktsu fasilllaqa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s bastante amarga.</text:p>
          </table:table-cell>
          <table:table-cell table:style-name="ce6" office:value-type="string" calcext:value-type="string">
            <text:p>Allaapam asq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Por eso en mates grandes llenos de agua la frotamos con la mano.</text:p>
          </table:table-cell>
          <table:table-cell table:style-name="ce6" office:value-type="string" calcext:value-type="string">
            <text:p>Tsaymi tsayta hatun anqarakunachaw yakuyuq kupantsik makintsikwa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on esa agua lavamos ropa.</text:p>
          </table:table-cell>
          <table:table-cell table:style-name="ce6" office:value-type="string" calcext:value-type="string">
            <text:p>I tsay yakuwan taqshakuntsik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Saca bien la suciedad.</text:p>
          </table:table-cell>
          <table:table-cell table:style-name="ce6" office:value-type="string" calcext:value-type="string">
            <text:p>Kusam mapata hurqun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amasamos la quínoa hasta que pierda su sabor amargo.</text:p>
          </table:table-cell>
          <table:table-cell table:style-name="ce6" office:value-type="string" calcext:value-type="string">
            <text:p>I tsaymi kinwataqa kupantsik asta qamlashqany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pierde su sabor, ya no espuma, sino está como jabonaduras.</text:p>
          </table:table-cell>
          <table:table-cell table:style-name="ce6" office:value-type="string" calcext:value-type="string">
            <text:p>I qamlarirqa mananam pohuqantsu, sinuqa habonpa labasannaw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cuando pierde su sabor amargo la cocinamos.</text:p>
          </table:table-cell>
          <table:table-cell table:style-name="ce6" office:value-type="string" calcext:value-type="string">
            <text:p>Tsay qamlariptinnam aru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Y cuando hay bastante, una parte tendemos rápidamente en el sol.</text:p>
          </table:table-cell>
          <table:table-cell table:style-name="ce6" office:value-type="string" calcext:value-type="string">
            <text:p>I aypa kaptinqa, wakinta apuraypam intiman mashtarintsik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3">
          <table:table-cell table:style-name="ce3" office:value-type="string" calcext:value-type="string">
            <text:p>Si no, la quínoa germina.</text:p>
          </table:table-cell>
          <table:table-cell table:style-name="ce6" office:value-type="string" calcext:value-type="string">
            <text:p>Mana tsayqa, kinwaqa hiqakaramun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2">
          <table:table-cell table:style-name="ce3" office:value-type="string" calcext:value-type="string">
            <text:p>Pero si la secamos, la guardamos sin peligro de que germine, para cocinar en cualquier oportunidad.</text:p>
          </table:table-cell>
          <table:table-cell table:style-name="ce6" office:value-type="string" calcext:value-type="string">
            <text:p>Tsakiratsirqa yamaynam wardakuntsik imaypis arukuna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sa quínoa es muy buena comida, También hacemos sopa con carne, y también mazamorra.</text:p>
          </table:table-cell>
          <table:table-cell table:style-name="ce6" office:value-type="string" calcext:value-type="string">
            <text:p>Tsay kinwa allaapa alli mikuymi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Y ahora el médico dice que de todos los alimentos la quínoa es el mejor.</text:p>
          </table:table-cell>
          <table:table-cell table:style-name="ce6" office:value-type="string" calcext:value-type="string">
            <text:p>Kashkitapis rurantsik aytsallantin i apitapis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s repleto con todas las vitaminas.</text:p>
          </table:table-cell>
          <table:table-cell table:style-name="ce6" office:value-type="string" calcext:value-type="string">
            <text:p>I mediku kananqa nin llapan mikuypitapis mehorshi kinwa, llapan bitaminayuq kompletu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El tallo de la quínoa sirve bien como leña para cocinar.</text:p>
          </table:table-cell>
          <table:table-cell table:style-name="ce6" office:value-type="string" calcext:value-type="string">
            <text:p>I kinwapa tullanqa allim yamta kwenta arukunapaq.</text:p>
          </table:table-cell>
          <table:table-cell office:value-type="string" calcext:value-type="string">
            <text:p>CRH, Cap.20</text:p>
          </table:table-cell>
          <table:table-cell/>
        </table:table-row>
        <table:table-row table:style-name="ro1">
          <table:table-cell table:style-name="ce3" office:value-type="string" calcext:value-type="string">
            <text:p>Mi nombre es Valentina Norabuena Mendoza.</text:p>
          </table:table-cell>
          <table:table-cell office:value-type="string" calcext:value-type="string">
            <text:p>Valentina Norabuena Mendoza huti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cí el 15 de diciembre de 1895 en Chontayoc.</text:p>
          </table:table-cell>
          <table:table-cell office:value-type="string" calcext:value-type="string">
            <text:p>Yurirqaa 15 de disyembri de 1895 Chontayuq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Mi papá se llamaba Manuel Norabuena, un chontino, y mi mamá Ildefonsa Mendoza, de Huanja.</text:p>
          </table:table-cell>
          <table:table-cell office:value-type="string" calcext:value-type="string">
            <text:p>Papaaniipa hutin Manuel Norabuena, Chontayuq nuna, i mamaaniipam Ildefonsa Mendoza, Wanha war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 medida que crecía, sentí que mi papá pegaba mucho a mi mamá mientras él andaba con otras mujeres.</text:p>
          </table:table-cell>
          <table:table-cell office:value-type="string" calcext:value-type="string">
            <text:p>Winar-winarmi maakurqaa tsaymi papaanii allaapa mamaata maqaq, huk warmikunawan puri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pegaba a mi mamá y la defendíamos, mi papá nos pegaba a nosotros también.</text:p>
          </table:table-cell>
          <table:table-cell office:value-type="string" calcext:value-type="string">
            <text:p>Tsay mamaata maqaptin washaayaptiimi, nuqakunatapis papaanii maqayaam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gaba mucho a mi mamá.</text:p>
          </table:table-cell>
          <table:table-cell office:value-type="string" calcext:value-type="string">
            <text:p>Allaapam mamaata maq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lla gritaba, le metía un palo en la boca.</text:p>
          </table:table-cell>
          <table:table-cell office:value-type="string" calcext:value-type="string">
            <text:p>Qapariptin, shiminman shukshutapis yaka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yo crecí más, me hizo andar majadeando.</text:p>
          </table:table-cell>
          <table:table-cell office:value-type="string" calcext:value-type="string">
            <text:p>I mas hentiyaptii, puritsimaq saachi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mpezando en un lado, terminamos majadeando toda la chacra.</text:p>
          </table:table-cell>
          <table:table-cell office:value-type="string" calcext:value-type="string">
            <text:p>Huk kuchupita qallaykurmi, llapan chakrata ushaq kayaa saachi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níamos muchos terrenos.</text:p>
          </table:table-cell>
          <table:table-cell office:value-type="string" calcext:value-type="string">
            <text:p>Atska chakrayuqmi ka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níamos todo en abundancia.</text:p>
          </table:table-cell>
          <table:table-cell office:value-type="string" calcext:value-type="string">
            <text:p>Allaapa astkam imaykaakunapis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da nos faltaba.</text:p>
          </table:table-cell>
          <table:table-cell office:value-type="string" calcext:value-type="string">
            <text:p>Manam ni ima faltayaapam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muy abundante.</text:p>
          </table:table-cell>
          <table:table-cell office:value-type="string" calcext:value-type="string">
            <text:p>Kusa abundantim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Teníamos muchas ovejas también, y también mucha carne, en un lado carne de carnero, en otro lado carne de vaca y en otro lado carne de chancho.</text:p>
          </table:table-cell>
          <table:table-cell office:value-type="string" calcext:value-type="string">
            <text:p>Atska uushaakunapis kayaapamaq, aytsaakunapis atska, huk laduchaw uusha aytsa, huk laduchaw waka aytsa i mas huk laduchaw kuchi ayts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res o cuatro chanchos matábamos cada año.</text:p>
          </table:table-cell>
          <table:table-cell office:value-type="string" calcext:value-type="string">
            <text:p>Kima o chusku kuchitam pishtayaq kayaa kada w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o comíamos cada día.</text:p>
          </table:table-cell>
          <table:table-cell office:value-type="string" calcext:value-type="string">
            <text:p>Tsaytam mikuq kayaa kada h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yo era señorita, mi papá no me dejaba dormir en la casa.</text:p>
          </table:table-cell>
          <table:table-cell office:value-type="string" calcext:value-type="string">
            <text:p>I wayichawqa naqana shipashyar manam papaanii punutsim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andaba majadeando en las chacras.</text:p>
          </table:table-cell>
          <table:table-cell office:value-type="string" calcext:value-type="string">
            <text:p>Chakrakunallachawnam saachir purikuq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llegué a los quince años.</text:p>
          </table:table-cell>
          <table:table-cell office:value-type="string" calcext:value-type="string">
            <text:p>I naqanam charkurqaa chunka pitsqa wata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una mañana llegué con mis carneros.</text:p>
          </table:table-cell>
          <table:table-cell office:value-type="string" calcext:value-type="string">
            <text:p>I huk quya chaariq kaa uusha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la casa estaban labrando chicha.</text:p>
          </table:table-cell>
          <table:table-cell office:value-type="string" calcext:value-type="string">
            <text:p>Wayichawqa aswapa kuraykaayaa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regunté a mi papá, "¿Para qué están haciendo chicha."</text:p>
          </table:table-cell>
          <table:table-cell office:value-type="string" calcext:value-type="string">
            <text:p>Tsaynam papaaniita tapuriq kaa, "Imapaqtaq aswaraykaay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papá me dijo, "Vamos a hacer misa por tu abuela.</text:p>
          </table:table-cell>
          <table:table-cell office:value-type="string" calcext:value-type="string">
            <text:p>Tsaynam papaanii nimaq, "Awilaykipa misanmi ruratsishu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ara eso estamos alistando."</text:p>
          </table:table-cell>
          <table:table-cell office:value-type="string" calcext:value-type="string">
            <text:p>Tsaypaqmi alistaykanyaa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yo seguía en la chacra no más.</text:p>
          </table:table-cell>
          <table:table-cell office:value-type="string" calcext:value-type="string">
            <text:p>I nuqaqa hina chakralla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os o tres días más tarde iban al horno para hacer pan.</text:p>
          </table:table-cell>
          <table:table-cell office:value-type="string" calcext:value-type="string">
            <text:p>Tsaypita ishkay o kima hunaqtanam hornumanna hiqariyaq masakuq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s primas me insultaban diciendo, "Dicen que te vas a casar con un viejo."</text:p>
          </table:table-cell>
          <table:table-cell office:value-type="string" calcext:value-type="string">
            <text:p>Tsaymi primaakunalla insultayaamaq, "Awkiswanshi kasakunki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ni imaginaba.</text:p>
          </table:table-cell>
          <table:table-cell office:value-type="string" calcext:value-type="string">
            <text:p>Ni nuqaqa tantiy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una vez cuando la carne, el pan y la chicha estaban listos, mi papá me dijo, "Te vamos a hacer casar.</text:p>
          </table:table-cell>
          <table:table-cell office:value-type="string" calcext:value-type="string">
            <text:p>I huk besnam aytsapis tantapis aswapis listuna kaykaptin, papaanii nikamaq, "Kasatsiyashqayki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vas a obedecer.</text:p>
          </table:table-cell>
          <table:table-cell office:value-type="string" calcext:value-type="string">
            <text:p>Mandaduutachi rurank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 busca don Marcos Caushi.</text:p>
          </table:table-cell>
          <table:table-cell office:value-type="string" calcext:value-type="string">
            <text:p>Ashishunkim don Marcos Caush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e voy a hacer casar con él."</text:p>
          </table:table-cell>
          <table:table-cell office:value-type="string" calcext:value-type="string">
            <text:p>Tsaytawanshi kasaykatsiyashqay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ustada, no le dije nada.</text:p>
          </table:table-cell>
          <table:table-cell office:value-type="string" calcext:value-type="string">
            <text:p>Mantsakashqa, manam ni ima ni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i hubiera dicho "no" o alguna otra cosa, me habría pegado.</text:p>
          </table:table-cell>
          <table:table-cell office:value-type="string" calcext:value-type="string">
            <text:p>Manachi nir o imapis nikuptayqa, maqamanmanchi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persona muy cruel.</text:p>
          </table:table-cell>
          <table:table-cell office:value-type="string" calcext:value-type="string">
            <text:p>Allaapa aksaymi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quedé callada.</text:p>
          </table:table-cell>
          <table:table-cell office:value-type="string" calcext:value-type="string">
            <text:p>Tsaymi upaalla kak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hicieron muchas polleras y me alistaron un bonito saco.</text:p>
          </table:table-cell>
          <table:table-cell office:value-type="string" calcext:value-type="string">
            <text:p>Ruripaakuna atskatam ruraykayaamurqan i shumaq sakuta alistayaam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yo poco conocía a ese mi futuro esposo.</text:p>
          </table:table-cell>
          <table:table-cell office:value-type="string" calcext:value-type="string">
            <text:p>I riqirqaa pokullam tsay quwaapaq nun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una mañana después de vestirme bien, me llevaron a Jangas.</text:p>
          </table:table-cell>
          <table:table-cell office:value-type="string" calcext:value-type="string">
            <text:p>Tsay huk quyanam kusa bestirkatsiyaamar hiqaratsiyaamaq Hangas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legamos con todos mis familiares.</text:p>
          </table:table-cell>
          <table:table-cell office:value-type="string" calcext:value-type="string">
            <text:p>Tsaymanmi charpuriq kayaa llapan kastaakun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Mientras estuvimos allí en la capilla, llegó un hombre de Huanja, Bartolo Reyes, llevando una servilleta de huevos.</text:p>
          </table:table-cell>
          <table:table-cell office:value-type="string" calcext:value-type="string">
            <text:p>Tsay kapillachaw kaykaayaptiinam, huk Wanha nuna Bartolo Reyes charpamuq huk qipina rurun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ró donde el párroco.</text:p>
          </table:table-cell>
          <table:table-cell office:value-type="string" calcext:value-type="string">
            <text:p>Señor kuraman yaykur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ntro de poco el sacerdote hizo llamar a mi papá.</text:p>
          </table:table-cell>
          <table:table-cell office:value-type="string" calcext:value-type="string">
            <text:p>Ichik ratullatanam papaaniita tayta kura qayarats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on Bartolo dijo, "He venido con un impedimento.</text:p>
          </table:table-cell>
          <table:table-cell office:value-type="string" calcext:value-type="string">
            <text:p>Tsaynash don Bartoluqa niq, "Impedimyentuwanmi shamurqu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hija está encinta de este tu yerno.</text:p>
          </table:table-cell>
          <table:table-cell office:value-type="string" calcext:value-type="string">
            <text:p>Tsuriimi kay mashaykipata wachanayk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Que no se case," dijo.</text:p>
          </table:table-cell>
          <table:table-cell office:value-type="string" calcext:value-type="string">
            <text:p>Ama kasatsuntsu.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papá salió de la sacristía.</text:p>
          </table:table-cell>
          <table:table-cell office:value-type="string" calcext:value-type="string">
            <text:p>Tsaynam papaanayqa yarqaramuq sakristiyapi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me dijo, "Vámonos."</text:p>
          </table:table-cell>
          <table:table-cell office:value-type="string" calcext:value-type="string">
            <text:p>Despwesnam nimaq, "Aku aywakushu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scogió a todos mis parientes y fuimos todos.</text:p>
          </table:table-cell>
          <table:table-cell office:value-type="string" calcext:value-type="string">
            <text:p>Nishpa llapan kastaakunata akraramuq i aywakuyaamuq kayaa llap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decía, "Vámonos, que lo haga casar con cualquiera por Huaraz."</text:p>
          </table:table-cell>
          <table:table-cell office:value-type="string" calcext:value-type="string">
            <text:p>Papaaniinam niq, "Aku aywakushun, Waraspa kasatsikutsun pitawanpis," nishp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nimos.</text:p>
          </table:table-cell>
          <table:table-cell office:value-type="string" calcext:value-type="string">
            <text:p>Aywakaya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i yo ni mis parientes entendíamos.</text:p>
          </table:table-cell>
          <table:table-cell office:value-type="string" calcext:value-type="string">
            <text:p>Ni nuqaqa ni kastaakunapis maakuyaqtsu kayaa imata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cuando estuvimos entrando al puente (de Jangas), nos alcanzaron todos los parientes varones.</text:p>
          </table:table-cell>
          <table:table-cell office:value-type="string" calcext:value-type="string">
            <text:p>Tsaynam naqana tsakaman yaykuykaayaptiina, taripakaykayaamaq llapan ullqu kastaku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garraron a mi papá; a mí me agarró una mujer llamada Shoqlla María, diciendo, "Vamos a volver.</text:p>
          </table:table-cell>
          <table:table-cell office:value-type="string" calcext:value-type="string">
            <text:p>Papaaniita tsarikarkayaamuq i nuqatana huk warmi Shuqlla María niyashqan, "Aku kutishun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¿Así van a hacer a nosotros."</text:p>
          </table:table-cell>
          <table:table-cell office:value-type="string" calcext:value-type="string">
            <text:p>Tsayqaku tsaynawqa ruraykaayaam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papá ya no quiso por nada.</text:p>
          </table:table-cell>
          <table:table-cell office:value-type="string" calcext:value-type="string">
            <text:p>I papaanayqa manam pasaypa mun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todo cuando toda la gente le rogaba, volvimos (a la iglesia).</text:p>
          </table:table-cell>
          <table:table-cell office:value-type="string" calcext:value-type="string">
            <text:p>Hinam llapan nunakuna rogayaptin kuti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así, al fin y al cabo nos casamos.</text:p>
          </table:table-cell>
          <table:table-cell office:value-type="string" calcext:value-type="string">
            <text:p>I tsaymi hina kasayaq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esposo era un hombre bien viejo.</text:p>
          </table:table-cell>
          <table:table-cell office:value-type="string" calcext:value-type="string">
            <text:p>Alli awkis nunam quwaa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alimos después de casarnos, vinimos acá (a Chontayoc).</text:p>
          </table:table-cell>
          <table:table-cell office:value-type="string" calcext:value-type="string">
            <text:p>Kasar usharir yarqarayaamuptii aywakaya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no quiso juntarse con mi suegro.</text:p>
          </table:table-cell>
          <table:table-cell office:value-type="string" calcext:value-type="string">
            <text:p>Manam papaanii swegruuman huntakayta munarqa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no separado, tomando con mis parientes.</text:p>
          </table:table-cell>
          <table:table-cell office:value-type="string" calcext:value-type="string">
            <text:p>Aywakamurqan separadum kastaakunawan upya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esa tarde llegamos a nuestra casa.</text:p>
          </table:table-cell>
          <table:table-cell office:value-type="string" calcext:value-type="string">
            <text:p>I tsay tardi chaayaamurqaa wayiikunaman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staba la comida.</text:p>
          </table:table-cell>
          <table:table-cell office:value-type="string" calcext:value-type="string">
            <text:p>Haychawmi mikuy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e casé con banda de música.</text:p>
          </table:table-cell>
          <table:table-cell office:value-type="string" calcext:value-type="string">
            <text:p>Banda musicawanmi kasakamu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a noche nuestra madrina nos hizo acostar, yo con mi esposo.</text:p>
          </table:table-cell>
          <table:table-cell office:value-type="string" calcext:value-type="string">
            <text:p>Tsay ampim madrinakuna patsaatsiyaamarqan quwaa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Recién por primera vez conocí a mi esposo.</text:p>
          </table:table-cell>
          <table:table-cell office:value-type="string" calcext:value-type="string">
            <text:p>Tsayran riqirqaa quwa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sta entonces no había conocido a un hombre.</text:p>
          </table:table-cell>
          <table:table-cell office:value-type="string" calcext:value-type="string">
            <text:p>Manam tsayyaq huk ullquta riqi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el día siguiente pasamos a la casa de mi suegro.</text:p>
          </table:table-cell>
          <table:table-cell office:value-type="string" calcext:value-type="string">
            <text:p>I waraaninnam pasayarqaa swegruupa wayin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fue mi papá, ya no amargo.</text:p>
          </table:table-cell>
          <table:table-cell office:value-type="string" calcext:value-type="string">
            <text:p>Tsaymanqa papaanii aywarqan mananam piñashqan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sirvieron bien a mi papá y a mi madre, con un montón de pan.</text:p>
          </table:table-cell>
          <table:table-cell office:value-type="string" calcext:value-type="string">
            <text:p>Tsaychawnam papaaniita i mamaata qarayarqan allibwenu, monton tanta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vivimos en la casa de mi papá.</text:p>
          </table:table-cell>
          <table:table-cell office:value-type="string" calcext:value-type="string">
            <text:p>I tsaypita yachayarqaa papaaniipa wayinllachaw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no habíamos vivido juntos mucho tiempo cuando me volví encinta.</text:p>
          </table:table-cell>
          <table:table-cell office:value-type="string" calcext:value-type="string">
            <text:p>I manam unayraqtsu yachayarqaa i tsaymi qishyaq tukuri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mplí el año con un bebé y cumplí dos años teniendo dos bebés.</text:p>
          </table:table-cell>
          <table:table-cell office:value-type="string" calcext:value-type="string">
            <text:p>I watata kumplirirqaa wawayuqnam i ishkay watata kumplirirqaa ishkay wawayu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a los tres años o un poco más, mi esposo murió.</text:p>
          </table:table-cell>
          <table:table-cell office:value-type="string" calcext:value-type="string">
            <text:p>Tsaymi kima wata masllatam quwaa wanu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bíamos vivido tranquilos.</text:p>
          </table:table-cell>
          <table:table-cell office:value-type="string" calcext:value-type="string">
            <text:p>Shumaqmi kaku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o me pegaba.</text:p>
          </table:table-cell>
          <table:table-cell office:value-type="string" calcext:value-type="string">
            <text:p>Manam maqam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la puna teníamos muchos rebaños de ovejas.</text:p>
          </table:table-cell>
          <table:table-cell office:value-type="string" calcext:value-type="string">
            <text:p>Hallqachawmi atska uushaakuna kayaapam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iba a pastarlas con mi esposo.</text:p>
          </table:table-cell>
          <table:table-cell office:value-type="string" calcext:value-type="string">
            <text:p>Tsay mitsiqmi aywaq kayaa quwa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mientras vivíamos bien, pues, él andaba con otra mujer.</text:p>
          </table:table-cell>
          <table:table-cell office:value-type="string" calcext:value-type="string">
            <text:p>Peru tsaynaw shumaq kakuykaptiimi, maa payqa huk warmiwan puri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salió con el pretexto de ir a alguna parte.</text:p>
          </table:table-cell>
          <table:table-cell office:value-type="string" calcext:value-type="string">
            <text:p>Huk besnam hiqaramuq huk ladutam, "aywaa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idábamos los animales con la ayuda de una mujer soltera.</text:p>
          </table:table-cell>
          <table:table-cell office:value-type="string" calcext:value-type="string">
            <text:p>I saachitsikuyarqaa huk soltera warmit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Bueno pues, allí fue.</text:p>
          </table:table-cell>
          <table:table-cell office:value-type="string" calcext:value-type="string">
            <text:p>Maa, tsayman aywa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misma la encontré dentro de la choza con mi esposo, los dos juntos.</text:p>
          </table:table-cell>
          <table:table-cell office:value-type="string" calcext:value-type="string">
            <text:p>Tsaytam kikii tarikurqaa tsukllachaw quwaatawan ishkan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e resondré, no le importaba nada.</text:p>
          </table:table-cell>
          <table:table-cell office:value-type="string" calcext:value-type="string">
            <text:p>Tsayta piñapaptii manam ni ima quku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o habla ido solamente para cambiar la cancha.</text:p>
          </table:table-cell>
          <table:table-cell office:value-type="string" calcext:value-type="string">
            <text:p>Nuqaqa aywarqaa kancha tikraqll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yo los encontré en la choza riéndose.</text:p>
          </table:table-cell>
          <table:table-cell office:value-type="string" calcext:value-type="string">
            <text:p>Peru nuqaqa tarirqaa tsukllachaw asikachaykaayaq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él murió, yo quedé con dos hijos.</text:p>
          </table:table-cell>
          <table:table-cell office:value-type="string" calcext:value-type="string">
            <text:p>Tsay wanukuykuptin kedarqaa ishkay wawayuqmi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 hijo y una hija quedaron.</text:p>
          </table:table-cell>
          <table:table-cell office:value-type="string" calcext:value-type="string">
            <text:p>Warmi, ullqu wawa ked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Los criamos, yo con mi madre no más.</text:p>
          </table:table-cell>
          <table:table-cell office:value-type="string" calcext:value-type="string">
            <text:p>Tsayta qishpitsikuyarqaa mamaallawan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papá también murió antes de mi esposo.</text:p>
          </table:table-cell>
          <table:table-cell office:value-type="string" calcext:value-type="string">
            <text:p>Papaaniipis wanukuykurqan quwaapa puntant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era viuda solamente por tres años.</text:p>
          </table:table-cell>
          <table:table-cell office:value-type="string" calcext:value-type="string">
            <text:p>Tsaypita kima watallam byuda k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me casé con un De la Cruz Luna, también hombre de Chontayoc.</text:p>
          </table:table-cell>
          <table:table-cell office:value-type="string" calcext:value-type="string">
            <text:p>Yapaymi kasakurqaa De la Cruz Luna, hina Chontayuq nuna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n él tuve cuatro hijos, tres mujeres y un varón.</text:p>
          </table:table-cell>
          <table:table-cell office:value-type="string" calcext:value-type="string">
            <text:p>Tsaywannam chusku wamraakuna karqan, kima warmi i huk ullq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l varón murió todavía bebé.</text:p>
          </table:table-cell>
          <table:table-cell office:value-type="string" calcext:value-type="string">
            <text:p>Tsayqa wanukuykurqan llullull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víamos muy tranquilamente, yo con este mi segundo esposo también.</text:p>
          </table:table-cell>
          <table:table-cell office:value-type="string" calcext:value-type="string">
            <text:p>Allaapa shumaqmi pasakuyarqaa kay yapay quwaawan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ra un hombre pobre mientras que yo tenía muchos terrenos.</text:p>
          </table:table-cell>
          <table:table-cell office:value-type="string" calcext:value-type="string">
            <text:p>Waktsa nunam karqan i nuqapana atska chakraa k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Él ya no tenía madre, y por eso yo crié en mí casa a sus cuatro hermanos.</text:p>
          </table:table-cell>
          <table:table-cell office:value-type="string" calcext:value-type="string">
            <text:p>I maman mananam karqantsu. I tsaymi nuqa qishpitsirqaa wayiichaw chuskuq wawqinkun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odos me ayudaban en cualquier trabajo.</text:p>
          </table:table-cell>
          <table:table-cell office:value-type="string" calcext:value-type="string">
            <text:p>I llapanmi yanapayaamaq ima uryachawpi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asta mi suegro también vivía en mi casa trabajando en mi chacra.</text:p>
          </table:table-cell>
          <table:table-cell office:value-type="string" calcext:value-type="string">
            <text:p>Asta swegruupis nuqachawmi taakuq, chakraachaw uryakur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ivía tranquilamente mi esposo.</text:p>
          </table:table-cell>
          <table:table-cell office:value-type="string" calcext:value-type="string">
            <text:p>Yamaymi taakamurqan quw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todo estaba bien, empezó a andar con una mujer casada.</text:p>
          </table:table-cell>
          <table:table-cell office:value-type="string" calcext:value-type="string">
            <text:p>Shumaq kaykashqantanam, purir qallakaykamurqan huk kasadu warmiw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vivía con ella, estaba siempre muy amargo.</text:p>
          </table:table-cell>
          <table:table-cell office:value-type="string" calcext:value-type="string">
            <text:p>Tsaywan kakurnin, allaapa waapullam kak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ada que yo hacía le gustaba.</text:p>
          </table:table-cell>
          <table:table-cell office:value-type="string" calcext:value-type="string">
            <text:p>Manam ni ima rurashqaa gust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No me pegaba, pero me mortificaba bastante ni pudimos comer en paz.</text:p>
          </table:table-cell>
          <table:table-cell office:value-type="string" calcext:value-type="string">
            <text:p>Manam maqamaqtsuqa, peru allaapam mortifikamaq, ni mikuyaqtsu kayaa yamaylla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e servía, siempre veía algo en su comida.</text:p>
          </table:table-cell>
          <table:table-cell office:value-type="string" calcext:value-type="string">
            <text:p>Qarariptii, imatapis rikaariq mikuynin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ufrimos mucho cuando andaba así.</text:p>
          </table:table-cell>
          <table:table-cell office:value-type="string" calcext:value-type="string">
            <text:p>Demasyadum pasayarqaa tsay purikupti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ortificaba a mis hijos también.</text:p>
          </table:table-cell>
          <table:table-cell office:value-type="string" calcext:value-type="string">
            <text:p>Wamraakunatapis mortifik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No le gustaba nada que hacían.</text:p>
          </table:table-cell>
          <table:table-cell office:value-type="string" calcext:value-type="string">
            <text:p>Ni ima rurayashqan gustaq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ue a trabajar a algún sitio.</text:p>
          </table:table-cell>
          <table:table-cell office:value-type="string" calcext:value-type="string">
            <text:p>Maytapis uryapukuq hiqari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 allí llegó sin dinero, pues compraba cualquier cosa para sus concubinas.</text:p>
          </table:table-cell>
          <table:table-cell office:value-type="string" calcext:value-type="string">
            <text:p>Tsaypitaqa chaaramuq hinalla, sin qillay amigankunallapaq imanpis rantikap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os años tuvimos un juicio muy importante.</text:p>
          </table:table-cell>
          <table:table-cell office:value-type="string" calcext:value-type="string">
            <text:p>Tsay watakunam allaapa hatun pletuyuq kayarq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s tíos y mi hermano le habían quitado la chacra a un hombre.</text:p>
          </table:table-cell>
          <table:table-cell office:value-type="string" calcext:value-type="string">
            <text:p>Tiyuukuna nunapa chakranta i turii quchikurkuya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comenzó el juicio.</text:p>
          </table:table-cell>
          <table:table-cell office:value-type="string" calcext:value-type="string">
            <text:p>Tsaymi pletu qalla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hermano murió.</text:p>
          </table:table-cell>
          <table:table-cell office:value-type="string" calcext:value-type="string">
            <text:p>I turiina wanukuy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s tíos me hicieron gastar bastante.</text:p>
          </table:table-cell>
          <table:table-cell office:value-type="string" calcext:value-type="string">
            <text:p>Tsaymi tiyuukuna nuqatana gastatsiyaamarqan allaa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el dueño de la chacra nos ganó por completo, embargó todos nuestros terrenos.</text:p>
          </table:table-cell>
          <table:table-cell office:value-type="string" calcext:value-type="string">
            <text:p>I chakrayuq limpu ganarayaamarnii, llapan chakraakunata embargaram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mi esposo, aunque seguía trabajando, daba dinero a su concubina.</text:p>
          </table:table-cell>
          <table:table-cell office:value-type="string" calcext:value-type="string">
            <text:p>I quwaaqa, hina uryapukurirpis amiganllata qillaynin quq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a que no pude remediar el asunto, yo vendía mis granos y así estaba ayudando para defendernos.</text:p>
          </table:table-cell>
          <table:table-cell office:value-type="string" calcext:value-type="string">
            <text:p>Mana imanaw kayta pwedir, mikuyllakunata rantikurir yanapaq kaq defendikuyaanaap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ya no pudimos defendernos de ninguna manera.</text:p>
          </table:table-cell>
          <table:table-cell office:value-type="string" calcext:value-type="string">
            <text:p>I mananam ni imanawpa defendikuyta pwediyarqa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2">
          <table:table-cell table:style-name="ce3" office:value-type="string" calcext:value-type="string">
            <text:p>Así estábamos andando tristes por miedo de que había de botarnos de todos nuestros terrenos.</text:p>
          </table:table-cell>
          <table:table-cell office:value-type="string" calcext:value-type="string">
            <text:p>Tsaymi llakishqalla purikuq kallaayaa llapan chakraakunapita qarqarayaamaanan kaykaptin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elismente llegó un nuevo abogado llamado Lorgio Vega Gamarra.</text:p>
          </table:table-cell>
          <table:table-cell office:value-type="string" calcext:value-type="string">
            <text:p>Antis chaaramurqan mushuq abogadu Lorgio Vega Gamarr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Fuimos a consultar con él.</text:p>
          </table:table-cell>
          <table:table-cell office:value-type="string" calcext:value-type="string">
            <text:p>Tsaymannam aywakuyarqaa konsultak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entonces así nos dijo: "¿Quién de ustedes no está comprometido en ese juicio."</text:p>
          </table:table-cell>
          <table:table-cell office:value-type="string" calcext:value-type="string">
            <text:p>I tsaynam nikayaamarqan kaynaw: "Mayqaykitaq mana tsay fisyuman metikushqatsu kayank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yo dije, "Yo.</text:p>
          </table:table-cell>
          <table:table-cell office:value-type="string" calcext:value-type="string">
            <text:p>Niptinna nuqana nirqaa, "Nuq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lo fue mi hermano."</text:p>
          </table:table-cell>
          <table:table-cell office:value-type="string" calcext:value-type="string">
            <text:p>Turiillam karqa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e eso, él replicó, "Entonces lo agarramos con la tercería.”</text:p>
          </table:table-cell>
          <table:table-cell office:value-type="string" calcext:value-type="string">
            <text:p>Niptiinam, "Entonsis terseriyawan tsarirkushun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n mi nombre salvamos todos nuestros terrenos y también los de mis tíos.</text:p>
          </table:table-cell>
          <table:table-cell office:value-type="string" calcext:value-type="string">
            <text:p>Tsaynawpam nuqapa hutiichawmi salbayarqaa llapan chakraakunata i tiyuukunap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 ese tiempo mi esposo andaba al juicio, y después solamente regresaba al día siguiente.</text:p>
          </table:table-cell>
          <table:table-cell office:value-type="string" calcext:value-type="string">
            <text:p>Tsay witsay quwaa purikuq pletuman, i despwesnam waraaninraq yurim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cuando le preguntaba "¿Dónde has estado." me decía, "En la noche todavía el abogado terminó haciendo el recurso y por eso me quedé."</text:p>
          </table:table-cell>
          <table:table-cell office:value-type="string" calcext:value-type="string">
            <text:p>I "Maychawtaq karqunki." niptiinan, nimaq, "Ampiran rekursuta rurar ushamurqun abogadu, i tsaymi kedakamurquu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ecía cada vez.</text:p>
          </table:table-cell>
          <table:table-cell office:value-type="string" calcext:value-type="string">
            <text:p>Niqlla kada bes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ese mañoso, cada vez que fue, estaba en la casa de su concubina.</text:p>
          </table:table-cell>
          <table:table-cell office:value-type="string" calcext:value-type="string">
            <text:p>Maa mañosuqa kada aywar, kakuq amiganllach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los granos de mi chacra maduraban, él siempre los llevaba a su concubina no más.</text:p>
          </table:table-cell>
          <table:table-cell office:value-type="string" calcext:value-type="string">
            <text:p>I chakraapita mikuy puquriptinqa, hina apakuraykaq amiganlla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se comportaba así, uno de sus hermanos murió.</text:p>
          </table:table-cell>
          <table:table-cell office:value-type="string" calcext:value-type="string">
            <text:p>Tsaynaw purikaptinna, huk wawqin wanurikurq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él y su nuera vivían juntos sin tener vergüenza.</text:p>
          </table:table-cell>
          <table:table-cell office:value-type="string" calcext:value-type="string">
            <text:p>Tsay lumtsiininwanna purikuyarqan mana penqakushpa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me dijo, “Voy a visitar a mi prima."</text:p>
          </table:table-cell>
          <table:table-cell office:value-type="string" calcext:value-type="string">
            <text:p>Huk bes nimaq, "aywaa primaata watukaramushaq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e dije, "Vete."</text:p>
          </table:table-cell>
          <table:table-cell office:value-type="string" calcext:value-type="string">
            <text:p>Nimaptin, "ayway," niq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e fue contento, pero dio la vuelta a donde su concubina, y allí quedó.</text:p>
          </table:table-cell>
          <table:table-cell office:value-type="string" calcext:value-type="string">
            <text:p>Kushishqa hiqarir tumaramuq amiganllaman tsaychaw taaku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buscaron a mu última hija para que se casasen.</text:p>
          </table:table-cell>
          <table:table-cell office:value-type="string" calcext:value-type="string">
            <text:p>Huk besnam ultimu kaq wawaata ashiyaamurqun kasatsikuyaanap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Lo aceptamos bien.</text:p>
          </table:table-cell>
          <table:table-cell office:value-type="string" calcext:value-type="string">
            <text:p>Tsaytanam aaniriyaa shum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mi esposo me dijo, "Hazme mi fiambre.</text:p>
          </table:table-cell>
          <table:table-cell office:value-type="string" calcext:value-type="string">
            <text:p>Tsaynam quwaaqa niman, "Mirkapaa ruramuy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Voy a trabajar.</text:p>
          </table:table-cell>
          <table:table-cell office:value-type="string" calcext:value-type="string">
            <text:p>aywaa uryapukaramush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Hazme mi fiambre, para que compre la ropa de nuestra hija y para hacer los otros gastos."</text:p>
          </table:table-cell>
          <table:table-cell office:value-type="string" calcext:value-type="string">
            <text:p>Mirkapaa ruramii, wamrantsikpa ratashninkuna rantinaapaq i mas gastuta ruranaapaq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yo alisté el fiambre y se fue a Paramonga.</text:p>
          </table:table-cell>
          <table:table-cell office:value-type="string" calcext:value-type="string">
            <text:p>Niptinnam, nuqaqa alistapurquu mirkapata i hiqarirqun Paramong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trabajó dos meses.</text:p>
          </table:table-cell>
          <table:table-cell office:value-type="string" calcext:value-type="string">
            <text:p>Tsaychaw uryanaq ishkay kill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e agarró el dolor del ojo.</text:p>
          </table:table-cell>
          <table:table-cell office:value-type="string" calcext:value-type="string">
            <text:p>Tsaychawna tsarikamunaq nawi nanay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volvió acá sin nada.</text:p>
          </table:table-cell>
          <table:table-cell office:value-type="string" calcext:value-type="string">
            <text:p>Tsayna kutiramun pasaypa hinall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ues, primero llegó a donde su concubina, y después pasó a mi casa.</text:p>
          </table:table-cell>
          <table:table-cell office:value-type="string" calcext:value-type="string">
            <text:p>Maa puntata amiganman chaarikurraq, pasamunaq nuqaman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Sus compañeros que habían trabajado con él en Paramonga me dijeron, "Ha venido con bastante dinero."</text:p>
          </table:table-cell>
          <table:table-cell office:value-type="string" calcext:value-type="string">
            <text:p>Paramongachaw uryaq mayinkunaqa willakayaamuq, "Atska qillayyuqmi shamurqun," nishp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mi esposo dijo, "Cuando mi ojo dolía, he gastado todo el dinero en medecina, y además no me han pagado.</text:p>
          </table:table-cell>
          <table:table-cell office:value-type="string" calcext:value-type="string">
            <text:p>Tsaymi quwaa nirqan, "Nawii nanaptinmi, hampichaw limpu qillayta usharquu i wakintanam mana pagayaamarqu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Quizás volveré otra vez."</text:p>
          </table:table-cell>
          <table:table-cell office:value-type="string" calcext:value-type="string">
            <text:p>Kutishaqraqchi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no había absolutamente nada.</text:p>
          </table:table-cell>
          <table:table-cell office:value-type="string" calcext:value-type="string">
            <text:p>Tsaymi pasaypa ni ima karqa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Y cuando no lo creía, mi nieta pidiendo propina le rebuscó y entonces de todos sus bolsillos encontró solamente medio sol.</text:p>
          </table:table-cell>
          <table:table-cell office:value-type="string" calcext:value-type="string">
            <text:p>I mana kreyirninmi, willkaa, "qillaylla," nishpa ashipurqan i tsaymi llapan bulsikumpita tarikurqan medyulle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para que mi hija se casara de una u otra manera, yo le hice su ropa de tela ordinaria.</text:p>
          </table:table-cell>
          <table:table-cell office:value-type="string" calcext:value-type="string">
            <text:p>Tsaymi imanawllachi wawaa kasakunanpaq ratashnin ruraykapurqaa lluta telakunallapi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de todo de cualquier manera procuré que se casara mi última hija.</text:p>
          </table:table-cell>
          <table:table-cell office:value-type="string" calcext:value-type="string">
            <text:p>I hina imanawpis kasatsiyarqaa tsay ultimu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 yerno es don Shanti Pantoja.</text:p>
          </table:table-cell>
          <table:table-cell office:value-type="string" calcext:value-type="string">
            <text:p>Mashaami don Shanti Pantoj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e viejo mi esposo ya tenía cincuenta años o más.</text:p>
          </table:table-cell>
          <table:table-cell office:value-type="string" calcext:value-type="string">
            <text:p>Tsay awkisnam quwaa karqan kasinachi pitsqa chunka watayuq o mas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tranquilo dijo, "Voy a Huaraz."</text:p>
          </table:table-cell>
          <table:table-cell office:value-type="string" calcext:value-type="string">
            <text:p>Yamay kaykashqantanam, nin "aywaa Warasta."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 salió y se fue directamente a la casa de su nuera.</text:p>
          </table:table-cell>
          <table:table-cell office:value-type="string" calcext:value-type="string">
            <text:p>Nishpa hiqarirnam i aywakurqunaq derechu lumtsiininm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n ella, los dos fueron a Paramonga.</text:p>
          </table:table-cell>
          <table:table-cell office:value-type="string" calcext:value-type="string">
            <text:p>Tsaywannam ishkan hiqariyarqunaq Paramong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os dos convivieron como dos años.</text:p>
          </table:table-cell>
          <table:table-cell office:value-type="string" calcext:value-type="string">
            <text:p>Tsaychawmi ishkan waatanakuyarqan ishkay watanaw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6">
          <table:table-cell table:style-name="ce3" office:value-type="string" calcext:value-type="string">
            <text:p>Allí, ya que mi esposo se envejecía más, su concubina comenzó a vagar, y por último otro hombre se la llevó completamente.</text:p>
          </table:table-cell>
          <table:table-cell office:value-type="string" calcext:value-type="string">
            <text:p>Tsaychaw quwaa mas awkisyaariptinna, purir qallakuykurqunaq amigan i por ultimu pasaypa huk nuna quchirin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así mi esposo ha vuelto aquí, ahora sin salud.</text:p>
          </table:table-cell>
          <table:table-cell office:value-type="string" calcext:value-type="string">
            <text:p>Tsaynawparan quwaa kutimushqa sin salorn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ha perdido completamente su salud, ahora vive tranquilamente.</text:p>
          </table:table-cell>
          <table:table-cell office:value-type="string" calcext:value-type="string">
            <text:p>Pasaypa salorta perdirikurran, kananqa yamay taykan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sí ha sido mi suerte.</text:p>
          </table:table-cell>
          <table:table-cell office:value-type="string" calcext:value-type="string">
            <text:p>Tsaynawmi nuqallapa swertiillak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Este mi último esposo ha sido un hombre muy cochino.</text:p>
          </table:table-cell>
          <table:table-cell office:value-type="string" calcext:value-type="string">
            <text:p>Kay ultimu quwaa allaapa rakcha nunam k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tengo setenta años.</text:p>
          </table:table-cell>
          <table:table-cell office:value-type="string" calcext:value-type="string">
            <text:p>Kanan kaykaa qanchis chunka watayuqnam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que volvió hemos vivido muy bien.</text:p>
          </table:table-cell>
          <table:table-cell office:value-type="string" calcext:value-type="string">
            <text:p>Kutimushqanpitaqa allaapa shumaqmi kawakuy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unque mi esposo me mortificaba mucho andando tras las mujeres, yo no le he tenido odio.</text:p>
          </table:table-cell>
          <table:table-cell office:value-type="string" calcext:value-type="string">
            <text:p>Quwaa mansibar allaapa mortifikamashqa kaptinpis, manam nuqa chikishqatsu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Como persona casada he seguido soportándolo todo.</text:p>
          </table:table-cell>
          <table:table-cell office:value-type="string" calcext:value-type="string">
            <text:p>Kasadu kashqanawmi, hina llapanta agwant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8">
          <table:table-cell table:style-name="ce3" office:value-type="string" calcext:value-type="string">
            <text:p>Aunque me dijeron, "Debes divorciarlo," nunca le he dicho nada de lo herida que era en mi corazón.</text:p>
          </table:table-cell>
          <table:table-cell office:value-type="string" calcext:value-type="string">
            <text:p>“Qarqunkiman" niyaamaptinpis, manam nunka imanashqatsu kaa shunquuchaw piñashqallam.</text:p>
            <text:p/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Se ha terminado.</text:p>
          </table:table-cell>
          <table:table-cell office:value-type="string" calcext:value-type="string">
            <text:p>Ushakaaku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ya no me ofende en nada.</text:p>
          </table:table-cell>
          <table:table-cell office:value-type="string" calcext:value-type="string">
            <text:p>Kananqa mananam ni imapita piñatsimants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ero desde el tiempo en que era tan cochino, creo que han pasado recién diez años.</text:p>
          </table:table-cell>
          <table:table-cell office:value-type="string" calcext:value-type="string">
            <text:p>Peru tsay rakcha-rakcha kashqan pasashqa tsayraqchi chunka wat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los dos tenemos la misma edad, setenta años.</text:p>
          </table:table-cell>
          <table:table-cell office:value-type="string" calcext:value-type="string">
            <text:p>Kanan kaykaayaa ishkaami igwal qanchis chunka watayu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He tenido seis hijos, todos casados.</text:p>
          </table:table-cell>
          <table:table-cell office:value-type="string" calcext:value-type="string">
            <text:p>Wawaakuna kashqa huqtaqmi, llapan kasadu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Tres han muerto.</text:p>
          </table:table-cell>
          <table:table-cell office:value-type="string" calcext:value-type="string">
            <text:p>Kimaqmi wanukuyashq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Por el asunto de mis terrenos he pasado por muchas dificultades.</text:p>
          </table:table-cell>
          <table:table-cell office:value-type="string" calcext:value-type="string">
            <text:p>Chakraakuna asuntu allaapa difikultaapa pasashqam kaa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toy tranquila en mi vejez.</text:p>
          </table:table-cell>
          <table:table-cell office:value-type="string" calcext:value-type="string">
            <text:p>Kanannam trankilu tsatsayayniichawraq.</text:p>
          </table:table-cell>
          <table:table-cell office:value-type="string" calcext:value-type="string">
            <text:p>CRH, Cap.16</text:p>
          </table:table-cell>
          <table:table-cell/>
        </table:table-row>
        <table:table-row table:style-name="ro1">
          <table:table-cell office:value-type="string" calcext:value-type="string">
            <text:p>Don Enrique Canaval fue el primer patrón en la Hacienda Paramonga.</text:p>
          </table:table-cell>
          <table:table-cell table:style-name="ce1" office:value-type="string" calcext:value-type="string">
            <text:p>Don Enrique Canaval kanaq puntata patron Asyenda Paramong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ese patrón había sembrado caña de azúcar.</text:p>
          </table:table-cell>
          <table:table-cell table:style-name="ce1" office:value-type="string" calcext:value-type="string">
            <text:p>Tsay patronshi muruykatsinaq kaña de asukar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la caña maduró completamente y no sabía qué hacer, porque no había fábrica para procesar el azúcar.</text:p>
          </table:table-cell>
          <table:table-cell table:style-name="ce1" office:value-type="string" calcext:value-type="string">
            <text:p>Tsayna kañaqa limpu puqurirqunaq, ni imanaw kayta pwedinaqtsu, asukar ruraq fabrika mana kapt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obre Enrique se puso muy triste. “Ahora seguramente voy a perder todo mi sembrado. ¿Qué voy a hacer.” dijo.</text:p>
          </table:table-cell>
          <table:table-cell table:style-name="ce1" office:value-type="string" calcext:value-type="string">
            <text:p>Pobri Enrique llakikunaqlla, "Kananqa perdirishaq llapan murukuyniitachi. Imanawraq kashaq." n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ientras andaba así triste, una vez se encontró con un gringo.</text:p>
          </table:table-cell>
          <table:table-cell table:style-name="ce1" office:value-type="string" calcext:value-type="string">
            <text:p>Tsay llakishqa purikaptinshi, huk besna huk gringuwan toparku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nrique le dijo, "¿Cómo voy a solucionar este asunto?</text:p>
          </table:table-cell>
          <table:table-cell table:style-name="ce1" office:value-type="string" calcext:value-type="string">
            <text:p>Tsaynash Enriqueqa willarin, "Imanawtaq kay asuntuta remedyaykushaq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i caña se pierde por completo.</text:p>
          </table:table-cell>
          <table:table-cell table:style-name="ce1" office:value-type="string" calcext:value-type="string">
            <text:p>Limpunam kañaa perdir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pasa de madurar."</text:p>
          </table:table-cell>
          <table:table-cell table:style-name="ce1" office:value-type="string" calcext:value-type="string">
            <text:p>Pasarinnam puqur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Yo le voy a ayudar en este problema suyo.</text:p>
          </table:table-cell>
          <table:table-cell table:style-name="ce1" office:value-type="string" calcext:value-type="string">
            <text:p>Tsaynash nin gringuqa, "Nuqa yanapashqayki kay llakikuyniyki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hoy no puedo decirle nada.</text:p>
          </table:table-cell>
          <table:table-cell table:style-name="ce1" office:value-type="string" calcext:value-type="string">
            <text:p>Peru manam kanantaqa ni ima nita pwediq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 espera dentro de ocho días.</text:p>
          </table:table-cell>
          <table:table-cell table:style-name="ce1" office:value-type="string" calcext:value-type="string">
            <text:p>Peru shuyamanki kanannawkam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e avisaré por seguro.</text:p>
          </table:table-cell>
          <table:table-cell table:style-name="ce1" office:value-type="string" calcext:value-type="string">
            <text:p>Tsaynam willashqayki fih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Hoy voy a hablar con mis compañeros."</text:p>
          </table:table-cell>
          <table:table-cell table:style-name="ce1" office:value-type="string" calcext:value-type="string">
            <text:p>Yanaqiikunawanmi kanan parlamush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cuando el gringo le dijo esto, don Enrique, alegre, dijo, "Lo esperaré."</text:p>
          </table:table-cell>
          <table:table-cell table:style-name="ce1" office:value-type="string" calcext:value-type="string">
            <text:p>Tsaynaw gringu nikuptin, don Enriqueqa kushishqa, "Shuyallashqaykim," n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Volviendo a su casa, dijo alegremente, "Así me ha dicho un gringo que nos va a ayudar a cosechar la caña.</text:p>
          </table:table-cell>
          <table:table-cell table:style-name="ce1" office:value-type="string" calcext:value-type="string">
            <text:p>Wayinman kutirir willakurinaq kushishqa, "Kaynawmi huk gringu nimarqun yanapamaashunshi kañata kosecha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es un rico.</text:p>
          </table:table-cell>
          <table:table-cell table:style-name="ce1" office:value-type="string" calcext:value-type="string">
            <text:p>Seguramente atska qillayyuqch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'Un día como hoy voy a volver,' me ha dicho.</text:p>
          </table:table-cell>
          <table:table-cell table:style-name="ce1" office:value-type="string" calcext:value-type="string">
            <text:p>'Kanannawmi kutimushaq,' nimarqun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vamos a esperarle para conversar."</text:p>
          </table:table-cell>
          <table:table-cell table:style-name="ce1" office:value-type="string" calcext:value-type="string">
            <text:p>Tsaychi shuyashun imallatapis parlaykuna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rique Canaval tenía varias hijas, pero dicen que una de ellas fue una señorita muy atractiva.</text:p>
          </table:table-cell>
          <table:table-cell table:style-name="ce1" office:value-type="string" calcext:value-type="string">
            <text:p>Enrique Canaval atska tsurin kanaq, peru huk kaq shipashninshi alli bwenamosa k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Todas ellas así hablaron, "Todas vamos a suplicarle para que nos ayude de alguna manera.</text:p>
          </table:table-cell>
          <table:table-cell table:style-name="ce1" office:value-type="string" calcext:value-type="string">
            <text:p>Tsay llapanna parlayan, "Limpu llapantsik rogaykushun imanaw aykanawpis yanapaykamaa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e día vamos a almorzar con el gringo."</text:p>
          </table:table-cell>
          <table:table-cell table:style-name="ce1" office:value-type="string" calcext:value-type="string">
            <text:p>Tsay diya hunaq gringuwan almorsakurishu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día señalado volvió.</text:p>
          </table:table-cell>
          <table:table-cell table:style-name="ce1" office:value-type="string" calcext:value-type="string">
            <text:p>Tsay señalashqan hunaq kutiri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Ahora voy a hacer la fábrica.</text:p>
          </table:table-cell>
          <table:table-cell table:style-name="ce1" office:value-type="string" calcext:value-type="string">
            <text:p>Tsaynash gringu nirqunaq, "Kanan fabrikatam rura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me da peones.</text:p>
          </table:table-cell>
          <table:table-cell table:style-name="ce1" office:value-type="string" calcext:value-type="string">
            <text:p>Peonniikunam qu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de noche voy a trabajar.</text:p>
          </table:table-cell>
          <table:table-cell table:style-name="ce1" office:value-type="string" calcext:value-type="string">
            <text:p>Ampillapan uryatsi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con esta condición: me va a dar su hija simpática.</text:p>
          </table:table-cell>
          <table:table-cell table:style-name="ce1" office:value-type="string" calcext:value-type="string">
            <text:p>Peru kay kondisyon: shumaqllallan tsuriykita quyka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 ella la voy a llevar pare siempre.</text:p>
          </table:table-cell>
          <table:table-cell table:style-name="ce1" office:value-type="string" calcext:value-type="string">
            <text:p>Paytam apakushaq pasay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no la verá.</text:p>
          </table:table-cell>
          <table:table-cell table:style-name="ce1" office:value-type="string" calcext:value-type="string">
            <text:p>Mananam rikan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entregaré su fábrica lista.</text:p>
          </table:table-cell>
          <table:table-cell table:style-name="ce1" office:value-type="string" calcext:value-type="string">
            <text:p>Peru nuqanam fabrikayki entregashqayki list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voy a enseñar completamente cómo manejarla.</text:p>
          </table:table-cell>
          <table:table-cell table:style-name="ce1" office:value-type="string" calcext:value-type="string">
            <text:p>Nuqam limpu yachatsishqayki manehanaykipaq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 la entregaré ya produciendo azúcar.</text:p>
          </table:table-cell>
          <table:table-cell table:style-name="ce1" office:value-type="string" calcext:value-type="string">
            <text:p>Asukar yarquykaqtanam entregashqayki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no le voy a engañar.</text:p>
          </table:table-cell>
          <table:table-cell table:style-name="ce1" office:value-type="string" calcext:value-type="string">
            <text:p>Manam nuqaqa engañashqay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soy un hombre de su palabra."</text:p>
          </table:table-cell>
          <table:table-cell table:style-name="ce1" office:value-type="string" calcext:value-type="string">
            <text:p>Nuqaqa huk parlakuqllam ka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on Enrique Canaval quedó asustado y dijo a su esposa ¿Qué nos propone este gringo? Yo pensaba que tenía mucha plata.</text:p>
          </table:table-cell>
          <table:table-cell table:style-name="ce1" office:value-type="string" calcext:value-type="string">
            <text:p>Don Enrique Canavalqa mantsakaanaq i warminta nin, "Kay gringuqa imanawchi nimantsik? Nuqaqa atskaq qillayyuqchi nirqaa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¿Cómo será? ¿Le damos nuestra hija?</text:p>
          </table:table-cell>
          <table:table-cell table:style-name="ce1" office:value-type="string" calcext:value-type="string">
            <text:p>Imanataq kanqa? Wamrantsikta quyushunku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 que ya no va a dejarnos verla."</text:p>
          </table:table-cell>
          <table:table-cell table:style-name="ce1" office:value-type="string" calcext:value-type="string">
            <text:p>Nin mananash rikaatsimaashun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su esposa dijo a don Enrique, "Si le damos nuestra hija, parece que no será necesario ayudar en nada, ni con plata ni en otra forma.</text:p>
          </table:table-cell>
          <table:table-cell table:style-name="ce1" office:value-type="string" calcext:value-type="string">
            <text:p>Tsayna warminqa nin don Enriqueta, "Wamrantsikta quykurqa, manachi ni machaw yanapashunnatsu, ni qillaywan ni imaw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ponemos los peones, y aún así solamente de noche.</text:p>
          </table:table-cell>
          <table:table-cell table:style-name="ce1" office:value-type="string" calcext:value-type="string">
            <text:p>Unikamente peontash churashun, peru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e."</text:p>
          </table:table-cell>
          <table:table-cell table:style-name="ce1" office:value-type="string" calcext:value-type="string">
            <text:p>Tsaynawmi ni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e todos modos, aunque preocupados por su hija, aceptaron. “Si no, vamos a perder toda nuestra caña y toda nuestra inversión.</text:p>
          </table:table-cell>
          <table:table-cell table:style-name="ce1" office:value-type="string" calcext:value-type="string">
            <text:p>Hina llakishqa wamrankunapaq aseptayarqunaq, "Limpu kañantsiktachi perdishun i llapan qillaynintsik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todos modos le daremos nuestra hija, venga lo que venga a nosotros.</text:p>
          </table:table-cell>
          <table:table-cell table:style-name="ce1" office:value-type="string" calcext:value-type="string">
            <text:p>Hina quykushunchi wamrantsikta imanashunr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Otra vez don Enrique preguntó al gringo, "Cuando ya está terminada la fábrica, quiere llevar a mi hija.</text:p>
          </table:table-cell>
          <table:table-cell table:style-name="ce1" office:value-type="string" calcext:value-type="string">
            <text:p>Yapayna don Enrique tapurqunaq gringuta, "Peru fabrikata ushariykurnachi apakunkiman tsuriita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Bueno pues, parece que así será."</text:p>
          </table:table-cell>
          <table:table-cell table:style-name="ce1" office:value-type="string" calcext:value-type="string">
            <text:p>Achyaari, tsaynawchi kanq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(El gringo contestó,) "Yo pronto voy a construir la fábrica, lista con todas sus máquinas.</text:p>
          </table:table-cell>
          <table:table-cell table:style-name="ce1" office:value-type="string" calcext:value-type="string">
            <text:p>“Nuqaqa ratum fabrikata ruraramushaq llapan makinankunawan lis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enseñaré a usted todo el manejo.</text:p>
          </table:table-cell>
          <table:table-cell table:style-name="ce1" office:value-type="string" calcext:value-type="string">
            <text:p>Peru llapantam manehayta yachatsishqay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o se preocupe.</text:p>
          </table:table-cell>
          <table:table-cell table:style-name="ce1" office:value-type="string" calcext:value-type="string">
            <text:p>Ama yarpakachay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me va a mandar peones en grupos de veinte de noche.</text:p>
          </table:table-cell>
          <table:table-cell table:style-name="ce1" office:value-type="string" calcext:value-type="string">
            <text:p>Peru peonnii ishkay chunkatayan kachamunki ampi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s voy a pagar.</text:p>
          </table:table-cell>
          <table:table-cell table:style-name="ce6" office:value-type="string" calcext:value-type="string">
            <text:p>Tsaytapis nuqam paga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no invierte nada, ni para nada."</text:p>
          </table:table-cell>
          <table:table-cell table:style-name="ce6" office:value-type="string" calcext:value-type="string">
            <text:p>Manam ni imata qam churamunkitsu ni imapaq.”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el gringo añadió, "Solamente los peones vendrán.</text:p>
          </table:table-cell>
          <table:table-cell table:style-name="ce1" office:value-type="string" calcext:value-type="string">
            <text:p>I gringu ninaq, "Peonkunalla shamun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adie, ni usted tampoco, ha de venir.</text:p>
          </table:table-cell>
          <table:table-cell table:style-name="ce1" office:value-type="string" calcext:value-type="string">
            <text:p>Ama ni pi ni qampis shamun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solo dirigiré el trabajo."</text:p>
          </table:table-cell>
          <table:table-cell table:style-name="ce1" office:value-type="string" calcext:value-type="string">
            <text:p>Nuqallam uryatsish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or fin comenzó a trabajar de noche.</text:p>
          </table:table-cell>
          <table:table-cell table:style-name="ce1" office:value-type="string" calcext:value-type="string">
            <text:p>Porfin qallaykurqunaq urya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mandó hombres, veinte de ellos.</text:p>
          </table:table-cell>
          <table:table-cell table:style-name="ce1" office:value-type="string" calcext:value-type="string">
            <text:p>Don Enriqueqa kacharqunaq nunakunataqa ishkay chunk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os hombres llegaron.</text:p>
          </table:table-cell>
          <table:table-cell table:style-name="ce1" office:value-type="string" calcext:value-type="string">
            <text:p>Tsay nunakuna chaari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les dijo, "No vengan aquí.</text:p>
          </table:table-cell>
          <table:table-cell table:style-name="ce1" office:value-type="string" calcext:value-type="string">
            <text:p>Tsayna gringuqa nirqunaq, "Ama kayman shayaamuy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ayan a dormir encima de Huarangal.</text:p>
          </table:table-cell>
          <table:table-cell table:style-name="ce1" office:value-type="string" calcext:value-type="string">
            <text:p>Ayway punukuyanki Warangal witsayll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no digan a nadie que no han trabajado.</text:p>
          </table:table-cell>
          <table:table-cell table:style-name="ce1" office:value-type="string" calcext:value-type="string">
            <text:p>Peru ama ni pita willayankitsu mana uryayashqayki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no más serán hasta que se termine la fábrica."</text:p>
          </table:table-cell>
          <table:table-cell table:style-name="ce1" office:value-type="string" calcext:value-type="string">
            <text:p>Tsaynawllam kayanki asta fabrika ushashqany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a gente oía la bulla como si fuera de gran número de personas trabajando allí de noche.</text:p>
          </table:table-cell>
          <table:table-cell table:style-name="ce1" office:value-type="string" calcext:value-type="string">
            <text:p>Tsayshi nunakuna wiyayaq alli shuyni nunakunanaw tsaychaw uryayaq ampi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ero ni don Enrique preguntaba a los hombres "¿Qué están haciendo."</text:p>
          </table:table-cell>
          <table:table-cell table:style-name="ce1" office:value-type="string" calcext:value-type="string">
            <text:p>Peru ni sikyera don Enriquellapis tapuyaqtsu nunakunata, "Imatataq ruraykaayan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Ni ellos le decían tampoco.</text:p>
          </table:table-cell>
          <table:table-cell table:style-name="ce1" office:value-type="string" calcext:value-type="string">
            <text:p>Niqllapis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manecía con los cimientos todos terminados.</text:p>
          </table:table-cell>
          <table:table-cell table:style-name="ce1" office:value-type="string" calcext:value-type="string">
            <text:p>Waraaramuq limpu simyentu usharish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ada mañana amanecía con más paredes, y ésas más altas, con la maquinaria adentro y en el sótano el caldero grande para calentar.</text:p>
          </table:table-cell>
          <table:table-cell table:style-name="ce1" office:value-type="string" calcext:value-type="string">
            <text:p>Kada quya waraamuq masna pirqakuna mas hatun, rurinchawna makinakuna, i patsa rurinchawna hatun kalderu, nina rawranan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manecía con los grandes tubos también todo colocados.</text:p>
          </table:table-cell>
          <table:table-cell table:style-name="ce1" office:value-type="string" calcext:value-type="string">
            <text:p>Hatusaq tubukunapis waraamuq limpu churashqan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fue a ver y vio la fábrica ya avanzada.</text:p>
          </table:table-cell>
          <table:table-cell table:style-name="ce1" office:value-type="string" calcext:value-type="string">
            <text:p>Don Enrique aywaq watukaq i rikaariq abansadutana fabrika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Otra vez fue a ver y encontró el trapiche para exprimir la caña.</text:p>
          </table:table-cell>
          <table:table-cell table:style-name="ce1" office:value-type="string" calcext:value-type="string">
            <text:p>Yapayna aywaq rikaq, taririq trapichitana kañata qaptsinan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, cada día estaba más avanzado, y dentro de poco tiempo habían terminado la fábrica.</text:p>
          </table:table-cell>
          <table:table-cell table:style-name="ce1" office:value-type="string" calcext:value-type="string">
            <text:p>Tsaynaw kada diya mas abansadu i poku tyempullachaw fabrikata ushari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uando ya estaba lista y terminada la fábrica, ese gringo dijo, "Ya le voy a entregar la fábrica.</text:p>
          </table:table-cell>
          <table:table-cell table:style-name="ce1" office:value-type="string" calcext:value-type="string">
            <text:p>Listu fabrika usharishqana kaptin, tsay gringu ninaq, "Entregashqaykina fabrik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está lista.</text:p>
          </table:table-cell>
          <table:table-cell table:style-name="ce1" office:value-type="string" calcext:value-type="string">
            <text:p>Listu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Le voy a enseñar el manejo pronto porque yo paso a otra parte para hacer otra fábrica semejante.</text:p>
          </table:table-cell>
          <table:table-cell table:style-name="ce1" office:value-type="string" calcext:value-type="string">
            <text:p>Manehar apurayllapa yachatsishqayki porki nuqaqa huk ladumannam pasaa kaynaw fabrika rur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l terminar ésa, voy a otra hacienda a hacer una acequia.</text:p>
          </table:table-cell>
          <table:table-cell table:style-name="ce1" office:value-type="string" calcext:value-type="string">
            <text:p>Tsayta ushariykurnam pasaa sekya ruraqna huk asyendam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enga, se la voy a enseñar, para que me despache de una vez con su hija."</text:p>
          </table:table-cell>
          <table:table-cell table:style-name="ce1" office:value-type="string" calcext:value-type="string">
            <text:p>Shamuy yachatsishqayki, huklla tsuriykitawan despachaykamanayki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don Enrique Canaval dijo, "Todavía yo no veo que está lista.</text:p>
          </table:table-cell>
          <table:table-cell table:style-name="ce1" office:value-type="string" calcext:value-type="string">
            <text:p>Tsayna don Enrique Canavalqa ninaq, "Nuqa manaran rikasaqtu list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unque hay fábrica, ¿cómo voy a traer la caña desde lejos?</text:p>
          </table:table-cell>
          <table:table-cell table:style-name="ce1" office:value-type="string" calcext:value-type="string">
            <text:p>Fabrika kaptinpis, imanawmi kañata ashtamushaq karupita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 quiere llevar a mi hija, hágame todavía el camino para traer la caña.</text:p>
          </table:table-cell>
          <table:table-cell table:style-name="ce1" office:value-type="string" calcext:value-type="string">
            <text:p>Tsuriita apayta munarqa, naanitaraq ruramuy kañata apamu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de traer la caña, exprima el azúcar con esa máquina.</text:p>
          </table:table-cell>
          <table:table-cell table:style-name="ce1" office:value-type="string" calcext:value-type="string">
            <text:p>I kañata chaaratsimur, tsay makinawan asukarta hurqamu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xplíqueme todo eso.</text:p>
          </table:table-cell>
          <table:table-cell table:style-name="ce1" office:value-type="string" calcext:value-type="string">
            <text:p>Tsay llapanta kaayitsi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así llevará a mi hija.</text:p>
          </table:table-cell>
          <table:table-cell table:style-name="ce1" office:value-type="string" calcext:value-type="string">
            <text:p>Tsayran apanki tsurii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 no, no se la doy."</text:p>
          </table:table-cell>
          <table:table-cell table:style-name="ce1" office:value-type="string" calcext:value-type="string">
            <text:p>Sinuqa manam quq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ando don Enrique habló así, el gringo comenzó a colocar las líneas, pero otra vez solamente de noche.</text:p>
          </table:table-cell>
          <table:table-cell table:style-name="ce1" office:value-type="string" calcext:value-type="string">
            <text:p>Tsaynaw don Enrique nikuptinna, gringuqa lineakunata patsaatsir qallaykamurqunaq, peru hina ampilla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or más o menos dos semanas extendió la línea para que andará la máquina, la primera línea a Fortaleza, otra a Huaytu y otra a Cerro Blanco.</text:p>
          </table:table-cell>
          <table:table-cell table:style-name="ce1" office:value-type="string" calcext:value-type="string">
            <text:p>Ishkay semanatanawqa sutarirqunaqna lineata makina purinanpaq, puntata Fortalesaman, huktana Waytuman, huktana Seru Blankum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on Enrique compró la máquina.</text:p>
          </table:table-cell>
          <table:table-cell table:style-name="ce1" office:value-type="string" calcext:value-type="string">
            <text:p>Makinata don Enrique rantir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a máquina también manejaban solamente de noche.</text:p>
          </table:table-cell>
          <table:table-cell table:style-name="ce1" office:value-type="string" calcext:value-type="string">
            <text:p>Tsaytash hina ampillapa puriraykatsi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a llamaban 'Rosario'.</text:p>
          </table:table-cell>
          <table:table-cell table:style-name="ce1" office:value-type="string" calcext:value-type="string">
            <text:p>Tsay makinapa hutinmi 'Rosaryu'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xiste esa máquina hasta hoy.</text:p>
          </table:table-cell>
          <table:table-cell table:style-name="ce1" office:value-type="string" calcext:value-type="string">
            <text:p>Kanankamam kay makina k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a medianoche la máquina sonaba y después iba a cualquier sitio.</text:p>
          </table:table-cell>
          <table:table-cell table:style-name="ce1" office:value-type="string" calcext:value-type="string">
            <text:p>Pulla paqasshi makina waqarkuq, despwesshi hiqariq maytapis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"He terminado completamente nuestro contrato.</text:p>
          </table:table-cell>
          <table:table-cell table:style-name="ce1" office:value-type="string" calcext:value-type="string">
            <text:p>Tsaynash gringu ninaq, "Listu kontratuntsikta kumplirquu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hora le toca a usted.</text:p>
          </table:table-cell>
          <table:table-cell table:style-name="ce1" office:value-type="string" calcext:value-type="string">
            <text:p>Kananqa qamllachaw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réguemela rápido para que me la lleve.</text:p>
          </table:table-cell>
          <table:table-cell table:style-name="ce1" office:value-type="string" calcext:value-type="string">
            <text:p>Prontu entregamay apakuna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os dos vamos a ir.</text:p>
          </table:table-cell>
          <table:table-cell table:style-name="ce1" office:value-type="string" calcext:value-type="string">
            <text:p>Ishkaami aywakuyaa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no la voy a traer acá más."</text:p>
          </table:table-cell>
          <table:table-cell table:style-name="ce1" office:value-type="string" calcext:value-type="string">
            <text:p>Mananam kutitsimushaqtsu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don Enrique Canaval dijo, "¿Cómo no la va a traer?</text:p>
          </table:table-cell>
          <table:table-cell table:style-name="ce1" office:value-type="string" calcext:value-type="string">
            <text:p>Tsayna don Enrique Canaval ninaq, "Imanawtaq manaqa kutiyaamunkitsu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tendré mucha nostalgia para mi hija.</text:p>
          </table:table-cell>
          <table:table-cell table:style-name="ce1" office:value-type="string" calcext:value-type="string">
            <text:p>Tsuriitaqa allaapachi ank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to no será bueno.</text:p>
          </table:table-cell>
          <table:table-cell table:style-name="ce1" office:value-type="string" calcext:value-type="string">
            <text:p>Tsaynawqa manam allitsu kan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jor cóbreme todos sus gastos.</text:p>
          </table:table-cell>
          <table:table-cell table:style-name="ce1" office:value-type="string" calcext:value-type="string">
            <text:p>Mehor haqatsaamay llapan gastuyki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pagaré en dinero.</text:p>
          </table:table-cell>
          <table:table-cell table:style-name="ce1" office:value-type="string" calcext:value-type="string">
            <text:p>Pagaykushqayki qillay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no doy permiso para mi hija hasta que se casen los dos para siempre.</text:p>
          </table:table-cell>
          <table:table-cell table:style-name="ce1" office:value-type="string" calcext:value-type="string">
            <text:p>Tsuriita manam kachapuqtsu pasaypaqa kasaratsiyapti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vez en cuando nos han de visitar.</text:p>
          </table:table-cell>
          <table:table-cell table:style-name="ce1" office:value-type="string" calcext:value-type="string">
            <text:p>Syempri watukaraykayaaman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sted ¿adónde quiere llevar a mi hija? Es mi hija favorita.</text:p>
          </table:table-cell>
          <table:table-cell table:style-name="ce1" office:value-type="string" calcext:value-type="string">
            <text:p>Qamqa maytachi apakuyta munanki tsuriita? Allaapa kuyay tsuriim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una vez cóbreme en efectivo.</text:p>
          </table:table-cell>
          <table:table-cell table:style-name="ce1" office:value-type="string" calcext:value-type="string">
            <text:p>Huklla qillaychaw kobra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 lo pagaré."</text:p>
          </table:table-cell>
          <table:table-cell table:style-name="ce1" office:value-type="string" calcext:value-type="string">
            <text:p>Pagashqa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dijo, “Entonces dejaré a usted para que considere bien.</text:p>
          </table:table-cell>
          <table:table-cell table:style-name="ce1" office:value-type="string" calcext:value-type="string">
            <text:p>Tsayna gringuqa nin, "Entonsis deharishqayki yarpakachanayki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olveré.</text:p>
          </table:table-cell>
          <table:table-cell table:style-name="ce1" office:value-type="string" calcext:value-type="string">
            <text:p>Kutimush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la voy a llevar de todos modos, porque yo he cumplido nuestro contrato."</text:p>
          </table:table-cell>
          <table:table-cell table:style-name="ce1" office:value-type="string" calcext:value-type="string">
            <text:p>Tsayqa apakushaqnam imanaw kaptinpis porki nuqaqa kumplimushqa kontratuntsikt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iendo, se fue el gringo.</text:p>
          </table:table-cell>
          <table:table-cell table:style-name="ce1" office:value-type="string" calcext:value-type="string">
            <text:p>Nishpa, aywakunaq gringuq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uando se había ido, don Enrique habló con su esposa.</text:p>
          </table:table-cell>
          <table:table-cell table:style-name="ce1" office:value-type="string" calcext:value-type="string">
            <text:p>Hiqariptinnash don Enriqueqa warminwan parla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¿Qué clase de hombre es éste?</text:p>
          </table:table-cell>
          <table:table-cell table:style-name="ce1" office:value-type="string" calcext:value-type="string">
            <text:p>“Imanaw nunataq kay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Quiere llevar a nuestra hija para siempre.</text:p>
          </table:table-cell>
          <table:table-cell table:style-name="ce1" office:value-type="string" calcext:value-type="string">
            <text:p>Wamrantsikta pasaypa apakuyta mun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eguramente éste es el diablo y por eso solamente de noche ha trabajado en esa fábrica.</text:p>
          </table:table-cell>
          <table:table-cell table:style-name="ce1" office:value-type="string" calcext:value-type="string">
            <text:p>Seguramente kay dyablum i tsaymi ampillapa uryamushqa taqay fabrikachaw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Vamos a preguntar a los hombres a ver cómo han trabajado allí.”</text:p>
          </table:table-cell>
          <table:table-cell table:style-name="ce1" office:value-type="string" calcext:value-type="string">
            <text:p>Nunakunata tapushun maa imanawshi tsaychaw uryashqa.”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los hombres dijeron, "Nosotros no hemos trabajado.</text:p>
          </table:table-cell>
          <table:table-cell table:style-name="ce1" office:value-type="string" calcext:value-type="string">
            <text:p>Tsayna nunakunaqa nin, "Manam nuqakuna uryashqatsu kaya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ada noche dormimos lejos de aquí.</text:p>
          </table:table-cell>
          <table:table-cell table:style-name="ce1" office:value-type="string" calcext:value-type="string">
            <text:p>Karullachawmi punukuyashqa kada amp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Pero oíamos la bulla como de muchos obreros, y cuando trabajaban sonaba como suena piedra y ladrillo."</text:p>
          </table:table-cell>
          <table:table-cell table:style-name="ce1" office:value-type="string" calcext:value-type="string">
            <text:p>Peru wiyaq kayaa atskaq uryaqkunatanaw, i uryayaptin rumipis ladrillupis qachachaakuqra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don Enrique estaba seguro le que ese gringo no era hombre sino el diablo.</text:p>
          </table:table-cell>
          <table:table-cell table:style-name="ce1" office:value-type="string" calcext:value-type="string">
            <text:p>Tsayna don Enriqueqa asegurarqunaq tsay gringuqa manam nunatsu sino rakcha dyablum ni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peró su regreso pensando, "A ver ¿qué dirá cuando viene esta vez."</text:p>
          </table:table-cell>
          <table:table-cell table:style-name="ce1" office:value-type="string" calcext:value-type="string">
            <text:p>Kutirinanta shuyararqunaq, "Maa kanan ima nishpash yurimunq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día señalado llegó muy amable y dio la mano a todos.</text:p>
          </table:table-cell>
          <table:table-cell table:style-name="ce1" office:value-type="string" calcext:value-type="string">
            <text:p>Señalashqan hunaq yuririrqunaq kusa kuyakushpa, tsaripaarin llapan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pués dijo, "Ahora vamos a ir con su hija.</text:p>
          </table:table-cell>
          <table:table-cell table:style-name="ce1" office:value-type="string" calcext:value-type="string">
            <text:p>Despwesna nin, "Kananqa aywakuyaashaqna tsuriyki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a le he esperado.</text:p>
          </table:table-cell>
          <table:table-cell table:style-name="ce1" office:value-type="string" calcext:value-type="string">
            <text:p>Shuyararquqn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hora ya no quiero oír nada más.</text:p>
          </table:table-cell>
          <table:table-cell table:style-name="ce1" office:value-type="string" calcext:value-type="string">
            <text:p>Kananqa manam ni imata wiyayta munaats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de un principio le he dicho que iba a llevar a su hija."</text:p>
          </table:table-cell>
          <table:table-cell table:style-name="ce1" office:value-type="string" calcext:value-type="string">
            <text:p>Puntapita patsaymi nishqaq tsuriykita apakunaapaq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Enrique puso pretexto diciendo, "Enséñeme bien todavía todo el manejo.</text:p>
          </table:table-cell>
          <table:table-cell table:style-name="ce1" office:value-type="string" calcext:value-type="string">
            <text:p>Tsayna Enriqueqa pretestuta churarirqunaq, kaynaw nishpa, "Limpu llapan manehuta alliqraq yachatsimay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iempre va a llevar a mi hija, pero enséñeme muy bien para que no me equivoque.</text:p>
          </table:table-cell>
          <table:table-cell table:style-name="ce1" office:value-type="string" calcext:value-type="string">
            <text:p>Hina apakunkim warmi tsuriita, peru alliq-alliq yachatsimay mana ekibokana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sin duda la llevará.</text:p>
          </table:table-cell>
          <table:table-cell table:style-name="ce1" office:value-type="string" calcext:value-type="string">
            <text:p>I despwesqa hina apakunkich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mismo le acompañaré cuando se van.</text:p>
          </table:table-cell>
          <table:table-cell table:style-name="ce1" office:value-type="string" calcext:value-type="string">
            <text:p>Kikiimi kompañashqayki aywakuyaptiyk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séñeme durante un mes solamente."</text:p>
          </table:table-cell>
          <table:table-cell table:style-name="ce1" office:value-type="string" calcext:value-type="string">
            <text:p>Huk killallapis yacharatsimay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gringo contestó, "Cada día volveré para enseñarle."</text:p>
          </table:table-cell>
          <table:table-cell table:style-name="ce1" office:value-type="string" calcext:value-type="string">
            <text:p>Niptinna gringu nirqunaq, "Kada hunaqmi kutiramushaq yachatsiqni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iendo, el gringo se fue.</text:p>
          </table:table-cell>
          <table:table-cell table:style-name="ce1" office:value-type="string" calcext:value-type="string">
            <text:p>Nishpa, gringu kutik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Entonces don Enrique habló con su esposa. “No va a llevar a nuestra hija tan amada.</text:p>
          </table:table-cell>
          <table:table-cell table:style-name="ce1" office:value-type="string" calcext:value-type="string">
            <text:p>Tsayna don Enriqueqa parlayarqunaq warminwan, "Manachi wawantsikta apakunmantsu, tsaylaya kuyay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Mejor vamos a matar a ese individuo."</text:p>
          </table:table-cell>
          <table:table-cell table:style-name="ce1" office:value-type="string" calcext:value-type="string">
            <text:p>Mehorchi taqayta wanuykatsishun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u esposa dijo a don Enrique, "Vete a Lima.</text:p>
          </table:table-cell>
          <table:table-cell table:style-name="ce1" office:value-type="string" calcext:value-type="string">
            <text:p>Warminna nin don Enriqueta, "ayway Lima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ompra bala de acero para matarlo.</text:p>
          </table:table-cell>
          <table:table-cell table:style-name="ce1" office:value-type="string" calcext:value-type="string">
            <text:p>Rantikamuy aseru balata wanuykatsina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on eso puedes disparar en secreto."</text:p>
          </table:table-cell>
          <table:table-cell table:style-name="ce1" office:value-type="string" calcext:value-type="string">
            <text:p>Tsaywanmi illapaykunki rurillanllata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a procuraron.</text:p>
          </table:table-cell>
          <table:table-cell table:style-name="ce1" office:value-type="string" calcext:value-type="string">
            <text:p>Tsayta prokurayarq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el gringo siguió volviendo cada día para enseñar a don Enrique.</text:p>
          </table:table-cell>
          <table:table-cell table:style-name="ce1" office:value-type="string" calcext:value-type="string">
            <text:p>I gringuqa hina hunaqkunapa kutirarqunaq don Enrique yachatsiqn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Un mes entero lo enseñó.</text:p>
          </table:table-cell>
          <table:table-cell table:style-name="ce1" office:value-type="string" calcext:value-type="string">
            <text:p>Killa enteru yachatsi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ando terminó, acordaron, "Domingo le entregaré a mi hija para que la lleve.</text:p>
          </table:table-cell>
          <table:table-cell table:style-name="ce1" office:value-type="string" calcext:value-type="string">
            <text:p>Kumpliramuptinna señalayarqunaq, "Domingum entregashqayki tsuriita apakunayki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le acompañaré."</text:p>
          </table:table-cell>
          <table:table-cell table:style-name="ce1" office:value-type="string" calcext:value-type="string">
            <text:p>Kompañashqayki."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Llegó el día señalado.</text:p>
          </table:table-cell>
          <table:table-cell table:style-name="ce1" office:value-type="string" calcext:value-type="string">
            <text:p>Señalashqan hunaq chaaramu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el domingo todos almorzaron juntos.</text:p>
          </table:table-cell>
          <table:table-cell table:style-name="ce1" office:value-type="string" calcext:value-type="string">
            <text:p>Tsayna dominguqa llapan almorsayarqu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l terminar, se fueron don Enrique, su hija y el gringo, los tres juntos.</text:p>
          </table:table-cell>
          <table:table-cell table:style-name="ce1" office:value-type="string" calcext:value-type="string">
            <text:p>Ushariykurna hiqariyarqunaq don Enrique, tsurin i gringu, kiman huntu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on Enrique llevó en su bolsillo un revólver cargado con bala de acero.</text:p>
          </table:table-cell>
          <table:table-cell table:style-name="ce1" office:value-type="string" calcext:value-type="string">
            <text:p>Tsayna, maa don Enriqueqa aparqunaq bolsillunchaw huk rebolberta aseru balan kargarku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tonces se fueron juntos por San Patricio y Galpón.</text:p>
          </table:table-cell>
          <table:table-cell table:style-name="ce1" office:value-type="string" calcext:value-type="string">
            <text:p>Tsayna aywayarqunaq huntu San Patrisyupa i Galomp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Casi al llegar a Galpón hay un pequeño puente.</text:p>
          </table:table-cell>
          <table:table-cell table:style-name="ce1" office:value-type="string" calcext:value-type="string">
            <text:p>Naqana Galonman chaykarmi kan huk takshalla tsak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Pues, allí Enrique tiró al gringo y allí murió.</text:p>
          </table:table-cell>
          <table:table-cell table:style-name="ce1" office:value-type="string" calcext:value-type="string">
            <text:p>Maa, tsaychaw Enriqueqa gringuta illapaykurqunaq, tsaychaw wanuriqp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jando allí el cadáver, volvieron don Enrique y su hija.</text:p>
          </table:table-cell>
          <table:table-cell table:style-name="ce1" office:value-type="string" calcext:value-type="string">
            <text:p>Tsaychaw ayata haqirikur, kutikuyaanaq dón Enrique tsurin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 esa manera logró que su hija se quedara.</text:p>
          </table:table-cell>
          <table:table-cell table:style-name="ce1" office:value-type="string" calcext:value-type="string">
            <text:p>Tsaynawpa tsurinta kedaykatsi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 después a toda prisa hicieron bendecir su fábrica con el sacerdote.</text:p>
          </table:table-cell>
          <table:table-cell table:style-name="ce1" office:value-type="string" calcext:value-type="string">
            <text:p>I despwesna apuraypa fabrikankunata señor kurawan bendisatsiyaan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esde entonces estuvieron tranquilos con su fábrica.</text:p>
          </table:table-cell>
          <table:table-cell table:style-name="ce1" office:value-type="string" calcext:value-type="string">
            <text:p>Tsaypita trankiluna kakuyaanaq tsay fabrikankun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l sitio donde murió ese gringo se llama 'Gringo Muerto' hasta hoy.</text:p>
          </table:table-cell>
          <table:table-cell table:style-name="ce1" office:value-type="string" calcext:value-type="string">
            <text:p>Tsay gringu wanutsishqan sityupa hutin 'Gringo Muerto' kanankamam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e puente todavía existe.</text:p>
          </table:table-cell>
          <table:table-cell table:style-name="ce1" office:value-type="string" calcext:value-type="string">
            <text:p>Tsay tsaka kaw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Yo también conozco ese sitio.</text:p>
          </table:table-cell>
          <table:table-cell table:style-name="ce1" office:value-type="string" calcext:value-type="string">
            <text:p>Nuqapis riqiimi tsay sityuta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cuentan los que han vivido mucho tiempo en Paramonga.</text:p>
          </table:table-cell>
          <table:table-cell table:style-name="ce1" office:value-type="string" calcext:value-type="string">
            <text:p>Tsaynawmi Paramongachaw unay yachaqkuna parlay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Todos dicen que la fábrica de azúcar no ha sido construida por hombre sino que los diablos la han hecho.</text:p>
          </table:table-cell>
          <table:table-cell table:style-name="ce1" office:value-type="string" calcext:value-type="string">
            <text:p>Imanakaqpis fabrika asukarqa manash nuna uryashqantsu, sinuqa tsaytaqa rurashqa dyablukunash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Dicen que a los que antes trabajaban donde el caldero, (el diablo) les aparecía y que los botaba en el caldero caliente.</text:p>
          </table:table-cell>
          <table:table-cell table:style-name="ce1" office:value-type="string" calcext:value-type="string">
            <text:p>Tsayshi nawpakunaqa kalderuchaw uryaq nunakunata defrenti yurirkur, rawraykaq kalderuman hitarpu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dicen que nadie quería trabajar donde el caldero porque así la gente desaparecía.</text:p>
          </table:table-cell>
          <table:table-cell table:style-name="ce1" office:value-type="string" calcext:value-type="string">
            <text:p>Tsayshi ni pi munanaqtsu kalderuchaw uryayta, tsaynaw nunakuna illarir ushaykupti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en cada caldero trabajaban cuatro o cinco personas.</text:p>
          </table:table-cell>
          <table:table-cell table:style-name="ce1" office:value-type="string" calcext:value-type="string">
            <text:p>Kada kalderuchaw chuskuq o pitsqaqshi urya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Solamente así la gente estaba tranquila.</text:p>
          </table:table-cell>
          <table:table-cell table:style-name="ce1" office:value-type="string" calcext:value-type="string">
            <text:p>Tsayraqshi nunakuna yamay kaya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n la noche, a medianoche dicen que salía la máquina Rosario y se iba.</text:p>
          </table:table-cell>
          <table:table-cell table:style-name="ce1" office:value-type="string" calcext:value-type="string">
            <text:p>Ampipa pulla paqasshi makina Rosaryu yarqurir, aywakuq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Dicen que más abajo que Fortaleza amanecía botada.</text:p>
          </table:table-cell>
          <table:table-cell table:style-name="ce1" office:value-type="string" calcext:value-type="string">
            <text:p>Fortalesa uraychawshi waraamuq hitaraykar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Esa máquina Rosario también está allí hasta hoy.</text:p>
          </table:table-cell>
          <table:table-cell table:style-name="ce1" office:value-type="string" calcext:value-type="string">
            <text:p>Kanankamam tsay makina Rosaryupis kaykan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office:value-type="string" calcext:value-type="string">
            <text:p>Así me contaron muchos cuando yo trabajaba en Paramonga.</text:p>
          </table:table-cell>
          <table:table-cell table:style-name="ce1" office:value-type="string" calcext:value-type="string">
            <text:p>Tsaynawmi kwentayaamarqan atskaq Paramongachaw uryapukuptii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Algunos hablan de la construcción de ese edificio tan grande y preguntan, "¿De dónde habrán traído esa tremenda máquina y esas ruedas tan enormes."</text:p>
          </table:table-cell>
          <table:table-cell table:style-name="ce1" office:value-type="string" calcext:value-type="string">
            <text:p>Pipis niyan imanawraq kaytsikan wayita rurayarqan, maypitaraq apayaamushqa kaytsikasaq makina i tsaytsikasaq rwedakunata?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6">
          <table:table-cell office:value-type="string" calcext:value-type="string">
            <text:p>Cuentan cómo solamente de noche traían de nadie sabe dónde, y después solamente de noche las instalaban y trabajaban.</text:p>
          </table:table-cell>
          <table:table-cell table:style-name="ce1" office:value-type="string" calcext:value-type="string">
            <text:p>Imanawraq ampillapa apayaamuq maypitapis i despwes ampillapa churayaqpis i uryayaqpis.</text:p>
          </table:table-cell>
          <table:table-cell office:value-type="string" calcext:value-type="string">
            <text:p>CRH, Cap.95</text:p>
          </table:table-cell>
          <table:table-cell/>
        </table:table-row>
        <table:table-row table:style-name="ro1">
          <table:table-cell table:style-name="ce3" office:value-type="string" calcext:value-type="string">
            <text:p>Había un hombre que tenía una mula.</text:p>
          </table:table-cell>
          <table:table-cell office:value-type="string" calcext:value-type="string">
            <text:p>Kanaq huk nunash mulayu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u hermano codiciaba mucho esa mula.</text:p>
          </table:table-cell>
          <table:table-cell office:value-type="string" calcext:value-type="string">
            <text:p>Tsay mulanta allaapa chikinaq wawq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Una vez la mató.</text:p>
          </table:table-cell>
          <table:table-cell office:value-type="string" calcext:value-type="string">
            <text:p>Huk besna wanuykatsip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dueño desolló la mula y se fue llevando su cuero a una tierra lejana diciendo, "Voy a venderlo."</text:p>
          </table:table-cell>
          <table:table-cell office:value-type="string" calcext:value-type="string">
            <text:p>Tsayna nunanqa mulanta pishtarir, qaranta aparikurkur aywakunaq, "aywaa rantikamushaq," karu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iba, oscureció.</text:p>
          </table:table-cell>
          <table:table-cell office:value-type="string" calcext:value-type="string">
            <text:p>Aywaykarna ampipuku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buscó alojamiento donde una señora.</text:p>
          </table:table-cell>
          <table:table-cell office:value-type="string" calcext:value-type="string">
            <text:p>Tsayna posadakuykunaq huk señor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la le dio su cama en un rincón.</text:p>
          </table:table-cell>
          <table:table-cell office:value-type="string" calcext:value-type="string">
            <text:p>Huk kutallaman kaman qu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mascando su coca en ese rincón, un señor llegó.</text:p>
          </table:table-cell>
          <table:table-cell office:value-type="string" calcext:value-type="string">
            <text:p>Tsay kutallachaw chaqchakuykaptin, huk señor cha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ues, ese hombre era el enamorado de la señora.</text:p>
          </table:table-cell>
          <table:table-cell office:value-type="string" calcext:value-type="string">
            <text:p>Maa, tsay nuna kanaq waynam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 él le regaló su comida, muy buenas comidas, gallina y cuy.</text:p>
          </table:table-cell>
          <table:table-cell office:value-type="string" calcext:value-type="string">
            <text:p>Tsayta qaranaq mikuynin, kusa alli mikuykunata; wallpata, haka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comía eso, muy tarde llegó su esposo.</text:p>
          </table:table-cell>
          <table:table-cell office:value-type="string" calcext:value-type="string">
            <text:p>Tsayta mikuraykaptin, sinchi ampina quwan cha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tocó a la puerta, rápidamente escondieron toda la comida, y ella escondió a su enamorado dentro del horno.</text:p>
          </table:table-cell>
          <table:table-cell office:value-type="string" calcext:value-type="string">
            <text:p>Punkuta tsaktakuriptin, apurakachaypa pakaayaanaq llapan mikuykunata, i waynanta hornu rurin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l huésped estaba observando dónde guardaron todo.</text:p>
          </table:table-cell>
          <table:table-cell office:value-type="string" calcext:value-type="string">
            <text:p>I posadakuq nunaqa llapanta rikaaraykaanaq mayman imata churayashqantapis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abrió la puerta, su esposo entró.</text:p>
          </table:table-cell>
          <table:table-cell office:value-type="string" calcext:value-type="string">
            <text:p>Punkuta kichariptin, quwan yayk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a él le dio mala comida, sopa aguada.</text:p>
          </table:table-cell>
          <table:table-cell office:value-type="string" calcext:value-type="string">
            <text:p>Tsayna paytaqa manaalli mikuyninlla qararin, yaku kashkinll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2">
          <table:table-cell table:style-name="ce3" office:value-type="string" calcext:value-type="string">
            <text:p>Su esposo la tomó calladito, y después se puso a descansar con el huésped, mascando su coquita.</text:p>
          </table:table-cell>
          <table:table-cell office:value-type="string" calcext:value-type="string">
            <text:p>Quwanqa upallalla upukurkunaq i despwes hamakurinaq bisitawan chaqchaku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Su esposa se acostó.</text:p>
          </table:table-cell>
          <table:table-cell office:value-type="string" calcext:value-type="string">
            <text:p>Warminqa patsaakurina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Y entonces el huésped dijo, "Este cuero de mula adivina todo.</text:p>
          </table:table-cell>
          <table:table-cell office:value-type="string" calcext:value-type="string">
            <text:p>I tsayna posadakuq nunaqa nin, "Kay mulapa qaranmi kusa imatapis adibin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Voy a preguntarle."</text:p>
          </table:table-cell>
          <table:table-cell office:value-type="string" calcext:value-type="string">
            <text:p>Maski tapuramushaq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Y después dijo, "En esa ventana hay muy buena comida.</text:p>
          </table:table-cell>
          <table:table-cell office:value-type="string" calcext:value-type="string">
            <text:p>I despwesna nin, "Taqay bentanachawshi kusa alli mikuykuna k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Así dice.</text:p>
          </table:table-cell>
          <table:table-cell office:value-type="string" calcext:value-type="string">
            <text:p>Tsaynawmi n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Anda a sacarla, o sino di a tu esposa que te la saque."</text:p>
          </table:table-cell>
          <table:table-cell office:value-type="string" calcext:value-type="string">
            <text:p>Maski aywari, mana tsay, warmiykita 'hurqamuy,'" n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Entonces la mujer la sacó contra su voluntad y la comieron.</text:p>
          </table:table-cell>
          <table:table-cell office:value-type="string" calcext:value-type="string">
            <text:p>Tsayna warmiqa mana munaykashqanta hurqapunaq i mikuy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Otra vez dijo el huésped, "Mi cuero dice, 'Dentro de ese horno un hombre está escondido.' Eso dice el cuero.”</text:p>
          </table:table-cell>
          <table:table-cell office:value-type="string" calcext:value-type="string">
            <text:p>Yapayna nin posadakuq nunaqa, "Kay qaraami nin, 'Taqay hornu rurinchaw huk nuna rataraykan.' Tsaytam qara ni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dueño de la casa abrió el horno.</text:p>
          </table:table-cell>
          <table:table-cell office:value-type="string" calcext:value-type="string">
            <text:p>Tsayna wayiyuq nunaqa hornuta kicharku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estaba allí escondido.</text:p>
          </table:table-cell>
          <table:table-cell office:value-type="string" calcext:value-type="string">
            <text:p>Nunaqa tsaychaw ratarayk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dueño de la casa, enojado, dijo al hombre, "Antes que te haga algo, sal de aquí y quita toda tu ropa."</text:p>
          </table:table-cell>
          <table:table-cell office:value-type="string" calcext:value-type="string">
            <text:p>Tsayna wayiyuq nunaqa kolerashqana nunata nirqunaq, "Manaraq imanaptiq, kaypita yarquy, llapan ropaykita quturikur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lo botó.</text:p>
          </table:table-cell>
          <table:table-cell office:value-type="string" calcext:value-type="string">
            <text:p>Nishpa qarq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se dio cuenta de que había tenido relaciones con su mujer.</text:p>
          </table:table-cell>
          <table:table-cell office:value-type="string" calcext:value-type="string">
            <text:p>I maakurirqun warminwan yachakuyashqan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l esposo de la mujer dijo al huésped, "Véndeme ese cuero.</text:p>
          </table:table-cell>
          <table:table-cell office:value-type="string" calcext:value-type="string">
            <text:p>Kanannam warmipa quwan nirqunaq posadakuq nunata, "Tsay qara rantikaykamu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e pagaré cuánto me pidas."</text:p>
          </table:table-cell>
          <table:table-cell office:value-type="string" calcext:value-type="string">
            <text:p>Mañamashqaykitam pagashqay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por fin se lo vendió por bastante dinero.</text:p>
          </table:table-cell>
          <table:table-cell office:value-type="string" calcext:value-type="string">
            <text:p>I porfin rantikuykunaq atska qillayp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Volvió a su pueblo con ese dinero y compró un montón de cosas.</text:p>
          </table:table-cell>
          <table:table-cell office:value-type="string" calcext:value-type="string">
            <text:p>Tsay qillaywannam markanman kutirinaq, imaykatapis ranti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 hermano le dijo, "¿Dónde encuentras tanto dinero."</text:p>
          </table:table-cell>
          <table:table-cell office:value-type="string" calcext:value-type="string">
            <text:p>Tsaynam wawqinqa nin, "Maychawtaq tsaytsika qillayta tarikamun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 contestó, "He vendido el cuero de mi mula en un buen precio.</text:p>
          </table:table-cell>
          <table:table-cell office:value-type="string" calcext:value-type="string">
            <text:p>Entonsis nin, "Mulaapa qarantam rantikuykurquu kusa presyu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o aprecian mucho."</text:p>
          </table:table-cell>
          <table:table-cell office:value-type="string" calcext:value-type="string">
            <text:p>Allaapam munaykuy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mató todas sus mulas, y llevando sus cueros se fue a venderlos.</text:p>
          </table:table-cell>
          <table:table-cell office:value-type="string" calcext:value-type="string">
            <text:p>Entonsisna tsay malafwe wawqinqa mulankunata pishtakurkur, llapan qarankunata aparikurkur aywakurqunaq rantiku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ala suerte, nadie se los compró.</text:p>
          </table:table-cell>
          <table:table-cell office:value-type="string" calcext:value-type="string">
            <text:p>Mala swerti, ni pi rantipunaq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omo el cuero era húmedo, comenzó a apestar.</text:p>
          </table:table-cell>
          <table:table-cell office:value-type="string" calcext:value-type="string">
            <text:p>Limpu qaraqa uqukar, asyarina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botándolo, volvió enojado y molesto a su hermano diciendo, "He perdido mis mulas."</text:p>
          </table:table-cell>
          <table:table-cell office:value-type="string" calcext:value-type="string">
            <text:p>Tsayna hitarikur, kolerashda kutikunaq i wawqintaqa qayapurkunaq, "Perdirii mulaakunata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enojado, fue a la casa de su hermano y mató a su esposa.</text:p>
          </table:table-cell>
          <table:table-cell office:value-type="string" calcext:value-type="string">
            <text:p>Tsay kolerashqa, wawqinpa wayinman chaykur, warminta wanuykats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su hermano encontró el cadáver de su esposa, cargándolo se fue a enterrarlo a otro pueblo.</text:p>
          </table:table-cell>
          <table:table-cell office:value-type="string" calcext:value-type="string">
            <text:p>Warminpa ayanta taririkur, kargakurkur aywakunaq pampakuq huk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Volviendo después de enterrarla, encontró bastante plata y oro.</text:p>
          </table:table-cell>
          <table:table-cell office:value-type="string" calcext:value-type="string">
            <text:p>Pampakurir, kutikarna tarikuykunaq atska qillayta i oru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3">
          <table:table-cell table:style-name="ce3" office:value-type="string" calcext:value-type="string">
            <text:p>Llevando eso volvió.</text:p>
          </table:table-cell>
          <table:table-cell office:value-type="string" calcext:value-type="string">
            <text:p>Tsayta aparkur kuti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Allí llegó su hermano envidioso y le preguntó, "¿Dónde has encontrado tanta plata? ¿O la has robado."</text:p>
          </table:table-cell>
          <table:table-cell office:value-type="string" calcext:value-type="string">
            <text:p>Tsaymanna malafwe wawqinqa chaarin i tapurin, "Maychawtaq tsaytsika qillayta tarikamurqunki? O suwakurqunkiku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contestó, "He vendido la carne de mi mujer.</text:p>
          </table:table-cell>
          <table:table-cell office:value-type="string" calcext:value-type="string">
            <text:p>Entonsisna nin, "Warmiipa aytsantam rantikurqu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llos aprecian mucho la carne de mujer.</text:p>
          </table:table-cell>
          <table:table-cell office:value-type="string" calcext:value-type="string">
            <text:p>Sellaman munaykuyan warmi aytsa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ú también anda llevando.</text:p>
          </table:table-cell>
          <table:table-cell office:value-type="string" calcext:value-type="string">
            <text:p>Qampis apakurkur aywa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Tu esposa es más joven.</text:p>
          </table:table-cell>
          <table:table-cell office:value-type="string" calcext:value-type="string">
            <text:p>Qampa warmiykinaqa mas hobe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 ella hará falta para ellos.</text:p>
          </table:table-cell>
          <table:table-cell office:value-type="string" calcext:value-type="string">
            <text:p>Tsaytanaqa pishitsiyanqach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Mucho la quieren."</text:p>
          </table:table-cell>
          <table:table-cell office:value-type="string" calcext:value-type="string">
            <text:p>Allaapam munaya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mató a su mujer, y llevándola se fue a venderla al pueblo lejano.</text:p>
          </table:table-cell>
          <table:table-cell office:value-type="string" calcext:value-type="string">
            <text:p>Tsayna malafwe wawqinqa warminta pishtakurkur i aparikurkur aywakurqunaq rantikuq karu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 llegar, andaba diciendo, "Vendo carne de mujer."</text:p>
          </table:table-cell>
          <table:table-cell office:value-type="string" calcext:value-type="string">
            <text:p>Chaarirna, purirqunaq, "Rantikuu warmi aytsatam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a gente de ese pueblo pensaba que era loco y no le hicieron caso.</text:p>
          </table:table-cell>
          <table:table-cell office:value-type="string" calcext:value-type="string">
            <text:p>Tsay markachaw nunakunaqa niyarqunaq, "Kayqa lokum," nishpa, kasuyaanaq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espués de dos o tres días andaba llamando, la carne comenzó a apestar, fueron a las autoridades y lo denunciaron diciendo, "Es un hombre asqueroso."</text:p>
          </table:table-cell>
          <table:table-cell office:value-type="string" calcext:value-type="string">
            <text:p>Ishkay kima diyana qaparir puriptin i asyaptin, awtoridaakunaman aywar demandayaanaq, "Rakcha nuna,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e tomaron preso.</text:p>
          </table:table-cell>
          <table:table-cell office:value-type="string" calcext:value-type="string">
            <text:p>Presu tsaririy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staba largo tiempo en la cárcel.</text:p>
          </table:table-cell>
          <table:table-cell office:value-type="string" calcext:value-type="string">
            <text:p>Unay kanaq karsel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alió de allí, volvió molesto.</text:p>
          </table:table-cell>
          <table:table-cell office:value-type="string" calcext:value-type="string">
            <text:p>Tsaypita yarqurikur, kutirinaq waap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Mi mula y mi mujer he matado porque mi hermano me ha engañado. Así diciendo, pensaba en matarlo.</text:p>
          </table:table-cell>
          <table:table-cell office:value-type="string" calcext:value-type="string">
            <text:p>Mulaata i warmiita ushakaratsii, kay wawqii ulipamaptin," nirna, payta wanutsinanpaq pensa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una vez fue mientras su hermano estaba durmiendo.</text:p>
          </table:table-cell>
          <table:table-cell office:value-type="string" calcext:value-type="string">
            <text:p>I huk besna aywarqunaq wawqin punukuykapti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legando lo metió dormido en un costal y lo amarró.</text:p>
          </table:table-cell>
          <table:table-cell office:value-type="string" calcext:value-type="string">
            <text:p>Chaarir, punushqata kostalman winarkur, wata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, llevándolo en el hombro se fue a botarlo al rio.</text:p>
          </table:table-cell>
          <table:table-cell office:value-type="string" calcext:value-type="string">
            <text:p>Despwes matankakurkur hiqaratsirqunaq mayuman hit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de llevarlo lejos se cansó.</text:p>
          </table:table-cell>
          <table:table-cell office:value-type="string" calcext:value-type="string">
            <text:p>Karuta apaykarnash utikuykurq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oniéndolo en el camino, fue a tomar chicha.</text:p>
          </table:table-cell>
          <table:table-cell office:value-type="string" calcext:value-type="string">
            <text:p>Tsayna naanillam churaykur, aywarqunaq aswa upuqn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demoró largo rato.</text:p>
          </table:table-cell>
          <table:table-cell office:value-type="string" calcext:value-type="string">
            <text:p>Tsaychawqa demorarqunaq alli unay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un viejo pastor llegó donde el costal estaba botado y lo pateó diciendo, "¿Qué habrá en este costal."</text:p>
          </table:table-cell>
          <table:table-cell office:value-type="string" calcext:value-type="string">
            <text:p>Tsayna kostal hitaraykaqmanqa huk awkisna mitsikuykanqanta chaarir haytarinaq, "Imaraq kay kostalchaw." nishp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el interior del costal dijo, "No me patees.</text:p>
          </table:table-cell>
          <table:table-cell office:value-type="string" calcext:value-type="string">
            <text:p>Entonsisna kostal rurinpita nirqunaq, "Ama haytamay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2">
          <table:table-cell table:style-name="ce3" office:value-type="string" calcext:value-type="string">
            <text:p>Yo voy al cielo porque no quiero sufrir mucho aquí hasta envejecer.</text:p>
          </table:table-cell>
          <table:table-cell office:value-type="string" calcext:value-type="string">
            <text:p>Nuqa aywakuykaa syelutam, porke manam munaatsu kaychaw allaapa padesita awkisyashqaay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me están llevando y feliz voy."</text:p>
          </table:table-cell>
          <table:table-cell office:value-type="string" calcext:value-type="string">
            <text:p>Tsaymi apaykaayaaman i kushishqa aywayka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viejo pastor contestó, "Yo no más soy viejo ya.</text:p>
          </table:table-cell>
          <table:table-cell office:value-type="string" calcext:value-type="string">
            <text:p>Tsayna mitsikuq awkisqa nirqunaq, "Nuqallaami awkisna ka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o no más iré.</text:p>
          </table:table-cell>
          <table:table-cell office:value-type="string" calcext:value-type="string">
            <text:p>Nuqalla aywakush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Quédate aquí con todos mis animales, carneros, vacas, chivos y burros.</text:p>
          </table:table-cell>
          <table:table-cell office:value-type="string" calcext:value-type="string">
            <text:p>Kay llapan animalniiwan kaychaw kedakuy, uushawan, wakawan, chiwawan, ashnukunaw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orque yo sufro mucho aquí careciendo de salud."</text:p>
          </table:table-cell>
          <table:table-cell office:value-type="string" calcext:value-type="string">
            <text:p>Porke nuqa kaychaw allaapan padesii mana salornii kaptin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Desátamelo y vete al cielo en mi lugar."</text:p>
          </table:table-cell>
          <table:table-cell office:value-type="string" calcext:value-type="string">
            <text:p>Entonsis nirqunaq, "Paskaramuy i rantii aywakuy syeluta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alió y llenó al viejo en el costal y lo amarró.</text:p>
          </table:table-cell>
          <table:table-cell office:value-type="string" calcext:value-type="string">
            <text:p>Yarqurikurna, awkistaqa kostalman winarkur wat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se fue arreando todos sus animales.</text:p>
          </table:table-cell>
          <table:table-cell office:value-type="string" calcext:value-type="string">
            <text:p>I despwes aywakunaq llapan animalnin qatirku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Su envidioso hermano, después de tomar su chicha volvió, lo cargó al hombro y se fue llevándolo.</text:p>
          </table:table-cell>
          <table:table-cell office:value-type="string" calcext:value-type="string">
            <text:p>Malafwe wawqinqa aswan upurin kutirikurna, matankarkur, hiqarats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ntonces dijo, "Ahora se ha hecho muy liviano.</text:p>
          </table:table-cell>
          <table:table-cell office:value-type="string" calcext:value-type="string">
            <text:p>I tsaynash nin, "Kananqa limpu ankashyaarish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Justamente ahora pesaba bastante."</text:p>
          </table:table-cell>
          <table:table-cell office:value-type="string" calcext:value-type="string">
            <text:p>Naqaqa allaapam lasaykushqa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Contento llevó su bulto liviano.</text:p>
          </table:table-cell>
          <table:table-cell office:value-type="string" calcext:value-type="string">
            <text:p>Kushishqa ankashllata apay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llegó al río, echó al viejo con el costal al río y volvió contento.</text:p>
          </table:table-cell>
          <table:table-cell office:value-type="string" calcext:value-type="string">
            <text:p>I mayuman chaykurna, awkistaqa kostalnintin mayuman hitarpur, kutiramunaq kushish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e hermano mío ya no me va a dar cólera.</text:p>
          </table:table-cell>
          <table:table-cell office:value-type="string" calcext:value-type="string">
            <text:p>Kananqa mananam tsay wawqii nuqata koleratsimanqana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hora ha muerto.</text:p>
          </table:table-cell>
          <table:table-cell office:value-type="string" calcext:value-type="string">
            <text:p>Kananqa wanushqanam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su hermano llegó a su casa.</text:p>
          </table:table-cell>
          <table:table-cell office:value-type="string" calcext:value-type="string">
            <text:p>Waraaninna wawqinqa chaarirqunaq wayinmanq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ueño de muchos animales, se había vuelto ya más rico.</text:p>
          </table:table-cell>
          <table:table-cell office:value-type="string" calcext:value-type="string">
            <text:p>Alli atska animalyuq, masna riku tikra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su hermano envidioso llegó y dijo, "¿Dónde has encontrado tantos animales."</text:p>
          </table:table-cell>
          <table:table-cell office:value-type="string" calcext:value-type="string">
            <text:p>Tsayna malafwe wawqinqa chaarir nirqunaq, "Maychawtaq kaytsika animalkunata tarikamurqunki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Le contestó, "Tú me llevaste al río y me botaste.</text:p>
          </table:table-cell>
          <table:table-cell office:value-type="string" calcext:value-type="string">
            <text:p>Tsayna nin, "Qam mayuman apaykamar, hitarpamarqayk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Y entonces he llegado a un muy bonito pueblo.</text:p>
          </table:table-cell>
          <table:table-cell office:value-type="string" calcext:value-type="string">
            <text:p>I tsaymi chaykurquu sellama alli markama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llí me han regalado todos estos animales.</text:p>
          </table:table-cell>
          <table:table-cell office:value-type="string" calcext:value-type="string">
            <text:p>Tsaychaw qarayaamashqa kay llapan animal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'Llévate más también,' me dijeron.</text:p>
          </table:table-cell>
          <table:table-cell office:value-type="string" calcext:value-type="string">
            <text:p>'Mastapis apakuy,' niyaamarqanmi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Desde todos lados me han regalado.</text:p>
          </table:table-cell>
          <table:table-cell office:value-type="string" calcext:value-type="string">
            <text:p>Wakpita kaypitan qarayaamarqun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Pensando '¿Dónde voy a ponerlo todo?' no he traído más.</text:p>
          </table:table-cell>
          <table:table-cell office:value-type="string" calcext:value-type="string">
            <text:p>'Maychawnam llapanta katsishaq?' nirnam, masta apamurquutsu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(Pero me dijeron,) 'Otra vez vuelve y te daremos muchos animales más para que los cries.'" <text:s/></text:p>
          </table:table-cell>
          <table:table-cell office:value-type="string" calcext:value-type="string">
            <text:p>'Yapay kutimunki mas atskatan quyashqayki animalniykikuna waatakunaykipaq.'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ijo eso, su hermano envidioso dijo, "Entonces llévame a mí lo mismo, para que vuelva dueño de todos los animales."</text:p>
          </table:table-cell>
          <table:table-cell office:value-type="string" calcext:value-type="string">
            <text:p>Tsaynaw niptin, malafwe wawqinqa nirqunaq, "Entonsis nuqallata tsaynaw apaykamay, llapan animalyuq kutimunaapaq."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Su hermano lo llenó contento en un costal, y llevándolo boto al río a su hermano envidioso.</text:p>
          </table:table-cell>
          <table:table-cell office:value-type="string" calcext:value-type="string">
            <text:p>Tsayna wawqinqa kushishqa kostalman winarkur, apar hitarpamunaq mayuman malafwe wawqinta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Y de allí él ya no volvió, sino que allí murió ahogado.</text:p>
          </table:table-cell>
          <table:table-cell office:value-type="string" calcext:value-type="string">
            <text:p>I tsaypita payqa manana mas kutimunaqtsu, sino yakuta shinqaypa, tsaychaw wanuri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Así terminó la vida de ese hombre envidioso.</text:p>
          </table:table-cell>
          <table:table-cell office:value-type="string" calcext:value-type="string">
            <text:p>Tsaynawmi tsay malafwe nunapa bidan ushakaa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24" office:value-type="string" calcext:value-type="string">
            <text:p>Cualquier cosa que su hermano encontró, tenía mucha envidia.</text:p>
          </table:table-cell>
          <table:table-cell office:value-type="string" calcext:value-type="string">
            <text:p>Wawqin imata tariptinpis, allaapa chikikunaq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Él no más quería tenerlo todo.</text:p>
          </table:table-cell>
          <table:table-cell office:value-type="string" calcext:value-type="string">
            <text:p>Payllana imawanpis kapuqyuq kayta munar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6">
          <table:table-cell table:style-name="ce3" office:value-type="string" calcext:value-type="string">
            <text:p>Eso nos contó Celedonio Muñoz, hombre de Mallas Huari, en la Escuela de Catequistas.</text:p>
          </table:table-cell>
          <table:table-cell office:value-type="string" calcext:value-type="string">
            <text:p>Tsaytam kwentayaamarqan Celedonio Munoz, Mallas Wari nuna, Eskwela Katekistachaw.</text:p>
          </table:table-cell>
          <table:table-cell office:value-type="string" calcext:value-type="string">
            <text:p>CRH, Cap.96</text:p>
          </table:table-cell>
          <table:table-cell/>
        </table:table-row>
        <table:table-row table:style-name="ro1">
          <table:table-cell table:style-name="ce3" office:value-type="string" calcext:value-type="string">
            <text:p>Un sacerdote tenia un toro muy bonito y bien gordo.</text:p>
          </table:table-cell>
          <table:table-cell office:value-type="string" calcext:value-type="string">
            <text:p>Huk tayta kurapanash kapunaq huk torun allaapa lindu i allibwenu wir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u compadre lo cuidaba.</text:p>
          </table:table-cell>
          <table:table-cell office:value-type="string" calcext:value-type="string">
            <text:p>Tsaytash waatapunaq kompadri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se hombre lo mantenía bien.</text:p>
          </table:table-cell>
          <table:table-cell office:value-type="string" calcext:value-type="string">
            <text:p>Tsay nuna alli asistipu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Una vez ese compadre pensaba, "Mi cumpleaños se acerca.</text:p>
          </table:table-cell>
          <table:table-cell office:value-type="string" calcext:value-type="string">
            <text:p>Huk besnash tsay kompadrinna yarpakacharqunaq kaynaw, "Kumplyañuu oraramun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haremos, qué comeremos?</text:p>
          </table:table-cell>
          <table:table-cell office:value-type="string" calcext:value-type="string">
            <text:p>Imanawllaraq, imallatapis mikurishun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tengo ni comida ni dinero.</text:p>
          </table:table-cell>
          <table:table-cell office:value-type="string" calcext:value-type="string">
            <text:p>Ni mikuy kantsu ni qillay 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Pues vamos a hacer esto: vamos a esconder el toro de nuestro compadre el señor cura, y después iré a decirle, 'Un ladrón ha llevado tu toro.</text:p>
          </table:table-cell>
          <table:table-cell office:value-type="string" calcext:value-type="string">
            <text:p>Pwes kaynaw rurashun: kompadrintsik tayta kurapa torunta pakaykushu i despwes aywaa willaykamushaq, 'Toruykitam suwa apa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ame fiambre, dame plata para ir a buscarlo, para que vayamos muchos.'"</text:p>
          </table:table-cell>
          <table:table-cell office:value-type="string" calcext:value-type="string">
            <text:p>Ashiq aywanaapaq, mirkapata qumay, qillayta qumay, atskaq ashiyaanaapaq.'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acerdote dijo, "Anda, búsquenlo," y le dio todas las facilidades.</text:p>
          </table:table-cell>
          <table:table-cell office:value-type="string" calcext:value-type="string">
            <text:p>Tsayna señor kuraqa, "ayway ashikayaamuy," nishpa, llapan fasilidaata qu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on lo que el señor cura le dio celebró muy bien el cumpleaños.</text:p>
          </table:table-cell>
          <table:table-cell office:value-type="string" calcext:value-type="string">
            <text:p>Tsay señor kura qushqanwan allibwenu kumplyañutaqa sumayk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cuando faltó dinero para 'cura cabeza', otra vez volvió ese hombre.</text:p>
          </table:table-cell>
          <table:table-cell office:value-type="string" calcext:value-type="string">
            <text:p>I piqa hampipaq pishikuriptinnash yapayna kutirqunaq tsay ru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Casi está por aparecer tu toro.</text:p>
          </table:table-cell>
          <table:table-cell office:value-type="string" calcext:value-type="string">
            <text:p>“Yuriqnawmi toruy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ame más plata, porque tengo otro compadre que adivina bien.</text:p>
          </table:table-cell>
          <table:table-cell office:value-type="string" calcext:value-type="string">
            <text:p>Qumay mas gastuta, porke kan huk kompadriimi, kusa adibin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Él no se equivoca.</text:p>
          </table:table-cell>
          <table:table-cell office:value-type="string" calcext:value-type="string">
            <text:p>Manam pay ekibo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llegamos a él encontramos todo.”</text:p>
          </table:table-cell>
          <table:table-cell office:value-type="string" calcext:value-type="string">
            <text:p>Payman charnirqa llapantam tarintsik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eñor cura dijo, "Pagaremos cuánto nos pida.</text:p>
          </table:table-cell>
          <table:table-cell office:value-type="string" calcext:value-type="string">
            <text:p>Tsayna señor kura nin, "Mañamashqantsiktam pagash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Que adivine."</text:p>
          </table:table-cell>
          <table:table-cell office:value-type="string" calcext:value-type="string">
            <text:p>Adibinaykamuts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l señor cura le dio dinero y más fiambre al hombre.</text:p>
          </table:table-cell>
          <table:table-cell office:value-type="string" calcext:value-type="string">
            <text:p>Nishpa, señor kuraqa qurqunaq qillaynin i mas mirkapata nunat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on eso el hombre celebró bien su cumpleaños.</text:p>
          </table:table-cell>
          <table:table-cell office:value-type="string" calcext:value-type="string">
            <text:p>Tsaykunawanna nunaqa kusa kumplyañunta sumayk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terminó la fiesta, fue al señor cura a decirle, "Por fin tu toro ha aparecido.</text:p>
          </table:table-cell>
          <table:table-cell office:value-type="string" calcext:value-type="string">
            <text:p>Limpu fyesta ushariptin aywarqunaq señor kuraman willakuq, "Porfinmi toruyki yurirq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Mi compadre ha adivinado.</text:p>
          </table:table-cell>
          <table:table-cell office:value-type="string" calcext:value-type="string">
            <text:p>Kompadriimi adibinamurq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hemos encontrado, pero muy difícil ha sido."</text:p>
          </table:table-cell>
          <table:table-cell office:value-type="string" calcext:value-type="string">
            <text:p>Tsaynawpam tariyarquu allaapa sasata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eñor cura le dio dinero, "Aquí, anda a pagarle."</text:p>
          </table:table-cell>
          <table:table-cell office:value-type="string" calcext:value-type="string">
            <text:p>Niptinna, señor kuraqa qurqunaq, "Kayta, ayway pagayku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os hombres dijeron contentos, "Engañamos al cura."</text:p>
          </table:table-cell>
          <table:table-cell office:value-type="string" calcext:value-type="string">
            <text:p>Tsayna nunakunaqa kushishqa niyan, "Kurata hodirintsik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pasó mucho tiempo.</text:p>
          </table:table-cell>
          <table:table-cell office:value-type="string" calcext:value-type="string">
            <text:p>Tsay unayna pasakashqa ka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sacerdote oyó que el rey había perdido una cosa de gran valor.</text:p>
          </table:table-cell>
          <table:table-cell office:value-type="string" calcext:value-type="string">
            <text:p>Tsayna señor kuraqa wiyarinaq reyshi allaapa baliqninta uqrashqa niyaq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Fue al rey a preguntarle qué había perdido.</text:p>
          </table:table-cell>
          <table:table-cell office:value-type="string" calcext:value-type="string">
            <text:p>Tsayna señor kuraqa aywarqunaq reymanqa tapuqnin imatash uqrashqa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llegó, el rey dijo, "Ha desaparecido mi anillo muy costoso.</text:p>
          </table:table-cell>
          <table:table-cell office:value-type="string" calcext:value-type="string">
            <text:p>Chaariptinna reyqa nirqunaq, "Allaapa baliq anilluumi illari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 hemos buscado, barriendo toda la casa.</text:p>
          </table:table-cell>
          <table:table-cell office:value-type="string" calcext:value-type="string">
            <text:p>Wayita limpunam pitsapakiikuryan ashiyarqu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está.</text:p>
          </table:table-cell>
          <table:table-cell office:value-type="string" calcext:value-type="string">
            <text:p>Manam kan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tengo ganas ni de dormir ni de comer, pensando en mi anillo."</text:p>
          </table:table-cell>
          <table:table-cell office:value-type="string" calcext:value-type="string">
            <text:p>Manam punuy ni mikuy tsarimantsu, anilluupaq yarpakurkupti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el sacerdote le dijo, "Mi compadre tiene otro compadre que adivina muy bien, y si Su Majestad quiere, dentro de un rato lo llamaremos para que adivine sobre este asunto."</text:p>
          </table:table-cell>
          <table:table-cell office:value-type="string" calcext:value-type="string">
            <text:p>Tsayna señor kuraqa nirqunaq, "Kompadriipam huk kompadrin kan allibwenu adibinan, i munaptiykiqa ratum qayaratsishun tantiyaykamunanp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rey le suplicó, "No seas malo.</text:p>
          </table:table-cell>
          <table:table-cell office:value-type="string" calcext:value-type="string">
            <text:p>Tsayna reyqa rogarqunaq, "Aktsayqa kay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raelo acá.</text:p>
          </table:table-cell>
          <table:table-cell office:value-type="string" calcext:value-type="string">
            <text:p>Apaykatsimi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o le pagaré cuánto me cobre."</text:p>
          </table:table-cell>
          <table:table-cell office:value-type="string" calcext:value-type="string">
            <text:p>Llapan haqatsaamashqantam pagaykush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sacerdote envió un mensaje a su compadre.</text:p>
          </table:table-cell>
          <table:table-cell office:value-type="string" calcext:value-type="string">
            <text:p>Señor kuraqa qayaratsirqunaq kompadri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le dijo, "Por favor, trae aquí a tu compadre.</text:p>
          </table:table-cell>
          <table:table-cell office:value-type="string" calcext:value-type="string">
            <text:p>Despwes nirqunaq, "Pushaykamuy kompadriyki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Que adivine para el rey.</text:p>
          </table:table-cell>
          <table:table-cell office:value-type="string" calcext:value-type="string">
            <text:p>Reypaq adibinaykamuts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ijo esto, la esposa del hombre dijo, "¡Mierda vas a adivinar! Deliberadamente han estafado al señor cura."</text:p>
          </table:table-cell>
          <table:table-cell office:value-type="string" calcext:value-type="string">
            <text:p>Tsaynaw willakuriptinna, nunapa warminqa ninaq, "Ismaytam adibinanki! Señor kuratam ardaypa sakyayarqu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fue contra su voluntad y llegaron donde el sacerdote.</text:p>
          </table:table-cell>
          <table:table-cell office:value-type="string" calcext:value-type="string">
            <text:p>Nunaqa mana munaykar aywarqunaq i chaariyan señor kura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El rey dice que ha perdido algo.</text:p>
          </table:table-cell>
          <table:table-cell office:value-type="string" calcext:value-type="string">
            <text:p>Tsayna nin, "Reyshi uqrakuy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vas a adivinar eso.</text:p>
          </table:table-cell>
          <table:table-cell office:value-type="string" calcext:value-type="string">
            <text:p>Tsaynintash adibinaykapun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ice que ha perdido una cosa muy valiosa.</text:p>
          </table:table-cell>
          <table:table-cell office:value-type="string" calcext:value-type="string">
            <text:p>Allaapa baliqnintash uqrayk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amos, te voy a llevar."</text:p>
          </table:table-cell>
          <table:table-cell office:value-type="string" calcext:value-type="string">
            <text:p>Aku pushashqay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diciendo, el sacerdote lo llevó a malas.</text:p>
          </table:table-cell>
          <table:table-cell office:value-type="string" calcext:value-type="string">
            <text:p>Nishpa señor kuraqa malas hiqaratsi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llegaron al rey y le entregó al adivino diciendo, "Aquí está ese hombre sabio.</text:p>
          </table:table-cell>
          <table:table-cell office:value-type="string" calcext:value-type="string">
            <text:p>Porfin chaariyan reyman i entregarin adibinutaqa, "Kaymi tsay yachaq nuna,"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Él hizo aparecer mi toro.</text:p>
          </table:table-cell>
          <table:table-cell office:value-type="string" calcext:value-type="string">
            <text:p>Nuqapa toruutapis paymi yuritsimu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olamente me cobró trescientos soles."</text:p>
          </table:table-cell>
          <table:table-cell office:value-type="string" calcext:value-type="string">
            <text:p>Kobramashqa kima pachakllatam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6" office:value-type="string" calcext:value-type="string">
            <text:p>Entonces el rey dijo, "Si haces aparecer mi anillo, te pagaré bien.</text:p>
          </table:table-cell>
          <table:table-cell office:value-type="string" calcext:value-type="string">
            <text:p>Tsayna reyqa nirqunaq, "Sitsun yurikatsimunki anilluuta, pagashqayki allibwenum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e voy a dar una hacienda y además te voy a casar con mi hija.</text:p>
          </table:table-cell>
          <table:table-cell office:value-type="string" calcext:value-type="string">
            <text:p>Huk asyendaykim quykushqayki, i mas tsuriitawanmi kasatsishqay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si no lo adivinas, vas a morir," dijo el rey.</text:p>
          </table:table-cell>
          <table:table-cell office:value-type="string" calcext:value-type="string">
            <text:p>I manatsun tantiyamunki, wanunkim," nirqunaq rey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lo encerró en un cuarto.</text:p>
          </table:table-cell>
          <table:table-cell office:value-type="string" calcext:value-type="string">
            <text:p>I despwesqa llawirirqunaq huk kwartu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le sirvieron siete hombres.</text:p>
          </table:table-cell>
          <table:table-cell office:value-type="string" calcext:value-type="string">
            <text:p>Tsayllaman asistiyaanaq qanchis nun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Y cuando se cumplen siete días, saldrás a adivinar.</text:p>
          </table:table-cell>
          <table:table-cell office:value-type="string" calcext:value-type="string">
            <text:p>“I qanchis wunaq kumpliriptin yarqamunki adib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no adivinas, ese día vas a morir delante de toda la gente.</text:p>
          </table:table-cell>
          <table:table-cell office:value-type="string" calcext:value-type="string">
            <text:p>I mana adibinarqa, tsay hunaqmi wanunki llapan nuna nawpanchaw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(mi anillo) aparece en alguna persona, ese hombre va a morir.”</text:p>
          </table:table-cell>
          <table:table-cell office:value-type="string" calcext:value-type="string">
            <text:p>I si mayqan nunakunachaw yuriptin, tsay nunam wanunqa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encerraron al hombre.</text:p>
          </table:table-cell>
          <table:table-cell office:value-type="string" calcext:value-type="string">
            <text:p>Nunataqa porfin llawiriy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estaba muy triste.</text:p>
          </table:table-cell>
          <table:table-cell office:value-type="string" calcext:value-type="string">
            <text:p>Nunaqa kedarin pasaypa llaki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primer día un hombre entró con su desayuno.</text:p>
          </table:table-cell>
          <table:table-cell office:value-type="string" calcext:value-type="string">
            <text:p>Primer hunaqna huk nuna yaykurin desayununw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adivino dijo asustado, "Dios de los cielos, pasa uno."</text:p>
          </table:table-cell>
          <table:table-cell office:value-type="string" calcext:value-type="string">
            <text:p>Tsayna adibinadorqa nin mantsakashqa, "Dyos de los syelos, pasarin huk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, ese sirviente se asustó y dijo, "Me reconoce."</text:p>
          </table:table-cell>
          <table:table-cell office:value-type="string" calcext:value-type="string">
            <text:p>Tsaynaw niptinna, tsay sirwiq nunaqa mantsakarqunaq, "Riqiraman," nishpa. 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 un operario llevó su comida.</text:p>
          </table:table-cell>
          <table:table-cell office:value-type="string" calcext:value-type="string">
            <text:p>Waraaninna huk operaryuna chaaratsirqunaq mikuyni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adivino dijo, "Ay, Dios de los cielos, pasan dos."</text:p>
          </table:table-cell>
          <table:table-cell office:value-type="string" calcext:value-type="string">
            <text:p>Tsayna adibinadorqa nirqunaq, "Ay, Dyos de los syelos, pasarin ishka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, ese hombre volvió a sus compañeros asustado.</text:p>
          </table:table-cell>
          <table:table-cell office:value-type="string" calcext:value-type="string">
            <text:p>Tsayna niptinna, tsay nuna kutirqunaq yanaqinkunaman mantsakash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 mí también me ha reconocido.</text:p>
          </table:table-cell>
          <table:table-cell office:value-type="string" calcext:value-type="string">
            <text:p>Nuqatapis riqiramarqunm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 día siguiente, otro llevó su comida.</text:p>
          </table:table-cell>
          <table:table-cell office:value-type="string" calcext:value-type="string">
            <text:p>Waraaninna mikuynin hukna ap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Otra vez dijo lo mismo, "Ay, Dios de los cielos, pasan tres."</text:p>
          </table:table-cell>
          <table:table-cell office:value-type="string" calcext:value-type="string">
            <text:p>Tsay hina lo mismu nirqunaq, "Ay, Dyos de los syelos, kima pasar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adivino se refería a los días que habían pasado.</text:p>
          </table:table-cell>
          <table:table-cell office:value-type="string" calcext:value-type="string">
            <text:p>Adibinuqa ninaq hunaq pasashqam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olvió ese empleado asustado a sus compañeros.</text:p>
          </table:table-cell>
          <table:table-cell office:value-type="string" calcext:value-type="string">
            <text:p>Kutikurqunaq tsay empleyaduqa mantsakashqa yanaqinkuna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Qué vamos a hacer?</text:p>
          </table:table-cell>
          <table:table-cell office:value-type="string" calcext:value-type="string">
            <text:p>“Imanawtaq kashun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 mí también me ha conocido.</text:p>
          </table:table-cell>
          <table:table-cell office:value-type="string" calcext:value-type="string">
            <text:p>Nuqatapis riqiramashq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sotros hacemos aparecer (el anillo), seguramente el rey nos ejecutará a todos.</text:p>
          </table:table-cell>
          <table:table-cell office:value-type="string" calcext:value-type="string">
            <text:p>Nuqantsik yurikatsipushqaqa, llapantsiktachi rey wanuykatsimaashu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Vamos a ir al adivino.</text:p>
          </table:table-cell>
          <table:table-cell office:value-type="string" calcext:value-type="string">
            <text:p>Aku aywashun adibinuman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rogaremos que lo haga aparecer de alguna manera."</text:p>
          </table:table-cell>
          <table:table-cell office:value-type="string" calcext:value-type="string">
            <text:p>Rogashun imanollapis yuritsinapaq.”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Todos llegaron y dijeron al adivino, “Señor, nosotros robamos el anillo del rey.</text:p>
          </table:table-cell>
          <table:table-cell office:value-type="string" calcext:value-type="string">
            <text:p>Llapan chaarirna adibinutaqa niyarqunaq, "Señor, nuqallakunam reypa anillunta suwaykuyarqa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quí, lo hacemos aparecer.</text:p>
          </table:table-cell>
          <table:table-cell office:value-type="string" calcext:value-type="string">
            <text:p>Kaymi yurikatsiya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eguramente nos vas a acusar.</text:p>
          </table:table-cell>
          <table:table-cell office:value-type="string" calcext:value-type="string">
            <text:p>Shimpikayaamankich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in duda a todos nos matará.</text:p>
          </table:table-cell>
          <table:table-cell office:value-type="string" calcext:value-type="string">
            <text:p>Tsaychi llapaata wanutsiyaaman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lo vamos a hacer aparecer?"</text:p>
          </table:table-cell>
          <table:table-cell office:value-type="string" calcext:value-type="string">
            <text:p>Nikayaamay imanawllataq yurikatsillaashu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eron eso, el adivino dijo enojado, "¿Dónde está ese anillo? Tráiganmelo."</text:p>
          </table:table-cell>
          <table:table-cell office:value-type="string" calcext:value-type="string">
            <text:p>Tsaynaw niyaptin, waapuna adibinuqa nirqunaq, "Maytaq tsay anillu?Apayaami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lo entregaron, dijo, "Ahora todos ustedes van a morir."</text:p>
          </table:table-cell>
          <table:table-cell office:value-type="string" calcext:value-type="string">
            <text:p>Tsayna entregariyaptin, nirqunaq, "Kananmi llapayki wanuya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le rogaron, "Hazlo aparecer de cualquier manera."</text:p>
          </table:table-cell>
          <table:table-cell office:value-type="string" calcext:value-type="string">
            <text:p>Tsayna rogayarqunaq, "Imanawllapis yurikatsilla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 les preguntó, "¿Cuál es el animal favorito del rey."</text:p>
          </table:table-cell>
          <table:table-cell office:value-type="string" calcext:value-type="string">
            <text:p>Entonsis adibinu tapurqunaq, "Ima animaltaq reypa allaapa kuyayn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e contestaron, "El pavo real es su favorito."</text:p>
          </table:table-cell>
          <table:table-cell office:value-type="string" calcext:value-type="string">
            <text:p>Tsayna niyan, "Pabo reyalmi allaapa kuyayni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“Entonces tómenlo y háganlo tragar (el anillo).</text:p>
          </table:table-cell>
          <table:table-cell office:value-type="string" calcext:value-type="string">
            <text:p>“Tsaypinqa tsayta tsarikur mikutsiya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si no lo traga, abran su pico y chánquenlo en su garganta, para que aparezca allí.</text:p>
          </table:table-cell>
          <table:table-cell office:value-type="string" calcext:value-type="string">
            <text:p>I mana ushpaptin, aayarkatsir tonqurinman tanurkuyay, tsaychaw yurina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hicieron los empleados.</text:p>
          </table:table-cell>
          <table:table-cell office:value-type="string" calcext:value-type="string">
            <text:p>I tsaynawlla empleyadukuna rurayarq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se cumplieron los siete días.</text:p>
          </table:table-cell>
          <table:table-cell office:value-type="string" calcext:value-type="string">
            <text:p>Porfin tinkurirqunaq qanchis h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hizo llamar al adivino.</text:p>
          </table:table-cell>
          <table:table-cell office:value-type="string" calcext:value-type="string">
            <text:p>Reyqa qayaratsirqunaq adibinut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Y después, enojado, el rey dijo, "Si no lo haces aparecer, ahora mismo vas a morir aquí."</text:p>
          </table:table-cell>
          <table:table-cell office:value-type="string" calcext:value-type="string">
            <text:p>I despwes reyqa waapu nirqunaq, "Sitsun mana yuritsimunki, kanantaami wanunki kaychaw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 dijo, "Yo te entrego tu anillo."</text:p>
          </table:table-cell>
          <table:table-cell office:value-type="string" calcext:value-type="string">
            <text:p>Adibinu nirqunaq, "Entregaami anilluykita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orprendido, el rey dijo, "¿Dónde está."</text:p>
          </table:table-cell>
          <table:table-cell office:value-type="string" calcext:value-type="string">
            <text:p>Mantsakashqa, rey nirqunaq, "Mayt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Tu animal favorito se lo ha comido.</text:p>
          </table:table-cell>
          <table:table-cell office:value-type="string" calcext:value-type="string">
            <text:p>Allaapa kuyay animalniykim mikushqa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se puso a pensar, "¿Cuál de mis animales será."</text:p>
          </table:table-cell>
          <table:table-cell office:value-type="string" calcext:value-type="string">
            <text:p>Reyqa pensarqunaq, "Mayqan animalniiraq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pensó en su pavo real.</text:p>
          </table:table-cell>
          <table:table-cell office:value-type="string" calcext:value-type="string">
            <text:p>Nikarna, yarparkun pabo reyalni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o lo creó y dijo, "¿Cómo lo va a comer él."</text:p>
          </table:table-cell>
          <table:table-cell office:value-type="string" calcext:value-type="string">
            <text:p>Tsayna kreyintsu, "Imanapam pay ushpanqa." nir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l adivino dijo, "Solamente abran su buche.</text:p>
          </table:table-cell>
          <table:table-cell office:value-type="string" calcext:value-type="string">
            <text:p>Tsayna adibinuqa nin, "Maski buchinta kicharayaami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stá."</text:p>
          </table:table-cell>
          <table:table-cell office:value-type="string" calcext:value-type="string">
            <text:p>Tsaychawmi kaykan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s hombres, tomando un cuchillo lo cortaron y sacaron el anillo del rey.</text:p>
          </table:table-cell>
          <table:table-cell office:value-type="string" calcext:value-type="string">
            <text:p>Nunakunaqa kutsilluta tsarirkur ruquriyan i hurqarayaamun reypa anillu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se lo entregaron, le daba pena perder su hacienda y su hija.</text:p>
          </table:table-cell>
          <table:table-cell office:value-type="string" calcext:value-type="string">
            <text:p>Entregariyaptin, ankuparqunaq asyendanta i tsurin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o, "Vas a adivinar dos cosas más todavía.</text:p>
          </table:table-cell>
          <table:table-cell office:value-type="string" calcext:value-type="string">
            <text:p>Tsayna nirqunaq, "Ishkay mastaran adibinamunk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 puedes hacer eso, vas a morir ahora mismo."</text:p>
          </table:table-cell>
          <table:table-cell office:value-type="string" calcext:value-type="string">
            <text:p>Tsayta mana pwedirqa, wanunki kanantaam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 rey dijo, "¿Qué estoy agarrando en mi bolsillo?</text:p>
          </table:table-cell>
          <table:table-cell office:value-type="string" calcext:value-type="string">
            <text:p>Tsayna reyqa nirqunaq, "Imatataq bulsilluuchaw tsararaykaa?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púrate, adivina."</text:p>
          </table:table-cell>
          <table:table-cell office:value-type="string" calcext:value-type="string">
            <text:p>Apuray, adibinamuy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No pudo decir nada.</text:p>
          </table:table-cell>
          <table:table-cell office:value-type="string" calcext:value-type="string">
            <text:p>Ni ima niyta pwedinaq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púrate," dijo el rey.</text:p>
          </table:table-cell>
          <table:table-cell office:value-type="string" calcext:value-type="string">
            <text:p>“Apuray," ninaq reyq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adivino, muy triste, dijo para sí, "¡Ay, grillo grillo, ay, cadena cadena!"</text:p>
          </table:table-cell>
          <table:table-cell office:value-type="string" calcext:value-type="string">
            <text:p>Adibinuqa limpu llakishqa, pakayllapa nirinaq, "Ay, grillu grillu, ay kadena kadena!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ijo eso para sí, el rey lo oyó.</text:p>
          </table:table-cell>
          <table:table-cell office:value-type="string" calcext:value-type="string">
            <text:p>Tsay pakayllapa nikaptin, wiyarinaq re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Dijo, "Has contestado bien," y sacó de su bolsillo una cadena.</text:p>
          </table:table-cell>
          <table:table-cell office:value-type="string" calcext:value-type="string">
            <text:p>"Allitam nirinki" nir, hurqaramunaq bolsillumpita kadenat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hombre no había adivinado, sino por miedo al castigo había dicho eso.</text:p>
          </table:table-cell>
          <table:table-cell office:value-type="string" calcext:value-type="string">
            <text:p>Nunaqa adibinanaqtsu, sinuqa kastiguta mantsarnin tsaynaw n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Para preguntarlo otra vez, el rey dijo a los hombres, "Llenen una pequeña olla con excremento, para que lo adivine.</text:p>
          </table:table-cell>
          <table:table-cell office:value-type="string" calcext:value-type="string">
            <text:p>Yapay rey tapunanpaqna nunakunata nirqunaq, "Huk taksha mankaman ismayta winayay, adibinananp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Si no acierta, va a morir ahora mismo.</text:p>
          </table:table-cell>
          <table:table-cell office:value-type="string" calcext:value-type="string">
            <text:p>Mana tsayta nirqa, wanun kanantaami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l rey dijo al adivino, “Apúrate, adivina esto.</text:p>
          </table:table-cell>
          <table:table-cell office:value-type="string" calcext:value-type="string">
            <text:p>Reyqa nirqunaq adibinutaqa, "Apuray, kayta adibinay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hora es tu muerte o tu fortuna."</text:p>
          </table:table-cell>
          <table:table-cell office:value-type="string" calcext:value-type="string">
            <text:p>Kananllanam wanuyniyki o fortunay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El adivino, atemorizado, no sabía qué hacer, ni podía escaparse en presencia de tantos espectadores.</text:p>
          </table:table-cell>
          <table:table-cell office:value-type="string" calcext:value-type="string">
            <text:p>Adibinuqa mantsakashqa ni imanaw kayta pwedinaqtsu, ni ayqikuytapis atskaq rikaakuq nawpanchaw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el rey lo fastidiaba diciendo, Apúrate."</text:p>
          </table:table-cell>
          <table:table-cell office:value-type="string" calcext:value-type="string">
            <text:p>I reyqa akusarqunaq, "Apuray," nishpa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No sabiendo qué hacer, recordó que cuando salia de su casa su esposa le había dicho, "Mierda vas a adivinar."</text:p>
          </table:table-cell>
          <table:table-cell office:value-type="string" calcext:value-type="string">
            <text:p>Manana ni imanawpis kayta pwedirna, yarparinaq wayinpita yarquptin warmin ninaq kaynaw, "Ismaytam adibinanki."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Mi esposa me dijo, 'Mierda vas a adivinar.'"</text:p>
            <text:p/>
          </table:table-cell>
          <table:table-cell office:value-type="string" calcext:value-type="string">
            <text:p>Warmii nimarqan, 'Ismaytam adibinanki.'"</text:p>
            <text:p/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Eso hablaba para sí.</text:p>
          </table:table-cell>
          <table:table-cell office:value-type="string" calcext:value-type="string">
            <text:p>Tsayta pakayllapa parlar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ellos lo oyeron cuando dijo, "mierda”. El rey lo felicitaba diciendo, "Has contestado bien."</text:p>
          </table:table-cell>
          <table:table-cell office:value-type="string" calcext:value-type="string">
            <text:p>I tsayta wiyariyaanaq, "ismay" nikuptin, "Allitam ninki," nishpa, rey felisita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6">
          <table:table-cell table:style-name="ce3" office:value-type="string" calcext:value-type="string">
            <text:p>Y después, aunque no quería, pero por miedo a los espectadores, le cedió por escritura una de sus haciendas.</text:p>
          </table:table-cell>
          <table:table-cell office:value-type="string" calcext:value-type="string">
            <text:p>I despwes, mana munaykarpis, rikaarakuq nunakunata mantsar, hina huk asyendan eskriturayku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lo hizo casar con su hija la princesa.</text:p>
          </table:table-cell>
          <table:table-cell office:value-type="string" calcext:value-type="string">
            <text:p>I despwes tsurin prinsesatawan kasaykats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Así ese hombre zonzo se volvió rico y no volvió más a su esposa.</text:p>
          </table:table-cell>
          <table:table-cell office:value-type="string" calcext:value-type="string">
            <text:p>Tsaynawpa tsay sonsu nuna riku tikraykunaq, ni warminmanpis kutinaqnatsu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Lo que hablaba por casualidad salió bien.</text:p>
          </table:table-cell>
          <table:table-cell office:value-type="string" calcext:value-type="string">
            <text:p>Lluta parlakushqanta alli ninaq.</text:p>
          </table:table-cell>
          <table:table-cell office:value-type="string" calcext:value-type="string">
            <text:p>CRH, Cap.97</text:p>
          </table:table-cell>
          <table:table-cell/>
        </table:table-row>
        <table:table-row table:style-name="ro1">
          <table:table-cell table:style-name="ce3" office:value-type="string" calcext:value-type="string">
            <text:p>Había un hombre que hacía zapatos.</text:p>
          </table:table-cell>
          <table:table-cell office:value-type="string" calcext:value-type="string">
            <text:p>Kanaq huk nunash sapatu rur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ra soltero.</text:p>
          </table:table-cell>
          <table:table-cell office:value-type="string" calcext:value-type="string">
            <text:p>Kanaq solteru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Vivía con su madre no más.</text:p>
          </table:table-cell>
          <table:table-cell office:value-type="string" calcext:value-type="string">
            <text:p>Mamanllawan taa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u madre lavaba y cocinaba para él.</text:p>
          </table:table-cell>
          <table:table-cell office:value-type="string" calcext:value-type="string">
            <text:p>Mamanlla taqshaq, arukap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Vivían muy felices.</text:p>
          </table:table-cell>
          <table:table-cell office:value-type="string" calcext:value-type="string">
            <text:p>Allaapa felis kawa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ra buen zapatero, tenía mucho trabajo y ganaba bastante.</text:p>
          </table:table-cell>
          <table:table-cell office:value-type="string" calcext:value-type="string">
            <text:p>I alli sapateru karnin, atska obrayuq kanaq i kusa gan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ya tenia cierta edad sus amigos le decían, "Cásate."</text:p>
          </table:table-cell>
          <table:table-cell office:value-type="string" calcext:value-type="string">
            <text:p>Puqushqa nuna kaptin, amigunkuna niyaq, "Kasakuy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él no quería.</text:p>
          </table:table-cell>
          <table:table-cell office:value-type="string" calcext:value-type="string">
            <text:p>Mu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é me falta para que me case?</text:p>
          </table:table-cell>
          <table:table-cell office:value-type="string" calcext:value-type="string">
            <text:p>Nuqapa imataq pishin kasakunaapaq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 madre lava para mí y me sirve la comida.</text:p>
          </table:table-cell>
          <table:table-cell office:value-type="string" calcext:value-type="string">
            <text:p>Mamaa taqshaman, qaram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dijeron sus amigos, "Tu madre ya es muy vieja.</text:p>
          </table:table-cell>
          <table:table-cell office:value-type="string" calcext:value-type="string">
            <text:p>Tsaynam niyaanaq amigunkuna, "Namayki limpu tsatsanam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Cómo serás cuando ella muera?</text:p>
          </table:table-cell>
          <table:table-cell office:value-type="string" calcext:value-type="string">
            <text:p>Pay wanukuykuptinqa, imanawtaq ka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ién va a lavar para ti?</text:p>
          </table:table-cell>
          <table:table-cell office:value-type="string" calcext:value-type="string">
            <text:p>Pitaq taqshashu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Quién te preparará la comida?</text:p>
          </table:table-cell>
          <table:table-cell office:value-type="string" calcext:value-type="string">
            <text:p>Pitaq qarashunki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Tu esposa te lo hará todo en cuanto muera tu madre."</text:p>
          </table:table-cell>
          <table:table-cell office:value-type="string" calcext:value-type="string">
            <text:p>Warmiykiqa wanuriptinpis llapantam ruramunqa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cualquier cosa que le dijeron, no quería.</text:p>
          </table:table-cell>
          <table:table-cell office:value-type="string" calcext:value-type="string">
            <text:p>Ima niyaptinpis manam mun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u madre se volvió muy anciana.</text:p>
          </table:table-cell>
          <table:table-cell office:value-type="string" calcext:value-type="string">
            <text:p>Mamanqa limpu tsatsayaari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i entonces pensó en casarse.</text:p>
          </table:table-cell>
          <table:table-cell office:value-type="string" calcext:value-type="string">
            <text:p>Peru ni tsayllapis kasakuyta pens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“Cuando mi madre muera, yo cocinaré y lavaré para mí mismo.</text:p>
          </table:table-cell>
          <table:table-cell office:value-type="string" calcext:value-type="string">
            <text:p>“Mamaa wanukuykuptin, kikii arukushaq i taqshakush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n mujeres malas voy a estar molesto.</text:p>
          </table:table-cell>
          <table:table-cell office:value-type="string" calcext:value-type="string">
            <text:p>Mana alli warmikunawan kolerakushaq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or eso mejor es que quede solo.</text:p>
          </table:table-cell>
          <table:table-cell office:value-type="string" calcext:value-type="string">
            <text:p>Mehor tsaymi hapallaall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unque viviendo solo no puedo cocinar en la casa, iré a la picantera.</text:p>
          </table:table-cell>
          <table:table-cell office:value-type="string" calcext:value-type="string">
            <text:p>Hapallaallaqa mana wayichaw aruyta pwedirpis, aywarishaq pikanteram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miendo allí a la mano, trabajaré en mi casa.”</text:p>
          </table:table-cell>
          <table:table-cell office:value-type="string" calcext:value-type="string">
            <text:p>Tsaychaw amanuta mikuriryan, uryakushaq wayiichaw.”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pensaba esas cosas, su madre se murió.</text:p>
          </table:table-cell>
          <table:table-cell office:value-type="string" calcext:value-type="string">
            <text:p>Tsaynaw nikaakuykaptin, maman wanukuy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erró a su madre muy bonito.</text:p>
          </table:table-cell>
          <table:table-cell office:value-type="string" calcext:value-type="string">
            <text:p>Allaapa shumaq mamanta pampay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Después quedó solo en su casa, muy triste.</text:p>
          </table:table-cell>
          <table:table-cell office:value-type="string" calcext:value-type="string">
            <text:p>Despwes kedarinaq hapallanllana wayinchaw, limpu llakish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abía qué hacer.</text:p>
          </table:table-cell>
          <table:table-cell office:value-type="string" calcext:value-type="string">
            <text:p>Mana ni imanaw kaytapis musy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Pero como había dicho, comenzó a cocinar, a lavar y a hacer zapatos en su casa.</text:p>
          </table:table-cell>
          <table:table-cell office:value-type="string" calcext:value-type="string">
            <text:p>Peru nishqannaw qallaykunaq arukur, taqshakur i wayinchaw sapatukunata rurapuku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tonces ya no avanzaba nada, como cuando su madre vivía.</text:p>
          </table:table-cell>
          <table:table-cell office:value-type="string" calcext:value-type="string">
            <text:p>Peru tsaypinqa manana ni imata abansanaqnatsu maman kawaptinnaw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vivía su madre, ella cocinaba y lavaba, mientras el zapatero trabajaba continuamente en su taller.</text:p>
          </table:table-cell>
          <table:table-cell office:value-type="string" calcext:value-type="string">
            <text:p>Maman kawarqa payllana arukurpis, taqshakurpis kakuq, sapateruqa tallerninllachaw segidu uryak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así ya no podía.</text:p>
          </table:table-cell>
          <table:table-cell office:value-type="string" calcext:value-type="string">
            <text:p>Peru tsaynawqa mananam pwedirqana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abiendo qué hacer, dijo a sus parientes, "Búsquenme una mujer.</text:p>
          </table:table-cell>
          <table:table-cell office:value-type="string" calcext:value-type="string">
            <text:p>Mana imanaw kayta pwedirnam, kastankunata ninaq, "Warmii ashiyaamuy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ejor me voy a casar.</text:p>
          </table:table-cell>
          <table:table-cell office:value-type="string" calcext:value-type="string">
            <text:p>Mehor kasakush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No sé hacer nada solo.</text:p>
          </table:table-cell>
          <table:table-cell office:value-type="string" calcext:value-type="string">
            <text:p>Manam hapallaa musyaatsu ni ima ruray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Tengo que trabajar, tengo que cocinar y lavar.</text:p>
          </table:table-cell>
          <table:table-cell office:value-type="string" calcext:value-type="string">
            <text:p>Uryanaaqa, arukunaaqa, taqshakunaa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Hasta con hambre trabajo en mi casa.</text:p>
          </table:table-cell>
          <table:table-cell office:value-type="string" calcext:value-type="string">
            <text:p>Asta mallaq-mallaqmi wayiichaw uryaku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Los contratos me exigen mucho."</text:p>
          </table:table-cell>
          <table:table-cell office:value-type="string" calcext:value-type="string">
            <text:p>Kontratuqa limpu akusayaama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s parientes buscaban una mujer.</text:p>
          </table:table-cell>
          <table:table-cell office:value-type="string" calcext:value-type="string">
            <text:p>Tsaynam kastankuna ashiyaanaq warmi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ninguna quería.</text:p>
          </table:table-cell>
          <table:table-cell office:value-type="string" calcext:value-type="string">
            <text:p>Ni munayaa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Un hombre de edad ¿qué clase de costumbres tendrá?</text:p>
          </table:table-cell>
          <table:table-cell office:value-type="string" calcext:value-type="string">
            <text:p>Puqushqa nuna imanaw mañayuqraq kakun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¿Por qué ha vivido así tanto tiempo. Así diciendo, nadie quería.</text:p>
          </table:table-cell>
          <table:table-cell office:value-type="string" calcext:value-type="string">
            <text:p>Imanirraq taakushqapis kaytsika tyempu, nirnin, mana pipis munaq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us parientes estaban tristes.</text:p>
          </table:table-cell>
          <table:table-cell office:value-type="string" calcext:value-type="string">
            <text:p>Tsaynam llakishqa kayaanaq kastankuna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De vez en cuando le ayudaban en su trabajo o en cocinar.</text:p>
          </table:table-cell>
          <table:table-cell office:value-type="string" calcext:value-type="string">
            <text:p>Talbes talbeslla yanapayaq uryanchaw o arupur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sus parientes también se hartaron y no querían ayudarlo más.</text:p>
          </table:table-cell>
          <table:table-cell office:value-type="string" calcext:value-type="string">
            <text:p>Limpu kastankunapis tiqñakurkuyaanaq yanapar ma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fueron más lejos a buscar una mujer.</text:p>
          </table:table-cell>
          <table:table-cell office:value-type="string" calcext:value-type="string">
            <text:p>Tsaynam aywayaanaq mas karutana warmi ashi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llí encontraron una.</text:p>
          </table:table-cell>
          <table:table-cell office:value-type="string" calcext:value-type="string">
            <text:p>Tsaychawnam tariku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esa familia no sabía del caso, fácilmente aceptaron.</text:p>
          </table:table-cell>
          <table:table-cell office:value-type="string" calcext:value-type="string">
            <text:p>Mana musyar, fasillla aaniriya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fijaron la fecha para el matrimonio.</text:p>
          </table:table-cell>
          <table:table-cell office:value-type="string" calcext:value-type="string">
            <text:p>Tsayna señalariyarqan kasatsiyaananp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comenzaron a alistar todo para la fiesta.</text:p>
          </table:table-cell>
          <table:table-cell office:value-type="string" calcext:value-type="string">
            <text:p>I despwes alistapakur qallaykuyarqan llapanta fyestap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or fin llegó el día señalado.</text:p>
          </table:table-cell>
          <table:table-cell office:value-type="string" calcext:value-type="string">
            <text:p>Porfin chaaramurqan señalashqa h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se día se casaron, haciendo una fiesta muy grande.</text:p>
          </table:table-cell>
          <table:table-cell office:value-type="string" calcext:value-type="string">
            <text:p>I tsay hunaq kasakuriyaanaq kusa hatun fyestata rurayku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La novia era cumplida.</text:p>
          </table:table-cell>
          <table:table-cell office:value-type="string" calcext:value-type="string">
            <text:p>Tsayshi nobya kumplid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on mucha delicadeza atendió bien a su esposo, cocinando y lavando.</text:p>
          </table:table-cell>
          <table:table-cell office:value-type="string" calcext:value-type="string">
            <text:p>Alli kayninwan sellama atendikuq quwanta arurpis i taqshar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ada vez que le servio su comida, preguntaba a su esposo "¿Está bien?"</text:p>
          </table:table-cell>
          <table:table-cell office:value-type="string" calcext:value-type="string">
            <text:p>Tsayshi kada mikuynin qararnin, niq, "alliku" nir, tapuq quwan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su esposo respondía, "Su gustito, falta su gustito."</text:p>
          </table:table-cell>
          <table:table-cell office:value-type="string" calcext:value-type="string">
            <text:p>Tsayshi quwanqa niq, "Gustunmi, gustunmi pishi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decía eso, ella cocinaba con más cuidado y más rico.</text:p>
          </table:table-cell>
          <table:table-cell office:value-type="string" calcext:value-type="string">
            <text:p>Tsaynaw niptin, mas kwidaduraq aruq i mas alli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después de nuevo preguntaba.</text:p>
          </table:table-cell>
          <table:table-cell office:value-type="string" calcext:value-type="string">
            <text:p>I despwes yapay tapu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ada vez que comían decía lo mismo, "Le falta su gustito."</text:p>
          </table:table-cell>
          <table:table-cell office:value-type="string" calcext:value-type="string">
            <text:p>Kada mikuy orachaw lomismu niq, "Pishinmi gustu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a que toda la vida decía lo mismo, su esposa estaba muy triste.</text:p>
          </table:table-cell>
          <table:table-cell office:value-type="string" calcext:value-type="string">
            <text:p>Tsaynaw imay orapis niptin, warminqa limpu llakishqa ka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“¿Entonces cómo voy a cocinar?</text:p>
          </table:table-cell>
          <table:table-cell office:value-type="string" calcext:value-type="string">
            <text:p>“Imanawtaq tsaypinqa nuqa arushaq?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l dice cada momento, 'Le falte su gustito.'"</text:p>
          </table:table-cell>
          <table:table-cell office:value-type="string" calcext:value-type="string">
            <text:p>'Pishin gustunmi,' nin keda moment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staba muy triste y le daba pena que se había casado con ese hombre.</text:p>
          </table:table-cell>
          <table:table-cell office:value-type="string" calcext:value-type="string">
            <text:p>Limpu llakishqa kakunaq i pesaq tsay nunawan kasakushqan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Seguía cocinando con mucho cuidado.</text:p>
          </table:table-cell>
          <table:table-cell office:value-type="string" calcext:value-type="string">
            <text:p>Yapayna aruq allibwenu kwidadunwan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ara ella la comida era muy rica.</text:p>
          </table:table-cell>
          <table:table-cell office:value-type="string" calcext:value-type="string">
            <text:p>Kikinllapaqqa kusa shum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Pero en la ora de comer otra vez preguntaba, "¿Qué tal ahora, la comida está bien.</text:p>
          </table:table-cell>
          <table:table-cell office:value-type="string" calcext:value-type="string">
            <text:p>I mikuy orachawna yapay tapuq quwanta, "Kananqa imanawtaq, alliku mikuy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l contestaba lo mismo, "Falta su gustito."</text:p>
          </table:table-cell>
          <table:table-cell office:value-type="string" calcext:value-type="string">
            <text:p>Niptin, lomismu niq, "Gustunmi pishin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Cuando decía eso, la pobre mujer no sabía qué hacer y decía, "¿Cómo voy a cocinar."</text:p>
          </table:table-cell>
          <table:table-cell office:value-type="string" calcext:value-type="string">
            <text:p>Tsaynaw niptin, pobri warmiqa ni imanaw kayta musyanaqnatsu, "Imanawnataq arushaq", ni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pensaba así triste, se acercó otra vez la hora para cocinar.</text:p>
          </table:table-cell>
          <table:table-cell office:value-type="string" calcext:value-type="string">
            <text:p>Llakishqa pensaykaptin, oraramunna yapay arunanq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mpezó a cocinar triste, lavando la olla muchas veces.</text:p>
          </table:table-cell>
          <table:table-cell office:value-type="string" calcext:value-type="string">
            <text:p>Tsaynash llakishpa arur qallaykun chunka-chunka paqarir mankatapis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cocinaba se dio cuenta de que faltaba manteca para el aderezo.</text:p>
          </table:table-cell>
          <table:table-cell office:value-type="string" calcext:value-type="string">
            <text:p>Aruraykarna awgakunapaq watukarin mantikata mana kaq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se fue al mercado a comprar.</text:p>
          </table:table-cell>
          <table:table-cell office:value-type="string" calcext:value-type="string">
            <text:p>Tsayna rantiq aywakurqunaq merkadut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Mientras estaba ausente, pues, la olla se quemó completamente en su casa.</text:p>
          </table:table-cell>
          <table:table-cell office:value-type="string" calcext:value-type="string">
            <text:p>Tsay aywashqanyaq, maa wayinchaw mankaqa limpu ruparirq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Al volver, pobre mujer casi cayó desmayada.</text:p>
          </table:table-cell>
          <table:table-cell office:value-type="string" calcext:value-type="string">
            <text:p>Kutirinanpaq pobri warmiqa kasi desmayadu ishkirirq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“¿Ahora qué me dirá si le sirvo comida quemada, si aún cuando le sirvo cocinando comida tan rica me dice, 'Le falta su gustito?'”</text:p>
          </table:table-cell>
          <table:table-cell office:value-type="string" calcext:value-type="string">
            <text:p>“Kananqa imaraq nikamanqa limpu rupashqata qaraykuptii, tsaylaya shumaq arurikur qaraptiipis, 'Pishimnmi gustun,' nikar?”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ya se acerca la hora para comer.</text:p>
          </table:table-cell>
          <table:table-cell office:value-type="string" calcext:value-type="string">
            <text:p>I mikunan oraqa chaaramunna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Entonces ella pensaba, "Aunque me ha de pegar, le voy a servir así."</text:p>
          </table:table-cell>
          <table:table-cell office:value-type="string" calcext:value-type="string">
            <text:p>Tsayna payqa pensarin, "Maqamaanan kaptinpis, hinatachi qaraykushaq."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él llegó de su taller, se le sirvió temblando.</text:p>
          </table:table-cell>
          <table:table-cell office:value-type="string" calcext:value-type="string">
            <text:p>Nishpana, tallerninpita chaariptin, qararirqunaq temblayka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Y esa vez no le preguntó por miedo.</text:p>
          </table:table-cell>
          <table:table-cell office:value-type="string" calcext:value-type="string">
            <text:p>I tsaypinqa mantsar tapunaqnatsu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1">
          <table:table-cell table:style-name="ce3" office:value-type="string" calcext:value-type="string">
            <text:p>Quedó callada.</text:p>
          </table:table-cell>
          <table:table-cell office:value-type="string" calcext:value-type="string">
            <text:p>Upallallana ka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Entonces mientras comía, el hombre saltó de alegría diciendo, "Ahora de veras tiene gusto."</text:p>
          </table:table-cell>
          <table:table-cell office:value-type="string" calcext:value-type="string">
            <text:p>Tsaynash nunaqa mikuraykar saltaykamurqunaq kushikuywan, "Kananmi rasonqa gustuyuq," nir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6">
          <table:table-cell table:style-name="ce3" office:value-type="string" calcext:value-type="string">
            <text:p>Desde entonces su mujer quemaba la comida de propósito y la servía a su esposo, y él la comía contento.</text:p>
          </table:table-cell>
          <table:table-cell office:value-type="string" calcext:value-type="string">
            <text:p>Tsaypita patsayna warminqa propositu qiskiratsir o ruparkatsir quwanta qaranaq, i kushishqa mikukunaq.</text:p>
          </table:table-cell>
          <table:table-cell office:value-type="string" calcext:value-type="string">
            <text:p>CRH, Cap.107</text:p>
          </table:table-cell>
          <table:table-cell/>
        </table:table-row>
        <table:table-row table:style-name="ro8">
          <table:table-cell table:style-name="ce3" office:value-type="string" calcext:value-type="string">
            <text:p>Dicen que antes para hacer sus chacras, algunos campesinos destruían las casas y las chacras de los gentiles, nuestros abuelos, que habían vivido en nuestra tierra antes de que llegaron los incas.</text:p>
          </table:table-cell>
          <table:table-cell office:value-type="string" calcext:value-type="string">
            <text:p>Unayqa, nunakuna chakrankuna rurayaananpaq, unay unay nunakunapa wayinkunata, chakrankunatapis tsuqlliriyaqshi; tsay awiluntsikkunaqa manaraq inkakuna chaayaamuptin kawaq nunankunash kayaan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6">
          <table:table-cell table:style-name="ce3" office:value-type="string" calcext:value-type="string">
            <text:p>Así un día salió un campesino de su casa y subió hasta Cura Urqu con la intención de hacer chacras.</text:p>
          </table:table-cell>
          <table:table-cell office:value-type="string" calcext:value-type="string">
            <text:p>Tsaynawshi, huk hunaq, huk nuna wayinpita yarqurir aywanaq Kura Hirkaman, tsaychaw chakran rurananp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Cuando estaba en eso, recogiendo las piedras, de pronto apareció un arpa.</text:p>
          </table:table-cell>
          <table:table-cell office:value-type="string" calcext:value-type="string">
            <text:p>Tsaychawnash rumikunata ayllupakuykaptin huk arpata tariykun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8">
          <table:table-cell table:style-name="ce3" office:value-type="string" calcext:value-type="string">
            <text:p>El campesino tiró asustado el arpa, que era muy bonita; y, mientras la estaba mirando, desde adentro del arpa salieron serpientes que se enroscaron alrededor de las cuerdas.</text:p>
          </table:table-cell>
          <table:table-cell office:value-type="string" calcext:value-type="string">
            <text:p>Nunaqa mantsakashqa arpata hitarinaq. Arpaqa shumaq kanaq; itsanqa nuna rikaraykaptinshi arpa rurinpita machakukuna, kuwirdanman millukashqa, yarqarayaamunaq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">
          <table:table-cell table:style-name="ce3" office:value-type="string" calcext:value-type="string">
            <text:p>El campesino salió corriendo asustado y no quiso seguir haciendo sus chacras en Cura Urqu.</text:p>
          </table:table-cell>
          <table:table-cell office:value-type="string" calcext:value-type="string">
            <text:p>Nunaqa ayqir aywakunaq, Kura Hirkachaw chakran rurayta munanaqnatsu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Esto pasó porque los gentiles, nuestros abuelos, defendían sus casas y también sus tesoros.</text:p>
          </table:table-cell>
          <table:table-cell office:value-type="string" calcext:value-type="string">
            <text:p>Tsaykunaqa kanaq unay unay nunakunapa chakran kaptinshi; paykunapa hupayninkunash wayinkunata, chakrankunata, qurinkunatapis washapaakuya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Porque cuando supieron que iba a venir el fin del mundo enterraron todo su oro y su plata muy abajo en la tierra, en ollas de barro.</text:p>
          </table:table-cell>
          <table:table-cell office:value-type="string" calcext:value-type="string">
            <text:p>Paykunaqa patsantsik ushakanqanam nishpash llapan qurinkunata, qullqinkunata, imankunatapis mankakunaman winarkur pampaykuyaanaq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2">
          <table:table-cell table:style-name="ce3" office:value-type="string" calcext:value-type="string">
            <text:p>Así cuando uno sin querer encuentra estas ollas, aparecen cosas rara como el arpa y la serpiente que vio ese campesino.</text:p>
          </table:table-cell>
          <table:table-cell office:value-type="string" calcext:value-type="string">
            <text:p>Tsaynawshi mana ashishpa tsay mankakunata tarishqaqa yurimun arpakuna, machakukuna, imakunapis, tsay nuna rikashqannaw. 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8">
          <table:table-cell table:style-name="ce3" office:value-type="string" calcext:value-type="string">
            <text:p>Por eso dicen que, cuando vemos algo extraño en el campo, hay que aventarle encima alguna prenda de vestir y, después, regresar dos o tres personas juntas para recibir el tesoro que el abuelo gentil nos regala.</text:p>
          </table:table-cell>
          <table:table-cell office:value-type="string" calcext:value-type="string">
            <text:p>Tsayshi, chakrakunachaw tsaykunata rikarqa, hananman hitarkushwan ima ratashtapis, niykur ishkay, kima yanasakunawan kutishwan unay awiluntsikkunapa pampakuyninta chaskikuq.</text:p>
          </table:table-cell>
          <table:table-cell office:value-type="string" calcext:value-type="string">
            <text:p><text:span text:style-name="T2">CP-19 </text:span><text:span text:style-name="T3">Pampakuyta tarikuy</text:span></text:p>
          </table:table-cell>
          <table:table-cell/>
        </table:table-row>
        <table:table-row table:style-name="ro12">
          <table:table-cell table:style-name="ce26" office:value-type="string" calcext:value-type="string">
            <text:p>Hace mucho tiempo había un leñador y trabajaba todos los días buscando leña.</text:p>
          </table:table-cell>
          <table:table-cell table:style-name="ce26" office:value-type="string" calcext:value-type="string">
            <text:p>Unay tyempum kanaq huk tsiqtaq nuna i uryanaq kada hunaq yamtata ashirni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Hasta hizo su casa en el lindero para poder buscar leña más fácilmente.</text:p>
          </table:table-cell>
          <table:table-cell table:style-name="ce26" office:value-type="string" calcext:value-type="string">
            <text:p>Ruraykunaq wayinpis mohonchawshi fasil yamtata ashinanraykur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Después de buscar esa leña, lo vendía lejos a todos los vecinos.</text:p>
          </table:table-cell>
          <table:table-cell table:style-name="ce26" office:value-type="string" calcext:value-type="string">
            <text:p>Tsay yamtata ashirikur rantikuq karuchaw llapan besinu nunakuna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no pensaba en nada más que plata.</text:p>
          </table:table-cell>
          <table:table-cell table:style-name="ce26" office:value-type="string" calcext:value-type="string">
            <text:p>Manash ni imachaw pensaqtsu, todo qillaylla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Dicen que él nunca perdió una oportunidad para ganar plata de una manera u otra.</text:p>
          </table:table-cell>
          <table:table-cell table:style-name="ce26" office:value-type="string" calcext:value-type="string">
            <text:p>I manash perdikuqtsu ni imanapa qillaypaqq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ero nunca fue generoso y no dio nada a los pobres.</text:p>
          </table:table-cell>
          <table:table-cell table:style-name="ce26" office:value-type="string" calcext:value-type="string">
            <text:p>Peru pay manash nunka ankupakuqtsu ni waktsakunata ni qaraykuqtsu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ra muy avaro.</text:p>
          </table:table-cell>
          <table:table-cell table:style-name="ce26" office:value-type="string" calcext:value-type="string">
            <text:p>Allaapa mallaqaakuqshi k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Un bonito domingo en la mañana, ya habiendo salido el sol, él se levantó temprano y fue derecho al bosque a buscar leña.</text:p>
          </table:table-cell>
          <table:table-cell table:style-name="ce26" office:value-type="string" calcext:value-type="string">
            <text:p>Huk shumaq domingu quyanam inti pashtaramushqana, payqa quyalla sharkur hiqarinaq derechu boskiman yamta ashi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4">
          <table:table-cell table:style-name="ce26" office:value-type="string" calcext:value-type="string">
            <text:p>¡Qué Dios! pues debemos trabajar el domingo también porque domingo también comemos y aún más que los otros días.</text:p>
            <text:p/>
          </table:table-cell>
          <table:table-cell table:style-name="ce26" office:value-type="string" calcext:value-type="string">
            <text:p>Kay Dyospis, trabahanantsikmi domingupapis porke domingupis mikuntsikmi, wakin diyapita mas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Con ese buen pensamiento se fue así diciendo.</text:p>
          </table:table-cell>
          <table:table-cell table:style-name="ce26" office:value-type="string" calcext:value-type="string">
            <text:p>Tsay alli pensamyentuwan hiqarinaq tsaynaw nishp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"Yo debo ganar bien.</text:p>
          </table:table-cell>
          <table:table-cell table:style-name="ce26" office:value-type="string" calcext:value-type="string">
            <text:p>"Nuqa allibwenum ganana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Los otros leñadores locos no trabajan hoy por ser domingo.</text:p>
          </table:table-cell>
          <table:table-cell table:style-name="ce26" office:value-type="string" calcext:value-type="string">
            <text:p>Wakin loku yamta ashiqkuna kanan manam trabahayantsu domingu kapti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ntonces yo solo voy a vender mañana en la mañana.</text:p>
          </table:table-cell>
          <table:table-cell table:style-name="ce26" office:value-type="string" calcext:value-type="string">
            <text:p>Tsaymi waray quyallaqa nuqalla rantikush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Mientras ellos no tienen, yo solo voy a tener."</text:p>
          </table:table-cell>
          <table:table-cell table:style-name="ce26" office:value-type="string" calcext:value-type="string">
            <text:p>Mana paypapis kayaapuptin, nuqallapam kanqa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Al llegar al bosque, cortó gran cantidad.</text:p>
          </table:table-cell>
          <table:table-cell table:style-name="ce26" office:value-type="string" calcext:value-type="string">
            <text:p>Boskiman chaarikur walluykunaq alli shuyni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después lo amarró en cargas.</text:p>
          </table:table-cell>
          <table:table-cell table:style-name="ce26" office:value-type="string" calcext:value-type="string">
            <text:p>I despues leyari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llevándolo en el hombro se fue a su casa silbando.</text:p>
          </table:table-cell>
          <table:table-cell table:style-name="ce26" office:value-type="string" calcext:value-type="string">
            <text:p>I despwes aparikurkur shukallapa hiqarinaq wayint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Mientras iba por el camino le atajó un joven bien vestido, pues él iba a la iglesia.</text:p>
          </table:table-cell>
          <table:table-cell table:style-name="ce26" office:value-type="string" calcext:value-type="string">
            <text:p>Naanita aywaraykaptin huk hoben desenti ataharinaq porke payqa aywaraykaanaq inlisyama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l hombre llevando leña iba muy cansado a su casa.</text:p>
          </table:table-cell>
          <table:table-cell table:style-name="ce26" office:value-type="string" calcext:value-type="string">
            <text:p>Yamta apaq nunaqa limpu utishqana wayinman aywayka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Entonces ese joven le preguntó, "¿Hasta el día domingo trabajas? </text:p>
          </table:table-cell>
          <table:table-cell table:style-name="ce26" office:value-type="string" calcext:value-type="string">
            <text:p>Tsayna tsay hobenqa nin, "Diya dominguchawpis." nishpa tapuyku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Pero no sabes tú que es domingo en todo el mundo?</text:p>
          </table:table-cell>
          <table:table-cell table:style-name="ce26" office:value-type="string" calcext:value-type="string">
            <text:p>Peru qam manaku musyanki domingo kanqanta enteru munduch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No sabes que el domingo el Señor Dios también descansó después de crearlo todo, incluso al hombre?</text:p>
          </table:table-cell>
          <table:table-cell table:style-name="ce26" office:value-type="string" calcext:value-type="string">
            <text:p>Manaku musyanki dominguqa Tayta Dyospis hamakunqanta llapanta krearikur, asta nunatapis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No dice en el tercer mandamiento, 'Recuerda el día de Dios'?</text:p>
          </table:table-cell>
          <table:table-cell table:style-name="ce26" office:value-type="string" calcext:value-type="string">
            <text:p>Manaku kima mandamyentunchaw nin, 'Yarpanki Dyospa diyanta'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¿Es cierto que necesitas trabajar el domingo?</text:p>
          </table:table-cell>
          <table:table-cell table:style-name="ce26" office:value-type="string" calcext:value-type="string">
            <text:p>Rasonpaku nesesitanki trabahayta dominguch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Tú no tienes a nadie en este mundo y ni siquiera das a los pobres, ni un centavo.”</text:p>
          </table:table-cell>
          <table:table-cell table:style-name="ce26" office:value-type="string" calcext:value-type="string">
            <text:p>Qampaqa manataq ni piiniki kantsu kay munduchaw, i ni sikyera waktsakunallatapis qaraykunkitsu ni sikyera huk sentabullatapis.”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¿Quién dijo así?</text:p>
          </table:table-cell>
          <table:table-cell table:style-name="ce26" office:value-type="string" calcext:value-type="string">
            <text:p>Pitaq parlaparqan kaynaw?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ues él supo que fue Dios en persona.</text:p>
          </table:table-cell>
          <table:table-cell table:style-name="ce26" office:value-type="string" calcext:value-type="string">
            <text:p>Pwes musyarqanmi Dyosmi karqan personayu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El había bajado del cielo para ver si entre los hombres todos cumplían sus deberes y para que no ultrajaran a los pobres.</text:p>
          </table:table-cell>
          <table:table-cell table:style-name="Default" office:value-type="string" calcext:value-type="string">
            <text:p>Paymi syelupita bahamushaq karqan nunakuna rurinman rikaq llapankunakush kumpliyan deberninkunata i mana waktsakunata ultrahayaa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ero ese hombre tenía un corazón muy duro.</text:p>
          </table:table-cell>
          <table:table-cell table:style-name="ce26" office:value-type="string" calcext:value-type="string">
            <text:p>Peru tsay nuna allaapa chukru shunquyuqmi ka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Su cabeza era más dura que piedra y entonces al instante respondió enojado, "No me importa a mí si es domingo aquí en la tierra o si es lunes en el cielo.</text:p>
          </table:table-cell>
          <table:table-cell table:style-name="ce26" office:value-type="string" calcext:value-type="string">
            <text:p>Piqannaqa mas chukru ruminawraq i tsaynam tsay ora respondinaq kolerashqa, "Manam nuqata ni ima qukamantsu domingupis kakutsun kay patsachaw o lunispis syelu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¿Qué te importa a ti, caballerito? Yo debo hacer lo que quiero.</text:p>
          </table:table-cell>
          <table:table-cell table:style-name="ce26" office:value-type="string" calcext:value-type="string">
            <text:p>Imataq qamta qukushunki, kaballeritu? Munashqaatam nuqaqa rurakuna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Tengo que cortar leña todo cuando quiero.</text:p>
          </table:table-cell>
          <table:table-cell table:style-name="ce26" office:value-type="string" calcext:value-type="string">
            <text:p>Yamta wallukunaa llapan munashqaatam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No me importa si lo hago el domingo también."</text:p>
          </table:table-cell>
          <table:table-cell table:style-name="ce26" office:value-type="string" calcext:value-type="string">
            <text:p>Manam ni ima kwentaatsu dominguchawpis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Entonces Dios (en la persona del joven) le habló: "Por esto, te condeno a llevar leña toda la vida.</text:p>
          </table:table-cell>
          <table:table-cell table:style-name="ce26" office:value-type="string" calcext:value-type="string">
            <text:p>Tsaynam Dyos parlapanaq, "Kaynaw kondenaqmi yamtayki aparishqata toda la bida kanayki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Pues si aquí en la tierra el domingo no vale nada para ti, de hoy en adelante vas e vivir en la luna.</text:p>
          </table:table-cell>
          <table:table-cell table:style-name="ce26" office:value-type="string" calcext:value-type="string">
            <text:p>Pwes kay patsachaw mana domingu qampaq balintsu, kanampita witsaypa kawanki killachawm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Porque ella está arriba, todos los hombres te van a ver.</text:p>
          </table:table-cell>
          <table:table-cell table:style-name="ce26" office:value-type="string" calcext:value-type="string">
            <text:p>Porke payqa kaykan rarachawmi, llapan nunakuna rikaayaashunk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Y todos los días recordarás que el domingo del Señor Dios se debe respetar."</text:p>
          </table:table-cell>
          <table:table-cell table:style-name="ce26" office:value-type="string" calcext:value-type="string">
            <text:p>I kada diya yarparanki Tayta Dyospa domingun respetana kasqanta."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hombre no tenía tiempo ni para un suspiro.</text:p>
          </table:table-cell>
          <table:table-cell table:style-name="ce26" office:value-type="string" calcext:value-type="string">
            <text:p>Nuna mananam tyempunpis kanaqtsu "ay" ni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se hermoso personaje desapareció.</text:p>
          </table:table-cell>
          <table:table-cell table:style-name="ce26" office:value-type="string" calcext:value-type="string">
            <text:p>Tsay shumaq nunaqa tsay oram illaririn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El leñador de una vez fue derecho a la luna.</text:p>
          </table:table-cell>
          <table:table-cell table:style-name="ce26" office:value-type="string" calcext:value-type="string">
            <text:p>Yamta ashiq nuna huklla aywakunaq derechu killaman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2">
          <table:table-cell table:style-name="ce26" office:value-type="string" calcext:value-type="string">
            <text:p>Allí dicen que está para que todos los hombres lo vean cargando leña.</text:p>
          </table:table-cell>
          <table:table-cell table:style-name="ce26" office:value-type="string" calcext:value-type="string">
            <text:p>Tsaychawshi kaykan llapan nuna yamtan aparishqata rikaayaananpaq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Desde entonces el mundo entero sabe que ese hombre está en la luna sin ni un momento de descanso.</text:p>
          </table:table-cell>
          <table:table-cell table:style-name="ce26" office:value-type="string" calcext:value-type="string">
            <text:p>Tsaypita patsaymi enteru mundu musyan tsay nuna killachaw kanqanta mana ni huk momentupis hamarishq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Dicen que cualquiera puede verlo más claro de noche en la luna con su espalda completamente jorobada, cargando leña sin ni un momento de descanso.</text:p>
          </table:table-cell>
          <table:table-cell table:style-name="ce26" office:value-type="string" calcext:value-type="string">
            <text:p>Pipis rikan mas klaru ampipa killachawshi, limpu waqtanpis pasaypa quruyashqa i yamtan aparipakushqa, mana ni huk momentupis hamarishpa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3">
          <table:table-cell table:style-name="ce26" office:value-type="string" calcext:value-type="string">
            <text:p>Como él había respondido hablando con un buen hombre, así, asimismo ahora está sin descanso en la luna.</text:p>
          </table:table-cell>
          <table:table-cell table:style-name="ce26" office:value-type="string" calcext:value-type="string">
            <text:p>Pay imanawmi tsay alli nuna parlapaqta respondirqan, tsaynawmi, tsayninnawmi kananqa pasaypa mana hamarishpa kaykan killachaw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ce26" office:value-type="string" calcext:value-type="string">
            <text:p>Y lo ven mejor en la luna llena.</text:p>
          </table:table-cell>
          <table:table-cell table:style-name="ce26" office:value-type="string" calcext:value-type="string">
            <text:p>I rikaayan mas luna llenachawshi.</text:p>
          </table:table-cell>
          <table:table-cell office:value-type="string" calcext:value-type="string">
            <text:p>CRH, Cap.110</text:p>
          </table:table-cell>
          <table:table-cell/>
        </table:table-row>
        <table:table-row table:style-name="ro15">
          <table:table-cell table:style-name="Default" office:value-type="string" calcext:value-type="string">
            <text:p>“¡Cuidado, el puma te podría comer!”</text:p>
          </table:table-cell>
          <table:table-cell table:style-name="Default" office:value-type="string" calcext:value-type="string">
            <text:p>“Puma mikushunkiman yaw!”</text:p>
          </table:table-cell>
          <table:table-cell office:value-type="string" calcext:value-type="string">
            <text:p>WALTER-Puma</text:p>
          </table:table-cell>
          <table:table-cell/>
        </table:table-row>
        <table:table-row table:style-name="ro3">
          <table:table-cell table:style-name="Default"/>
          <table:table-cell table:number-columns-repeated="3"/>
        </table:table-row>
        <table:table-row table:style-name="ro3" table:number-rows-repeated="1045366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4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08P0" style:volatile="true"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0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11:38:31.918590328</meta:creation-date>
    <dc:date>2023-02-27T15:45:35.758281562</dc:date>
    <meta:editing-duration>P26DT20H52M45S</meta:editing-duration>
    <meta:editing-cycles>197</meta:editing-cycles>
    <meta:generator>LibreOffice/7.3.7.2$Linux_X86_64 LibreOffice_project/30$Build-2</meta:generator>
    <meta:document-statistic meta:table-count="1" meta:cell-count="9623" meta:object-count="0"/>
  </office:meta>
</office:document-meta>
</file>